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5953in" svg:y="4.3059in">
            <draw:object draw:notify-on-update-of-ranges="Sheet1.C26:Sheet1.C34 Sheet1.D25:Sheet1.D25 Sheet1.D26:Sheet1.D3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3.3728in" svg:y="4.128in">
            <draw:object draw:notify-on-update-of-ranges="Sheet1.N25:Sheet1.N49 Sheet1.O24:Sheet1.O24 Sheet1.O25:Sheet1.O4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2.4992in" svg:height="3.5449in" svg:x="2.7106in" svg:y="9.1087in">
            <draw:object draw:notify-on-update-of-ranges="Sheet1.B52:Sheet1.B91 Sheet1.C52:Sheet1.C9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2.7063in" svg:y="18.3504in">
            <draw:object draw:notify-on-update-of-ranges="Sheet1.B99:Sheet1.B155 Sheet1.C99:Sheet1.C15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1.5953in" svg:y="17.2835in">
            <draw:object draw:notify-on-update-of-ranges="Sheet1.L98:Sheet1.L129 Sheet1.M98:Sheet1.M12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1.5953in" svg:y="23.6835in">
            <draw:object draw:notify-on-update-of-ranges="Sheet1.L134:Sheet1.L147 Sheet1.M134:Sheet1.M14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2.7063in" svg:y="29.0138in">
            <draw:object draw:notify-on-update-of-ranges="Sheet1.B168:Sheet1.B668 Sheet1.C168:Sheet1.C66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24.0398in" svg:y="76.3059in">
            <draw:object draw:notify-on-update-of-ranges="Sheet1.Z175:Sheet1.Z473 Sheet1.AA175:Sheet1.AA473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8" draw:style-name="gr1" draw:text-style-name="P1" svg:width="6.2988in" svg:height="3.5429in" svg:x="21.4717in" svg:y="140.9232in">
            <draw:object draw:notify-on-update-of-ranges="Sheet1.W175:Sheet1.W821 Sheet1.X175:Sheet1.X82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9" draw:style-name="gr1" draw:text-style-name="P1" svg:width="6.2988in" svg:height="3.5429in" svg:x="18.55in" svg:y="42.3504in">
            <draw:object draw:notify-on-update-of-ranges="Sheet1.AC175:Sheet1.AC250 Sheet1.AD175:Sheet1.AD250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0" draw:style-name="gr1" draw:text-style-name="P1" svg:width="6.2988in" svg:height="3.5429in" svg:x="15.1508in" svg:y="30.0835in">
            <draw:object draw:notify-on-update-of-ranges="Sheet1.M171:Sheet1.M189 Sheet1.N170:Sheet1.N170 Sheet1.N171:Sheet1.N189 Sheet1.M171:Sheet1.M189 Sheet1.O170:Sheet1.O170 Sheet1.O171:Sheet1.O189 Sheet1.M171:Sheet1.M189 Sheet1.P170:Sheet1.P170 Sheet1.P171:Sheet1.P189 Sheet1.M171:Sheet1.M189 Sheet1.Q170:Sheet1.Q170 Sheet1.Q171:Sheet1.Q18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1" draw:style-name="gr1" draw:text-style-name="P1" svg:width="6.2988in" svg:height="3.5429in" svg:x="13.3728in" svg:y="35.7724in">
            <draw:object draw:notify-on-update-of-ranges="Sheet1.N202:Sheet1.N240 Sheet1.O202:Sheet1.O240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>
          <table:table-cell table:number-columns-repeated="33"/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0.146" calcext:value-type="float">
            <text:p>0.146</text:p>
          </table:table-cell>
          <table:table-cell office:value-type="float" office:value="0.235" calcext:value-type="float">
            <text:p>0.235</text:p>
          </table:table-cell>
          <table:table-cell office:value-type="float" office:value="0.265" calcext:value-type="float">
            <text:p>0.265</text:p>
          </table:table-cell>
          <table:table-cell table:formula="of:=AVERAGE([.A2];[.B2];[.C2];[.D2])" office:value-type="float" office:value="0.2025" calcext:value-type="float">
            <text:p>0.2025</text:p>
          </table:table-cell>
          <table:table-cell/>
          <table:table-cell table:formula="of:=AVERAGE([.A2:.B2])" office:value-type="float" office:value="0.155" calcext:value-type="float">
            <text:p>0.155</text:p>
          </table:table-cell>
          <table:table-cell table:number-columns-repeated="26"/>
        </table:table-row>
        <table:table-row table:style-name="ro1">
          <table:table-cell office:value-type="float" office:value="0.221" calcext:value-type="float">
            <text:p>0.221</text:p>
          </table:table-cell>
          <table:table-cell office:value-type="float" office:value="0.205" calcext:value-type="float">
            <text:p>0.205</text:p>
          </table:table-cell>
          <table:table-cell office:value-type="float" office:value="0.228" calcext:value-type="float">
            <text:p>0.228</text:p>
          </table:table-cell>
          <table:table-cell office:value-type="float" office:value="0.28" calcext:value-type="float">
            <text:p>0.28</text:p>
          </table:table-cell>
          <table:table-cell table:formula="of:=AVERAGE([.A3];[.B3];[.C3];[.D3])" office:value-type="float" office:value="0.2335" calcext:value-type="float">
            <text:p>0.2335</text:p>
          </table:table-cell>
          <table:table-cell/>
          <table:table-cell table:formula="of:=AVERAGE([.A3:.B3])" office:value-type="float" office:value="0.213" calcext:value-type="float">
            <text:p>0.213</text:p>
          </table:table-cell>
          <table:table-cell table:number-columns-repeated="26"/>
        </table:table-row>
        <table:table-row table:style-name="ro1">
          <table:table-cell office:value-type="float" office:value="0.286" calcext:value-type="float">
            <text:p>0.286</text:p>
          </table:table-cell>
          <table:table-cell office:value-type="float" office:value="0.275" calcext:value-type="float">
            <text:p>0.275</text:p>
          </table:table-cell>
          <table:table-cell office:value-type="float" office:value="0.363" calcext:value-type="float">
            <text:p>0.363</text:p>
          </table:table-cell>
          <table:table-cell office:value-type="float" office:value="0.362" calcext:value-type="float">
            <text:p>0.362</text:p>
          </table:table-cell>
          <table:table-cell table:formula="of:=AVERAGE([.A4];[.B4];[.C4];[.D4])" office:value-type="float" office:value="0.3215" calcext:value-type="float">
            <text:p>0.3215</text:p>
          </table:table-cell>
          <table:table-cell/>
          <table:table-cell table:formula="of:=AVERAGE([.A4:.B4])" office:value-type="float" office:value="0.2805" calcext:value-type="float">
            <text:p>0.2805</text:p>
          </table:table-cell>
          <table:table-cell table:number-columns-repeated="26"/>
        </table:table-row>
        <table:table-row table:style-name="ro1">
          <table:table-cell office:value-type="float" office:value="0.347" calcext:value-type="float">
            <text:p>0.347</text:p>
          </table:table-cell>
          <table:table-cell office:value-type="float" office:value="0.345" calcext:value-type="float">
            <text:p>0.345</text:p>
          </table:table-cell>
          <table:table-cell office:value-type="float" office:value="0.486" calcext:value-type="float">
            <text:p>0.486</text:p>
          </table:table-cell>
          <table:table-cell office:value-type="float" office:value="0.429" calcext:value-type="float">
            <text:p>0.429</text:p>
          </table:table-cell>
          <table:table-cell table:formula="of:=AVERAGE([.A5];[.B5];[.C5];[.D5])" office:value-type="float" office:value="0.40175" calcext:value-type="float">
            <text:p>0.40175</text:p>
          </table:table-cell>
          <table:table-cell/>
          <table:table-cell table:formula="of:=AVERAGE([.A5:.B5])" office:value-type="float" office:value="0.346" calcext:value-type="float">
            <text:p>0.346</text:p>
          </table:table-cell>
          <table:table-cell table:number-columns-repeated="26"/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0.42" calcext:value-type="float">
            <text:p>0.42</text:p>
          </table:table-cell>
          <table:table-cell office:value-type="float" office:value="0.52" calcext:value-type="float">
            <text:p>0.52</text:p>
          </table:table-cell>
          <table:table-cell office:value-type="float" office:value="0.481" calcext:value-type="float">
            <text:p>0.481</text:p>
          </table:table-cell>
          <table:table-cell table:formula="of:=AVERAGE([.A6];[.B6];[.C6];[.D6])" office:value-type="float" office:value="0.4545" calcext:value-type="float">
            <text:p>0.4545</text:p>
          </table:table-cell>
          <table:table-cell/>
          <table:table-cell table:formula="of:=AVERAGE([.A6:.B6])" office:value-type="float" office:value="0.4085" calcext:value-type="float">
            <text:p>0.4085</text:p>
          </table:table-cell>
          <table:table-cell table:number-columns-repeated="26"/>
        </table:table-row>
        <table:table-row table:style-name="ro1">
          <table:table-cell office:value-type="float" office:value="0.502" calcext:value-type="float">
            <text:p>0.502</text:p>
          </table:table-cell>
          <table:table-cell office:value-type="float" office:value="0.525" calcext:value-type="float">
            <text:p>0.525</text:p>
          </table:table-cell>
          <table:table-cell office:value-type="float" office:value="0.622" calcext:value-type="float">
            <text:p>0.622</text:p>
          </table:table-cell>
          <table:table-cell office:value-type="float" office:value="0.651" calcext:value-type="float">
            <text:p>0.651</text:p>
          </table:table-cell>
          <table:table-cell table:formula="of:=AVERAGE([.A7];[.B7];[.C7];[.D7])" office:value-type="float" office:value="0.575" calcext:value-type="float">
            <text:p>0.575</text:p>
          </table:table-cell>
          <table:table-cell/>
          <table:table-cell table:formula="of:=AVERAGE([.A7:.B7])" office:value-type="float" office:value="0.5135" calcext:value-type="float">
            <text:p>0.5135</text:p>
          </table:table-cell>
          <table:table-cell table:number-columns-repeated="26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Sheet1.$E$2]" office:value-type="float" office:value="0.2025" calcext:value-type="float">
            <text:p>0.2025</text:p>
          </table:table-cell>
          <table:table-cell/>
          <table:table-cell office:value-type="float" office:value="1" calcext:value-type="float">
            <text:p>1</text:p>
          </table:table-cell>
          <table:table-cell table:formula="of:=[$Sheet1.$G$2]" office:value-type="float" office:value="0.155" calcext:value-type="float">
            <text:p>0.155</text:p>
          </table:table-cell>
          <table:table-cell table:number-columns-repeated="28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$Sheet1.$E$3]" office:value-type="float" office:value="0.2335" calcext:value-type="float">
            <text:p>0.2335</text:p>
          </table:table-cell>
          <table:table-cell/>
          <table:table-cell office:value-type="float" office:value="1.5" calcext:value-type="float">
            <text:p>1.5</text:p>
          </table:table-cell>
          <table:table-cell table:formula="of:=[$Sheet1.$G$3]" office:value-type="float" office:value="0.213" calcext:value-type="float">
            <text:p>0.213</text:p>
          </table:table-cell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Sheet1.$E$4]" office:value-type="float" office:value="0.3215" calcext:value-type="float">
            <text:p>0.3215</text:p>
          </table:table-cell>
          <table:table-cell/>
          <table:table-cell office:value-type="float" office:value="2" calcext:value-type="float">
            <text:p>2</text:p>
          </table:table-cell>
          <table:table-cell table:formula="of:=[$Sheet1.$G$4]" office:value-type="float" office:value="0.2805" calcext:value-type="float">
            <text:p>0.2805</text:p>
          </table:table-cell>
          <table:table-cell table:number-columns-repeated="28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$Sheet1.$E$5]" office:value-type="float" office:value="0.40175" calcext:value-type="float">
            <text:p>0.40175</text:p>
          </table:table-cell>
          <table:table-cell/>
          <table:table-cell office:value-type="float" office:value="2.5" calcext:value-type="float">
            <text:p>2.5</text:p>
          </table:table-cell>
          <table:table-cell table:formula="of:=[$Sheet1.$G$5]" office:value-type="float" office:value="0.346" calcext:value-type="float">
            <text:p>0.346</text:p>
          </table:table-cell>
          <table:table-cell table:number-columns-repeated="2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Sheet1.$E$6]" office:value-type="float" office:value="0.4545" calcext:value-type="float">
            <text:p>0.4545</text:p>
          </table:table-cell>
          <table:table-cell/>
          <table:table-cell office:value-type="float" office:value="3" calcext:value-type="float">
            <text:p>3</text:p>
          </table:table-cell>
          <table:table-cell table:formula="of:=[$Sheet1.$G$6]" office:value-type="float" office:value="0.4085" calcext:value-type="float">
            <text:p>0.4085</text:p>
          </table:table-cell>
          <table:table-cell table:number-columns-repeated="2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Sheet1.$E$7]" office:value-type="float" office:value="0.575" calcext:value-type="float">
            <text:p>0.575</text:p>
          </table:table-cell>
          <table:table-cell/>
          <table:table-cell office:value-type="float" office:value="4" calcext:value-type="float">
            <text:p>4</text:p>
          </table:table-cell>
          <table:table-cell table:formula="of:=[$Sheet1.$G$7]" office:value-type="float" office:value="0.5135" calcext:value-type="float">
            <text:p>0.5135</text:p>
          </table:table-cell>
          <table:table-cell table:number-columns-repeated="28"/>
        </table:table-row>
        <table:table-row table:style-name="ro1" table:number-rows-repeated="7">
          <table:table-cell table:number-columns-repeated="33"/>
        </table:table-row>
        <table:table-row table:style-name="ro1">
          <table:table-cell table:number-columns-repeated="1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float" office:value="1250" calcext:value-type="float">
            <text:p>1250</text:p>
          </table:table-cell>
          <table:table-cell office:value-type="float" office:value="1.5013" calcext:value-type="float">
            <text:p>1.5013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1260" calcext:value-type="float">
            <text:p>1260</text:p>
          </table:table-cell>
          <table:table-cell office:value-type="float" office:value="2.0019" calcext:value-type="float">
            <text:p>2.0019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1270" calcext:value-type="float">
            <text:p>127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0.5009" calcext:value-type="float">
            <text:p>0.5009</text:p>
          </table:table-cell>
          <table:table-cell table:number-columns-repeated="9"/>
          <table:table-cell office:value-type="float" office:value="1280" calcext:value-type="float">
            <text:p>1280</text:p>
          </table:table-cell>
          <table:table-cell office:value-type="float" office:value="1.5016" calcext:value-type="float">
            <text:p>1.5016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2.0019" calcext:value-type="float">
            <text:p>2.0019</text:p>
          </table:table-cell>
          <table:table-cell table:number-columns-repeated="9"/>
          <table:table-cell office:value-type="float" office:value="1290" calcext:value-type="float">
            <text:p>1290</text:p>
          </table:table-cell>
          <table:table-cell office:value-type="float" office:value="1.0012" calcext:value-type="float">
            <text:p>1.0012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250" calcext:value-type="float">
            <text:p>1250</text:p>
          </table:table-cell>
          <table:table-cell office:value-type="float" office:value="0.5007" calcext:value-type="float">
            <text:p>0.5007</text:p>
          </table:table-cell>
          <table:table-cell table:number-columns-repeated="9"/>
          <table:table-cell office:value-type="float" office:value="1300" calcext:value-type="float">
            <text:p>1300</text:p>
          </table:table-cell>
          <table:table-cell office:value-type="float" office:value="6730.1643" calcext:value-type="float">
            <text:p>6730.1643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300" calcext:value-type="float">
            <text:p>1300</text:p>
          </table:table-cell>
          <table:table-cell office:value-type="float" office:value="6446.3151" calcext:value-type="float">
            <text:p>6446.3151</text:p>
          </table:table-cell>
          <table:table-cell table:number-columns-repeated="9"/>
          <table:table-cell office:value-type="float" office:value="1310" calcext:value-type="float">
            <text:p>1310</text:p>
          </table:table-cell>
          <table:table-cell office:value-type="float" office:value="7454.6591" calcext:value-type="float">
            <text:p>7454.6591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350" calcext:value-type="float">
            <text:p>1350</text:p>
          </table:table-cell>
          <table:table-cell office:value-type="float" office:value="16447.2712" calcext:value-type="float">
            <text:p>16447.2712</text:p>
          </table:table-cell>
          <table:table-cell table:number-columns-repeated="9"/>
          <table:table-cell office:value-type="float" office:value="1320" calcext:value-type="float">
            <text:p>1320</text:p>
          </table:table-cell>
          <table:table-cell office:value-type="float" office:value="8242.2699" calcext:value-type="float">
            <text:p>8242.2699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400" calcext:value-type="float">
            <text:p>1400</text:p>
          </table:table-cell>
          <table:table-cell office:value-type="float" office:value="29012.2237" calcext:value-type="float">
            <text:p>29012.2237</text:p>
          </table:table-cell>
          <table:table-cell table:number-columns-repeated="9"/>
          <table:table-cell office:value-type="float" office:value="1330" calcext:value-type="float">
            <text:p>1330</text:p>
          </table:table-cell>
          <table:table-cell office:value-type="float" office:value="9083.6995" calcext:value-type="float">
            <text:p>9083.6995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450" calcext:value-type="float">
            <text:p>1450</text:p>
          </table:table-cell>
          <table:table-cell office:value-type="float" office:value="46775.8501" calcext:value-type="float">
            <text:p>46775.8501</text:p>
          </table:table-cell>
          <table:table-cell table:number-columns-repeated="9"/>
          <table:table-cell office:value-type="float" office:value="1340" calcext:value-type="float">
            <text:p>1340</text:p>
          </table:table-cell>
          <table:table-cell office:value-type="float" office:value="9374.5891" calcext:value-type="float">
            <text:p>9374.5891</text:p>
          </table:table-cell>
          <table:table-cell table:number-columns-repeated="18"/>
        </table:table-row>
        <table:table-row table:style-name="ro1">
          <table:table-cell table:number-columns-repeated="13"/>
          <table:table-cell office:value-type="float" office:value="1350" calcext:value-type="float">
            <text:p>1350</text:p>
          </table:table-cell>
          <table:table-cell office:value-type="float" office:value="10331.3676" calcext:value-type="float">
            <text:p>10331.3676</text:p>
          </table:table-cell>
          <table:table-cell table:number-columns-repeated="18"/>
        </table:table-row>
        <table:table-row table:style-name="ro1">
          <table:table-cell table:number-columns-repeated="13"/>
          <table:table-cell office:value-type="float" office:value="1360" calcext:value-type="float">
            <text:p>1360</text:p>
          </table:table-cell>
          <table:table-cell office:value-type="float" office:value="11269.3157" calcext:value-type="float">
            <text:p>11269.3157</text:p>
          </table:table-cell>
          <table:table-cell table:number-columns-repeated="18"/>
        </table:table-row>
        <table:table-row table:style-name="ro1">
          <table:table-cell table:number-columns-repeated="13"/>
          <table:table-cell office:value-type="float" office:value="1370" calcext:value-type="float">
            <text:p>1370</text:p>
          </table:table-cell>
          <table:table-cell office:value-type="float" office:value="12265.5816" calcext:value-type="float">
            <text:p>12265.5816</text:p>
          </table:table-cell>
          <table:table-cell table:number-columns-repeated="18"/>
        </table:table-row>
        <table:table-row table:style-name="ro1">
          <table:table-cell table:number-columns-repeated="13"/>
          <table:table-cell office:value-type="float" office:value="1380" calcext:value-type="float">
            <text:p>1380</text:p>
          </table:table-cell>
          <table:table-cell office:value-type="float" office:value="14533.9315" calcext:value-type="float">
            <text:p>14533.9315</text:p>
          </table:table-cell>
          <table:table-cell table:number-columns-repeated="18"/>
        </table:table-row>
        <table:table-row table:style-name="ro1">
          <table:table-cell table:number-columns-repeated="13"/>
          <table:table-cell office:value-type="float" office:value="1390" calcext:value-type="float">
            <text:p>1390</text:p>
          </table:table-cell>
          <table:table-cell office:value-type="float" office:value="17498.2053" calcext:value-type="float">
            <text:p>17498.2053</text:p>
          </table:table-cell>
          <table:table-cell table:number-columns-repeated="18"/>
        </table:table-row>
        <table:table-row table:style-name="ro1">
          <table:table-cell table:number-columns-repeated="13"/>
          <table:table-cell office:value-type="float" office:value="1400" calcext:value-type="float">
            <text:p>1400</text:p>
          </table:table-cell>
          <table:table-cell office:value-type="float" office:value="20357.8532" calcext:value-type="float">
            <text:p>20357.8532</text:p>
          </table:table-cell>
          <table:table-cell table:number-columns-repeated="18"/>
        </table:table-row>
        <table:table-row table:style-name="ro1">
          <table:table-cell table:number-columns-repeated="13"/>
          <table:table-cell office:value-type="float" office:value="1410" calcext:value-type="float">
            <text:p>1410</text:p>
          </table:table-cell>
          <table:table-cell office:value-type="float" office:value="24137.529" calcext:value-type="float">
            <text:p>24137.529</text:p>
          </table:table-cell>
          <table:table-cell table:number-columns-repeated="18"/>
        </table:table-row>
        <table:table-row table:style-name="ro1">
          <table:table-cell table:number-columns-repeated="13"/>
          <table:table-cell office:value-type="float" office:value="1420" calcext:value-type="float">
            <text:p>1420</text:p>
          </table:table-cell>
          <table:table-cell office:value-type="float" office:value="25323.5898" calcext:value-type="float">
            <text:p>25323.5898</text:p>
          </table:table-cell>
          <table:table-cell table:number-columns-repeated="18"/>
        </table:table-row>
        <table:table-row table:style-name="ro1">
          <table:table-cell table:number-columns-repeated="13"/>
          <table:table-cell office:value-type="float" office:value="1430" calcext:value-type="float">
            <text:p>1430</text:p>
          </table:table-cell>
          <table:table-cell office:value-type="float" office:value="31096.5815" calcext:value-type="float">
            <text:p>31096.5815</text:p>
          </table:table-cell>
          <table:table-cell table:number-columns-repeated="18"/>
        </table:table-row>
        <table:table-row table:style-name="ro1">
          <table:table-cell table:number-columns-repeated="13"/>
          <table:table-cell office:value-type="float" office:value="1440" calcext:value-type="float">
            <text:p>1440</text:p>
          </table:table-cell>
          <table:table-cell office:value-type="float" office:value="34954.4356" calcext:value-type="float">
            <text:p>34954.4356</text:p>
          </table:table-cell>
          <table:table-cell table:number-columns-repeated="18"/>
        </table:table-row>
        <table:table-row table:style-name="ro1">
          <table:table-cell table:number-columns-repeated="13"/>
          <table:table-cell office:value-type="float" office:value="1450" calcext:value-type="float">
            <text:p>1450</text:p>
          </table:table-cell>
          <table:table-cell office:value-type="float" office:value="36619.4732" calcext:value-type="float">
            <text:p>36619.4732</text:p>
          </table:table-cell>
          <table:table-cell table:number-columns-repeated="18"/>
        </table:table-row>
        <table:table-row table:style-name="ro1">
          <table:table-cell table:number-columns-repeated="13"/>
          <table:table-cell office:value-type="float" office:value="1460" calcext:value-type="float">
            <text:p>1460</text:p>
          </table:table-cell>
          <table:table-cell office:value-type="float" office:value="47602.8875" calcext:value-type="float">
            <text:p>47602.8875</text:p>
          </table:table-cell>
          <table:table-cell table:number-columns-repeated="18"/>
        </table:table-row>
        <table:table-row table:style-name="ro1">
          <table:table-cell table:number-columns-repeated="13"/>
          <table:table-cell office:value-type="float" office:value="1470" calcext:value-type="float">
            <text:p>1470</text:p>
          </table:table-cell>
          <table:table-cell office:value-type="float" office:value="50182.851" calcext:value-type="float">
            <text:p>50182.851</text:p>
          </table:table-cell>
          <table:table-cell table:number-columns-repeated="18"/>
        </table:table-row>
        <table:table-row table:style-name="ro1">
          <table:table-cell table:number-columns-repeated="13"/>
          <table:table-cell office:value-type="float" office:value="1480" calcext:value-type="float">
            <text:p>1480</text:p>
          </table:table-cell>
          <table:table-cell office:value-type="float" office:value="49768.0012" calcext:value-type="float">
            <text:p>49768.0012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+</text:p>
          </table:table-cell>
          <table:table-cell table:number-columns-repeated="10"/>
          <table:table-cell office:value-type="float" office:value="1490" calcext:value-type="float">
            <text:p>1490</text:p>
          </table:table-cell>
          <table:table-cell office:value-type="float" office:value="57689.7743" calcext:value-type="float">
            <text:p>57689.7743</text:p>
          </table:table-cell>
          <table:table-cell table:number-columns-repeated="18"/>
        </table:table-row>
        <table:table-row table:style-name="ro1" table:number-rows-repeated="2">
          <table:table-cell table:number-columns-repeated="33"/>
        </table:table-row>
        <table:table-row table:style-name="ro1">
          <table:table-cell/>
          <table:table-cell office:value-type="float" office:value="4181" calcext:value-type="float">
            <text:p>4181</text:p>
          </table:table-cell>
          <table:table-cell office:value-type="float" office:value="26.3404" calcext:value-type="float">
            <text:p>26.3404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191" calcext:value-type="float">
            <text:p>4191</text:p>
          </table:table-cell>
          <table:table-cell office:value-type="float" office:value="1.0007" calcext:value-type="float">
            <text:p>1.0007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201" calcext:value-type="float">
            <text:p>4201</text:p>
          </table:table-cell>
          <table:table-cell office:value-type="float" office:value="22.5098" calcext:value-type="float">
            <text:p>22.5098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211" calcext:value-type="float">
            <text:p>4211</text:p>
          </table:table-cell>
          <table:table-cell office:value-type="float" office:value="2.0022" calcext:value-type="float">
            <text:p>2.0022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221" calcext:value-type="float">
            <text:p>4221</text:p>
          </table:table-cell>
          <table:table-cell office:value-type="float" office:value="35.7587" calcext:value-type="float">
            <text:p>35.7587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231" calcext:value-type="float">
            <text:p>4231</text:p>
          </table:table-cell>
          <table:table-cell office:value-type="float" office:value="3.0125" calcext:value-type="float">
            <text:p>3.0125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241" calcext:value-type="float">
            <text:p>4241</text:p>
          </table:table-cell>
          <table:table-cell office:value-type="float" office:value="1.5318" calcext:value-type="float">
            <text:p>1.5318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251" calcext:value-type="float">
            <text:p>4251</text:p>
          </table:table-cell>
          <table:table-cell office:value-type="float" office:value="20.3526" calcext:value-type="float">
            <text:p>20.3526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261" calcext:value-type="float">
            <text:p>4261</text:p>
          </table:table-cell>
          <table:table-cell office:value-type="float" office:value="7.9963" calcext:value-type="float">
            <text:p>7.9963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271" calcext:value-type="float">
            <text:p>4271</text:p>
          </table:table-cell>
          <table:table-cell office:value-type="float" office:value="1.5067" calcext:value-type="float">
            <text:p>1.5067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281" calcext:value-type="float">
            <text:p>4281</text:p>
          </table:table-cell>
          <table:table-cell office:value-type="float" office:value="1.5025" calcext:value-type="float">
            <text:p>1.5025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291" calcext:value-type="float">
            <text:p>4291</text:p>
          </table:table-cell>
          <table:table-cell office:value-type="float" office:value="4.9959" calcext:value-type="float">
            <text:p>4.9959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301" calcext:value-type="float">
            <text:p>4301</text:p>
          </table:table-cell>
          <table:table-cell office:value-type="float" office:value="42.7094" calcext:value-type="float">
            <text:p>42.7094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311" calcext:value-type="float">
            <text:p>4311</text:p>
          </table:table-cell>
          <table:table-cell office:value-type="float" office:value="11.2367" calcext:value-type="float">
            <text:p>11.2367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321" calcext:value-type="float">
            <text:p>4321</text:p>
          </table:table-cell>
          <table:table-cell office:value-type="float" office:value="170.0453" calcext:value-type="float">
            <text:p>170.0453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331" calcext:value-type="float">
            <text:p>4331</text:p>
          </table:table-cell>
          <table:table-cell office:value-type="float" office:value="178.6117" calcext:value-type="float">
            <text:p>178.6117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341" calcext:value-type="float">
            <text:p>4341</text:p>
          </table:table-cell>
          <table:table-cell office:value-type="float" office:value="247.6526" calcext:value-type="float">
            <text:p>247.6526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351" calcext:value-type="float">
            <text:p>4351</text:p>
          </table:table-cell>
          <table:table-cell office:value-type="float" office:value="414.0116" calcext:value-type="float">
            <text:p>414.0116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361" calcext:value-type="float">
            <text:p>4361</text:p>
          </table:table-cell>
          <table:table-cell office:value-type="float" office:value="389.8884" calcext:value-type="float">
            <text:p>389.8884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371" calcext:value-type="float">
            <text:p>4371</text:p>
          </table:table-cell>
          <table:table-cell office:value-type="float" office:value="427.1809" calcext:value-type="float">
            <text:p>427.1809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381" calcext:value-type="float">
            <text:p>4381</text:p>
          </table:table-cell>
          <table:table-cell office:value-type="float" office:value="515.3693" calcext:value-type="float">
            <text:p>515.3693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391" calcext:value-type="float">
            <text:p>4391</text:p>
          </table:table-cell>
          <table:table-cell office:value-type="float" office:value="589.2367" calcext:value-type="float">
            <text:p>589.2367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401" calcext:value-type="float">
            <text:p>4401</text:p>
          </table:table-cell>
          <table:table-cell office:value-type="float" office:value="545.8384" calcext:value-type="float">
            <text:p>545.8384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411" calcext:value-type="float">
            <text:p>4411</text:p>
          </table:table-cell>
          <table:table-cell office:value-type="float" office:value="987.9825" calcext:value-type="float">
            <text:p>987.9825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421" calcext:value-type="float">
            <text:p>4421</text:p>
          </table:table-cell>
          <table:table-cell office:value-type="float" office:value="1321.1643" calcext:value-type="float">
            <text:p>1321.1643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431" calcext:value-type="float">
            <text:p>4431</text:p>
          </table:table-cell>
          <table:table-cell office:value-type="float" office:value="1474.7017" calcext:value-type="float">
            <text:p>1474.7017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441" calcext:value-type="float">
            <text:p>4441</text:p>
          </table:table-cell>
          <table:table-cell office:value-type="float" office:value="1856.8105" calcext:value-type="float">
            <text:p>1856.8105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451" calcext:value-type="float">
            <text:p>4451</text:p>
          </table:table-cell>
          <table:table-cell office:value-type="float" office:value="2139.7716" calcext:value-type="float">
            <text:p>2139.7716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461" calcext:value-type="float">
            <text:p>4461</text:p>
          </table:table-cell>
          <table:table-cell office:value-type="float" office:value="2192.2861" calcext:value-type="float">
            <text:p>2192.2861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471" calcext:value-type="float">
            <text:p>4471</text:p>
          </table:table-cell>
          <table:table-cell office:value-type="float" office:value="2214.8556" calcext:value-type="float">
            <text:p>2214.8556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481" calcext:value-type="float">
            <text:p>4481</text:p>
          </table:table-cell>
          <table:table-cell office:value-type="float" office:value="2409.9222" calcext:value-type="float">
            <text:p>2409.9222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491" calcext:value-type="float">
            <text:p>4491</text:p>
          </table:table-cell>
          <table:table-cell office:value-type="float" office:value="2349.5528" calcext:value-type="float">
            <text:p>2349.5528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501" calcext:value-type="float">
            <text:p>4501</text:p>
          </table:table-cell>
          <table:table-cell office:value-type="float" office:value="2719.1654" calcext:value-type="float">
            <text:p>2719.1654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511" calcext:value-type="float">
            <text:p>4511</text:p>
          </table:table-cell>
          <table:table-cell office:value-type="float" office:value="3013.2289" calcext:value-type="float">
            <text:p>3013.2289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521" calcext:value-type="float">
            <text:p>4521</text:p>
          </table:table-cell>
          <table:table-cell office:value-type="float" office:value="3438.0023" calcext:value-type="float">
            <text:p>3438.0023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531" calcext:value-type="float">
            <text:p>4531</text:p>
          </table:table-cell>
          <table:table-cell office:value-type="float" office:value="3476.3904" calcext:value-type="float">
            <text:p>3476.3904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541" calcext:value-type="float">
            <text:p>4541</text:p>
          </table:table-cell>
          <table:table-cell office:value-type="float" office:value="4070.8361" calcext:value-type="float">
            <text:p>4070.8361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551" calcext:value-type="float">
            <text:p>4551</text:p>
          </table:table-cell>
          <table:table-cell office:value-type="float" office:value="4103.7535" calcext:value-type="float">
            <text:p>4103.7535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561" calcext:value-type="float">
            <text:p>4561</text:p>
          </table:table-cell>
          <table:table-cell office:value-type="float" office:value="4467.7518" calcext:value-type="float">
            <text:p>4467.7518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571" calcext:value-type="float">
            <text:p>4571</text:p>
          </table:table-cell>
          <table:table-cell office:value-type="float" office:value="4800.8372" calcext:value-type="float">
            <text:p>4800.8372</text:p>
          </table:table-cell>
          <table:table-cell table:number-columns-repeated="30"/>
        </table:table-row>
        <table:table-row table:style-name="ro1" table:number-rows-repeated="6">
          <table:table-cell table:number-columns-repeated="33"/>
        </table:table-row>
        <table:table-row table:style-name="ro1">
          <table:table-cell table:number-columns-repeated="11"/>
          <table:table-cell office:value-type="float" office:value="5820" calcext:value-type="float">
            <text:p>5820</text:p>
          </table:table-cell>
          <table:table-cell office:value-type="float" office:value="5.0193" calcext:value-type="float">
            <text:p>5.019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491" calcext:value-type="float">
            <text:p>5491</text:p>
          </table:table-cell>
          <table:table-cell office:value-type="float" office:value="8.6983" calcext:value-type="float">
            <text:p>8.6983</text:p>
          </table:table-cell>
          <table:table-cell table:number-columns-repeated="8"/>
          <table:table-cell office:value-type="float" office:value="5840" calcext:value-type="float">
            <text:p>5840</text:p>
          </table:table-cell>
          <table:table-cell office:value-type="float" office:value="45.9546" calcext:value-type="float">
            <text:p>45.954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01" calcext:value-type="float">
            <text:p>5501</text:p>
          </table:table-cell>
          <table:table-cell office:value-type="float" office:value="15.1794" calcext:value-type="float">
            <text:p>15.1794</text:p>
          </table:table-cell>
          <table:table-cell table:number-columns-repeated="8"/>
          <table:table-cell office:value-type="float" office:value="5860" calcext:value-type="float">
            <text:p>5860</text:p>
          </table:table-cell>
          <table:table-cell office:value-type="float" office:value="143.3579" calcext:value-type="float">
            <text:p>143.357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11" calcext:value-type="float">
            <text:p>5511</text:p>
          </table:table-cell>
          <table:table-cell office:value-type="float" office:value="17.51876667" calcext:value-type="float">
            <text:p>17.51876667</text:p>
          </table:table-cell>
          <table:table-cell table:number-columns-repeated="8"/>
          <table:table-cell office:value-type="float" office:value="5880" calcext:value-type="float">
            <text:p>5880</text:p>
          </table:table-cell>
          <table:table-cell office:value-type="float" office:value="211.7868" calcext:value-type="float">
            <text:p>211.786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21" calcext:value-type="float">
            <text:p>5521</text:p>
          </table:table-cell>
          <table:table-cell office:value-type="float" office:value="15.6695" calcext:value-type="float">
            <text:p>15.6695</text:p>
          </table:table-cell>
          <table:table-cell table:number-columns-repeated="8"/>
          <table:table-cell office:value-type="float" office:value="5900" calcext:value-type="float">
            <text:p>5900</text:p>
          </table:table-cell>
          <table:table-cell office:value-type="float" office:value="189.3685" calcext:value-type="float">
            <text:p>189.368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31" calcext:value-type="float">
            <text:p>5531</text:p>
          </table:table-cell>
          <table:table-cell office:value-type="float" office:value="46.8108" calcext:value-type="float">
            <text:p>46.8108</text:p>
          </table:table-cell>
          <table:table-cell table:number-columns-repeated="8"/>
          <table:table-cell office:value-type="float" office:value="5920" calcext:value-type="float">
            <text:p>5920</text:p>
          </table:table-cell>
          <table:table-cell office:value-type="float" office:value="196.3787" calcext:value-type="float">
            <text:p>196.378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41" calcext:value-type="float">
            <text:p>5541</text:p>
          </table:table-cell>
          <table:table-cell office:value-type="float" office:value="46.23926667" calcext:value-type="float">
            <text:p>46.23926667</text:p>
          </table:table-cell>
          <table:table-cell table:number-columns-repeated="8"/>
          <table:table-cell office:value-type="float" office:value="5940" calcext:value-type="float">
            <text:p>5940</text:p>
          </table:table-cell>
          <table:table-cell office:value-type="float" office:value="494.6273" calcext:value-type="float">
            <text:p>494.627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51" calcext:value-type="float">
            <text:p>5551</text:p>
          </table:table-cell>
          <table:table-cell office:value-type="float" office:value="44.424" calcext:value-type="float">
            <text:p>44.424</text:p>
          </table:table-cell>
          <table:table-cell table:number-columns-repeated="8"/>
          <table:table-cell office:value-type="float" office:value="5960" calcext:value-type="float">
            <text:p>5960</text:p>
          </table:table-cell>
          <table:table-cell office:value-type="float" office:value="518.8437" calcext:value-type="float">
            <text:p>518.843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61" calcext:value-type="float">
            <text:p>5561</text:p>
          </table:table-cell>
          <table:table-cell office:value-type="float" office:value="48.04876667" calcext:value-type="float">
            <text:p>48.04876667</text:p>
          </table:table-cell>
          <table:table-cell table:number-columns-repeated="8"/>
          <table:table-cell office:value-type="float" office:value="5980" calcext:value-type="float">
            <text:p>5980</text:p>
          </table:table-cell>
          <table:table-cell office:value-type="float" office:value="594.1786" calcext:value-type="float">
            <text:p>594.178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71" calcext:value-type="float">
            <text:p>5571</text:p>
          </table:table-cell>
          <table:table-cell office:value-type="float" office:value="79.25656667" calcext:value-type="float">
            <text:p>79.25656667</text:p>
          </table:table-cell>
          <table:table-cell table:number-columns-repeated="8"/>
          <table:table-cell office:value-type="float" office:value="6000" calcext:value-type="float">
            <text:p>6000</text:p>
          </table:table-cell>
          <table:table-cell office:value-type="float" office:value="671.2086" calcext:value-type="float">
            <text:p>671.208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81" calcext:value-type="float">
            <text:p>5581</text:p>
          </table:table-cell>
          <table:table-cell office:value-type="float" office:value="84.64666667" calcext:value-type="float">
            <text:p>84.64666667</text:p>
          </table:table-cell>
          <table:table-cell table:number-columns-repeated="8"/>
          <table:table-cell office:value-type="float" office:value="6020" calcext:value-type="float">
            <text:p>6020</text:p>
          </table:table-cell>
          <table:table-cell office:value-type="float" office:value="687.4552" calcext:value-type="float">
            <text:p>687.455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91" calcext:value-type="float">
            <text:p>5591</text:p>
          </table:table-cell>
          <table:table-cell office:value-type="float" office:value="75.67813333" calcext:value-type="float">
            <text:p>75.67813333</text:p>
          </table:table-cell>
          <table:table-cell table:number-columns-repeated="8"/>
          <table:table-cell office:value-type="float" office:value="6040" calcext:value-type="float">
            <text:p>6040</text:p>
          </table:table-cell>
          <table:table-cell office:value-type="float" office:value="874.1676" calcext:value-type="float">
            <text:p>874.167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01" calcext:value-type="float">
            <text:p>5601</text:p>
          </table:table-cell>
          <table:table-cell office:value-type="float" office:value="78.4471" calcext:value-type="float">
            <text:p>78.4471</text:p>
          </table:table-cell>
          <table:table-cell table:number-columns-repeated="8"/>
          <table:table-cell office:value-type="float" office:value="6060" calcext:value-type="float">
            <text:p>6060</text:p>
          </table:table-cell>
          <table:table-cell office:value-type="float" office:value="994.5619" calcext:value-type="float">
            <text:p>994.561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11" calcext:value-type="float">
            <text:p>5611</text:p>
          </table:table-cell>
          <table:table-cell office:value-type="float" office:value="95.1793" calcext:value-type="float">
            <text:p>95.1793</text:p>
          </table:table-cell>
          <table:table-cell table:number-columns-repeated="8"/>
          <table:table-cell office:value-type="float" office:value="6080" calcext:value-type="float">
            <text:p>6080</text:p>
          </table:table-cell>
          <table:table-cell office:value-type="float" office:value="1737.0135" calcext:value-type="float">
            <text:p>1737.013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21" calcext:value-type="float">
            <text:p>5621</text:p>
          </table:table-cell>
          <table:table-cell office:value-type="float" office:value="92.2128" calcext:value-type="float">
            <text:p>92.2128</text:p>
          </table:table-cell>
          <table:table-cell table:number-columns-repeated="8"/>
          <table:table-cell office:value-type="float" office:value="6100" calcext:value-type="float">
            <text:p>6100</text:p>
          </table:table-cell>
          <table:table-cell office:value-type="float" office:value="1677.1771" calcext:value-type="float">
            <text:p>1677.177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31" calcext:value-type="float">
            <text:p>5631</text:p>
          </table:table-cell>
          <table:table-cell office:value-type="float" office:value="93.88783333" calcext:value-type="float">
            <text:p>93.88783333</text:p>
          </table:table-cell>
          <table:table-cell table:number-columns-repeated="8"/>
          <table:table-cell office:value-type="float" office:value="6120" calcext:value-type="float">
            <text:p>6120</text:p>
          </table:table-cell>
          <table:table-cell office:value-type="float" office:value="1693.1523" calcext:value-type="float">
            <text:p>1693.152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41" calcext:value-type="float">
            <text:p>5641</text:p>
          </table:table-cell>
          <table:table-cell office:value-type="float" office:value="98.21393333" calcext:value-type="float">
            <text:p>98.21393333</text:p>
          </table:table-cell>
          <table:table-cell table:number-columns-repeated="8"/>
          <table:table-cell office:value-type="float" office:value="6140" calcext:value-type="float">
            <text:p>6140</text:p>
          </table:table-cell>
          <table:table-cell office:value-type="float" office:value="2529.7519" calcext:value-type="float">
            <text:p>2529.751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51" calcext:value-type="float">
            <text:p>5651</text:p>
          </table:table-cell>
          <table:table-cell office:value-type="float" office:value="105.1253" calcext:value-type="float">
            <text:p>105.1253</text:p>
          </table:table-cell>
          <table:table-cell table:number-columns-repeated="8"/>
          <table:table-cell office:value-type="float" office:value="6160" calcext:value-type="float">
            <text:p>6160</text:p>
          </table:table-cell>
          <table:table-cell office:value-type="float" office:value="3106.4128" calcext:value-type="float">
            <text:p>3106.412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61" calcext:value-type="float">
            <text:p>5661</text:p>
          </table:table-cell>
          <table:table-cell office:value-type="float" office:value="133.9695" calcext:value-type="float">
            <text:p>133.9695</text:p>
          </table:table-cell>
          <table:table-cell table:number-columns-repeated="8"/>
          <table:table-cell office:value-type="float" office:value="6180" calcext:value-type="float">
            <text:p>6180</text:p>
          </table:table-cell>
          <table:table-cell office:value-type="float" office:value="3624.6828" calcext:value-type="float">
            <text:p>3624.682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71" calcext:value-type="float">
            <text:p>5671</text:p>
          </table:table-cell>
          <table:table-cell office:value-type="float" office:value="156.0075333" calcext:value-type="float">
            <text:p>156.0075333</text:p>
          </table:table-cell>
          <table:table-cell table:number-columns-repeated="8"/>
          <table:table-cell office:value-type="float" office:value="6200" calcext:value-type="float">
            <text:p>6200</text:p>
          </table:table-cell>
          <table:table-cell office:value-type="float" office:value="4038.0687" calcext:value-type="float">
            <text:p>4038.068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81" calcext:value-type="float">
            <text:p>5681</text:p>
          </table:table-cell>
          <table:table-cell office:value-type="float" office:value="155.1238667" calcext:value-type="float">
            <text:p>155.1238667</text:p>
          </table:table-cell>
          <table:table-cell table:number-columns-repeated="8"/>
          <table:table-cell office:value-type="float" office:value="6220" calcext:value-type="float">
            <text:p>6220</text:p>
          </table:table-cell>
          <table:table-cell office:value-type="float" office:value="4477.4403" calcext:value-type="float">
            <text:p>4477.440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91" calcext:value-type="float">
            <text:p>5691</text:p>
          </table:table-cell>
          <table:table-cell office:value-type="float" office:value="172.5145" calcext:value-type="float">
            <text:p>172.5145</text:p>
          </table:table-cell>
          <table:table-cell table:number-columns-repeated="8"/>
          <table:table-cell office:value-type="float" office:value="6240" calcext:value-type="float">
            <text:p>6240</text:p>
          </table:table-cell>
          <table:table-cell office:value-type="float" office:value="7061.4067" calcext:value-type="float">
            <text:p>7061.406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01" calcext:value-type="float">
            <text:p>5701</text:p>
          </table:table-cell>
          <table:table-cell office:value-type="float" office:value="159.4665667" calcext:value-type="float">
            <text:p>159.4665667</text:p>
          </table:table-cell>
          <table:table-cell table:number-columns-repeated="8"/>
          <table:table-cell office:value-type="float" office:value="6260" calcext:value-type="float">
            <text:p>6260</text:p>
          </table:table-cell>
          <table:table-cell office:value-type="float" office:value="8072.7516" calcext:value-type="float">
            <text:p>8072.751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11" calcext:value-type="float">
            <text:p>5711</text:p>
          </table:table-cell>
          <table:table-cell office:value-type="float" office:value="176.2057667" calcext:value-type="float">
            <text:p>176.2057667</text:p>
          </table:table-cell>
          <table:table-cell table:number-columns-repeated="8"/>
          <table:table-cell office:value-type="float" office:value="6280" calcext:value-type="float">
            <text:p>6280</text:p>
          </table:table-cell>
          <table:table-cell office:value-type="float" office:value="9980.4812" calcext:value-type="float">
            <text:p>9980.481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21" calcext:value-type="float">
            <text:p>5721</text:p>
          </table:table-cell>
          <table:table-cell office:value-type="float" office:value="171.8835333" calcext:value-type="float">
            <text:p>171.8835333</text:p>
          </table:table-cell>
          <table:table-cell table:number-columns-repeated="8"/>
          <table:table-cell office:value-type="float" office:value="6300" calcext:value-type="float">
            <text:p>6300</text:p>
          </table:table-cell>
          <table:table-cell office:value-type="float" office:value="12459.2697" calcext:value-type="float">
            <text:p>12459.269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31" calcext:value-type="float">
            <text:p>5731</text:p>
          </table:table-cell>
          <table:table-cell office:value-type="float" office:value="185.2964333" calcext:value-type="float">
            <text:p>185.2964333</text:p>
          </table:table-cell>
          <table:table-cell table:number-columns-repeated="8"/>
          <table:table-cell office:value-type="float" office:value="6320" calcext:value-type="float">
            <text:p>6320</text:p>
          </table:table-cell>
          <table:table-cell office:value-type="float" office:value="13993.1824" calcext:value-type="float">
            <text:p>13993.182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41" calcext:value-type="float">
            <text:p>5741</text:p>
          </table:table-cell>
          <table:table-cell office:value-type="float" office:value="192.4752333" calcext:value-type="float">
            <text:p>192.4752333</text:p>
          </table:table-cell>
          <table:table-cell table:number-columns-repeated="8"/>
          <table:table-cell office:value-type="float" office:value="6340" calcext:value-type="float">
            <text:p>6340</text:p>
          </table:table-cell>
          <table:table-cell office:value-type="float" office:value="14884.8687" calcext:value-type="float">
            <text:p>14884.868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51" calcext:value-type="float">
            <text:p>5751</text:p>
          </table:table-cell>
          <table:table-cell office:value-type="float" office:value="223.652" calcext:value-type="float">
            <text:p>223.652</text:p>
          </table:table-cell>
          <table:table-cell table:number-columns-repeated="8"/>
          <table:table-cell office:value-type="float" office:value="6360" calcext:value-type="float">
            <text:p>6360</text:p>
          </table:table-cell>
          <table:table-cell office:value-type="float" office:value="17405.53" calcext:value-type="float">
            <text:p>17405.5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61" calcext:value-type="float">
            <text:p>5761</text:p>
          </table:table-cell>
          <table:table-cell office:value-type="float" office:value="222.352" calcext:value-type="float">
            <text:p>222.352</text:p>
          </table:table-cell>
          <table:table-cell table:number-columns-repeated="8"/>
          <table:table-cell office:value-type="float" office:value="6380" calcext:value-type="float">
            <text:p>6380</text:p>
          </table:table-cell>
          <table:table-cell office:value-type="float" office:value="20961.4822" calcext:value-type="float">
            <text:p>20961.482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71" calcext:value-type="float">
            <text:p>5771</text:p>
          </table:table-cell>
          <table:table-cell office:value-type="float" office:value="277.9320333" calcext:value-type="float">
            <text:p>277.9320333</text:p>
          </table:table-cell>
          <table:table-cell table:number-columns-repeated="8"/>
          <table:table-cell office:value-type="float" office:value="6400" calcext:value-type="float">
            <text:p>6400</text:p>
          </table:table-cell>
          <table:table-cell office:value-type="float" office:value="22128.6868" calcext:value-type="float">
            <text:p>22128.686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81" calcext:value-type="float">
            <text:p>5781</text:p>
          </table:table-cell>
          <table:table-cell office:value-type="float" office:value="271.5891" calcext:value-type="float">
            <text:p>271.5891</text:p>
          </table:table-cell>
          <table:table-cell table:number-columns-repeated="8"/>
          <table:table-cell office:value-type="float" office:value="6420" calcext:value-type="float">
            <text:p>6420</text:p>
          </table:table-cell>
          <table:table-cell office:value-type="float" office:value="25924.3562" calcext:value-type="float">
            <text:p>25924.356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91" calcext:value-type="float">
            <text:p>5791</text:p>
          </table:table-cell>
          <table:table-cell office:value-type="float" office:value="269.3531667" calcext:value-type="float">
            <text:p>269.3531667</text:p>
          </table:table-cell>
          <table:table-cell table:number-columns-repeated="8"/>
          <table:table-cell office:value-type="float" office:value="6440" calcext:value-type="float">
            <text:p>6440</text:p>
          </table:table-cell>
          <table:table-cell office:value-type="float" office:value="28384.7198" calcext:value-type="float">
            <text:p>28384.719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801" calcext:value-type="float">
            <text:p>5801</text:p>
          </table:table-cell>
          <table:table-cell office:value-type="float" office:value="559.2956667" calcext:value-type="float">
            <text:p>559.2956667</text:p>
          </table:table-cell>
          <table:table-cell table:number-columns-repeated="30"/>
        </table:table-row>
        <table:table-row table:style-name="ro1">
          <table:table-cell/>
          <table:table-cell office:value-type="float" office:value="5811" calcext:value-type="float">
            <text:p>5811</text:p>
          </table:table-cell>
          <table:table-cell office:value-type="float" office:value="730.9971667" calcext:value-type="float">
            <text:p>730.9971667</text:p>
          </table:table-cell>
          <table:table-cell table:number-columns-repeated="30"/>
        </table:table-row>
        <table:table-row table:style-name="ro1">
          <table:table-cell/>
          <table:table-cell office:value-type="float" office:value="5821" calcext:value-type="float">
            <text:p>5821</text:p>
          </table:table-cell>
          <table:table-cell office:value-type="float" office:value="695.2015" calcext:value-type="float">
            <text:p>695.2015</text:p>
          </table:table-cell>
          <table:table-cell table:number-columns-repeated="30"/>
        </table:table-row>
        <table:table-row table:style-name="ro1">
          <table:table-cell/>
          <table:table-cell office:value-type="float" office:value="5831" calcext:value-type="float">
            <text:p>5831</text:p>
          </table:table-cell>
          <table:table-cell office:value-type="float" office:value="744.2499333" calcext:value-type="float">
            <text:p>744.2499333</text:p>
          </table:table-cell>
          <table:table-cell table:number-columns-repeated="30"/>
        </table:table-row>
        <table:table-row table:style-name="ro1">
          <table:table-cell/>
          <table:table-cell office:value-type="float" office:value="5841" calcext:value-type="float">
            <text:p>5841</text:p>
          </table:table-cell>
          <table:table-cell office:value-type="float" office:value="855.9816333" calcext:value-type="float">
            <text:p>855.9816333</text:p>
          </table:table-cell>
          <table:table-cell table:number-columns-repeated="8"/>
          <table:table-cell office:value-type="float" office:value="4980" calcext:value-type="float">
            <text:p>4980</text:p>
          </table:table-cell>
          <table:table-cell office:value-type="float" office:value="29586.4104" calcext:value-type="float">
            <text:p>29586.410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851" calcext:value-type="float">
            <text:p>5851</text:p>
          </table:table-cell>
          <table:table-cell office:value-type="float" office:value="834.7141667" calcext:value-type="float">
            <text:p>834.7141667</text:p>
          </table:table-cell>
          <table:table-cell table:number-columns-repeated="8"/>
          <table:table-cell office:value-type="float" office:value="5000" calcext:value-type="float">
            <text:p>5000</text:p>
          </table:table-cell>
          <table:table-cell office:value-type="float" office:value="34855.2296" calcext:value-type="float">
            <text:p>34855.229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861" calcext:value-type="float">
            <text:p>5861</text:p>
          </table:table-cell>
          <table:table-cell office:value-type="float" office:value="867.1980333" calcext:value-type="float">
            <text:p>867.1980333</text:p>
          </table:table-cell>
          <table:table-cell table:number-columns-repeated="8"/>
          <table:table-cell office:value-type="float" office:value="5020" calcext:value-type="float">
            <text:p>5020</text:p>
          </table:table-cell>
          <table:table-cell office:value-type="float" office:value="36637.9055" calcext:value-type="float">
            <text:p>36637.905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871" calcext:value-type="float">
            <text:p>5871</text:p>
          </table:table-cell>
          <table:table-cell office:value-type="float" office:value="941.4930333" calcext:value-type="float">
            <text:p>941.4930333</text:p>
          </table:table-cell>
          <table:table-cell table:number-columns-repeated="8"/>
          <table:table-cell office:value-type="float" office:value="5040" calcext:value-type="float">
            <text:p>5040</text:p>
          </table:table-cell>
          <table:table-cell office:value-type="float" office:value="43447.2382" calcext:value-type="float">
            <text:p>43447.238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881" calcext:value-type="float">
            <text:p>5881</text:p>
          </table:table-cell>
          <table:table-cell office:value-type="float" office:value="943.6237" calcext:value-type="float">
            <text:p>943.6237</text:p>
          </table:table-cell>
          <table:table-cell table:number-columns-repeated="8"/>
          <table:table-cell office:value-type="float" office:value="5060" calcext:value-type="float">
            <text:p>5060</text:p>
          </table:table-cell>
          <table:table-cell office:value-type="float" office:value="50146.5931" calcext:value-type="float">
            <text:p>50146.593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891" calcext:value-type="float">
            <text:p>5891</text:p>
          </table:table-cell>
          <table:table-cell office:value-type="float" office:value="1064.8427" calcext:value-type="float">
            <text:p>1064.8427</text:p>
          </table:table-cell>
          <table:table-cell table:number-columns-repeated="8"/>
          <table:table-cell office:value-type="float" office:value="5080" calcext:value-type="float">
            <text:p>5080</text:p>
          </table:table-cell>
          <table:table-cell office:value-type="float" office:value="53547.5684" calcext:value-type="float">
            <text:p>53547.568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901" calcext:value-type="float">
            <text:p>5901</text:p>
          </table:table-cell>
          <table:table-cell office:value-type="float" office:value="1117.421167" calcext:value-type="float">
            <text:p>1117.421167</text:p>
          </table:table-cell>
          <table:table-cell table:number-columns-repeated="8"/>
          <table:table-cell office:value-type="float" office:value="5100" calcext:value-type="float">
            <text:p>5100</text:p>
          </table:table-cell>
          <table:table-cell office:value-type="float" office:value="60711.4621" calcext:value-type="float">
            <text:p>60711.46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911" calcext:value-type="float">
            <text:p>5911</text:p>
          </table:table-cell>
          <table:table-cell office:value-type="float" office:value="1167.854367" calcext:value-type="float">
            <text:p>1167.854367</text:p>
          </table:table-cell>
          <table:table-cell table:number-columns-repeated="8"/>
          <table:table-cell office:value-type="float" office:value="5120" calcext:value-type="float">
            <text:p>5120</text:p>
          </table:table-cell>
          <table:table-cell office:value-type="float" office:value="69378.2615" calcext:value-type="float">
            <text:p>69378.261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921" calcext:value-type="float">
            <text:p>5921</text:p>
          </table:table-cell>
          <table:table-cell office:value-type="float" office:value="1420.9537" calcext:value-type="float">
            <text:p>1420.9537</text:p>
          </table:table-cell>
          <table:table-cell table:number-columns-repeated="8"/>
          <table:table-cell office:value-type="float" office:value="5140" calcext:value-type="float">
            <text:p>5140</text:p>
          </table:table-cell>
          <table:table-cell office:value-type="float" office:value="78842.1502" calcext:value-type="float">
            <text:p>78842.150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931" calcext:value-type="float">
            <text:p>5931</text:p>
          </table:table-cell>
          <table:table-cell office:value-type="float" office:value="1410.7412" calcext:value-type="float">
            <text:p>1410.7412</text:p>
          </table:table-cell>
          <table:table-cell table:number-columns-repeated="8"/>
          <table:table-cell office:value-type="float" office:value="5160" calcext:value-type="float">
            <text:p>5160</text:p>
          </table:table-cell>
          <table:table-cell office:value-type="float" office:value="90737.8227" calcext:value-type="float">
            <text:p>90737.822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941" calcext:value-type="float">
            <text:p>5941</text:p>
          </table:table-cell>
          <table:table-cell office:value-type="float" office:value="1439.7392" calcext:value-type="float">
            <text:p>1439.7392</text:p>
          </table:table-cell>
          <table:table-cell table:number-columns-repeated="8"/>
          <table:table-cell office:value-type="float" office:value="5180" calcext:value-type="float">
            <text:p>5180</text:p>
          </table:table-cell>
          <table:table-cell office:value-type="float" office:value="100347.6085" calcext:value-type="float">
            <text:p>100347.608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951" calcext:value-type="float">
            <text:p>5951</text:p>
          </table:table-cell>
          <table:table-cell office:value-type="float" office:value="1583.4968" calcext:value-type="float">
            <text:p>1583.4968</text:p>
          </table:table-cell>
          <table:table-cell table:number-columns-repeated="8"/>
          <table:table-cell office:value-type="float" office:value="5200" calcext:value-type="float">
            <text:p>5200</text:p>
          </table:table-cell>
          <table:table-cell office:value-type="float" office:value="120444.053" calcext:value-type="float">
            <text:p>120444.05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961" calcext:value-type="float">
            <text:p>5961</text:p>
          </table:table-cell>
          <table:table-cell office:value-type="float" office:value="1559.5368" calcext:value-type="float">
            <text:p>1559.5368</text:p>
          </table:table-cell>
          <table:table-cell table:number-columns-repeated="8"/>
          <table:table-cell office:value-type="float" office:value="5220" calcext:value-type="float">
            <text:p>5220</text:p>
          </table:table-cell>
          <table:table-cell office:value-type="float" office:value="127286.1384" calcext:value-type="float">
            <text:p>127286.138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971" calcext:value-type="float">
            <text:p>5971</text:p>
          </table:table-cell>
          <table:table-cell office:value-type="float" office:value="1571.611767" calcext:value-type="float">
            <text:p>1571.611767</text:p>
          </table:table-cell>
          <table:table-cell table:number-columns-repeated="8"/>
          <table:table-cell office:value-type="float" office:value="5240" calcext:value-type="float">
            <text:p>5240</text:p>
          </table:table-cell>
          <table:table-cell office:value-type="float" office:value="142546.5305" calcext:value-type="float">
            <text:p>142546.530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981" calcext:value-type="float">
            <text:p>5981</text:p>
          </table:table-cell>
          <table:table-cell office:value-type="float" office:value="1826.5997" calcext:value-type="float">
            <text:p>1826.5997</text:p>
          </table:table-cell>
          <table:table-cell table:number-columns-repeated="30"/>
        </table:table-row>
        <table:table-row table:style-name="ro1">
          <table:table-cell/>
          <table:table-cell office:value-type="float" office:value="5991" calcext:value-type="float">
            <text:p>5991</text:p>
          </table:table-cell>
          <table:table-cell office:value-type="float" office:value="1934.8318" calcext:value-type="float">
            <text:p>1934.8318</text:p>
          </table:table-cell>
          <table:table-cell table:number-columns-repeated="30"/>
        </table:table-row>
        <table:table-row table:style-name="ro1">
          <table:table-cell/>
          <table:table-cell office:value-type="float" office:value="6001" calcext:value-type="float">
            <text:p>6001</text:p>
          </table:table-cell>
          <table:table-cell office:value-type="float" office:value="1940.044367" calcext:value-type="float">
            <text:p>1940.044367</text:p>
          </table:table-cell>
          <table:table-cell table:number-columns-repeated="30"/>
        </table:table-row>
        <table:table-row table:style-name="ro1">
          <table:table-cell/>
          <table:table-cell office:value-type="float" office:value="6011" calcext:value-type="float">
            <text:p>6011</text:p>
          </table:table-cell>
          <table:table-cell office:value-type="float" office:value="2769.059033" calcext:value-type="float">
            <text:p>2769.059033</text:p>
          </table:table-cell>
          <table:table-cell table:number-columns-repeated="30"/>
        </table:table-row>
        <table:table-row table:style-name="ro1">
          <table:table-cell/>
          <table:table-cell office:value-type="float" office:value="6021" calcext:value-type="float">
            <text:p>6021</text:p>
          </table:table-cell>
          <table:table-cell office:value-type="float" office:value="2748.523733" calcext:value-type="float">
            <text:p>2748.523733</text:p>
          </table:table-cell>
          <table:table-cell table:number-columns-repeated="30"/>
        </table:table-row>
        <table:table-row table:style-name="ro1">
          <table:table-cell/>
          <table:table-cell office:value-type="float" office:value="6031" calcext:value-type="float">
            <text:p>6031</text:p>
          </table:table-cell>
          <table:table-cell office:value-type="float" office:value="2967.846367" calcext:value-type="float">
            <text:p>2967.846367</text:p>
          </table:table-cell>
          <table:table-cell table:number-columns-repeated="30"/>
        </table:table-row>
        <table:table-row table:style-name="ro1">
          <table:table-cell/>
          <table:table-cell office:value-type="float" office:value="6041" calcext:value-type="float">
            <text:p>6041</text:p>
          </table:table-cell>
          <table:table-cell office:value-type="float" office:value="3384.5315" calcext:value-type="float">
            <text:p>3384.5315</text:p>
          </table:table-cell>
          <table:table-cell table:number-columns-repeated="30"/>
        </table:table-row>
        <table:table-row table:style-name="ro1">
          <table:table-cell/>
          <table:table-cell office:value-type="float" office:value="6051" calcext:value-type="float">
            <text:p>6051</text:p>
          </table:table-cell>
          <table:table-cell office:value-type="float" office:value="3298.955133" calcext:value-type="float">
            <text:p>3298.955133</text:p>
          </table:table-cell>
          <table:table-cell table:number-columns-repeated="30"/>
        </table:table-row>
        <table:table-row table:style-name="ro1" table:number-rows-repeated="11">
          <table:table-cell table:number-columns-repeated="33"/>
        </table:table-row>
        <table:table-row table:style-name="ro1">
          <table:table-cell/>
          <table:table-cell office:value-type="string" calcext:value-type="string">
            <text:p>dcycles</text:p>
          </table:table-cell>
          <table:table-cell table:number-columns-repeated="3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305.54686" calcext:value-type="float">
            <text:p>305.54686</text:p>
          </table:table-cell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float" office:value="283.55226" calcext:value-type="float">
            <text:p>283.55226</text:p>
          </table:table-cell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office:value-type="float" office:value="290.36774" calcext:value-type="float">
            <text:p>290.36774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all amb</text:p>
          </table:table-cell>
          <table:table-cell office:value-type="string" calcext:value-type="string">
            <text:p>all unamb</text:p>
          </table:table-cell>
          <table:table-cell office:value-type="string" calcext:value-type="string">
            <text:p>single unamb</text:p>
          </table:table-cell>
          <table:table-cell office:value-type="string" calcext:value-type="string">
            <text:p>single amb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office:value-type="float" office:value="299.69012" calcext:value-type="float">
            <text:p>299.6901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office:value-type="float" office:value="110.24086" calcext:value-type="float">
            <text:p>110.24086</text:p>
          </table:table-cell>
          <table:table-cell office:value-type="float" office:value="42.99222" calcext:value-type="float">
            <text:p>42.99222</text:p>
          </table:table-cell>
          <table:table-cell office:value-type="float" office:value="46.78" calcext:value-type="float">
            <text:p>46.78</text:p>
          </table:table-cell>
          <table:table-cell office:value-type="float" office:value="117.20562" calcext:value-type="float">
            <text:p>117.2056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office:value-type="float" office:value="293.05158" calcext:value-type="float">
            <text:p>293.0515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 office:value-type="float" office:value="138.11314" calcext:value-type="float">
            <text:p>138.11314</text:p>
          </table:table-cell>
          <table:table-cell office:value-type="float" office:value="35.15462" calcext:value-type="float">
            <text:p>35.15462</text:p>
          </table:table-cell>
          <table:table-cell office:value-type="float" office:value="36.9645" calcext:value-type="float">
            <text:p>36.9645</text:p>
          </table:table-cell>
          <table:table-cell office:value-type="float" office:value="140.9214" calcext:value-type="float">
            <text:p>140.921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308.78432" calcext:value-type="float">
            <text:p>308.7843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400" calcext:value-type="float">
            <text:p>400</text:p>
          </table:table-cell>
          <table:table-cell office:value-type="float" office:value="198.92434" calcext:value-type="float">
            <text:p>198.92434</text:p>
          </table:table-cell>
          <table:table-cell office:value-type="float" office:value="57.71456" calcext:value-type="float">
            <text:p>57.71456</text:p>
          </table:table-cell>
          <table:table-cell office:value-type="float" office:value="61.03706" calcext:value-type="float">
            <text:p>61.03706</text:p>
          </table:table-cell>
          <table:table-cell office:value-type="float" office:value="194.51744" calcext:value-type="float">
            <text:p>194.517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office:value-type="float" office:value="309.61104" calcext:value-type="float">
            <text:p>309.61104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500" calcext:value-type="float">
            <text:p>500</text:p>
          </table:table-cell>
          <table:table-cell office:value-type="float" office:value="267.67786" calcext:value-type="float">
            <text:p>267.67786</text:p>
          </table:table-cell>
          <table:table-cell office:value-type="float" office:value="64.65696" calcext:value-type="float">
            <text:p>64.65696</text:p>
          </table:table-cell>
          <table:table-cell office:value-type="float" office:value="62.88116" calcext:value-type="float">
            <text:p>62.88116</text:p>
          </table:table-cell>
          <table:table-cell office:value-type="float" office:value="267.48456" calcext:value-type="float">
            <text:p>267.48456</text:p>
          </table:table-cell>
          <table:table-cell table:number-columns-repeated="11"/>
          <table:table-cell office:value-type="string" calcext:value-type="string">
            <text:p>lin unamb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office:value-type="float" office:value="327.70634" calcext:value-type="float">
            <text:p>327.70634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600" calcext:value-type="float">
            <text:p>600</text:p>
          </table:table-cell>
          <table:table-cell office:value-type="float" office:value="327.50438" calcext:value-type="float">
            <text:p>327.50438</text:p>
          </table:table-cell>
          <table:table-cell office:value-type="float" office:value="96.79566" calcext:value-type="float">
            <text:p>96.79566</text:p>
          </table:table-cell>
          <table:table-cell office:value-type="float" office:value="95.80752" calcext:value-type="float">
            <text:p>95.80752</text:p>
          </table:table-cell>
          <table:table-cell office:value-type="float" office:value="320.2391" calcext:value-type="float">
            <text:p>320.2391</text:p>
          </table:table-cell>
          <table:table-cell table:number-columns-repeated="5"/>
          <table:table-cell office:value-type="float" office:value="205" calcext:value-type="float">
            <text:p>205</text:p>
          </table:table-cell>
          <table:table-cell office:value-type="float" office:value="5.6023" calcext:value-type="float">
            <text:p>5.6023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16.19524" calcext:value-type="float">
            <text:p>16.1952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.49642" calcext:value-type="float">
            <text:p>7.496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office:value-type="float" office:value="304.73818" calcext:value-type="float">
            <text:p>304.7381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700" calcext:value-type="float">
            <text:p>700</text:p>
          </table:table-cell>
          <table:table-cell office:value-type="float" office:value="417.74138" calcext:value-type="float">
            <text:p>417.74138</text:p>
          </table:table-cell>
          <table:table-cell office:value-type="float" office:value="116.95074" calcext:value-type="float">
            <text:p>116.95074</text:p>
          </table:table-cell>
          <table:table-cell office:value-type="float" office:value="115.39404" calcext:value-type="float">
            <text:p>115.39404</text:p>
          </table:table-cell>
          <table:table-cell office:value-type="float" office:value="426.43606" calcext:value-type="float">
            <text:p>426.43606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 office:value-type="float" office:value="5.93648" calcext:value-type="float">
            <text:p>5.93648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17.68324" calcext:value-type="float">
            <text:p>17.6832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7.93504" calcext:value-type="float">
            <text:p>7.935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office:value-type="float" office:value="296.36564" calcext:value-type="float">
            <text:p>296.36564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800" calcext:value-type="float">
            <text:p>800</text:p>
          </table:table-cell>
          <table:table-cell office:value-type="float" office:value="494.80946" calcext:value-type="float">
            <text:p>494.80946</text:p>
          </table:table-cell>
          <table:table-cell office:value-type="float" office:value="145.90336" calcext:value-type="float">
            <text:p>145.90336</text:p>
          </table:table-cell>
          <table:table-cell office:value-type="float" office:value="148.85638" calcext:value-type="float">
            <text:p>148.85638</text:p>
          </table:table-cell>
          <table:table-cell office:value-type="float" office:value="474.29866" calcext:value-type="float">
            <text:p>474.29866</text:p>
          </table:table-cell>
          <table:table-cell table:number-columns-repeated="5"/>
          <table:table-cell office:value-type="float" office:value="215" calcext:value-type="float">
            <text:p>215</text:p>
          </table:table-cell>
          <table:table-cell office:value-type="float" office:value="4.33222" calcext:value-type="float">
            <text:p>4.33222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17.97144" calcext:value-type="float">
            <text:p>17.9714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9.40102" calcext:value-type="float">
            <text:p>9.401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303.27908" calcext:value-type="float">
            <text:p>303.2790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900" calcext:value-type="float">
            <text:p>900</text:p>
          </table:table-cell>
          <table:table-cell office:value-type="float" office:value="567.45212" calcext:value-type="float">
            <text:p>567.45212</text:p>
          </table:table-cell>
          <table:table-cell office:value-type="float" office:value="176.26946" calcext:value-type="float">
            <text:p>176.26946</text:p>
          </table:table-cell>
          <table:table-cell office:value-type="float" office:value="165.9188" calcext:value-type="float">
            <text:p>165.9188</text:p>
          </table:table-cell>
          <table:table-cell office:value-type="float" office:value="564.64388" calcext:value-type="float">
            <text:p>564.64388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7.8245" calcext:value-type="float">
            <text:p>7.8245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17.83934" calcext:value-type="float">
            <text:p>17.8393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2.63698" calcext:value-type="float">
            <text:p>12.636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302.33574" calcext:value-type="float">
            <text:p>302.33574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633.8203" calcext:value-type="float">
            <text:p>633.8203</text:p>
          </table:table-cell>
          <table:table-cell office:value-type="float" office:value="177.89346" calcext:value-type="float">
            <text:p>177.89346</text:p>
          </table:table-cell>
          <table:table-cell office:value-type="float" office:value="185.61398" calcext:value-type="float">
            <text:p>185.61398</text:p>
          </table:table-cell>
          <table:table-cell office:value-type="float" office:value="630.37954" calcext:value-type="float">
            <text:p>630.37954</text:p>
          </table:table-cell>
          <table:table-cell table:number-columns-repeated="5"/>
          <table:table-cell office:value-type="float" office:value="225" calcext:value-type="float">
            <text:p>225</text:p>
          </table:table-cell>
          <table:table-cell office:value-type="float" office:value="4.7121" calcext:value-type="float">
            <text:p>4.7121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18.2309" calcext:value-type="float">
            <text:p>18.2309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4.26212" calcext:value-type="float">
            <text:p>14.262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304.93318" calcext:value-type="float">
            <text:p>304.9331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100" calcext:value-type="float">
            <text:p>1100</text:p>
          </table:table-cell>
          <table:table-cell office:value-type="float" office:value="721.38256" calcext:value-type="float">
            <text:p>721.38256</text:p>
          </table:table-cell>
          <table:table-cell office:value-type="float" office:value="217.77386" calcext:value-type="float">
            <text:p>217.77386</text:p>
          </table:table-cell>
          <table:table-cell office:value-type="float" office:value="213.75308" calcext:value-type="float">
            <text:p>213.75308</text:p>
          </table:table-cell>
          <table:table-cell office:value-type="float" office:value="752.41252" calcext:value-type="float">
            <text:p>752.41252</text:p>
          </table:table-cell>
          <table:table-cell table:number-columns-repeated="5"/>
          <table:table-cell office:value-type="float" office:value="230" calcext:value-type="float">
            <text:p>230</text:p>
          </table:table-cell>
          <table:table-cell office:value-type="float" office:value="6.94942" calcext:value-type="float">
            <text:p>6.94942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18.27546" calcext:value-type="float">
            <text:p>18.2754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.92068" calcext:value-type="float">
            <text:p>17.920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office:value-type="float" office:value="303.40658" calcext:value-type="float">
            <text:p>303.4065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200" calcext:value-type="float">
            <text:p>1200</text:p>
          </table:table-cell>
          <table:table-cell office:value-type="float" office:value="803.79586" calcext:value-type="float">
            <text:p>803.79586</text:p>
          </table:table-cell>
          <table:table-cell office:value-type="float" office:value="257.2339" calcext:value-type="float">
            <text:p>257.2339</text:p>
          </table:table-cell>
          <table:table-cell office:value-type="float" office:value="251.13338" calcext:value-type="float">
            <text:p>251.13338</text:p>
          </table:table-cell>
          <table:table-cell office:value-type="float" office:value="822.03956" calcext:value-type="float">
            <text:p>822.03956</text:p>
          </table:table-cell>
          <table:table-cell table:number-columns-repeated="5"/>
          <table:table-cell office:value-type="float" office:value="235" calcext:value-type="float">
            <text:p>235</text:p>
          </table:table-cell>
          <table:table-cell office:value-type="float" office:value="6.4496" calcext:value-type="float">
            <text:p>6.4496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18.75106" calcext:value-type="float">
            <text:p>18.75106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7.7485" calcext:value-type="float">
            <text:p>17.74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office:value-type="float" office:value="296.24818" calcext:value-type="float">
            <text:p>296.2481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300" calcext:value-type="float">
            <text:p>1300</text:p>
          </table:table-cell>
          <table:table-cell office:value-type="float" office:value="907.91586" calcext:value-type="float">
            <text:p>907.91586</text:p>
          </table:table-cell>
          <table:table-cell office:value-type="float" office:value="270.32286" calcext:value-type="float">
            <text:p>270.32286</text:p>
          </table:table-cell>
          <table:table-cell office:value-type="float" office:value="268.2223" calcext:value-type="float">
            <text:p>268.2223</text:p>
          </table:table-cell>
          <table:table-cell office:value-type="float" office:value="899.75862" calcext:value-type="float">
            <text:p>899.75862</text:p>
          </table:table-cell>
          <table:table-cell table:number-columns-repeated="5"/>
          <table:table-cell office:value-type="float" office:value="240" calcext:value-type="float">
            <text:p>240</text:p>
          </table:table-cell>
          <table:table-cell office:value-type="float" office:value="6.56226" calcext:value-type="float">
            <text:p>6.56226</text:p>
          </table:table-cell>
          <table:table-cell/>
          <table:table-cell office:value-type="float" office:value="545" calcext:value-type="float">
            <text:p>545</text:p>
          </table:table-cell>
          <table:table-cell office:value-type="float" office:value="18.35658" calcext:value-type="float">
            <text:p>18.3565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.38434" calcext:value-type="float">
            <text:p>18.384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office:value-type="float" office:value="297.81028" calcext:value-type="float">
            <text:p>297.8102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400" calcext:value-type="float">
            <text:p>1400</text:p>
          </table:table-cell>
          <table:table-cell office:value-type="float" office:value="991.2007" calcext:value-type="float">
            <text:p>991.2007</text:p>
          </table:table-cell>
          <table:table-cell office:value-type="float" office:value="310.37756" calcext:value-type="float">
            <text:p>310.37756</text:p>
          </table:table-cell>
          <table:table-cell office:value-type="float" office:value="325.2806" calcext:value-type="float">
            <text:p>325.2806</text:p>
          </table:table-cell>
          <table:table-cell office:value-type="float" office:value="1022.712" calcext:value-type="float">
            <text:p>1022.712</text:p>
          </table:table-cell>
          <table:table-cell table:number-columns-repeated="5"/>
          <table:table-cell office:value-type="float" office:value="245" calcext:value-type="float">
            <text:p>245</text:p>
          </table:table-cell>
          <table:table-cell office:value-type="float" office:value="5.55822" calcext:value-type="float">
            <text:p>5.55822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9.07242" calcext:value-type="float">
            <text:p>19.07242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22.8524" calcext:value-type="float">
            <text:p>22.85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office:value-type="float" office:value="297.06652" calcext:value-type="float">
            <text:p>297.0665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500" calcext:value-type="float">
            <text:p>1500</text:p>
          </table:table-cell>
          <table:table-cell office:value-type="float" office:value="1126.67328" calcext:value-type="float">
            <text:p>1126.67328</text:p>
          </table:table-cell>
          <table:table-cell office:value-type="float" office:value="337.37712" calcext:value-type="float">
            <text:p>337.37712</text:p>
          </table:table-cell>
          <table:table-cell office:value-type="float" office:value="348.90258" calcext:value-type="float">
            <text:p>348.90258</text:p>
          </table:table-cell>
          <table:table-cell office:value-type="float" office:value="1150.65486" calcext:value-type="float">
            <text:p>1150.65486</text:p>
          </table:table-cell>
          <table:table-cell table:number-columns-repeated="5"/>
          <table:table-cell office:value-type="float" office:value="250" calcext:value-type="float">
            <text:p>250</text:p>
          </table:table-cell>
          <table:table-cell office:value-type="float" office:value="6.3062" calcext:value-type="float">
            <text:p>6.3062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21.1483" calcext:value-type="float">
            <text:p>21.1483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3.67484" calcext:value-type="float">
            <text:p>23.674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office:value-type="float" office:value="298.5033" calcext:value-type="float">
            <text:p>298.5033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600" calcext:value-type="float">
            <text:p>1600</text:p>
          </table:table-cell>
          <table:table-cell office:value-type="float" office:value="1255.98622" calcext:value-type="float">
            <text:p>1255.98622</text:p>
          </table:table-cell>
          <table:table-cell office:value-type="float" office:value="406.27258" calcext:value-type="float">
            <text:p>406.27258</text:p>
          </table:table-cell>
          <table:table-cell office:value-type="float" office:value="359.23986" calcext:value-type="float">
            <text:p>359.23986</text:p>
          </table:table-cell>
          <table:table-cell office:value-type="float" office:value="1192.06866" calcext:value-type="float">
            <text:p>1192.06866</text:p>
          </table:table-cell>
          <table:table-cell table:number-columns-repeated="5"/>
          <table:table-cell office:value-type="float" office:value="255" calcext:value-type="float">
            <text:p>255</text:p>
          </table:table-cell>
          <table:table-cell office:value-type="float" office:value="6.79498" calcext:value-type="float">
            <text:p>6.79498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20.43286" calcext:value-type="float">
            <text:p>20.43286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28.58526" calcext:value-type="float">
            <text:p>28.585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office:value-type="float" office:value="315.4211" calcext:value-type="float">
            <text:p>315.421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700" calcext:value-type="float">
            <text:p>1700</text:p>
          </table:table-cell>
          <table:table-cell office:value-type="float" office:value="1322.90598" calcext:value-type="float">
            <text:p>1322.90598</text:p>
          </table:table-cell>
          <table:table-cell office:value-type="float" office:value="382.68268" calcext:value-type="float">
            <text:p>382.68268</text:p>
          </table:table-cell>
          <table:table-cell office:value-type="float" office:value="397.81114" calcext:value-type="float">
            <text:p>397.81114</text:p>
          </table:table-cell>
          <table:table-cell office:value-type="float" office:value="1373.29754" calcext:value-type="float">
            <text:p>1373.29754</text:p>
          </table:table-cell>
          <table:table-cell table:number-columns-repeated="5"/>
          <table:table-cell office:value-type="float" office:value="260" calcext:value-type="float">
            <text:p>260</text:p>
          </table:table-cell>
          <table:table-cell office:value-type="float" office:value="6.8839" calcext:value-type="float">
            <text:p>6.8839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float" office:value="20.13914" calcext:value-type="float">
            <text:p>20.13914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9.3365" calcext:value-type="float">
            <text:p>29.33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office:value-type="float" office:value="291.27" calcext:value-type="float">
            <text:p>291.27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800" calcext:value-type="float">
            <text:p>1800</text:p>
          </table:table-cell>
          <table:table-cell office:value-type="float" office:value="1430.61166" calcext:value-type="float">
            <text:p>1430.61166</text:p>
          </table:table-cell>
          <table:table-cell office:value-type="float" office:value="426.84874" calcext:value-type="float">
            <text:p>426.84874</text:p>
          </table:table-cell>
          <table:table-cell office:value-type="float" office:value="426.91586" calcext:value-type="float">
            <text:p>426.91586</text:p>
          </table:table-cell>
          <table:table-cell office:value-type="float" office:value="1445.02054" calcext:value-type="float">
            <text:p>1445.02054</text:p>
          </table:table-cell>
          <table:table-cell table:number-columns-repeated="5"/>
          <table:table-cell office:value-type="float" office:value="265" calcext:value-type="float">
            <text:p>265</text:p>
          </table:table-cell>
          <table:table-cell office:value-type="float" office:value="7.2605" calcext:value-type="float">
            <text:p>7.2605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19.86072" calcext:value-type="float">
            <text:p>19.86072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35.54916" calcext:value-type="float">
            <text:p>35.549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304.07182" calcext:value-type="float">
            <text:p>304.0718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900" calcext:value-type="float">
            <text:p>1900</text:p>
          </table:table-cell>
          <table:table-cell office:value-type="float" office:value="1578.80046" calcext:value-type="float">
            <text:p>1578.80046</text:p>
          </table:table-cell>
          <table:table-cell office:value-type="float" office:value="480.74986" calcext:value-type="float">
            <text:p>480.74986</text:p>
          </table:table-cell>
          <table:table-cell office:value-type="float" office:value="460.74406" calcext:value-type="float">
            <text:p>460.74406</text:p>
          </table:table-cell>
          <table:table-cell office:value-type="float" office:value="1533.16038" calcext:value-type="float">
            <text:p>1533.16038</text:p>
          </table:table-cell>
          <table:table-cell table:number-columns-repeated="5"/>
          <table:table-cell office:value-type="float" office:value="270" calcext:value-type="float">
            <text:p>270</text:p>
          </table:table-cell>
          <table:table-cell office:value-type="float" office:value="5.87606" calcext:value-type="float">
            <text:p>5.87606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21.12148" calcext:value-type="float">
            <text:p>21.12148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8.41962" calcext:value-type="float">
            <text:p>38.419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office:value-type="float" office:value="301.34434" calcext:value-type="float">
            <text:p>301.34434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2000" calcext:value-type="float">
            <text:p>2000</text:p>
          </table:table-cell>
          <table:table-cell office:value-type="float" office:value="1663.04218" calcext:value-type="float">
            <text:p>1663.04218</text:p>
          </table:table-cell>
          <table:table-cell office:value-type="float" office:value="550.94774" calcext:value-type="float">
            <text:p>550.94774</text:p>
          </table:table-cell>
          <table:table-cell office:value-type="float" office:value="545.81994" calcext:value-type="float">
            <text:p>545.81994</text:p>
          </table:table-cell>
          <table:table-cell office:value-type="float" office:value="1639.35092" calcext:value-type="float">
            <text:p>1639.35092</text:p>
          </table:table-cell>
          <table:table-cell table:number-columns-repeated="5"/>
          <table:table-cell office:value-type="float" office:value="275" calcext:value-type="float">
            <text:p>275</text:p>
          </table:table-cell>
          <table:table-cell office:value-type="float" office:value="8.3351" calcext:value-type="float">
            <text:p>8.3351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20.9745" calcext:value-type="float">
            <text:p>20.9745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39.97682" calcext:value-type="float">
            <text:p>39.976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office:value-type="float" office:value="305.55236" calcext:value-type="float">
            <text:p>305.5523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280" calcext:value-type="float">
            <text:p>280</text:p>
          </table:table-cell>
          <table:table-cell office:value-type="float" office:value="8.41968" calcext:value-type="float">
            <text:p>8.41968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21.75444" calcext:value-type="float">
            <text:p>21.7544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5.28502" calcext:value-type="float">
            <text:p>45.285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office:value-type="float" office:value="297.2971" calcext:value-type="float">
            <text:p>297.2971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285" calcext:value-type="float">
            <text:p>285</text:p>
          </table:table-cell>
          <table:table-cell office:value-type="float" office:value="7.92502" calcext:value-type="float">
            <text:p>7.92502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22.4126" calcext:value-type="float">
            <text:p>22.4126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46.57914" calcext:value-type="float">
            <text:p>46.579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office:value-type="float" office:value="305.6811" calcext:value-type="float">
            <text:p>305.6811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290" calcext:value-type="float">
            <text:p>290</text:p>
          </table:table-cell>
          <table:table-cell office:value-type="float" office:value="8.08308" calcext:value-type="float">
            <text:p>8.08308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float" office:value="22.1021" calcext:value-type="float">
            <text:p>22.1021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54.5871" calcext:value-type="float">
            <text:p>54.58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office:value-type="float" office:value="317.98368" calcext:value-type="float">
            <text:p>317.9836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295" calcext:value-type="float">
            <text:p>295</text:p>
          </table:table-cell>
          <table:table-cell office:value-type="float" office:value="8.72984" calcext:value-type="float">
            <text:p>8.7298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2.96646" calcext:value-type="float">
            <text:p>22.96646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57.6999" calcext:value-type="float">
            <text:p>57.6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office:value-type="float" office:value="304.05874" calcext:value-type="float">
            <text:p>304.0587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300" calcext:value-type="float">
            <text:p>300</text:p>
          </table:table-cell>
          <table:table-cell office:value-type="float" office:value="8.77006" calcext:value-type="float">
            <text:p>8.77006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float" office:value="22.54134" calcext:value-type="float">
            <text:p>22.5413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64.3724" calcext:value-type="float">
            <text:p>64.37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office:value-type="float" office:value="313.40508" calcext:value-type="float">
            <text:p>313.4050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305" calcext:value-type="float">
            <text:p>305</text:p>
          </table:table-cell>
          <table:table-cell office:value-type="float" office:value="8.9587" calcext:value-type="float">
            <text:p>8.9587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23.9767" calcext:value-type="float">
            <text:p>23.9767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61.76848" calcext:value-type="float">
            <text:p>61.768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office:value-type="float" office:value="309.19576" calcext:value-type="float">
            <text:p>309.1957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310" calcext:value-type="float">
            <text:p>310</text:p>
          </table:table-cell>
          <table:table-cell office:value-type="float" office:value="8.88668" calcext:value-type="float">
            <text:p>8.88668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23.17758" calcext:value-type="float">
            <text:p>23.17758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66.99832" calcext:value-type="float">
            <text:p>66.998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office:value-type="float" office:value="309.18864" calcext:value-type="float">
            <text:p>309.1886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315" calcext:value-type="float">
            <text:p>315</text:p>
          </table:table-cell>
          <table:table-cell office:value-type="float" office:value="9.6487" calcext:value-type="float">
            <text:p>9.6487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23.3313" calcext:value-type="float">
            <text:p>23.3313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float" office:value="66.7412" calcext:value-type="float">
            <text:p>66.74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float" office:value="301.99954" calcext:value-type="float">
            <text:p>301.9995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320" calcext:value-type="float">
            <text:p>320</text:p>
          </table:table-cell>
          <table:table-cell office:value-type="float" office:value="9.34782" calcext:value-type="float">
            <text:p>9.34782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float" office:value="22.37898" calcext:value-type="float">
            <text:p>22.37898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76.21404" calcext:value-type="float">
            <text:p>76.214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306.02532" calcext:value-type="float">
            <text:p>306.0253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325" calcext:value-type="float">
            <text:p>325</text:p>
          </table:table-cell>
          <table:table-cell office:value-type="float" office:value="9.36784" calcext:value-type="float">
            <text:p>9.36784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23.93642" calcext:value-type="float">
            <text:p>23.93642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float" office:value="75.48776" calcext:value-type="float">
            <text:p>75.487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office:value-type="float" office:value="321.88336" calcext:value-type="float">
            <text:p>321.8833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330" calcext:value-type="float">
            <text:p>330</text:p>
          </table:table-cell>
          <table:table-cell office:value-type="float" office:value="7.49534" calcext:value-type="float">
            <text:p>7.49534</text:p>
          </table:table-cell>
          <table:table-cell/>
          <table:table-cell office:value-type="float" office:value="635" calcext:value-type="float">
            <text:p>635</text:p>
          </table:table-cell>
          <table:table-cell office:value-type="float" office:value="22.6121" calcext:value-type="float">
            <text:p>22.612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91.94372" calcext:value-type="float">
            <text:p>91.943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office:value-type="float" office:value="310.09808" calcext:value-type="float">
            <text:p>310.0980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335" calcext:value-type="float">
            <text:p>335</text:p>
          </table:table-cell>
          <table:table-cell office:value-type="float" office:value="9.63794" calcext:value-type="float">
            <text:p>9.63794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23.26718" calcext:value-type="float">
            <text:p>23.26718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89.24578" calcext:value-type="float">
            <text:p>89.245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office:value-type="float" office:value="307.90984" calcext:value-type="float">
            <text:p>307.90984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200" calcext:value-type="float">
            <text:p>200</text:p>
          </table:table-cell>
          <table:table-cell office:value-type="float" office:value="29.35112" calcext:value-type="float">
            <text:p>29.35112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.72034" calcext:value-type="float">
            <text:p>9.72034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float" office:value="22.93984" calcext:value-type="float">
            <text:p>22.93984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94.58622" calcext:value-type="float">
            <text:p>94.586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office:value-type="float" office:value="307.1984" calcext:value-type="float">
            <text:p>307.1984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300" calcext:value-type="float">
            <text:p>300</text:p>
          </table:table-cell>
          <table:table-cell office:value-type="float" office:value="8.27558" calcext:value-type="float">
            <text:p>8.27558</text:p>
          </table:table-cell>
          <table:table-cell table:number-columns-repeated="7"/>
          <table:table-cell office:value-type="float" office:value="345" calcext:value-type="float">
            <text:p>345</text:p>
          </table:table-cell>
          <table:table-cell office:value-type="float" office:value="9.90658" calcext:value-type="float">
            <text:p>9.90658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23.82452" calcext:value-type="float">
            <text:p>23.82452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float" office:value="85.10328" calcext:value-type="float">
            <text:p>85.103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office:value-type="float" office:value="314.6315" calcext:value-type="float">
            <text:p>314.6315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400" calcext:value-type="float">
            <text:p>400</text:p>
          </table:table-cell>
          <table:table-cell office:value-type="float" office:value="13.4177" calcext:value-type="float">
            <text:p>13.4177</text:p>
          </table:table-cell>
          <table:table-cell table:number-columns-repeated="7"/>
          <table:table-cell office:value-type="float" office:value="350" calcext:value-type="float">
            <text:p>350</text:p>
          </table:table-cell>
          <table:table-cell office:value-type="float" office:value="10.34582" calcext:value-type="float">
            <text:p>10.34582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24.51828" calcext:value-type="float">
            <text:p>24.51828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96.00692" calcext:value-type="float">
            <text:p>96.006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office:value-type="float" office:value="310.41784" calcext:value-type="float">
            <text:p>310.41784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500" calcext:value-type="float">
            <text:p>500</text:p>
          </table:table-cell>
          <table:table-cell office:value-type="float" office:value="19.56558" calcext:value-type="float">
            <text:p>19.56558</text:p>
          </table:table-cell>
          <table:table-cell table:number-columns-repeated="7"/>
          <table:table-cell office:value-type="float" office:value="355" calcext:value-type="float">
            <text:p>355</text:p>
          </table:table-cell>
          <table:table-cell office:value-type="float" office:value="9.76504" calcext:value-type="float">
            <text:p>9.76504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24.50924" calcext:value-type="float">
            <text:p>24.50924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95.23856" calcext:value-type="float">
            <text:p>95.238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office:value-type="float" office:value="317.2044" calcext:value-type="float">
            <text:p>317.2044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600" calcext:value-type="float">
            <text:p>600</text:p>
          </table:table-cell>
          <table:table-cell office:value-type="float" office:value="21.7475" calcext:value-type="float">
            <text:p>21.7475</text:p>
          </table:table-cell>
          <table:table-cell table:number-columns-repeated="7"/>
          <table:table-cell office:value-type="float" office:value="360" calcext:value-type="float">
            <text:p>360</text:p>
          </table:table-cell>
          <table:table-cell office:value-type="float" office:value="11.0382" calcext:value-type="float">
            <text:p>11.0382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26.27256" calcext:value-type="float">
            <text:p>26.27256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04.14566" calcext:value-type="float">
            <text:p>104.145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office:value-type="float" office:value="326.29334" calcext:value-type="float">
            <text:p>326.29334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700" calcext:value-type="float">
            <text:p>700</text:p>
          </table:table-cell>
          <table:table-cell office:value-type="float" office:value="24.38504" calcext:value-type="float">
            <text:p>24.38504</text:p>
          </table:table-cell>
          <table:table-cell table:number-columns-repeated="7"/>
          <table:table-cell office:value-type="float" office:value="365" calcext:value-type="float">
            <text:p>365</text:p>
          </table:table-cell>
          <table:table-cell office:value-type="float" office:value="10.48206" calcext:value-type="float">
            <text:p>10.48206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25.45006" calcext:value-type="float">
            <text:p>25.45006</text:p>
          </table:table-cell>
          <table:table-cell/>
          <table:table-cell office:value-type="float" office:value="1850" calcext:value-type="float">
            <text:p>1850</text:p>
          </table:table-cell>
          <table:table-cell office:value-type="float" office:value="110.0253" calcext:value-type="float">
            <text:p>110.02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322.37938" calcext:value-type="float">
            <text:p>322.37938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office:value-type="float" office:value="30.45208" calcext:value-type="float">
            <text:p>30.45208</text:p>
          </table:table-cell>
          <table:table-cell table:number-columns-repeated="7"/>
          <table:table-cell office:value-type="float" office:value="370" calcext:value-type="float">
            <text:p>370</text:p>
          </table:table-cell>
          <table:table-cell office:value-type="float" office:value="11.0472" calcext:value-type="float">
            <text:p>11.0472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25.44142" calcext:value-type="float">
            <text:p>25.44142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16.39876" calcext:value-type="float">
            <text:p>116.398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office:value-type="float" office:value="314.72918" calcext:value-type="float">
            <text:p>314.72918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900" calcext:value-type="float">
            <text:p>900</text:p>
          </table:table-cell>
          <table:table-cell office:value-type="float" office:value="39.05186" calcext:value-type="float">
            <text:p>39.05186</text:p>
          </table:table-cell>
          <table:table-cell table:number-columns-repeated="7"/>
          <table:table-cell office:value-type="float" office:value="375" calcext:value-type="float">
            <text:p>375</text:p>
          </table:table-cell>
          <table:table-cell office:value-type="float" office:value="10.4212" calcext:value-type="float">
            <text:p>10.4212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26.06384" calcext:value-type="float">
            <text:p>26.06384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123.08172" calcext:value-type="float">
            <text:p>123.081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2" calcext:value-type="float">
            <text:p>542</text:p>
          </table:table-cell>
          <table:table-cell office:value-type="float" office:value="315.26034" calcext:value-type="float">
            <text:p>315.26034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1000" calcext:value-type="float">
            <text:p>1000</text:p>
          </table:table-cell>
          <table:table-cell office:value-type="float" office:value="50.02512" calcext:value-type="float">
            <text:p>50.02512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office:value-type="float" office:value="12.46136" calcext:value-type="float">
            <text:p>12.46136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24.94682" calcext:value-type="float">
            <text:p>24.9468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22.1856" calcext:value-type="float">
            <text:p>122.18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3" calcext:value-type="float">
            <text:p>543</text:p>
          </table:table-cell>
          <table:table-cell office:value-type="float" office:value="317.52354" calcext:value-type="float">
            <text:p>317.52354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1100" calcext:value-type="float">
            <text:p>1100</text:p>
          </table:table-cell>
          <table:table-cell office:value-type="float" office:value="49.12444" calcext:value-type="float">
            <text:p>49.12444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office:value-type="float" office:value="11.91068" calcext:value-type="float">
            <text:p>11.91068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27.48236" calcext:value-type="float">
            <text:p>27.48236</text:p>
          </table:table-cell>
          <table:table-cell/>
          <table:table-cell office:value-type="float" office:value="2050" calcext:value-type="float">
            <text:p>2050</text:p>
          </table:table-cell>
          <table:table-cell office:value-type="float" office:value="113.52956" calcext:value-type="float">
            <text:p>113.529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 office:value-type="float" office:value="329.20592" calcext:value-type="float">
            <text:p>329.20592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1200" calcext:value-type="float">
            <text:p>1200</text:p>
          </table:table-cell>
          <table:table-cell office:value-type="float" office:value="56.87706" calcext:value-type="float">
            <text:p>56.87706</text:p>
          </table:table-cell>
          <table:table-cell table:number-columns-repeated="7"/>
          <table:table-cell office:value-type="float" office:value="390" calcext:value-type="float">
            <text:p>390</text:p>
          </table:table-cell>
          <table:table-cell office:value-type="float" office:value="12.60612" calcext:value-type="float">
            <text:p>12.60612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25.6255" calcext:value-type="float">
            <text:p>25.6255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136.64876" calcext:value-type="float">
            <text:p>136.648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office:value-type="float" office:value="332.19242" calcext:value-type="float">
            <text:p>332.19242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1300" calcext:value-type="float">
            <text:p>1300</text:p>
          </table:table-cell>
          <table:table-cell office:value-type="float" office:value="63.99118" calcext:value-type="float">
            <text:p>63.99118</text:p>
          </table:table-cell>
          <table:table-cell table:number-columns-repeated="7"/>
          <table:table-cell office:value-type="float" office:value="395" calcext:value-type="float">
            <text:p>395</text:p>
          </table:table-cell>
          <table:table-cell office:value-type="float" office:value="11.82578" calcext:value-type="float">
            <text:p>11.8257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5.89134" calcext:value-type="float">
            <text:p>25.89134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131.76838" calcext:value-type="float">
            <text:p>131.768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office:value-type="float" office:value="328.39208" calcext:value-type="float">
            <text:p>328.39208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1400" calcext:value-type="float">
            <text:p>1400</text:p>
          </table:table-cell>
          <table:table-cell office:value-type="float" office:value="70.05804" calcext:value-type="float">
            <text:p>70.05804</text:p>
          </table:table-cell>
          <table:table-cell table:number-columns-repeated="7"/>
          <table:table-cell office:value-type="float" office:value="400" calcext:value-type="float">
            <text:p>400</text:p>
          </table:table-cell>
          <table:table-cell office:value-type="float" office:value="13.4668" calcext:value-type="float">
            <text:p>13.4668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26.74788" calcext:value-type="float">
            <text:p>26.74788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145.48458" calcext:value-type="float">
            <text:p>145.484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7" calcext:value-type="float">
            <text:p>547</text:p>
          </table:table-cell>
          <table:table-cell office:value-type="float" office:value="311.70462" calcext:value-type="float">
            <text:p>311.70462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1500" calcext:value-type="float">
            <text:p>1500</text:p>
          </table:table-cell>
          <table:table-cell office:value-type="float" office:value="82.16214" calcext:value-type="float">
            <text:p>82.16214</text:p>
          </table:table-cell>
          <table:table-cell table:number-columns-repeated="7"/>
          <table:table-cell office:value-type="float" office:value="405" calcext:value-type="float">
            <text:p>405</text:p>
          </table:table-cell>
          <table:table-cell office:value-type="float" office:value="12.66992" calcext:value-type="float">
            <text:p>12.66992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28.1577" calcext:value-type="float">
            <text:p>28.1577</text:p>
          </table:table-cell>
          <table:table-cell/>
          <table:table-cell office:value-type="float" office:value="2250" calcext:value-type="float">
            <text:p>2250</text:p>
          </table:table-cell>
          <table:table-cell office:value-type="float" office:value="177.19412" calcext:value-type="float">
            <text:p>177.194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office:value-type="float" office:value="312.10124" calcext:value-type="float">
            <text:p>312.10124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office:value-type="float" office:value="84.36146" calcext:value-type="float">
            <text:p>84.36146</text:p>
          </table:table-cell>
          <table:table-cell table:number-columns-repeated="7"/>
          <table:table-cell office:value-type="float" office:value="410" calcext:value-type="float">
            <text:p>410</text:p>
          </table:table-cell>
          <table:table-cell office:value-type="float" office:value="13.53816" calcext:value-type="float">
            <text:p>13.53816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26.48476" calcext:value-type="float">
            <text:p>26.48476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152.41012" calcext:value-type="float">
            <text:p>152.410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office:value-type="float" office:value="315.7399" calcext:value-type="float">
            <text:p>315.7399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1700" calcext:value-type="float">
            <text:p>1700</text:p>
          </table:table-cell>
          <table:table-cell office:value-type="float" office:value="95.9878" calcext:value-type="float">
            <text:p>95.9878</text:p>
          </table:table-cell>
          <table:table-cell table:number-columns-repeated="7"/>
          <table:table-cell office:value-type="float" office:value="415" calcext:value-type="float">
            <text:p>415</text:p>
          </table:table-cell>
          <table:table-cell office:value-type="float" office:value="12.40964" calcext:value-type="float">
            <text:p>12.40964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26.0049" calcext:value-type="float">
            <text:p>26.0049</text:p>
          </table:table-cell>
          <table:table-cell/>
          <table:table-cell office:value-type="float" office:value="2350" calcext:value-type="float">
            <text:p>2350</text:p>
          </table:table-cell>
          <table:table-cell office:value-type="float" office:value="147.0187" calcext:value-type="float">
            <text:p>147.01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312.79216" calcext:value-type="float">
            <text:p>312.7921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1800" calcext:value-type="float">
            <text:p>1800</text:p>
          </table:table-cell>
          <table:table-cell office:value-type="float" office:value="99.50472" calcext:value-type="float">
            <text:p>99.50472</text:p>
          </table:table-cell>
          <table:table-cell table:number-columns-repeated="7"/>
          <table:table-cell office:value-type="float" office:value="420" calcext:value-type="float">
            <text:p>420</text:p>
          </table:table-cell>
          <table:table-cell office:value-type="float" office:value="14.00174" calcext:value-type="float">
            <text:p>14.00174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float" office:value="29.56916" calcext:value-type="float">
            <text:p>29.56916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180.66924" calcext:value-type="float">
            <text:p>180.669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1" calcext:value-type="float">
            <text:p>551</text:p>
          </table:table-cell>
          <table:table-cell office:value-type="float" office:value="322.76718" calcext:value-type="float">
            <text:p>322.76718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1900" calcext:value-type="float">
            <text:p>1900</text:p>
          </table:table-cell>
          <table:table-cell office:value-type="float" office:value="121.89616" calcext:value-type="float">
            <text:p>121.89616</text:p>
          </table:table-cell>
          <table:table-cell table:number-columns-repeated="7"/>
          <table:table-cell office:value-type="float" office:value="425" calcext:value-type="float">
            <text:p>425</text:p>
          </table:table-cell>
          <table:table-cell office:value-type="float" office:value="12.76662" calcext:value-type="float">
            <text:p>12.7666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29.66082" calcext:value-type="float">
            <text:p>29.66082</text:p>
          </table:table-cell>
          <table:table-cell/>
          <table:table-cell office:value-type="float" office:value="2450" calcext:value-type="float">
            <text:p>2450</text:p>
          </table:table-cell>
          <table:table-cell office:value-type="float" office:value="165.27266" calcext:value-type="float">
            <text:p>165.272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  <table:table-cell office:value-type="float" office:value="326.74576" calcext:value-type="float">
            <text:p>326.7457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2000" calcext:value-type="float">
            <text:p>2000</text:p>
          </table:table-cell>
          <table:table-cell office:value-type="float" office:value="120.15148" calcext:value-type="float">
            <text:p>120.15148</text:p>
          </table:table-cell>
          <table:table-cell table:number-columns-repeated="7"/>
          <table:table-cell office:value-type="float" office:value="430" calcext:value-type="float">
            <text:p>430</text:p>
          </table:table-cell>
          <table:table-cell office:value-type="float" office:value="14.74122" calcext:value-type="float">
            <text:p>14.74122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30.2177" calcext:value-type="float">
            <text:p>30.2177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185.43576" calcext:value-type="float">
            <text:p>185.435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3" calcext:value-type="float">
            <text:p>553</text:p>
          </table:table-cell>
          <table:table-cell office:value-type="float" office:value="331.04042" calcext:value-type="float">
            <text:p>331.04042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2100" calcext:value-type="float">
            <text:p>2100</text:p>
          </table:table-cell>
          <table:table-cell office:value-type="float" office:value="115.17832" calcext:value-type="float">
            <text:p>115.17832</text:p>
          </table:table-cell>
          <table:table-cell table:number-columns-repeated="7"/>
          <table:table-cell office:value-type="float" office:value="435" calcext:value-type="float">
            <text:p>435</text:p>
          </table:table-cell>
          <table:table-cell office:value-type="float" office:value="14.35774" calcext:value-type="float">
            <text:p>14.35774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32.0613" calcext:value-type="float">
            <text:p>32.0613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180.4306" calcext:value-type="float">
            <text:p>180.43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4" calcext:value-type="float">
            <text:p>554</text:p>
          </table:table-cell>
          <table:table-cell office:value-type="float" office:value="324.80916" calcext:value-type="float">
            <text:p>324.8091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2200" calcext:value-type="float">
            <text:p>2200</text:p>
          </table:table-cell>
          <table:table-cell office:value-type="float" office:value="134.13756" calcext:value-type="float">
            <text:p>134.13756</text:p>
          </table:table-cell>
          <table:table-cell table:number-columns-repeated="7"/>
          <table:table-cell office:value-type="float" office:value="440" calcext:value-type="float">
            <text:p>440</text:p>
          </table:table-cell>
          <table:table-cell office:value-type="float" office:value="13.80746" calcext:value-type="float">
            <text:p>13.80746</text:p>
          </table:table-cell>
          <table:table-cell/>
          <table:table-cell office:value-type="float" office:value="745" calcext:value-type="float">
            <text:p>745</text:p>
          </table:table-cell>
          <table:table-cell office:value-type="float" office:value="29.4249" calcext:value-type="float">
            <text:p>29.4249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176.61222" calcext:value-type="float">
            <text:p>176.612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office:value-type="float" office:value="332.42662" calcext:value-type="float">
            <text:p>332.42662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office:value-type="float" office:value="157.49192" calcext:value-type="float">
            <text:p>157.49192</text:p>
          </table:table-cell>
          <table:table-cell table:number-columns-repeated="7"/>
          <table:table-cell office:value-type="float" office:value="445" calcext:value-type="float">
            <text:p>445</text:p>
          </table:table-cell>
          <table:table-cell office:value-type="float" office:value="13.84112" calcext:value-type="float">
            <text:p>13.84112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29.7564" calcext:value-type="float">
            <text:p>29.7564</text:p>
          </table:table-cell>
          <table:table-cell/>
          <table:table-cell office:value-type="float" office:value="2650" calcext:value-type="float">
            <text:p>2650</text:p>
          </table:table-cell>
          <table:table-cell office:value-type="float" office:value="158.3198" calcext:value-type="float">
            <text:p>158.31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office:value-type="float" office:value="329.59772" calcext:value-type="float">
            <text:p>329.59772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2400" calcext:value-type="float">
            <text:p>2400</text:p>
          </table:table-cell>
          <table:table-cell office:value-type="float" office:value="135.3653" calcext:value-type="float">
            <text:p>135.3653</text:p>
          </table:table-cell>
          <table:table-cell table:number-columns-repeated="7"/>
          <table:table-cell office:value-type="float" office:value="450" calcext:value-type="float">
            <text:p>450</text:p>
          </table:table-cell>
          <table:table-cell office:value-type="float" office:value="14.14338" calcext:value-type="float">
            <text:p>14.14338</text:p>
          </table:table-cell>
          <table:table-cell/>
          <table:table-cell office:value-type="float" office:value="755" calcext:value-type="float">
            <text:p>755</text:p>
          </table:table-cell>
          <table:table-cell office:value-type="float" office:value="31.22736" calcext:value-type="float">
            <text:p>31.22736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181.7783" calcext:value-type="float">
            <text:p>181.77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7" calcext:value-type="float">
            <text:p>557</text:p>
          </table:table-cell>
          <table:table-cell office:value-type="float" office:value="319.4439" calcext:value-type="float">
            <text:p>319.4439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2500" calcext:value-type="float">
            <text:p>2500</text:p>
          </table:table-cell>
          <table:table-cell office:value-type="float" office:value="175.12458" calcext:value-type="float">
            <text:p>175.12458</text:p>
          </table:table-cell>
          <table:table-cell table:number-columns-repeated="7"/>
          <table:table-cell office:value-type="float" office:value="455" calcext:value-type="float">
            <text:p>455</text:p>
          </table:table-cell>
          <table:table-cell office:value-type="float" office:value="14.85854" calcext:value-type="float">
            <text:p>14.85854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34.6536" calcext:value-type="float">
            <text:p>34.6536</text:p>
          </table:table-cell>
          <table:table-cell/>
          <table:table-cell office:value-type="float" office:value="2750" calcext:value-type="float">
            <text:p>2750</text:p>
          </table:table-cell>
          <table:table-cell office:value-type="float" office:value="198.0586" calcext:value-type="float">
            <text:p>198.05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 office:value-type="float" office:value="321.4927" calcext:value-type="float">
            <text:p>321.4927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2600" calcext:value-type="float">
            <text:p>2600</text:p>
          </table:table-cell>
          <table:table-cell office:value-type="float" office:value="180.16146" calcext:value-type="float">
            <text:p>180.16146</text:p>
          </table:table-cell>
          <table:table-cell table:number-columns-repeated="7"/>
          <table:table-cell office:value-type="float" office:value="460" calcext:value-type="float">
            <text:p>460</text:p>
          </table:table-cell>
          <table:table-cell office:value-type="float" office:value="15.01208" calcext:value-type="float">
            <text:p>15.01208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29.33758" calcext:value-type="float">
            <text:p>29.33758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210.97268" calcext:value-type="float">
            <text:p>210.972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office:value-type="float" office:value="329.43604" calcext:value-type="float">
            <text:p>329.43604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2700" calcext:value-type="float">
            <text:p>2700</text:p>
          </table:table-cell>
          <table:table-cell office:value-type="float" office:value="194.05516" calcext:value-type="float">
            <text:p>194.05516</text:p>
          </table:table-cell>
          <table:table-cell table:number-columns-repeated="7"/>
          <table:table-cell office:value-type="float" office:value="465" calcext:value-type="float">
            <text:p>465</text:p>
          </table:table-cell>
          <table:table-cell office:value-type="float" office:value="15.39578" calcext:value-type="float">
            <text:p>15.39578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35.2535" calcext:value-type="float">
            <text:p>35.2535</text:p>
          </table:table-cell>
          <table:table-cell/>
          <table:table-cell office:value-type="float" office:value="2850" calcext:value-type="float">
            <text:p>2850</text:p>
          </table:table-cell>
          <table:table-cell office:value-type="float" office:value="267.76258" calcext:value-type="float">
            <text:p>267.762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336.40562" calcext:value-type="float">
            <text:p>336.40562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2800" calcext:value-type="float">
            <text:p>2800</text:p>
          </table:table-cell>
          <table:table-cell office:value-type="float" office:value="185.23908" calcext:value-type="float">
            <text:p>185.23908</text:p>
          </table:table-cell>
          <table:table-cell table:number-columns-repeated="7"/>
          <table:table-cell office:value-type="float" office:value="470" calcext:value-type="float">
            <text:p>470</text:p>
          </table:table-cell>
          <table:table-cell office:value-type="float" office:value="15.78442" calcext:value-type="float">
            <text:p>15.78442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30.91662" calcext:value-type="float">
            <text:p>30.91662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231.3226" calcext:value-type="float">
            <text:p>231.32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office:value-type="float" office:value="332.40234" calcext:value-type="float">
            <text:p>332.40234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2900" calcext:value-type="float">
            <text:p>2900</text:p>
          </table:table-cell>
          <table:table-cell office:value-type="float" office:value="217.84388" calcext:value-type="float">
            <text:p>217.84388</text:p>
          </table:table-cell>
          <table:table-cell table:number-columns-repeated="7"/>
          <table:table-cell office:value-type="float" office:value="475" calcext:value-type="float">
            <text:p>475</text:p>
          </table:table-cell>
          <table:table-cell office:value-type="float" office:value="15.04752" calcext:value-type="float">
            <text:p>15.04752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37.45842" calcext:value-type="float">
            <text:p>37.45842</text:p>
          </table:table-cell>
          <table:table-cell/>
          <table:table-cell office:value-type="float" office:value="2950" calcext:value-type="float">
            <text:p>2950</text:p>
          </table:table-cell>
          <table:table-cell office:value-type="float" office:value="252.20834" calcext:value-type="float">
            <text:p>252.208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office:value-type="float" office:value="330.81434" calcext:value-type="float">
            <text:p>330.81434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3000" calcext:value-type="float">
            <text:p>3000</text:p>
          </table:table-cell>
          <table:table-cell office:value-type="float" office:value="193.96728" calcext:value-type="float">
            <text:p>193.96728</text:p>
          </table:table-cell>
          <table:table-cell table:number-columns-repeated="7"/>
          <table:table-cell office:value-type="float" office:value="480" calcext:value-type="float">
            <text:p>480</text:p>
          </table:table-cell>
          <table:table-cell office:value-type="float" office:value="14.959" calcext:value-type="float">
            <text:p>14.959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33.1423" calcext:value-type="float">
            <text:p>33.1423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64.01012" calcext:value-type="float">
            <text:p>264.010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office:value-type="float" office:value="334.26774" calcext:value-type="float">
            <text:p>334.26774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3100" calcext:value-type="float">
            <text:p>3100</text:p>
          </table:table-cell>
          <table:table-cell office:value-type="float" office:value="234.11498" calcext:value-type="float">
            <text:p>234.11498</text:p>
          </table:table-cell>
          <table:table-cell table:number-columns-repeated="7"/>
          <table:table-cell office:value-type="float" office:value="485" calcext:value-type="float">
            <text:p>485</text:p>
          </table:table-cell>
          <table:table-cell office:value-type="float" office:value="15.3127" calcext:value-type="float">
            <text:p>15.3127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31.491" calcext:value-type="float">
            <text:p>31.491</text:p>
          </table:table-cell>
          <table:table-cell/>
          <table:table-cell office:value-type="float" office:value="3050" calcext:value-type="float">
            <text:p>3050</text:p>
          </table:table-cell>
          <table:table-cell office:value-type="float" office:value="222.45622" calcext:value-type="float">
            <text:p>222.456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4" calcext:value-type="float">
            <text:p>564</text:p>
          </table:table-cell>
          <table:table-cell office:value-type="float" office:value="326.68756" calcext:value-type="float">
            <text:p>326.6875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3200" calcext:value-type="float">
            <text:p>3200</text:p>
          </table:table-cell>
          <table:table-cell office:value-type="float" office:value="222.62576" calcext:value-type="float">
            <text:p>222.62576</text:p>
          </table:table-cell>
          <table:table-cell table:number-columns-repeated="7"/>
          <table:table-cell office:value-type="float" office:value="490" calcext:value-type="float">
            <text:p>490</text:p>
          </table:table-cell>
          <table:table-cell office:value-type="float" office:value="15.42874" calcext:value-type="float">
            <text:p>15.42874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34.23468" calcext:value-type="float">
            <text:p>34.23468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268.89604" calcext:value-type="float">
            <text:p>268.896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office:value-type="float" office:value="338.03254" calcext:value-type="float">
            <text:p>338.03254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3300" calcext:value-type="float">
            <text:p>3300</text:p>
          </table:table-cell>
          <table:table-cell office:value-type="float" office:value="263.4467" calcext:value-type="float">
            <text:p>263.4467</text:p>
          </table:table-cell>
          <table:table-cell table:number-columns-repeated="7"/>
          <table:table-cell office:value-type="float" office:value="495" calcext:value-type="float">
            <text:p>495</text:p>
          </table:table-cell>
          <table:table-cell office:value-type="float" office:value="14.6129" calcext:value-type="float">
            <text:p>14.612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0.57068" calcext:value-type="float">
            <text:p>30.57068</text:p>
          </table:table-cell>
          <table:table-cell/>
          <table:table-cell office:value-type="float" office:value="3150" calcext:value-type="float">
            <text:p>3150</text:p>
          </table:table-cell>
          <table:table-cell office:value-type="float" office:value="212.42938" calcext:value-type="float">
            <text:p>212.429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office:value-type="float" office:value="338.34634" calcext:value-type="float">
            <text:p>338.34634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3400" calcext:value-type="float">
            <text:p>3400</text:p>
          </table:table-cell>
          <table:table-cell office:value-type="float" office:value="250.9487" calcext:value-type="float">
            <text:p>250.9487</text:p>
          </table:table-cell>
          <table:table-cell table:number-columns-repeated="7"/>
          <table:table-cell office:value-type="float" office:value="500" calcext:value-type="float">
            <text:p>500</text:p>
          </table:table-cell>
          <table:table-cell office:value-type="float" office:value="18.59846" calcext:value-type="float">
            <text:p>18.59846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7.75042" calcext:value-type="float">
            <text:p>27.75042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250.51584" calcext:value-type="float">
            <text:p>250.515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office:value-type="float" office:value="372.22928" calcext:value-type="float">
            <text:p>372.22928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3500" calcext:value-type="float">
            <text:p>3500</text:p>
          </table:table-cell>
          <table:table-cell office:value-type="float" office:value="274.93714" calcext:value-type="float">
            <text:p>274.9371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office:value-type="float" office:value="16.17" calcext:value-type="float">
            <text:p>16.17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33.81502" calcext:value-type="float">
            <text:p>33.81502</text:p>
          </table:table-cell>
          <table:table-cell/>
          <table:table-cell office:value-type="float" office:value="3250" calcext:value-type="float">
            <text:p>3250</text:p>
          </table:table-cell>
          <table:table-cell office:value-type="float" office:value="234.9583" calcext:value-type="float">
            <text:p>234.95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office:value-type="float" office:value="357.619" calcext:value-type="float">
            <text:p>357.619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3600" calcext:value-type="float">
            <text:p>3600</text:p>
          </table:table-cell>
          <table:table-cell office:value-type="float" office:value="301.6775" calcext:value-type="float">
            <text:p>301.6775</text:p>
          </table:table-cell>
          <table:table-cell table:number-columns-repeated="7"/>
          <table:table-cell office:value-type="float" office:value="510" calcext:value-type="float">
            <text:p>510</text:p>
          </table:table-cell>
          <table:table-cell office:value-type="float" office:value="16.83674" calcext:value-type="float">
            <text:p>16.83674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34.988" calcext:value-type="float">
            <text:p>34.988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262.50752" calcext:value-type="float">
            <text:p>262.507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office:value-type="float" office:value="352.52386" calcext:value-type="float">
            <text:p>352.5238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3700" calcext:value-type="float">
            <text:p>3700</text:p>
          </table:table-cell>
          <table:table-cell office:value-type="float" office:value="311.42854" calcext:value-type="float">
            <text:p>311.42854</text:p>
          </table:table-cell>
          <table:table-cell table:number-columns-repeated="7"/>
          <table:table-cell office:value-type="float" office:value="515" calcext:value-type="float">
            <text:p>515</text:p>
          </table:table-cell>
          <table:table-cell office:value-type="float" office:value="17.51332" calcext:value-type="float">
            <text:p>17.51332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36.57224" calcext:value-type="float">
            <text:p>36.57224</text:p>
          </table:table-cell>
          <table:table-cell/>
          <table:table-cell office:value-type="float" office:value="3350" calcext:value-type="float">
            <text:p>3350</text:p>
          </table:table-cell>
          <table:table-cell office:value-type="float" office:value="276.25302" calcext:value-type="float">
            <text:p>276.253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office:value-type="float" office:value="371.56372" calcext:value-type="float">
            <text:p>371.56372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3800" calcext:value-type="float">
            <text:p>3800</text:p>
          </table:table-cell>
          <table:table-cell office:value-type="float" office:value="400.76494" calcext:value-type="float">
            <text:p>400.76494</text:p>
          </table:table-cell>
          <table:table-cell table:number-columns-repeated="7"/>
          <table:table-cell office:value-type="float" office:value="520" calcext:value-type="float">
            <text:p>520</text:p>
          </table:table-cell>
          <table:table-cell office:value-type="float" office:value="17.40346" calcext:value-type="float">
            <text:p>17.40346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float" office:value="34.58506" calcext:value-type="float">
            <text:p>34.58506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278.08486" calcext:value-type="float">
            <text:p>278.084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1" calcext:value-type="float">
            <text:p>571</text:p>
          </table:table-cell>
          <table:table-cell office:value-type="float" office:value="346.70964" calcext:value-type="float">
            <text:p>346.70964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3900" calcext:value-type="float">
            <text:p>3900</text:p>
          </table:table-cell>
          <table:table-cell office:value-type="float" office:value="334.7187" calcext:value-type="float">
            <text:p>334.7187</text:p>
          </table:table-cell>
          <table:table-cell table:number-columns-repeated="7"/>
          <table:table-cell office:value-type="float" office:value="525" calcext:value-type="float">
            <text:p>525</text:p>
          </table:table-cell>
          <table:table-cell office:value-type="float" office:value="17.7053" calcext:value-type="float">
            <text:p>17.7053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34.1712" calcext:value-type="float">
            <text:p>34.1712</text:p>
          </table:table-cell>
          <table:table-cell/>
          <table:table-cell office:value-type="float" office:value="3450" calcext:value-type="float">
            <text:p>3450</text:p>
          </table:table-cell>
          <table:table-cell office:value-type="float" office:value="264.04864" calcext:value-type="float">
            <text:p>264.048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office:value-type="float" office:value="371.20226" calcext:value-type="float">
            <text:p>371.2022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office:value-type="float" office:value="427.96044" calcext:value-type="float">
            <text:p>427.96044</text:p>
          </table:table-cell>
          <table:table-cell table:number-columns-repeated="7"/>
          <table:table-cell office:value-type="float" office:value="530" calcext:value-type="float">
            <text:p>530</text:p>
          </table:table-cell>
          <table:table-cell office:value-type="float" office:value="16.58882" calcext:value-type="float">
            <text:p>16.58882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32.68992" calcext:value-type="float">
            <text:p>32.68992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262.60808" calcext:value-type="float">
            <text:p>262.608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 office:value-type="float" office:value="421.37046" calcext:value-type="float">
            <text:p>421.3704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535" calcext:value-type="float">
            <text:p>535</text:p>
          </table:table-cell>
          <table:table-cell office:value-type="float" office:value="16.8257" calcext:value-type="float">
            <text:p>16.8257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34.42588" calcext:value-type="float">
            <text:p>34.42588</text:p>
          </table:table-cell>
          <table:table-cell/>
          <table:table-cell office:value-type="float" office:value="3550" calcext:value-type="float">
            <text:p>3550</text:p>
          </table:table-cell>
          <table:table-cell office:value-type="float" office:value="289.22818" calcext:value-type="float">
            <text:p>289.228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office:value-type="float" office:value="390.54864" calcext:value-type="float">
            <text:p>390.5486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540" calcext:value-type="float">
            <text:p>540</text:p>
          </table:table-cell>
          <table:table-cell office:value-type="float" office:value="17.23456" calcext:value-type="float">
            <text:p>17.23456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float" office:value="33.84328" calcext:value-type="float">
            <text:p>33.84328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91.9857" calcext:value-type="float">
            <text:p>291.9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office:value-type="float" office:value="366.4369" calcext:value-type="float">
            <text:p>366.4369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545" calcext:value-type="float">
            <text:p>545</text:p>
          </table:table-cell>
          <table:table-cell office:value-type="float" office:value="16.8513" calcext:value-type="float">
            <text:p>16.851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33.65334" calcext:value-type="float">
            <text:p>33.65334</text:p>
          </table:table-cell>
          <table:table-cell/>
          <table:table-cell office:value-type="float" office:value="3650" calcext:value-type="float">
            <text:p>3650</text:p>
          </table:table-cell>
          <table:table-cell office:value-type="float" office:value="296.58256" calcext:value-type="float">
            <text:p>296.582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office:value-type="float" office:value="388.39046" calcext:value-type="float">
            <text:p>388.3904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550" calcext:value-type="float">
            <text:p>550</text:p>
          </table:table-cell>
          <table:table-cell office:value-type="float" office:value="19.82426" calcext:value-type="float">
            <text:p>19.82426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float" office:value="40.24692" calcext:value-type="float">
            <text:p>40.24692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322.09066" calcext:value-type="float">
            <text:p>322.090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7" calcext:value-type="float">
            <text:p>577</text:p>
          </table:table-cell>
          <table:table-cell office:value-type="float" office:value="379.04638" calcext:value-type="float">
            <text:p>379.0463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555" calcext:value-type="float">
            <text:p>555</text:p>
          </table:table-cell>
          <table:table-cell office:value-type="float" office:value="17.4587" calcext:value-type="float">
            <text:p>17.4587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33.42708" calcext:value-type="float">
            <text:p>33.42708</text:p>
          </table:table-cell>
          <table:table-cell/>
          <table:table-cell office:value-type="float" office:value="3750" calcext:value-type="float">
            <text:p>3750</text:p>
          </table:table-cell>
          <table:table-cell office:value-type="float" office:value="301.20354" calcext:value-type="float">
            <text:p>301.203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 office:value-type="float" office:value="454.9435" calcext:value-type="float">
            <text:p>454.9435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560" calcext:value-type="float">
            <text:p>560</text:p>
          </table:table-cell>
          <table:table-cell office:value-type="float" office:value="17.75736" calcext:value-type="float">
            <text:p>17.75736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float" office:value="35.57588" calcext:value-type="float">
            <text:p>35.57588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float" office:value="338.38422" calcext:value-type="float">
            <text:p>338.384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9" calcext:value-type="float">
            <text:p>579</text:p>
          </table:table-cell>
          <table:table-cell office:value-type="float" office:value="353.6763" calcext:value-type="float">
            <text:p>353.6763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565" calcext:value-type="float">
            <text:p>565</text:p>
          </table:table-cell>
          <table:table-cell office:value-type="float" office:value="18.68638" calcext:value-type="float">
            <text:p>18.68638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37.29662" calcext:value-type="float">
            <text:p>37.29662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333.98482" calcext:value-type="float">
            <text:p>333.984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float" office:value="353.03954" calcext:value-type="float">
            <text:p>353.0395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570" calcext:value-type="float">
            <text:p>570</text:p>
          </table:table-cell>
          <table:table-cell office:value-type="float" office:value="20.58412" calcext:value-type="float">
            <text:p>20.58412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float" office:value="35.93356" calcext:value-type="float">
            <text:p>35.93356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288.24608" calcext:value-type="float">
            <text:p>288.246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 office:value-type="float" office:value="337.3902" calcext:value-type="float">
            <text:p>337.390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575" calcext:value-type="float">
            <text:p>575</text:p>
          </table:table-cell>
          <table:table-cell office:value-type="float" office:value="18.51218" calcext:value-type="float">
            <text:p>18.51218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37.4637" calcext:value-type="float">
            <text:p>37.4637</text:p>
          </table:table-cell>
          <table:table-cell/>
          <table:table-cell office:value-type="float" office:value="3950" calcext:value-type="float">
            <text:p>3950</text:p>
          </table:table-cell>
          <table:table-cell office:value-type="float" office:value="394.40612" calcext:value-type="float">
            <text:p>394.406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 office:value-type="float" office:value="344.07846" calcext:value-type="float">
            <text:p>344.0784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580" calcext:value-type="float">
            <text:p>580</text:p>
          </table:table-cell>
          <table:table-cell office:value-type="float" office:value="18.95078" calcext:value-type="float">
            <text:p>18.95078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float" office:value="38.44764" calcext:value-type="float">
            <text:p>38.44764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342.16562" calcext:value-type="float">
            <text:p>342.165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office:value-type="float" office:value="355.505" calcext:value-type="float">
            <text:p>355.505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585" calcext:value-type="float">
            <text:p>585</text:p>
          </table:table-cell>
          <table:table-cell office:value-type="float" office:value="19.2161" calcext:value-type="float">
            <text:p>19.2161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35.75538" calcext:value-type="float">
            <text:p>35.755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office:value-type="float" office:value="354.18586" calcext:value-type="float">
            <text:p>354.1858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590" calcext:value-type="float">
            <text:p>590</text:p>
          </table:table-cell>
          <table:table-cell office:value-type="float" office:value="19.69784" calcext:value-type="float">
            <text:p>19.69784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float" office:value="39.55334" calcext:value-type="float">
            <text:p>39.553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  <table:table-cell office:value-type="float" office:value="353.7775" calcext:value-type="float">
            <text:p>353.7775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595" calcext:value-type="float">
            <text:p>595</text:p>
          </table:table-cell>
          <table:table-cell office:value-type="float" office:value="19.73916" calcext:value-type="float">
            <text:p>19.7391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41.83556" calcext:value-type="float">
            <text:p>41.835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86" calcext:value-type="float">
            <text:p>586</text:p>
          </table:table-cell>
          <table:table-cell office:value-type="float" office:value="350.47972" calcext:value-type="float">
            <text:p>350.4797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600" calcext:value-type="float">
            <text:p>600</text:p>
          </table:table-cell>
          <table:table-cell office:value-type="float" office:value="18.84548" calcext:value-type="float">
            <text:p>18.84548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float" office:value="34.76018" calcext:value-type="float">
            <text:p>34.760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 office:value-type="float" office:value="346.30106" calcext:value-type="float">
            <text:p>346.3010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605" calcext:value-type="float">
            <text:p>605</text:p>
          </table:table-cell>
          <table:table-cell office:value-type="float" office:value="21.44458" calcext:value-type="float">
            <text:p>21.44458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40.5646" calcext:value-type="float">
            <text:p>40.5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88" calcext:value-type="float">
            <text:p>588</text:p>
          </table:table-cell>
          <table:table-cell office:value-type="float" office:value="344.44954" calcext:value-type="float">
            <text:p>344.4495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610" calcext:value-type="float">
            <text:p>610</text:p>
          </table:table-cell>
          <table:table-cell office:value-type="float" office:value="19.1528" calcext:value-type="float">
            <text:p>19.1528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36.92218" calcext:value-type="float">
            <text:p>36.92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89" calcext:value-type="float">
            <text:p>589</text:p>
          </table:table-cell>
          <table:table-cell office:value-type="float" office:value="349.21404" calcext:value-type="float">
            <text:p>349.2140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615" calcext:value-type="float">
            <text:p>615</text:p>
          </table:table-cell>
          <table:table-cell office:value-type="float" office:value="19.36886" calcext:value-type="float">
            <text:p>19.368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37.34834" calcext:value-type="float">
            <text:p>37.34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float" office:value="359.50172" calcext:value-type="float">
            <text:p>359.5017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620" calcext:value-type="float">
            <text:p>620</text:p>
          </table:table-cell>
          <table:table-cell office:value-type="float" office:value="19.82438" calcext:value-type="float">
            <text:p>19.82438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float" office:value="42.59786" calcext:value-type="float">
            <text:p>42.59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office:value-type="float" office:value="359.61232" calcext:value-type="float">
            <text:p>359.6123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625" calcext:value-type="float">
            <text:p>625</text:p>
          </table:table-cell>
          <table:table-cell office:value-type="float" office:value="18.63512" calcext:value-type="float">
            <text:p>18.63512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39.36788" calcext:value-type="float">
            <text:p>39.367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office:value-type="float" office:value="357.41682" calcext:value-type="float">
            <text:p>357.4168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630" calcext:value-type="float">
            <text:p>630</text:p>
          </table:table-cell>
          <table:table-cell office:value-type="float" office:value="19.50996" calcext:value-type="float">
            <text:p>19.50996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40.87304" calcext:value-type="float">
            <text:p>40.873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office:value-type="float" office:value="356.10752" calcext:value-type="float">
            <text:p>356.1075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635" calcext:value-type="float">
            <text:p>635</text:p>
          </table:table-cell>
          <table:table-cell office:value-type="float" office:value="19.5868" calcext:value-type="float">
            <text:p>19.5868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38.81838" calcext:value-type="float">
            <text:p>38.81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office:value-type="float" office:value="357.6669" calcext:value-type="float">
            <text:p>357.6669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640" calcext:value-type="float">
            <text:p>640</text:p>
          </table:table-cell>
          <table:table-cell office:value-type="float" office:value="23.87886" calcext:value-type="float">
            <text:p>23.87886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float" office:value="37.99112" calcext:value-type="float">
            <text:p>37.99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340.18776" calcext:value-type="float">
            <text:p>340.1877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645" calcext:value-type="float">
            <text:p>645</text:p>
          </table:table-cell>
          <table:table-cell office:value-type="float" office:value="23.43074" calcext:value-type="float">
            <text:p>23.43074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42.15732" calcext:value-type="float">
            <text:p>42.157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office:value-type="float" office:value="386.22252" calcext:value-type="float">
            <text:p>386.2225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650" calcext:value-type="float">
            <text:p>650</text:p>
          </table:table-cell>
          <table:table-cell office:value-type="float" office:value="24.7918" calcext:value-type="float">
            <text:p>24.7918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float" office:value="38.17754" calcext:value-type="float">
            <text:p>38.17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office:value-type="float" office:value="358.1353" calcext:value-type="float">
            <text:p>358.1353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655" calcext:value-type="float">
            <text:p>655</text:p>
          </table:table-cell>
          <table:table-cell office:value-type="float" office:value="25.87612" calcext:value-type="float">
            <text:p>25.8761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41.91446" calcext:value-type="float">
            <text:p>41.91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office:value-type="float" office:value="365.85662" calcext:value-type="float">
            <text:p>365.8566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660" calcext:value-type="float">
            <text:p>660</text:p>
          </table:table-cell>
          <table:table-cell office:value-type="float" office:value="24.11642" calcext:value-type="float">
            <text:p>24.11642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40.27486" calcext:value-type="float">
            <text:p>40.274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office:value-type="float" office:value="357.56302" calcext:value-type="float">
            <text:p>357.5630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665" calcext:value-type="float">
            <text:p>665</text:p>
          </table:table-cell>
          <table:table-cell office:value-type="float" office:value="25.2604" calcext:value-type="float">
            <text:p>25.2604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43.32758" calcext:value-type="float">
            <text:p>43.327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348.50654" calcext:value-type="float">
            <text:p>348.5065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670" calcext:value-type="float">
            <text:p>670</text:p>
          </table:table-cell>
          <table:table-cell office:value-type="float" office:value="26.4859" calcext:value-type="float">
            <text:p>26.4859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45.73222" calcext:value-type="float">
            <text:p>45.732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office:value-type="float" office:value="354.4285" calcext:value-type="float">
            <text:p>354.4285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675" calcext:value-type="float">
            <text:p>675</text:p>
          </table:table-cell>
          <table:table-cell office:value-type="float" office:value="25.24458" calcext:value-type="float">
            <text:p>25.24458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43.71648" calcext:value-type="float">
            <text:p>43.716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office:value-type="float" office:value="354.77598" calcext:value-type="float">
            <text:p>354.7759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680" calcext:value-type="float">
            <text:p>680</text:p>
          </table:table-cell>
          <table:table-cell office:value-type="float" office:value="26.04154" calcext:value-type="float">
            <text:p>26.04154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float" office:value="43.11958" calcext:value-type="float">
            <text:p>43.119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office:value-type="float" office:value="356.41716" calcext:value-type="float">
            <text:p>356.4171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685" calcext:value-type="float">
            <text:p>685</text:p>
          </table:table-cell>
          <table:table-cell office:value-type="float" office:value="25.2361" calcext:value-type="float">
            <text:p>25.2361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45.9328" calcext:value-type="float">
            <text:p>45.9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office:value-type="float" office:value="360.478" calcext:value-type="float">
            <text:p>360.47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690" calcext:value-type="float">
            <text:p>690</text:p>
          </table:table-cell>
          <table:table-cell office:value-type="float" office:value="26.4282" calcext:value-type="float">
            <text:p>26.4282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float" office:value="41.85934" calcext:value-type="float">
            <text:p>41.859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office:value-type="float" office:value="365.1177" calcext:value-type="float">
            <text:p>365.1177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695" calcext:value-type="float">
            <text:p>695</text:p>
          </table:table-cell>
          <table:table-cell office:value-type="float" office:value="25.5251" calcext:value-type="float">
            <text:p>25.525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8.57588" calcext:value-type="float">
            <text:p>48.575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6" calcext:value-type="float">
            <text:p>606</text:p>
          </table:table-cell>
          <table:table-cell office:value-type="float" office:value="360.32838" calcext:value-type="float">
            <text:p>360.3283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700" calcext:value-type="float">
            <text:p>700</text:p>
          </table:table-cell>
          <table:table-cell office:value-type="float" office:value="26.206" calcext:value-type="float">
            <text:p>26.206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49.43704" calcext:value-type="float">
            <text:p>49.43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7" calcext:value-type="float">
            <text:p>607</text:p>
          </table:table-cell>
          <table:table-cell office:value-type="float" office:value="348.98696" calcext:value-type="float">
            <text:p>348.9869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705" calcext:value-type="float">
            <text:p>705</text:p>
          </table:table-cell>
          <table:table-cell office:value-type="float" office:value="26.52088" calcext:value-type="float">
            <text:p>26.52088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46.54094" calcext:value-type="float">
            <text:p>46.540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office:value-type="float" office:value="357.9886" calcext:value-type="float">
            <text:p>357.988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710" calcext:value-type="float">
            <text:p>710</text:p>
          </table:table-cell>
          <table:table-cell office:value-type="float" office:value="26.08722" calcext:value-type="float">
            <text:p>26.08722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float" office:value="48.66796" calcext:value-type="float">
            <text:p>48.667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office:value-type="float" office:value="367.3928" calcext:value-type="float">
            <text:p>367.392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715" calcext:value-type="float">
            <text:p>715</text:p>
          </table:table-cell>
          <table:table-cell office:value-type="float" office:value="26.36626" calcext:value-type="float">
            <text:p>26.36626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float" office:value="49.26856" calcext:value-type="float">
            <text:p>49.26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358.81868" calcext:value-type="float">
            <text:p>358.8186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720" calcext:value-type="float">
            <text:p>720</text:p>
          </table:table-cell>
          <table:table-cell office:value-type="float" office:value="25.77512" calcext:value-type="float">
            <text:p>25.77512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float" office:value="50.60304" calcext:value-type="float">
            <text:p>50.603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office:value-type="float" office:value="369.91452" calcext:value-type="float">
            <text:p>369.9145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725" calcext:value-type="float">
            <text:p>725</text:p>
          </table:table-cell>
          <table:table-cell office:value-type="float" office:value="28.31112" calcext:value-type="float">
            <text:p>28.31112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float" office:value="48.03008" calcext:value-type="float">
            <text:p>48.03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office:value-type="float" office:value="368.10794" calcext:value-type="float">
            <text:p>368.1079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730" calcext:value-type="float">
            <text:p>730</text:p>
          </table:table-cell>
          <table:table-cell office:value-type="float" office:value="29.59686" calcext:value-type="float">
            <text:p>29.59686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float" office:value="50.67302" calcext:value-type="float">
            <text:p>50.67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13" calcext:value-type="float">
            <text:p>613</text:p>
          </table:table-cell>
          <table:table-cell office:value-type="float" office:value="372.95102" calcext:value-type="float">
            <text:p>372.9510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735" calcext:value-type="float">
            <text:p>735</text:p>
          </table:table-cell>
          <table:table-cell office:value-type="float" office:value="28.75838" calcext:value-type="float">
            <text:p>28.75838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float" office:value="45.80628" calcext:value-type="float">
            <text:p>45.806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14" calcext:value-type="float">
            <text:p>614</text:p>
          </table:table-cell>
          <table:table-cell office:value-type="float" office:value="360.22628" calcext:value-type="float">
            <text:p>360.2262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740" calcext:value-type="float">
            <text:p>740</text:p>
          </table:table-cell>
          <table:table-cell office:value-type="float" office:value="28.59754" calcext:value-type="float">
            <text:p>28.59754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float" office:value="46.31488" calcext:value-type="float">
            <text:p>46.31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 office:value-type="float" office:value="376.49156" calcext:value-type="float">
            <text:p>376.4915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745" calcext:value-type="float">
            <text:p>745</text:p>
          </table:table-cell>
          <table:table-cell office:value-type="float" office:value="28.53338" calcext:value-type="float">
            <text:p>28.53338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52.65272" calcext:value-type="float">
            <text:p>52.65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office:value-type="float" office:value="364.71856" calcext:value-type="float">
            <text:p>364.7185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750" calcext:value-type="float">
            <text:p>750</text:p>
          </table:table-cell>
          <table:table-cell office:value-type="float" office:value="28.86562" calcext:value-type="float">
            <text:p>28.86562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53.8596" calcext:value-type="float">
            <text:p>53.8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office:value-type="float" office:value="385.7309" calcext:value-type="float">
            <text:p>385.7309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755" calcext:value-type="float">
            <text:p>755</text:p>
          </table:table-cell>
          <table:table-cell office:value-type="float" office:value="32.20642" calcext:value-type="float">
            <text:p>32.20642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48.42966" calcext:value-type="float">
            <text:p>48.429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office:value-type="float" office:value="388.1988" calcext:value-type="float">
            <text:p>388.198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760" calcext:value-type="float">
            <text:p>760</text:p>
          </table:table-cell>
          <table:table-cell office:value-type="float" office:value="32.32806" calcext:value-type="float">
            <text:p>32.32806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50.25346" calcext:value-type="float">
            <text:p>50.253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19" calcext:value-type="float">
            <text:p>619</text:p>
          </table:table-cell>
          <table:table-cell office:value-type="float" office:value="385.33498" calcext:value-type="float">
            <text:p>385.3349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765" calcext:value-type="float">
            <text:p>765</text:p>
          </table:table-cell>
          <table:table-cell office:value-type="float" office:value="28.16524" calcext:value-type="float">
            <text:p>28.16524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45.83984" calcext:value-type="float">
            <text:p>45.839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382.37536" calcext:value-type="float">
            <text:p>382.3753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770" calcext:value-type="float">
            <text:p>770</text:p>
          </table:table-cell>
          <table:table-cell office:value-type="float" office:value="28.1677" calcext:value-type="float">
            <text:p>28.1677</text:p>
          </table:table-cell>
          <table:table-cell/>
          <table:table-cell office:value-type="float" office:value="1075" calcext:value-type="float">
            <text:p>1075</text:p>
          </table:table-cell>
          <table:table-cell office:value-type="float" office:value="50.68554" calcext:value-type="float">
            <text:p>50.685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office:value-type="float" office:value="385.14824" calcext:value-type="float">
            <text:p>385.1482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775" calcext:value-type="float">
            <text:p>775</text:p>
          </table:table-cell>
          <table:table-cell office:value-type="float" office:value="29.28802" calcext:value-type="float">
            <text:p>29.2880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44.8926" calcext:value-type="float">
            <text:p>44.8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22" calcext:value-type="float">
            <text:p>622</text:p>
          </table:table-cell>
          <table:table-cell office:value-type="float" office:value="368.87554" calcext:value-type="float">
            <text:p>368.8755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780" calcext:value-type="float">
            <text:p>780</text:p>
          </table:table-cell>
          <table:table-cell office:value-type="float" office:value="30.64396" calcext:value-type="float">
            <text:p>30.64396</text:p>
          </table:table-cell>
          <table:table-cell/>
          <table:table-cell office:value-type="float" office:value="1085" calcext:value-type="float">
            <text:p>1085</text:p>
          </table:table-cell>
          <table:table-cell office:value-type="float" office:value="50.88954" calcext:value-type="float">
            <text:p>50.88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office:value-type="float" office:value="380.2064" calcext:value-type="float">
            <text:p>380.206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785" calcext:value-type="float">
            <text:p>785</text:p>
          </table:table-cell>
          <table:table-cell office:value-type="float" office:value="28.3515" calcext:value-type="float">
            <text:p>28.3515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49.33028" calcext:value-type="float">
            <text:p>49.33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24" calcext:value-type="float">
            <text:p>624</text:p>
          </table:table-cell>
          <table:table-cell office:value-type="float" office:value="357.6418" calcext:value-type="float">
            <text:p>357.641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790" calcext:value-type="float">
            <text:p>790</text:p>
          </table:table-cell>
          <table:table-cell office:value-type="float" office:value="27.28826" calcext:value-type="float">
            <text:p>27.28826</text:p>
          </table:table-cell>
          <table:table-cell/>
          <table:table-cell office:value-type="float" office:value="1095" calcext:value-type="float">
            <text:p>1095</text:p>
          </table:table-cell>
          <table:table-cell office:value-type="float" office:value="48.59738" calcext:value-type="float">
            <text:p>48.597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office:value-type="float" office:value="363.64608" calcext:value-type="float">
            <text:p>363.6460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795" calcext:value-type="float">
            <text:p>795</text:p>
          </table:table-cell>
          <table:table-cell office:value-type="float" office:value="31.99952" calcext:value-type="float">
            <text:p>31.99952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48.14414" calcext:value-type="float">
            <text:p>48.144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26" calcext:value-type="float">
            <text:p>626</text:p>
          </table:table-cell>
          <table:table-cell office:value-type="float" office:value="372.7804" calcext:value-type="float">
            <text:p>372.780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800" calcext:value-type="float">
            <text:p>800</text:p>
          </table:table-cell>
          <table:table-cell office:value-type="float" office:value="31.42488" calcext:value-type="float">
            <text:p>31.42488</text:p>
          </table:table-cell>
          <table:table-cell/>
          <table:table-cell office:value-type="float" office:value="1105" calcext:value-type="float">
            <text:p>1105</text:p>
          </table:table-cell>
          <table:table-cell office:value-type="float" office:value="55.2507" calcext:value-type="float">
            <text:p>55.2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office:value-type="float" office:value="371.89346" calcext:value-type="float">
            <text:p>371.8934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805" calcext:value-type="float">
            <text:p>805</text:p>
          </table:table-cell>
          <table:table-cell office:value-type="float" office:value="31.4816" calcext:value-type="float">
            <text:p>31.4816</text:p>
          </table:table-cell>
          <table:table-cell/>
          <table:table-cell office:value-type="float" office:value="1110" calcext:value-type="float">
            <text:p>1110</text:p>
          </table:table-cell>
          <table:table-cell office:value-type="float" office:value="53.93834" calcext:value-type="float">
            <text:p>53.93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 office:value-type="float" office:value="370.084" calcext:value-type="float">
            <text:p>370.08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810" calcext:value-type="float">
            <text:p>810</text:p>
          </table:table-cell>
          <table:table-cell office:value-type="float" office:value="38.25502" calcext:value-type="float">
            <text:p>38.25502</text:p>
          </table:table-cell>
          <table:table-cell/>
          <table:table-cell office:value-type="float" office:value="1115" calcext:value-type="float">
            <text:p>1115</text:p>
          </table:table-cell>
          <table:table-cell office:value-type="float" office:value="55.41626" calcext:value-type="float">
            <text:p>55.416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29" calcext:value-type="float">
            <text:p>629</text:p>
          </table:table-cell>
          <table:table-cell office:value-type="float" office:value="365.46386" calcext:value-type="float">
            <text:p>365.4638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815" calcext:value-type="float">
            <text:p>815</text:p>
          </table:table-cell>
          <table:table-cell office:value-type="float" office:value="41.91008" calcext:value-type="float">
            <text:p>41.91008</text:p>
          </table:table-cell>
          <table:table-cell/>
          <table:table-cell office:value-type="float" office:value="1120" calcext:value-type="float">
            <text:p>1120</text:p>
          </table:table-cell>
          <table:table-cell office:value-type="float" office:value="55.85538" calcext:value-type="float">
            <text:p>55.855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371.19194" calcext:value-type="float">
            <text:p>371.1919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820" calcext:value-type="float">
            <text:p>820</text:p>
          </table:table-cell>
          <table:table-cell office:value-type="float" office:value="37.56746" calcext:value-type="float">
            <text:p>37.56746</text:p>
          </table:table-cell>
          <table:table-cell/>
          <table:table-cell office:value-type="float" office:value="1125" calcext:value-type="float">
            <text:p>1125</text:p>
          </table:table-cell>
          <table:table-cell office:value-type="float" office:value="51.86366" calcext:value-type="float">
            <text:p>51.863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office:value-type="float" office:value="382.23968" calcext:value-type="float">
            <text:p>382.2396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825" calcext:value-type="float">
            <text:p>825</text:p>
          </table:table-cell>
          <table:table-cell office:value-type="float" office:value="36.02186" calcext:value-type="float">
            <text:p>36.02186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52.0541" calcext:value-type="float">
            <text:p>52.05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32" calcext:value-type="float">
            <text:p>632</text:p>
          </table:table-cell>
          <table:table-cell office:value-type="float" office:value="388.28994" calcext:value-type="float">
            <text:p>388.2899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830" calcext:value-type="float">
            <text:p>830</text:p>
          </table:table-cell>
          <table:table-cell office:value-type="float" office:value="36.7358" calcext:value-type="float">
            <text:p>36.7358</text:p>
          </table:table-cell>
          <table:table-cell/>
          <table:table-cell office:value-type="float" office:value="1135" calcext:value-type="float">
            <text:p>1135</text:p>
          </table:table-cell>
          <table:table-cell office:value-type="float" office:value="54.33924" calcext:value-type="float">
            <text:p>54.339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33" calcext:value-type="float">
            <text:p>633</text:p>
          </table:table-cell>
          <table:table-cell office:value-type="float" office:value="380.5879" calcext:value-type="float">
            <text:p>380.5879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835" calcext:value-type="float">
            <text:p>835</text:p>
          </table:table-cell>
          <table:table-cell office:value-type="float" office:value="31.88296" calcext:value-type="float">
            <text:p>31.88296</text:p>
          </table:table-cell>
          <table:table-cell/>
          <table:table-cell office:value-type="float" office:value="1140" calcext:value-type="float">
            <text:p>1140</text:p>
          </table:table-cell>
          <table:table-cell office:value-type="float" office:value="55.8544" calcext:value-type="float">
            <text:p>55.85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office:value-type="float" office:value="373.1078" calcext:value-type="float">
            <text:p>373.107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840" calcext:value-type="float">
            <text:p>840</text:p>
          </table:table-cell>
          <table:table-cell office:value-type="float" office:value="34.76198" calcext:value-type="float">
            <text:p>34.76198</text:p>
          </table:table-cell>
          <table:table-cell/>
          <table:table-cell office:value-type="float" office:value="1145" calcext:value-type="float">
            <text:p>1145</text:p>
          </table:table-cell>
          <table:table-cell office:value-type="float" office:value="56.47286" calcext:value-type="float">
            <text:p>56.472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35" calcext:value-type="float">
            <text:p>635</text:p>
          </table:table-cell>
          <table:table-cell office:value-type="float" office:value="365.91814" calcext:value-type="float">
            <text:p>365.9181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845" calcext:value-type="float">
            <text:p>845</text:p>
          </table:table-cell>
          <table:table-cell office:value-type="float" office:value="34.01434" calcext:value-type="float">
            <text:p>34.01434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53.2646" calcext:value-type="float">
            <text:p>53.2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office:value-type="float" office:value="382.90886" calcext:value-type="float">
            <text:p>382.9088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850" calcext:value-type="float">
            <text:p>850</text:p>
          </table:table-cell>
          <table:table-cell office:value-type="float" office:value="35.64382" calcext:value-type="float">
            <text:p>35.64382</text:p>
          </table:table-cell>
          <table:table-cell/>
          <table:table-cell office:value-type="float" office:value="1155" calcext:value-type="float">
            <text:p>1155</text:p>
          </table:table-cell>
          <table:table-cell office:value-type="float" office:value="55.4764" calcext:value-type="float">
            <text:p>55.47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office:value-type="float" office:value="370.83486" calcext:value-type="float">
            <text:p>370.8348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855" calcext:value-type="float">
            <text:p>855</text:p>
          </table:table-cell>
          <table:table-cell office:value-type="float" office:value="35.15896" calcext:value-type="float">
            <text:p>35.15896</text:p>
          </table:table-cell>
          <table:table-cell/>
          <table:table-cell office:value-type="float" office:value="1160" calcext:value-type="float">
            <text:p>1160</text:p>
          </table:table-cell>
          <table:table-cell office:value-type="float" office:value="51.89426" calcext:value-type="float">
            <text:p>51.894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38" calcext:value-type="float">
            <text:p>638</text:p>
          </table:table-cell>
          <table:table-cell office:value-type="float" office:value="379.67596" calcext:value-type="float">
            <text:p>379.6759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860" calcext:value-type="float">
            <text:p>860</text:p>
          </table:table-cell>
          <table:table-cell office:value-type="float" office:value="35.98066" calcext:value-type="float">
            <text:p>35.98066</text:p>
          </table:table-cell>
          <table:table-cell/>
          <table:table-cell office:value-type="float" office:value="1165" calcext:value-type="float">
            <text:p>1165</text:p>
          </table:table-cell>
          <table:table-cell office:value-type="float" office:value="63.76614" calcext:value-type="float">
            <text:p>63.766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39" calcext:value-type="float">
            <text:p>639</text:p>
          </table:table-cell>
          <table:table-cell office:value-type="float" office:value="382.96888" calcext:value-type="float">
            <text:p>382.9688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865" calcext:value-type="float">
            <text:p>865</text:p>
          </table:table-cell>
          <table:table-cell office:value-type="float" office:value="37.33218" calcext:value-type="float">
            <text:p>37.33218</text:p>
          </table:table-cell>
          <table:table-cell/>
          <table:table-cell office:value-type="float" office:value="1170" calcext:value-type="float">
            <text:p>1170</text:p>
          </table:table-cell>
          <table:table-cell office:value-type="float" office:value="61.77256" calcext:value-type="float">
            <text:p>61.77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376.9027" calcext:value-type="float">
            <text:p>376.9027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870" calcext:value-type="float">
            <text:p>870</text:p>
          </table:table-cell>
          <table:table-cell office:value-type="float" office:value="33.3566" calcext:value-type="float">
            <text:p>33.3566</text:p>
          </table:table-cell>
          <table:table-cell/>
          <table:table-cell office:value-type="float" office:value="1175" calcext:value-type="float">
            <text:p>1175</text:p>
          </table:table-cell>
          <table:table-cell office:value-type="float" office:value="61.99068" calcext:value-type="float">
            <text:p>61.990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1" calcext:value-type="float">
            <text:p>641</text:p>
          </table:table-cell>
          <table:table-cell office:value-type="float" office:value="386.88528" calcext:value-type="float">
            <text:p>386.8852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875" calcext:value-type="float">
            <text:p>875</text:p>
          </table:table-cell>
          <table:table-cell office:value-type="float" office:value="35.07566" calcext:value-type="float">
            <text:p>35.07566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57.9704" calcext:value-type="float">
            <text:p>57.9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2" calcext:value-type="float">
            <text:p>642</text:p>
          </table:table-cell>
          <table:table-cell office:value-type="float" office:value="387.10804" calcext:value-type="float">
            <text:p>387.1080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880" calcext:value-type="float">
            <text:p>880</text:p>
          </table:table-cell>
          <table:table-cell office:value-type="float" office:value="41.5832" calcext:value-type="float">
            <text:p>41.5832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62.23706" calcext:value-type="float">
            <text:p>62.237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3" calcext:value-type="float">
            <text:p>643</text:p>
          </table:table-cell>
          <table:table-cell office:value-type="float" office:value="369.56766" calcext:value-type="float">
            <text:p>369.5676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885" calcext:value-type="float">
            <text:p>885</text:p>
          </table:table-cell>
          <table:table-cell office:value-type="float" office:value="35.29448" calcext:value-type="float">
            <text:p>35.29448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60.58" calcext:value-type="float">
            <text:p>60.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 office:value-type="float" office:value="399.20912" calcext:value-type="float">
            <text:p>399.2091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890" calcext:value-type="float">
            <text:p>890</text:p>
          </table:table-cell>
          <table:table-cell office:value-type="float" office:value="39.36476" calcext:value-type="float">
            <text:p>39.36476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float" office:value="62.91382" calcext:value-type="float">
            <text:p>62.913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5" calcext:value-type="float">
            <text:p>645</text:p>
          </table:table-cell>
          <table:table-cell office:value-type="float" office:value="370.13582" calcext:value-type="float">
            <text:p>370.1358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895" calcext:value-type="float">
            <text:p>895</text:p>
          </table:table-cell>
          <table:table-cell office:value-type="float" office:value="34.95576" calcext:value-type="float">
            <text:p>34.9557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55.65216" calcext:value-type="float">
            <text:p>55.65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6" calcext:value-type="float">
            <text:p>646</text:p>
          </table:table-cell>
          <table:table-cell office:value-type="float" office:value="396.8034" calcext:value-type="float">
            <text:p>396.803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900" calcext:value-type="float">
            <text:p>900</text:p>
          </table:table-cell>
          <table:table-cell office:value-type="float" office:value="38.64404" calcext:value-type="float">
            <text:p>38.64404</text:p>
          </table:table-cell>
          <table:table-cell/>
          <table:table-cell office:value-type="float" office:value="1205" calcext:value-type="float">
            <text:p>1205</text:p>
          </table:table-cell>
          <table:table-cell office:value-type="float" office:value="57.50288" calcext:value-type="float">
            <text:p>57.50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7" calcext:value-type="float">
            <text:p>647</text:p>
          </table:table-cell>
          <table:table-cell office:value-type="float" office:value="396.36258" calcext:value-type="float">
            <text:p>396.3625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905" calcext:value-type="float">
            <text:p>905</text:p>
          </table:table-cell>
          <table:table-cell office:value-type="float" office:value="40.56238" calcext:value-type="float">
            <text:p>40.56238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61.81192" calcext:value-type="float">
            <text:p>61.81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8" calcext:value-type="float">
            <text:p>648</text:p>
          </table:table-cell>
          <table:table-cell office:value-type="float" office:value="392.51564" calcext:value-type="float">
            <text:p>392.5156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910" calcext:value-type="float">
            <text:p>910</text:p>
          </table:table-cell>
          <table:table-cell office:value-type="float" office:value="36.42792" calcext:value-type="float">
            <text:p>36.42792</text:p>
          </table:table-cell>
          <table:table-cell/>
          <table:table-cell office:value-type="float" office:value="1215" calcext:value-type="float">
            <text:p>1215</text:p>
          </table:table-cell>
          <table:table-cell office:value-type="float" office:value="63.03522" calcext:value-type="float">
            <text:p>63.035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office:value-type="float" office:value="384.20256" calcext:value-type="float">
            <text:p>384.2025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915" calcext:value-type="float">
            <text:p>915</text:p>
          </table:table-cell>
          <table:table-cell office:value-type="float" office:value="37.33034" calcext:value-type="float">
            <text:p>37.330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60.80454" calcext:value-type="float">
            <text:p>60.804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390.81728" calcext:value-type="float">
            <text:p>390.8172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920" calcext:value-type="float">
            <text:p>920</text:p>
          </table:table-cell>
          <table:table-cell office:value-type="float" office:value="36.0995" calcext:value-type="float">
            <text:p>36.0995</text:p>
          </table:table-cell>
          <table:table-cell/>
          <table:table-cell office:value-type="float" office:value="1225" calcext:value-type="float">
            <text:p>1225</text:p>
          </table:table-cell>
          <table:table-cell office:value-type="float" office:value="59.77094" calcext:value-type="float">
            <text:p>59.770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51" calcext:value-type="float">
            <text:p>651</text:p>
          </table:table-cell>
          <table:table-cell office:value-type="float" office:value="372.64756" calcext:value-type="float">
            <text:p>372.6475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925" calcext:value-type="float">
            <text:p>925</text:p>
          </table:table-cell>
          <table:table-cell office:value-type="float" office:value="40.18732" calcext:value-type="float">
            <text:p>40.1873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56.607" calcext:value-type="float">
            <text:p>56.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652" calcext:value-type="float">
            <text:p>652</text:p>
          </table:table-cell>
          <table:table-cell office:value-type="float" office:value="379.26334" calcext:value-type="float">
            <text:p>379.2633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930" calcext:value-type="float">
            <text:p>930</text:p>
          </table:table-cell>
          <table:table-cell office:value-type="float" office:value="37.29082" calcext:value-type="float">
            <text:p>37.29082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69.16916" calcext:value-type="float">
            <text:p>69.169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53" calcext:value-type="float">
            <text:p>653</text:p>
          </table:table-cell>
          <table:table-cell office:value-type="float" office:value="398.98432" calcext:value-type="float">
            <text:p>398.9843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935" calcext:value-type="float">
            <text:p>935</text:p>
          </table:table-cell>
          <table:table-cell office:value-type="float" office:value="38.22704" calcext:value-type="float">
            <text:p>38.22704</text:p>
          </table:table-cell>
          <table:table-cell/>
          <table:table-cell office:value-type="float" office:value="1240" calcext:value-type="float">
            <text:p>1240</text:p>
          </table:table-cell>
          <table:table-cell office:value-type="float" office:value="62.8418" calcext:value-type="float">
            <text:p>62.8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office:value-type="float" office:value="393.98706" calcext:value-type="float">
            <text:p>393.9870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940" calcext:value-type="float">
            <text:p>940</text:p>
          </table:table-cell>
          <table:table-cell office:value-type="float" office:value="42.36326" calcext:value-type="float">
            <text:p>42.36326</text:p>
          </table:table-cell>
          <table:table-cell/>
          <table:table-cell office:value-type="float" office:value="1245" calcext:value-type="float">
            <text:p>1245</text:p>
          </table:table-cell>
          <table:table-cell office:value-type="float" office:value="68.57284" calcext:value-type="float">
            <text:p>68.572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55" calcext:value-type="float">
            <text:p>655</text:p>
          </table:table-cell>
          <table:table-cell office:value-type="float" office:value="395.0035" calcext:value-type="float">
            <text:p>395.0035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945" calcext:value-type="float">
            <text:p>945</text:p>
          </table:table-cell>
          <table:table-cell office:value-type="float" office:value="37.67954" calcext:value-type="float">
            <text:p>37.67954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64.59046" calcext:value-type="float">
            <text:p>64.59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56" calcext:value-type="float">
            <text:p>656</text:p>
          </table:table-cell>
          <table:table-cell office:value-type="float" office:value="395.17188" calcext:value-type="float">
            <text:p>395.1718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950" calcext:value-type="float">
            <text:p>950</text:p>
          </table:table-cell>
          <table:table-cell office:value-type="float" office:value="40.86184" calcext:value-type="float">
            <text:p>40.86184</text:p>
          </table:table-cell>
          <table:table-cell/>
          <table:table-cell office:value-type="float" office:value="1255" calcext:value-type="float">
            <text:p>1255</text:p>
          </table:table-cell>
          <table:table-cell office:value-type="float" office:value="66.32772" calcext:value-type="float">
            <text:p>66.32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57" calcext:value-type="float">
            <text:p>657</text:p>
          </table:table-cell>
          <table:table-cell office:value-type="float" office:value="399.14598" calcext:value-type="float">
            <text:p>399.1459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955" calcext:value-type="float">
            <text:p>955</text:p>
          </table:table-cell>
          <table:table-cell office:value-type="float" office:value="37.87824" calcext:value-type="float">
            <text:p>37.87824</text:p>
          </table:table-cell>
          <table:table-cell/>
          <table:table-cell office:value-type="float" office:value="1260" calcext:value-type="float">
            <text:p>1260</text:p>
          </table:table-cell>
          <table:table-cell office:value-type="float" office:value="66.15118" calcext:value-type="float">
            <text:p>66.151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58" calcext:value-type="float">
            <text:p>658</text:p>
          </table:table-cell>
          <table:table-cell office:value-type="float" office:value="388.08114" calcext:value-type="float">
            <text:p>388.0811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960" calcext:value-type="float">
            <text:p>960</text:p>
          </table:table-cell>
          <table:table-cell office:value-type="float" office:value="41.39858" calcext:value-type="float">
            <text:p>41.39858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60.91196" calcext:value-type="float">
            <text:p>60.91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office:value-type="float" office:value="411.83198" calcext:value-type="float">
            <text:p>411.8319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965" calcext:value-type="float">
            <text:p>965</text:p>
          </table:table-cell>
          <table:table-cell office:value-type="float" office:value="37.41352" calcext:value-type="float">
            <text:p>37.41352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67.35586" calcext:value-type="float">
            <text:p>67.355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391.45226" calcext:value-type="float">
            <text:p>391.4522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970" calcext:value-type="float">
            <text:p>970</text:p>
          </table:table-cell>
          <table:table-cell office:value-type="float" office:value="42.92816" calcext:value-type="float">
            <text:p>42.92816</text:p>
          </table:table-cell>
          <table:table-cell/>
          <table:table-cell office:value-type="float" office:value="1275" calcext:value-type="float">
            <text:p>1275</text:p>
          </table:table-cell>
          <table:table-cell office:value-type="float" office:value="71.78768" calcext:value-type="float">
            <text:p>71.78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61" calcext:value-type="float">
            <text:p>661</text:p>
          </table:table-cell>
          <table:table-cell office:value-type="float" office:value="397.89938" calcext:value-type="float">
            <text:p>397.8993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975" calcext:value-type="float">
            <text:p>975</text:p>
          </table:table-cell>
          <table:table-cell office:value-type="float" office:value="41.29238" calcext:value-type="float">
            <text:p>41.29238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66.71876" calcext:value-type="float">
            <text:p>66.718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62" calcext:value-type="float">
            <text:p>662</text:p>
          </table:table-cell>
          <table:table-cell office:value-type="float" office:value="409.2453" calcext:value-type="float">
            <text:p>409.2453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980" calcext:value-type="float">
            <text:p>980</text:p>
          </table:table-cell>
          <table:table-cell office:value-type="float" office:value="41.33676" calcext:value-type="float">
            <text:p>41.33676</text:p>
          </table:table-cell>
          <table:table-cell/>
          <table:table-cell office:value-type="float" office:value="1285" calcext:value-type="float">
            <text:p>1285</text:p>
          </table:table-cell>
          <table:table-cell office:value-type="float" office:value="61.29704" calcext:value-type="float">
            <text:p>61.29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63" calcext:value-type="float">
            <text:p>663</text:p>
          </table:table-cell>
          <table:table-cell office:value-type="float" office:value="394.8731" calcext:value-type="float">
            <text:p>394.8731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985" calcext:value-type="float">
            <text:p>985</text:p>
          </table:table-cell>
          <table:table-cell office:value-type="float" office:value="46.31198" calcext:value-type="float">
            <text:p>46.31198</text:p>
          </table:table-cell>
          <table:table-cell/>
          <table:table-cell office:value-type="float" office:value="1290" calcext:value-type="float">
            <text:p>1290</text:p>
          </table:table-cell>
          <table:table-cell office:value-type="float" office:value="63.41706" calcext:value-type="float">
            <text:p>63.417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64" calcext:value-type="float">
            <text:p>664</text:p>
          </table:table-cell>
          <table:table-cell office:value-type="float" office:value="403.27948" calcext:value-type="float">
            <text:p>403.2794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990" calcext:value-type="float">
            <text:p>990</text:p>
          </table:table-cell>
          <table:table-cell office:value-type="float" office:value="42.6217" calcext:value-type="float">
            <text:p>42.6217</text:p>
          </table:table-cell>
          <table:table-cell/>
          <table:table-cell office:value-type="float" office:value="1295" calcext:value-type="float">
            <text:p>1295</text:p>
          </table:table-cell>
          <table:table-cell office:value-type="float" office:value="67.29978" calcext:value-type="float">
            <text:p>67.299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65" calcext:value-type="float">
            <text:p>665</text:p>
          </table:table-cell>
          <table:table-cell office:value-type="float" office:value="395.80268" calcext:value-type="float">
            <text:p>395.8026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995" calcext:value-type="float">
            <text:p>995</text:p>
          </table:table-cell>
          <table:table-cell office:value-type="float" office:value="45.87984" calcext:value-type="float">
            <text:p>45.87984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64.19598" calcext:value-type="float">
            <text:p>64.195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66" calcext:value-type="float">
            <text:p>666</text:p>
          </table:table-cell>
          <table:table-cell office:value-type="float" office:value="428.5901" calcext:value-type="float">
            <text:p>428.5901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000" calcext:value-type="float">
            <text:p>1000</text:p>
          </table:table-cell>
          <table:table-cell office:value-type="float" office:value="42.5341" calcext:value-type="float">
            <text:p>42.5341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66.29644" calcext:value-type="float">
            <text:p>66.296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67" calcext:value-type="float">
            <text:p>667</text:p>
          </table:table-cell>
          <table:table-cell office:value-type="float" office:value="395.42306" calcext:value-type="float">
            <text:p>395.4230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005" calcext:value-type="float">
            <text:p>1005</text:p>
          </table:table-cell>
          <table:table-cell office:value-type="float" office:value="47.79506" calcext:value-type="float">
            <text:p>47.79506</text:p>
          </table:table-cell>
          <table:table-cell/>
          <table:table-cell office:value-type="float" office:value="1310" calcext:value-type="float">
            <text:p>1310</text:p>
          </table:table-cell>
          <table:table-cell office:value-type="float" office:value="65.21542" calcext:value-type="float">
            <text:p>65.21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68" calcext:value-type="float">
            <text:p>668</text:p>
          </table:table-cell>
          <table:table-cell office:value-type="float" office:value="389.19952" calcext:value-type="float">
            <text:p>389.1995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010" calcext:value-type="float">
            <text:p>1010</text:p>
          </table:table-cell>
          <table:table-cell office:value-type="float" office:value="47.15962" calcext:value-type="float">
            <text:p>47.15962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65.25356" calcext:value-type="float">
            <text:p>65.253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69" calcext:value-type="float">
            <text:p>669</text:p>
          </table:table-cell>
          <table:table-cell office:value-type="float" office:value="386.05982" calcext:value-type="float">
            <text:p>386.0598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015" calcext:value-type="float">
            <text:p>1015</text:p>
          </table:table-cell>
          <table:table-cell office:value-type="float" office:value="45.35256" calcext:value-type="float">
            <text:p>45.35256</text:p>
          </table:table-cell>
          <table:table-cell/>
          <table:table-cell office:value-type="float" office:value="1320" calcext:value-type="float">
            <text:p>1320</text:p>
          </table:table-cell>
          <table:table-cell office:value-type="float" office:value="62.25652" calcext:value-type="float">
            <text:p>62.256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float" office:value="411.9613" calcext:value-type="float">
            <text:p>411.9613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020" calcext:value-type="float">
            <text:p>1020</text:p>
          </table:table-cell>
          <table:table-cell office:value-type="float" office:value="46.94846" calcext:value-type="float">
            <text:p>46.94846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62.96906" calcext:value-type="float">
            <text:p>62.969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71" calcext:value-type="float">
            <text:p>671</text:p>
          </table:table-cell>
          <table:table-cell office:value-type="float" office:value="393.45464" calcext:value-type="float">
            <text:p>393.4546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025" calcext:value-type="float">
            <text:p>1025</text:p>
          </table:table-cell>
          <table:table-cell office:value-type="float" office:value="50.81854" calcext:value-type="float">
            <text:p>50.81854</text:p>
          </table:table-cell>
          <table:table-cell/>
          <table:table-cell office:value-type="float" office:value="1330" calcext:value-type="float">
            <text:p>1330</text:p>
          </table:table-cell>
          <table:table-cell office:value-type="float" office:value="67.38124" calcext:value-type="float">
            <text:p>67.381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office:value-type="float" office:value="411.28494" calcext:value-type="float">
            <text:p>411.2849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030" calcext:value-type="float">
            <text:p>1030</text:p>
          </table:table-cell>
          <table:table-cell office:value-type="float" office:value="44.77518" calcext:value-type="float">
            <text:p>44.77518</text:p>
          </table:table-cell>
          <table:table-cell/>
          <table:table-cell office:value-type="float" office:value="1335" calcext:value-type="float">
            <text:p>1335</text:p>
          </table:table-cell>
          <table:table-cell office:value-type="float" office:value="64.94032" calcext:value-type="float">
            <text:p>64.94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73" calcext:value-type="float">
            <text:p>673</text:p>
          </table:table-cell>
          <table:table-cell office:value-type="float" office:value="417.5557" calcext:value-type="float">
            <text:p>417.5557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035" calcext:value-type="float">
            <text:p>1035</text:p>
          </table:table-cell>
          <table:table-cell office:value-type="float" office:value="46.75872" calcext:value-type="float">
            <text:p>46.75872</text:p>
          </table:table-cell>
          <table:table-cell/>
          <table:table-cell office:value-type="float" office:value="1340" calcext:value-type="float">
            <text:p>1340</text:p>
          </table:table-cell>
          <table:table-cell office:value-type="float" office:value="64.75872" calcext:value-type="float">
            <text:p>64.75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 office:value-type="float" office:value="399.79786" calcext:value-type="float">
            <text:p>399.7978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040" calcext:value-type="float">
            <text:p>1040</text:p>
          </table:table-cell>
          <table:table-cell office:value-type="float" office:value="44.77858" calcext:value-type="float">
            <text:p>44.77858</text:p>
          </table:table-cell>
          <table:table-cell/>
          <table:table-cell office:value-type="float" office:value="1345" calcext:value-type="float">
            <text:p>1345</text:p>
          </table:table-cell>
          <table:table-cell office:value-type="float" office:value="68.88242" calcext:value-type="float">
            <text:p>68.88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75" calcext:value-type="float">
            <text:p>675</text:p>
          </table:table-cell>
          <table:table-cell office:value-type="float" office:value="408.69462" calcext:value-type="float">
            <text:p>408.6946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045" calcext:value-type="float">
            <text:p>1045</text:p>
          </table:table-cell>
          <table:table-cell office:value-type="float" office:value="49.14902" calcext:value-type="float">
            <text:p>49.14902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float" office:value="69.66608" calcext:value-type="float">
            <text:p>69.66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76" calcext:value-type="float">
            <text:p>676</text:p>
          </table:table-cell>
          <table:table-cell office:value-type="float" office:value="406.5998" calcext:value-type="float">
            <text:p>406.599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050" calcext:value-type="float">
            <text:p>1050</text:p>
          </table:table-cell>
          <table:table-cell office:value-type="float" office:value="45.7585" calcext:value-type="float">
            <text:p>45.7585</text:p>
          </table:table-cell>
          <table:table-cell/>
          <table:table-cell office:value-type="float" office:value="1355" calcext:value-type="float">
            <text:p>1355</text:p>
          </table:table-cell>
          <table:table-cell office:value-type="float" office:value="73.86516" calcext:value-type="float">
            <text:p>73.86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77" calcext:value-type="float">
            <text:p>677</text:p>
          </table:table-cell>
          <table:table-cell office:value-type="float" office:value="441.9726" calcext:value-type="float">
            <text:p>441.972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055" calcext:value-type="float">
            <text:p>1055</text:p>
          </table:table-cell>
          <table:table-cell office:value-type="float" office:value="43.44414" calcext:value-type="float">
            <text:p>43.44414</text:p>
          </table:table-cell>
          <table:table-cell/>
          <table:table-cell office:value-type="float" office:value="1360" calcext:value-type="float">
            <text:p>1360</text:p>
          </table:table-cell>
          <table:table-cell office:value-type="float" office:value="70.3062" calcext:value-type="float">
            <text:p>70.30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78" calcext:value-type="float">
            <text:p>678</text:p>
          </table:table-cell>
          <table:table-cell office:value-type="float" office:value="404.43484" calcext:value-type="float">
            <text:p>404.4348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060" calcext:value-type="float">
            <text:p>1060</text:p>
          </table:table-cell>
          <table:table-cell office:value-type="float" office:value="51.51578" calcext:value-type="float">
            <text:p>51.51578</text:p>
          </table:table-cell>
          <table:table-cell/>
          <table:table-cell office:value-type="float" office:value="1365" calcext:value-type="float">
            <text:p>1365</text:p>
          </table:table-cell>
          <table:table-cell office:value-type="float" office:value="69.53672" calcext:value-type="float">
            <text:p>69.536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79" calcext:value-type="float">
            <text:p>679</text:p>
          </table:table-cell>
          <table:table-cell office:value-type="float" office:value="425.71164" calcext:value-type="float">
            <text:p>425.7116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065" calcext:value-type="float">
            <text:p>1065</text:p>
          </table:table-cell>
          <table:table-cell office:value-type="float" office:value="49.69448" calcext:value-type="float">
            <text:p>49.69448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68.77696" calcext:value-type="float">
            <text:p>68.77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412.82418" calcext:value-type="float">
            <text:p>412.8241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070" calcext:value-type="float">
            <text:p>1070</text:p>
          </table:table-cell>
          <table:table-cell office:value-type="float" office:value="53.30834" calcext:value-type="float">
            <text:p>53.30834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72.40118" calcext:value-type="float">
            <text:p>72.401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81" calcext:value-type="float">
            <text:p>681</text:p>
          </table:table-cell>
          <table:table-cell office:value-type="float" office:value="424.68656" calcext:value-type="float">
            <text:p>424.6865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075" calcext:value-type="float">
            <text:p>1075</text:p>
          </table:table-cell>
          <table:table-cell office:value-type="float" office:value="52.5297" calcext:value-type="float">
            <text:p>52.5297</text:p>
          </table:table-cell>
          <table:table-cell/>
          <table:table-cell office:value-type="float" office:value="1380" calcext:value-type="float">
            <text:p>1380</text:p>
          </table:table-cell>
          <table:table-cell office:value-type="float" office:value="72.28148" calcext:value-type="float">
            <text:p>72.281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82" calcext:value-type="float">
            <text:p>682</text:p>
          </table:table-cell>
          <table:table-cell office:value-type="float" office:value="423.09344" calcext:value-type="float">
            <text:p>423.0934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080" calcext:value-type="float">
            <text:p>1080</text:p>
          </table:table-cell>
          <table:table-cell office:value-type="float" office:value="52.65146" calcext:value-type="float">
            <text:p>52.65146</text:p>
          </table:table-cell>
          <table:table-cell/>
          <table:table-cell office:value-type="float" office:value="1385" calcext:value-type="float">
            <text:p>1385</text:p>
          </table:table-cell>
          <table:table-cell office:value-type="float" office:value="67.33244" calcext:value-type="float">
            <text:p>67.332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83" calcext:value-type="float">
            <text:p>683</text:p>
          </table:table-cell>
          <table:table-cell office:value-type="float" office:value="426.01336" calcext:value-type="float">
            <text:p>426.0133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085" calcext:value-type="float">
            <text:p>1085</text:p>
          </table:table-cell>
          <table:table-cell office:value-type="float" office:value="52.20528" calcext:value-type="float">
            <text:p>52.20528</text:p>
          </table:table-cell>
          <table:table-cell/>
          <table:table-cell office:value-type="float" office:value="1390" calcext:value-type="float">
            <text:p>1390</text:p>
          </table:table-cell>
          <table:table-cell office:value-type="float" office:value="75.47882" calcext:value-type="float">
            <text:p>75.478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84" calcext:value-type="float">
            <text:p>684</text:p>
          </table:table-cell>
          <table:table-cell office:value-type="float" office:value="426.63138" calcext:value-type="float">
            <text:p>426.6313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090" calcext:value-type="float">
            <text:p>1090</text:p>
          </table:table-cell>
          <table:table-cell office:value-type="float" office:value="46.9261" calcext:value-type="float">
            <text:p>46.9261</text:p>
          </table:table-cell>
          <table:table-cell/>
          <table:table-cell office:value-type="float" office:value="1395" calcext:value-type="float">
            <text:p>1395</text:p>
          </table:table-cell>
          <table:table-cell office:value-type="float" office:value="72.15384" calcext:value-type="float">
            <text:p>72.15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85" calcext:value-type="float">
            <text:p>685</text:p>
          </table:table-cell>
          <table:table-cell office:value-type="float" office:value="409.10398" calcext:value-type="float">
            <text:p>409.1039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095" calcext:value-type="float">
            <text:p>1095</text:p>
          </table:table-cell>
          <table:table-cell office:value-type="float" office:value="50.57774" calcext:value-type="float">
            <text:p>50.57774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74.12236" calcext:value-type="float">
            <text:p>74.122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86" calcext:value-type="float">
            <text:p>686</text:p>
          </table:table-cell>
          <table:table-cell office:value-type="float" office:value="436.98958" calcext:value-type="float">
            <text:p>436.9895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100" calcext:value-type="float">
            <text:p>1100</text:p>
          </table:table-cell>
          <table:table-cell office:value-type="float" office:value="51.23934" calcext:value-type="float">
            <text:p>51.23934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77.35776" calcext:value-type="float">
            <text:p>77.357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87" calcext:value-type="float">
            <text:p>687</text:p>
          </table:table-cell>
          <table:table-cell office:value-type="float" office:value="445.14922" calcext:value-type="float">
            <text:p>445.1492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105" calcext:value-type="float">
            <text:p>1105</text:p>
          </table:table-cell>
          <table:table-cell office:value-type="float" office:value="52.74174" calcext:value-type="float">
            <text:p>52.7417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75.72572" calcext:value-type="float">
            <text:p>75.725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88" calcext:value-type="float">
            <text:p>688</text:p>
          </table:table-cell>
          <table:table-cell office:value-type="float" office:value="415.277" calcext:value-type="float">
            <text:p>415.277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110" calcext:value-type="float">
            <text:p>1110</text:p>
          </table:table-cell>
          <table:table-cell office:value-type="float" office:value="50.26246" calcext:value-type="float">
            <text:p>50.26246</text:p>
          </table:table-cell>
          <table:table-cell/>
          <table:table-cell office:value-type="float" office:value="1415" calcext:value-type="float">
            <text:p>1415</text:p>
          </table:table-cell>
          <table:table-cell office:value-type="float" office:value="83.76692" calcext:value-type="float">
            <text:p>83.76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89" calcext:value-type="float">
            <text:p>689</text:p>
          </table:table-cell>
          <table:table-cell office:value-type="float" office:value="419.72526" calcext:value-type="float">
            <text:p>419.7252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115" calcext:value-type="float">
            <text:p>1115</text:p>
          </table:table-cell>
          <table:table-cell office:value-type="float" office:value="48.6043" calcext:value-type="float">
            <text:p>48.6043</text:p>
          </table:table-cell>
          <table:table-cell/>
          <table:table-cell office:value-type="float" office:value="1420" calcext:value-type="float">
            <text:p>1420</text:p>
          </table:table-cell>
          <table:table-cell office:value-type="float" office:value="71.4228" calcext:value-type="float">
            <text:p>71.42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 office:value-type="float" office:value="419.62772" calcext:value-type="float">
            <text:p>419.6277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120" calcext:value-type="float">
            <text:p>1120</text:p>
          </table:table-cell>
          <table:table-cell office:value-type="float" office:value="55.6032" calcext:value-type="float">
            <text:p>55.6032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75.15564" calcext:value-type="float">
            <text:p>75.15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434.55394" calcext:value-type="float">
            <text:p>434.5539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125" calcext:value-type="float">
            <text:p>1125</text:p>
          </table:table-cell>
          <table:table-cell office:value-type="float" office:value="49.45208" calcext:value-type="float">
            <text:p>49.45208</text:p>
          </table:table-cell>
          <table:table-cell/>
          <table:table-cell office:value-type="float" office:value="1430" calcext:value-type="float">
            <text:p>1430</text:p>
          </table:table-cell>
          <table:table-cell office:value-type="float" office:value="70.58034" calcext:value-type="float">
            <text:p>70.58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office:value-type="float" office:value="427.10666" calcext:value-type="float">
            <text:p>427.1066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130" calcext:value-type="float">
            <text:p>1130</text:p>
          </table:table-cell>
          <table:table-cell office:value-type="float" office:value="52.27172" calcext:value-type="float">
            <text:p>52.27172</text:p>
          </table:table-cell>
          <table:table-cell/>
          <table:table-cell office:value-type="float" office:value="1435" calcext:value-type="float">
            <text:p>1435</text:p>
          </table:table-cell>
          <table:table-cell office:value-type="float" office:value="76.06744" calcext:value-type="float">
            <text:p>76.067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93" calcext:value-type="float">
            <text:p>693</text:p>
          </table:table-cell>
          <table:table-cell office:value-type="float" office:value="434.0552" calcext:value-type="float">
            <text:p>434.055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135" calcext:value-type="float">
            <text:p>1135</text:p>
          </table:table-cell>
          <table:table-cell office:value-type="float" office:value="52.47196" calcext:value-type="float">
            <text:p>52.47196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80.60424" calcext:value-type="float">
            <text:p>80.604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94" calcext:value-type="float">
            <text:p>694</text:p>
          </table:table-cell>
          <table:table-cell office:value-type="float" office:value="424.40878" calcext:value-type="float">
            <text:p>424.4087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140" calcext:value-type="float">
            <text:p>1140</text:p>
          </table:table-cell>
          <table:table-cell office:value-type="float" office:value="54.71014" calcext:value-type="float">
            <text:p>54.71014</text:p>
          </table:table-cell>
          <table:table-cell/>
          <table:table-cell office:value-type="float" office:value="1445" calcext:value-type="float">
            <text:p>1445</text:p>
          </table:table-cell>
          <table:table-cell office:value-type="float" office:value="79.87848" calcext:value-type="float">
            <text:p>79.87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95" calcext:value-type="float">
            <text:p>695</text:p>
          </table:table-cell>
          <table:table-cell office:value-type="float" office:value="417.32666" calcext:value-type="float">
            <text:p>417.3266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145" calcext:value-type="float">
            <text:p>1145</text:p>
          </table:table-cell>
          <table:table-cell office:value-type="float" office:value="57.66742" calcext:value-type="float">
            <text:p>57.66742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float" office:value="79.95506" calcext:value-type="float">
            <text:p>79.95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96" calcext:value-type="float">
            <text:p>696</text:p>
          </table:table-cell>
          <table:table-cell office:value-type="float" office:value="423.04402" calcext:value-type="float">
            <text:p>423.0440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150" calcext:value-type="float">
            <text:p>1150</text:p>
          </table:table-cell>
          <table:table-cell office:value-type="float" office:value="54.95432" calcext:value-type="float">
            <text:p>54.95432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73.9138" calcext:value-type="float">
            <text:p>73.91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97" calcext:value-type="float">
            <text:p>697</text:p>
          </table:table-cell>
          <table:table-cell office:value-type="float" office:value="426.796" calcext:value-type="float">
            <text:p>426.79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155" calcext:value-type="float">
            <text:p>1155</text:p>
          </table:table-cell>
          <table:table-cell office:value-type="float" office:value="55.85544" calcext:value-type="float">
            <text:p>55.85544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79.6069" calcext:value-type="float">
            <text:p>79.60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698" calcext:value-type="float">
            <text:p>698</text:p>
          </table:table-cell>
          <table:table-cell office:value-type="float" office:value="434.12664" calcext:value-type="float">
            <text:p>434.1266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160" calcext:value-type="float">
            <text:p>1160</text:p>
          </table:table-cell>
          <table:table-cell office:value-type="float" office:value="50.203" calcext:value-type="float">
            <text:p>50.203</text:p>
          </table:table-cell>
          <table:table-cell/>
          <table:table-cell office:value-type="float" office:value="1465" calcext:value-type="float">
            <text:p>1465</text:p>
          </table:table-cell>
          <table:table-cell office:value-type="float" office:value="83.2581" calcext:value-type="float">
            <text:p>83.25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 office:value-type="float" office:value="404.81194" calcext:value-type="float">
            <text:p>404.8119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165" calcext:value-type="float">
            <text:p>1165</text:p>
          </table:table-cell>
          <table:table-cell office:value-type="float" office:value="57.0034" calcext:value-type="float">
            <text:p>57.0034</text:p>
          </table:table-cell>
          <table:table-cell/>
          <table:table-cell office:value-type="float" office:value="1470" calcext:value-type="float">
            <text:p>1470</text:p>
          </table:table-cell>
          <table:table-cell office:value-type="float" office:value="80.05042" calcext:value-type="float">
            <text:p>80.050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433.92186" calcext:value-type="float">
            <text:p>433.9218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170" calcext:value-type="float">
            <text:p>1170</text:p>
          </table:table-cell>
          <table:table-cell office:value-type="float" office:value="57.10734" calcext:value-type="float">
            <text:p>57.10734</text:p>
          </table:table-cell>
          <table:table-cell/>
          <table:table-cell office:value-type="float" office:value="1475" calcext:value-type="float">
            <text:p>1475</text:p>
          </table:table-cell>
          <table:table-cell office:value-type="float" office:value="76.65034" calcext:value-type="float">
            <text:p>76.65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office:value-type="float" office:value="424.24096" calcext:value-type="float">
            <text:p>424.2409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175" calcext:value-type="float">
            <text:p>1175</text:p>
          </table:table-cell>
          <table:table-cell office:value-type="float" office:value="54.5513" calcext:value-type="float">
            <text:p>54.5513</text:p>
          </table:table-cell>
          <table:table-cell/>
          <table:table-cell office:value-type="float" office:value="1480" calcext:value-type="float">
            <text:p>1480</text:p>
          </table:table-cell>
          <table:table-cell office:value-type="float" office:value="86.49116" calcext:value-type="float">
            <text:p>86.491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2" calcext:value-type="float">
            <text:p>702</text:p>
          </table:table-cell>
          <table:table-cell office:value-type="float" office:value="433.59816" calcext:value-type="float">
            <text:p>433.5981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180" calcext:value-type="float">
            <text:p>1180</text:p>
          </table:table-cell>
          <table:table-cell office:value-type="float" office:value="57.17266" calcext:value-type="float">
            <text:p>57.17266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float" office:value="84.57694" calcext:value-type="float">
            <text:p>84.57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3" calcext:value-type="float">
            <text:p>703</text:p>
          </table:table-cell>
          <table:table-cell office:value-type="float" office:value="455.4079" calcext:value-type="float">
            <text:p>455.4079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185" calcext:value-type="float">
            <text:p>1185</text:p>
          </table:table-cell>
          <table:table-cell office:value-type="float" office:value="58.72786" calcext:value-type="float">
            <text:p>58.72786</text:p>
          </table:table-cell>
          <table:table-cell/>
          <table:table-cell office:value-type="float" office:value="1490" calcext:value-type="float">
            <text:p>1490</text:p>
          </table:table-cell>
          <table:table-cell office:value-type="float" office:value="75.00124" calcext:value-type="float">
            <text:p>75.001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 office:value-type="float" office:value="437.97472" calcext:value-type="float">
            <text:p>437.9747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190" calcext:value-type="float">
            <text:p>1190</text:p>
          </table:table-cell>
          <table:table-cell office:value-type="float" office:value="60.1505" calcext:value-type="float">
            <text:p>60.1505</text:p>
          </table:table-cell>
          <table:table-cell/>
          <table:table-cell office:value-type="float" office:value="1495" calcext:value-type="float">
            <text:p>1495</text:p>
          </table:table-cell>
          <table:table-cell office:value-type="float" office:value="76.57148" calcext:value-type="float">
            <text:p>76.571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5" calcext:value-type="float">
            <text:p>705</text:p>
          </table:table-cell>
          <table:table-cell office:value-type="float" office:value="425.37446" calcext:value-type="float">
            <text:p>425.3744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195" calcext:value-type="float">
            <text:p>1195</text:p>
          </table:table-cell>
          <table:table-cell office:value-type="float" office:value="55.43288" calcext:value-type="float">
            <text:p>55.43288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84.84382" calcext:value-type="float">
            <text:p>84.843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6" calcext:value-type="float">
            <text:p>706</text:p>
          </table:table-cell>
          <table:table-cell office:value-type="float" office:value="421.73976" calcext:value-type="float">
            <text:p>421.7397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200" calcext:value-type="float">
            <text:p>1200</text:p>
          </table:table-cell>
          <table:table-cell office:value-type="float" office:value="55.91632" calcext:value-type="float">
            <text:p>55.91632</text:p>
          </table:table-cell>
          <table:table-cell/>
          <table:table-cell office:value-type="float" office:value="1505" calcext:value-type="float">
            <text:p>1505</text:p>
          </table:table-cell>
          <table:table-cell office:value-type="float" office:value="77.43892" calcext:value-type="float">
            <text:p>77.438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7" calcext:value-type="float">
            <text:p>707</text:p>
          </table:table-cell>
          <table:table-cell office:value-type="float" office:value="428.65366" calcext:value-type="float">
            <text:p>428.6536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205" calcext:value-type="float">
            <text:p>1205</text:p>
          </table:table-cell>
          <table:table-cell office:value-type="float" office:value="60.39772" calcext:value-type="float">
            <text:p>60.39772</text:p>
          </table:table-cell>
          <table:table-cell/>
          <table:table-cell office:value-type="float" office:value="1510" calcext:value-type="float">
            <text:p>1510</text:p>
          </table:table-cell>
          <table:table-cell office:value-type="float" office:value="89.28178" calcext:value-type="float">
            <text:p>89.281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8" calcext:value-type="float">
            <text:p>708</text:p>
          </table:table-cell>
          <table:table-cell office:value-type="float" office:value="440.04328" calcext:value-type="float">
            <text:p>440.0432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210" calcext:value-type="float">
            <text:p>1210</text:p>
          </table:table-cell>
          <table:table-cell office:value-type="float" office:value="62.70794" calcext:value-type="float">
            <text:p>62.7079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101.3436" calcext:value-type="float">
            <text:p>101.3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9" calcext:value-type="float">
            <text:p>709</text:p>
          </table:table-cell>
          <table:table-cell office:value-type="float" office:value="440.91544" calcext:value-type="float">
            <text:p>440.9154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215" calcext:value-type="float">
            <text:p>1215</text:p>
          </table:table-cell>
          <table:table-cell office:value-type="float" office:value="60.17166" calcext:value-type="float">
            <text:p>60.17166</text:p>
          </table:table-cell>
          <table:table-cell/>
          <table:table-cell office:value-type="float" office:value="1520" calcext:value-type="float">
            <text:p>1520</text:p>
          </table:table-cell>
          <table:table-cell office:value-type="float" office:value="99.91916" calcext:value-type="float">
            <text:p>99.919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 office:value-type="float" office:value="432.87372" calcext:value-type="float">
            <text:p>432.8737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220" calcext:value-type="float">
            <text:p>1220</text:p>
          </table:table-cell>
          <table:table-cell office:value-type="float" office:value="63.15958" calcext:value-type="float">
            <text:p>63.15958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91.48594" calcext:value-type="float">
            <text:p>91.485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11" calcext:value-type="float">
            <text:p>711</text:p>
          </table:table-cell>
          <table:table-cell office:value-type="float" office:value="449.7892" calcext:value-type="float">
            <text:p>449.789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225" calcext:value-type="float">
            <text:p>1225</text:p>
          </table:table-cell>
          <table:table-cell office:value-type="float" office:value="60.49638" calcext:value-type="float">
            <text:p>60.4963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94.48508" calcext:value-type="float">
            <text:p>94.485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712" calcext:value-type="float">
            <text:p>712</text:p>
          </table:table-cell>
          <table:table-cell office:value-type="float" office:value="420.20438" calcext:value-type="float">
            <text:p>420.2043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230" calcext:value-type="float">
            <text:p>1230</text:p>
          </table:table-cell>
          <table:table-cell office:value-type="float" office:value="63.70452" calcext:value-type="float">
            <text:p>63.70452</text:p>
          </table:table-cell>
          <table:table-cell/>
          <table:table-cell office:value-type="float" office:value="1535" calcext:value-type="float">
            <text:p>1535</text:p>
          </table:table-cell>
          <table:table-cell office:value-type="float" office:value="94.0348" calcext:value-type="float">
            <text:p>94.0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713" calcext:value-type="float">
            <text:p>713</text:p>
          </table:table-cell>
          <table:table-cell office:value-type="float" office:value="474.74568" calcext:value-type="float">
            <text:p>474.7456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235" calcext:value-type="float">
            <text:p>1235</text:p>
          </table:table-cell>
          <table:table-cell office:value-type="float" office:value="58.83484" calcext:value-type="float">
            <text:p>58.83484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105.58986" calcext:value-type="float">
            <text:p>105.58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14" calcext:value-type="float">
            <text:p>714</text:p>
          </table:table-cell>
          <table:table-cell office:value-type="float" office:value="467.53542" calcext:value-type="float">
            <text:p>467.5354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240" calcext:value-type="float">
            <text:p>1240</text:p>
          </table:table-cell>
          <table:table-cell office:value-type="float" office:value="61.53512" calcext:value-type="float">
            <text:p>61.53512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float" office:value="109.05506" calcext:value-type="float">
            <text:p>109.05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 office:value-type="float" office:value="430.22732" calcext:value-type="float">
            <text:p>430.2273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245" calcext:value-type="float">
            <text:p>1245</text:p>
          </table:table-cell>
          <table:table-cell office:value-type="float" office:value="60.71604" calcext:value-type="float">
            <text:p>60.71604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96.28362" calcext:value-type="float">
            <text:p>96.283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16" calcext:value-type="float">
            <text:p>716</text:p>
          </table:table-cell>
          <table:table-cell office:value-type="float" office:value="414.3107" calcext:value-type="float">
            <text:p>414.3107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250" calcext:value-type="float">
            <text:p>1250</text:p>
          </table:table-cell>
          <table:table-cell office:value-type="float" office:value="61.36292" calcext:value-type="float">
            <text:p>61.36292</text:p>
          </table:table-cell>
          <table:table-cell/>
          <table:table-cell office:value-type="float" office:value="1555" calcext:value-type="float">
            <text:p>1555</text:p>
          </table:table-cell>
          <table:table-cell office:value-type="float" office:value="87.89604" calcext:value-type="float">
            <text:p>87.896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17" calcext:value-type="float">
            <text:p>717</text:p>
          </table:table-cell>
          <table:table-cell office:value-type="float" office:value="443.42862" calcext:value-type="float">
            <text:p>443.4286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255" calcext:value-type="float">
            <text:p>1255</text:p>
          </table:table-cell>
          <table:table-cell office:value-type="float" office:value="64.5884" calcext:value-type="float">
            <text:p>64.5884</text:p>
          </table:table-cell>
          <table:table-cell/>
          <table:table-cell office:value-type="float" office:value="1560" calcext:value-type="float">
            <text:p>1560</text:p>
          </table:table-cell>
          <table:table-cell office:value-type="float" office:value="88.15556" calcext:value-type="float">
            <text:p>88.155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18" calcext:value-type="float">
            <text:p>718</text:p>
          </table:table-cell>
          <table:table-cell office:value-type="float" office:value="479.2534" calcext:value-type="float">
            <text:p>479.253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260" calcext:value-type="float">
            <text:p>1260</text:p>
          </table:table-cell>
          <table:table-cell office:value-type="float" office:value="62.48846" calcext:value-type="float">
            <text:p>62.48846</text:p>
          </table:table-cell>
          <table:table-cell/>
          <table:table-cell office:value-type="float" office:value="1565" calcext:value-type="float">
            <text:p>1565</text:p>
          </table:table-cell>
          <table:table-cell office:value-type="float" office:value="92.02974" calcext:value-type="float">
            <text:p>92.02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19" calcext:value-type="float">
            <text:p>719</text:p>
          </table:table-cell>
          <table:table-cell office:value-type="float" office:value="441.97902" calcext:value-type="float">
            <text:p>441.9790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265" calcext:value-type="float">
            <text:p>1265</text:p>
          </table:table-cell>
          <table:table-cell office:value-type="float" office:value="72.30818" calcext:value-type="float">
            <text:p>72.30818</text:p>
          </table:table-cell>
          <table:table-cell/>
          <table:table-cell office:value-type="float" office:value="1570" calcext:value-type="float">
            <text:p>1570</text:p>
          </table:table-cell>
          <table:table-cell office:value-type="float" office:value="90.61054" calcext:value-type="float">
            <text:p>90.610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432.3994" calcext:value-type="float">
            <text:p>432.399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270" calcext:value-type="float">
            <text:p>1270</text:p>
          </table:table-cell>
          <table:table-cell office:value-type="float" office:value="74.76708" calcext:value-type="float">
            <text:p>74.76708</text:p>
          </table:table-cell>
          <table:table-cell/>
          <table:table-cell office:value-type="float" office:value="1575" calcext:value-type="float">
            <text:p>1575</text:p>
          </table:table-cell>
          <table:table-cell office:value-type="float" office:value="93.01352" calcext:value-type="float">
            <text:p>93.01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21" calcext:value-type="float">
            <text:p>721</text:p>
          </table:table-cell>
          <table:table-cell office:value-type="float" office:value="427.51724" calcext:value-type="float">
            <text:p>427.5172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275" calcext:value-type="float">
            <text:p>1275</text:p>
          </table:table-cell>
          <table:table-cell office:value-type="float" office:value="75.07496" calcext:value-type="float">
            <text:p>75.07496</text:p>
          </table:table-cell>
          <table:table-cell/>
          <table:table-cell office:value-type="float" office:value="1580" calcext:value-type="float">
            <text:p>1580</text:p>
          </table:table-cell>
          <table:table-cell office:value-type="float" office:value="89.6957" calcext:value-type="float">
            <text:p>89.6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722" calcext:value-type="float">
            <text:p>722</text:p>
          </table:table-cell>
          <table:table-cell office:value-type="float" office:value="460.79368" calcext:value-type="float">
            <text:p>460.7936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280" calcext:value-type="float">
            <text:p>1280</text:p>
          </table:table-cell>
          <table:table-cell office:value-type="float" office:value="64.34708" calcext:value-type="float">
            <text:p>64.34708</text:p>
          </table:table-cell>
          <table:table-cell/>
          <table:table-cell office:value-type="float" office:value="1585" calcext:value-type="float">
            <text:p>1585</text:p>
          </table:table-cell>
          <table:table-cell office:value-type="float" office:value="76.60528" calcext:value-type="float">
            <text:p>76.605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723" calcext:value-type="float">
            <text:p>723</text:p>
          </table:table-cell>
          <table:table-cell office:value-type="float" office:value="442.71506" calcext:value-type="float">
            <text:p>442.7150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285" calcext:value-type="float">
            <text:p>1285</text:p>
          </table:table-cell>
          <table:table-cell office:value-type="float" office:value="58.30662" calcext:value-type="float">
            <text:p>58.30662</text:p>
          </table:table-cell>
          <table:table-cell/>
          <table:table-cell office:value-type="float" office:value="1590" calcext:value-type="float">
            <text:p>1590</text:p>
          </table:table-cell>
          <table:table-cell office:value-type="float" office:value="83.66832" calcext:value-type="float">
            <text:p>83.668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24" calcext:value-type="float">
            <text:p>724</text:p>
          </table:table-cell>
          <table:table-cell office:value-type="float" office:value="437.57958" calcext:value-type="float">
            <text:p>437.5795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290" calcext:value-type="float">
            <text:p>1290</text:p>
          </table:table-cell>
          <table:table-cell office:value-type="float" office:value="71.10286" calcext:value-type="float">
            <text:p>71.10286</text:p>
          </table:table-cell>
          <table:table-cell/>
          <table:table-cell office:value-type="float" office:value="1595" calcext:value-type="float">
            <text:p>1595</text:p>
          </table:table-cell>
          <table:table-cell office:value-type="float" office:value="76.2619" calcext:value-type="float">
            <text:p>76.26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725" calcext:value-type="float">
            <text:p>725</text:p>
          </table:table-cell>
          <table:table-cell office:value-type="float" office:value="448.04458" calcext:value-type="float">
            <text:p>448.0445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295" calcext:value-type="float">
            <text:p>1295</text:p>
          </table:table-cell>
          <table:table-cell office:value-type="float" office:value="69.52732" calcext:value-type="float">
            <text:p>69.52732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03.27282" calcext:value-type="float">
            <text:p>103.272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26" calcext:value-type="float">
            <text:p>726</text:p>
          </table:table-cell>
          <table:table-cell office:value-type="float" office:value="438.75672" calcext:value-type="float">
            <text:p>438.7567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300" calcext:value-type="float">
            <text:p>1300</text:p>
          </table:table-cell>
          <table:table-cell office:value-type="float" office:value="66.4948" calcext:value-type="float">
            <text:p>66.4948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float" office:value="93.1561" calcext:value-type="float">
            <text:p>93.15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727" calcext:value-type="float">
            <text:p>727</text:p>
          </table:table-cell>
          <table:table-cell office:value-type="float" office:value="467.19078" calcext:value-type="float">
            <text:p>467.1907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305" calcext:value-type="float">
            <text:p>1305</text:p>
          </table:table-cell>
          <table:table-cell office:value-type="float" office:value="67.40038" calcext:value-type="float">
            <text:p>67.40038</text:p>
          </table:table-cell>
          <table:table-cell/>
          <table:table-cell office:value-type="float" office:value="1610" calcext:value-type="float">
            <text:p>1610</text:p>
          </table:table-cell>
          <table:table-cell office:value-type="float" office:value="90.97452" calcext:value-type="float">
            <text:p>90.974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28" calcext:value-type="float">
            <text:p>728</text:p>
          </table:table-cell>
          <table:table-cell office:value-type="float" office:value="466.33336" calcext:value-type="float">
            <text:p>466.3333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310" calcext:value-type="float">
            <text:p>1310</text:p>
          </table:table-cell>
          <table:table-cell office:value-type="float" office:value="63.71784" calcext:value-type="float">
            <text:p>63.71784</text:p>
          </table:table-cell>
          <table:table-cell/>
          <table:table-cell office:value-type="float" office:value="1615" calcext:value-type="float">
            <text:p>1615</text:p>
          </table:table-cell>
          <table:table-cell office:value-type="float" office:value="91.72278" calcext:value-type="float">
            <text:p>91.722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729" calcext:value-type="float">
            <text:p>729</text:p>
          </table:table-cell>
          <table:table-cell office:value-type="float" office:value="449.91002" calcext:value-type="float">
            <text:p>449.9100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315" calcext:value-type="float">
            <text:p>1315</text:p>
          </table:table-cell>
          <table:table-cell office:value-type="float" office:value="66.03838" calcext:value-type="float">
            <text:p>66.03838</text:p>
          </table:table-cell>
          <table:table-cell/>
          <table:table-cell office:value-type="float" office:value="1620" calcext:value-type="float">
            <text:p>1620</text:p>
          </table:table-cell>
          <table:table-cell office:value-type="float" office:value="90.09622" calcext:value-type="float">
            <text:p>90.09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office:value-type="float" office:value="445.52412" calcext:value-type="float">
            <text:p>445.5241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320" calcext:value-type="float">
            <text:p>1320</text:p>
          </table:table-cell>
          <table:table-cell office:value-type="float" office:value="62.1048" calcext:value-type="float">
            <text:p>62.1048</text:p>
          </table:table-cell>
          <table:table-cell/>
          <table:table-cell office:value-type="float" office:value="1625" calcext:value-type="float">
            <text:p>1625</text:p>
          </table:table-cell>
          <table:table-cell office:value-type="float" office:value="97.22798" calcext:value-type="float">
            <text:p>97.227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731" calcext:value-type="float">
            <text:p>731</text:p>
          </table:table-cell>
          <table:table-cell office:value-type="float" office:value="459.10868" calcext:value-type="float">
            <text:p>459.1086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325" calcext:value-type="float">
            <text:p>1325</text:p>
          </table:table-cell>
          <table:table-cell office:value-type="float" office:value="73.40926" calcext:value-type="float">
            <text:p>73.40926</text:p>
          </table:table-cell>
          <table:table-cell/>
          <table:table-cell office:value-type="float" office:value="1630" calcext:value-type="float">
            <text:p>1630</text:p>
          </table:table-cell>
          <table:table-cell office:value-type="float" office:value="88.88276" calcext:value-type="float">
            <text:p>88.882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32" calcext:value-type="float">
            <text:p>732</text:p>
          </table:table-cell>
          <table:table-cell office:value-type="float" office:value="452.3128" calcext:value-type="float">
            <text:p>452.312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330" calcext:value-type="float">
            <text:p>1330</text:p>
          </table:table-cell>
          <table:table-cell office:value-type="float" office:value="66.9894" calcext:value-type="float">
            <text:p>66.9894</text:p>
          </table:table-cell>
          <table:table-cell/>
          <table:table-cell office:value-type="float" office:value="1635" calcext:value-type="float">
            <text:p>1635</text:p>
          </table:table-cell>
          <table:table-cell office:value-type="float" office:value="100.5253" calcext:value-type="float">
            <text:p>100.5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33" calcext:value-type="float">
            <text:p>733</text:p>
          </table:table-cell>
          <table:table-cell office:value-type="float" office:value="471.29636" calcext:value-type="float">
            <text:p>471.2963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335" calcext:value-type="float">
            <text:p>1335</text:p>
          </table:table-cell>
          <table:table-cell office:value-type="float" office:value="64.09818" calcext:value-type="float">
            <text:p>64.09818</text:p>
          </table:table-cell>
          <table:table-cell/>
          <table:table-cell office:value-type="float" office:value="1640" calcext:value-type="float">
            <text:p>1640</text:p>
          </table:table-cell>
          <table:table-cell office:value-type="float" office:value="97.59808" calcext:value-type="float">
            <text:p>97.59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734" calcext:value-type="float">
            <text:p>734</text:p>
          </table:table-cell>
          <table:table-cell office:value-type="float" office:value="459.61562" calcext:value-type="float">
            <text:p>459.6156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340" calcext:value-type="float">
            <text:p>1340</text:p>
          </table:table-cell>
          <table:table-cell office:value-type="float" office:value="72.14432" calcext:value-type="float">
            <text:p>72.14432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float" office:value="82.9166" calcext:value-type="float">
            <text:p>82.91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 office:value-type="float" office:value="441.66882" calcext:value-type="float">
            <text:p>441.6688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345" calcext:value-type="float">
            <text:p>1345</text:p>
          </table:table-cell>
          <table:table-cell office:value-type="float" office:value="65.88058" calcext:value-type="float">
            <text:p>65.88058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float" office:value="96.03872" calcext:value-type="float">
            <text:p>96.03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office:value-type="float" office:value="457.1703" calcext:value-type="float">
            <text:p>457.1703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350" calcext:value-type="float">
            <text:p>1350</text:p>
          </table:table-cell>
          <table:table-cell office:value-type="float" office:value="73.79468" calcext:value-type="float">
            <text:p>73.79468</text:p>
          </table:table-cell>
          <table:table-cell/>
          <table:table-cell office:value-type="float" office:value="1655" calcext:value-type="float">
            <text:p>1655</text:p>
          </table:table-cell>
          <table:table-cell office:value-type="float" office:value="104.25592" calcext:value-type="float">
            <text:p>104.255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 office:value-type="float" office:value="450.68942" calcext:value-type="float">
            <text:p>450.6894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355" calcext:value-type="float">
            <text:p>1355</text:p>
          </table:table-cell>
          <table:table-cell office:value-type="float" office:value="65.94834" calcext:value-type="float">
            <text:p>65.94834</text:p>
          </table:table-cell>
          <table:table-cell/>
          <table:table-cell office:value-type="float" office:value="1660" calcext:value-type="float">
            <text:p>1660</text:p>
          </table:table-cell>
          <table:table-cell office:value-type="float" office:value="87.0048" calcext:value-type="float">
            <text:p>87.0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738" calcext:value-type="float">
            <text:p>738</text:p>
          </table:table-cell>
          <table:table-cell office:value-type="float" office:value="450.2716" calcext:value-type="float">
            <text:p>450.271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360" calcext:value-type="float">
            <text:p>1360</text:p>
          </table:table-cell>
          <table:table-cell office:value-type="float" office:value="66.79866" calcext:value-type="float">
            <text:p>66.79866</text:p>
          </table:table-cell>
          <table:table-cell/>
          <table:table-cell office:value-type="float" office:value="1665" calcext:value-type="float">
            <text:p>1665</text:p>
          </table:table-cell>
          <table:table-cell office:value-type="float" office:value="98.4636" calcext:value-type="float">
            <text:p>98.46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39" calcext:value-type="float">
            <text:p>739</text:p>
          </table:table-cell>
          <table:table-cell office:value-type="float" office:value="448.59634" calcext:value-type="float">
            <text:p>448.5963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365" calcext:value-type="float">
            <text:p>1365</text:p>
          </table:table-cell>
          <table:table-cell office:value-type="float" office:value="72.9464" calcext:value-type="float">
            <text:p>72.9464</text:p>
          </table:table-cell>
          <table:table-cell/>
          <table:table-cell office:value-type="float" office:value="1670" calcext:value-type="float">
            <text:p>1670</text:p>
          </table:table-cell>
          <table:table-cell office:value-type="float" office:value="98.2897" calcext:value-type="float">
            <text:p>98.28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office:value-type="float" office:value="430.74262" calcext:value-type="float">
            <text:p>430.7426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370" calcext:value-type="float">
            <text:p>1370</text:p>
          </table:table-cell>
          <table:table-cell office:value-type="float" office:value="67.51932" calcext:value-type="float">
            <text:p>67.51932</text:p>
          </table:table-cell>
          <table:table-cell/>
          <table:table-cell office:value-type="float" office:value="1675" calcext:value-type="float">
            <text:p>1675</text:p>
          </table:table-cell>
          <table:table-cell office:value-type="float" office:value="83.29842" calcext:value-type="float">
            <text:p>83.29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1" calcext:value-type="float">
            <text:p>741</text:p>
          </table:table-cell>
          <table:table-cell office:value-type="float" office:value="465.54858" calcext:value-type="float">
            <text:p>465.5485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375" calcext:value-type="float">
            <text:p>1375</text:p>
          </table:table-cell>
          <table:table-cell office:value-type="float" office:value="75.03224" calcext:value-type="float">
            <text:p>75.03224</text:p>
          </table:table-cell>
          <table:table-cell/>
          <table:table-cell office:value-type="float" office:value="1680" calcext:value-type="float">
            <text:p>1680</text:p>
          </table:table-cell>
          <table:table-cell office:value-type="float" office:value="98.94978" calcext:value-type="float">
            <text:p>98.949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2" calcext:value-type="float">
            <text:p>742</text:p>
          </table:table-cell>
          <table:table-cell office:value-type="float" office:value="473.8658" calcext:value-type="float">
            <text:p>473.865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380" calcext:value-type="float">
            <text:p>1380</text:p>
          </table:table-cell>
          <table:table-cell office:value-type="float" office:value="77.0238" calcext:value-type="float">
            <text:p>77.0238</text:p>
          </table:table-cell>
          <table:table-cell/>
          <table:table-cell office:value-type="float" office:value="1685" calcext:value-type="float">
            <text:p>1685</text:p>
          </table:table-cell>
          <table:table-cell office:value-type="float" office:value="106.60072" calcext:value-type="float">
            <text:p>106.60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3" calcext:value-type="float">
            <text:p>743</text:p>
          </table:table-cell>
          <table:table-cell office:value-type="float" office:value="466.02558" calcext:value-type="float">
            <text:p>466.0255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385" calcext:value-type="float">
            <text:p>1385</text:p>
          </table:table-cell>
          <table:table-cell office:value-type="float" office:value="74.74142" calcext:value-type="float">
            <text:p>74.74142</text:p>
          </table:table-cell>
          <table:table-cell/>
          <table:table-cell office:value-type="float" office:value="1690" calcext:value-type="float">
            <text:p>1690</text:p>
          </table:table-cell>
          <table:table-cell office:value-type="float" office:value="99.35904" calcext:value-type="float">
            <text:p>99.35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4" calcext:value-type="float">
            <text:p>744</text:p>
          </table:table-cell>
          <table:table-cell office:value-type="float" office:value="443.779" calcext:value-type="float">
            <text:p>443.779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390" calcext:value-type="float">
            <text:p>1390</text:p>
          </table:table-cell>
          <table:table-cell office:value-type="float" office:value="64.8721" calcext:value-type="float">
            <text:p>64.8721</text:p>
          </table:table-cell>
          <table:table-cell/>
          <table:table-cell office:value-type="float" office:value="1695" calcext:value-type="float">
            <text:p>1695</text:p>
          </table:table-cell>
          <table:table-cell office:value-type="float" office:value="87.1658" calcext:value-type="float">
            <text:p>87.1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5" calcext:value-type="float">
            <text:p>745</text:p>
          </table:table-cell>
          <table:table-cell office:value-type="float" office:value="463.6218" calcext:value-type="float">
            <text:p>463.621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395" calcext:value-type="float">
            <text:p>1395</text:p>
          </table:table-cell>
          <table:table-cell office:value-type="float" office:value="80.96798" calcext:value-type="float">
            <text:p>80.96798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99.07078" calcext:value-type="float">
            <text:p>99.070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office:value-type="float" office:value="453.19992" calcext:value-type="float">
            <text:p>453.1999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400" calcext:value-type="float">
            <text:p>1400</text:p>
          </table:table-cell>
          <table:table-cell office:value-type="float" office:value="76.52718" calcext:value-type="float">
            <text:p>76.52718</text:p>
          </table:table-cell>
          <table:table-cell/>
          <table:table-cell office:value-type="float" office:value="1705" calcext:value-type="float">
            <text:p>1705</text:p>
          </table:table-cell>
          <table:table-cell office:value-type="float" office:value="87.79004" calcext:value-type="float">
            <text:p>87.79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7" calcext:value-type="float">
            <text:p>747</text:p>
          </table:table-cell>
          <table:table-cell office:value-type="float" office:value="480.1655" calcext:value-type="float">
            <text:p>480.1655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405" calcext:value-type="float">
            <text:p>1405</text:p>
          </table:table-cell>
          <table:table-cell office:value-type="float" office:value="76.12218" calcext:value-type="float">
            <text:p>76.12218</text:p>
          </table:table-cell>
          <table:table-cell/>
          <table:table-cell office:value-type="float" office:value="1710" calcext:value-type="float">
            <text:p>1710</text:p>
          </table:table-cell>
          <table:table-cell office:value-type="float" office:value="106.34124" calcext:value-type="float">
            <text:p>106.341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8" calcext:value-type="float">
            <text:p>748</text:p>
          </table:table-cell>
          <table:table-cell office:value-type="float" office:value="436.15282" calcext:value-type="float">
            <text:p>436.1528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410" calcext:value-type="float">
            <text:p>1410</text:p>
          </table:table-cell>
          <table:table-cell office:value-type="float" office:value="72.74752" calcext:value-type="float">
            <text:p>72.74752</text:p>
          </table:table-cell>
          <table:table-cell/>
          <table:table-cell office:value-type="float" office:value="1715" calcext:value-type="float">
            <text:p>1715</text:p>
          </table:table-cell>
          <table:table-cell office:value-type="float" office:value="104.7736" calcext:value-type="float">
            <text:p>104.77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office:value-type="float" office:value="474.44264" calcext:value-type="float">
            <text:p>474.4426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415" calcext:value-type="float">
            <text:p>1415</text:p>
          </table:table-cell>
          <table:table-cell office:value-type="float" office:value="87.56466" calcext:value-type="float">
            <text:p>87.56466</text:p>
          </table:table-cell>
          <table:table-cell/>
          <table:table-cell office:value-type="float" office:value="1720" calcext:value-type="float">
            <text:p>1720</text:p>
          </table:table-cell>
          <table:table-cell office:value-type="float" office:value="97.51298" calcext:value-type="float">
            <text:p>97.51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472.4967" calcext:value-type="float">
            <text:p>472.4967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420" calcext:value-type="float">
            <text:p>1420</text:p>
          </table:table-cell>
          <table:table-cell office:value-type="float" office:value="82.8477" calcext:value-type="float">
            <text:p>82.8477</text:p>
          </table:table-cell>
          <table:table-cell/>
          <table:table-cell office:value-type="float" office:value="1725" calcext:value-type="float">
            <text:p>1725</text:p>
          </table:table-cell>
          <table:table-cell office:value-type="float" office:value="108.55314" calcext:value-type="float">
            <text:p>108.553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1" calcext:value-type="float">
            <text:p>751</text:p>
          </table:table-cell>
          <table:table-cell office:value-type="float" office:value="472.81784" calcext:value-type="float">
            <text:p>472.8178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425" calcext:value-type="float">
            <text:p>1425</text:p>
          </table:table-cell>
          <table:table-cell office:value-type="float" office:value="86.99974" calcext:value-type="float">
            <text:p>86.99974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float" office:value="111.03224" calcext:value-type="float">
            <text:p>111.03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467.69084" calcext:value-type="float">
            <text:p>467.6908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430" calcext:value-type="float">
            <text:p>1430</text:p>
          </table:table-cell>
          <table:table-cell office:value-type="float" office:value="81.81152" calcext:value-type="float">
            <text:p>81.81152</text:p>
          </table:table-cell>
          <table:table-cell/>
          <table:table-cell office:value-type="float" office:value="1735" calcext:value-type="float">
            <text:p>1735</text:p>
          </table:table-cell>
          <table:table-cell office:value-type="float" office:value="105.65756" calcext:value-type="float">
            <text:p>105.65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3" calcext:value-type="float">
            <text:p>753</text:p>
          </table:table-cell>
          <table:table-cell office:value-type="float" office:value="456.3358" calcext:value-type="float">
            <text:p>456.335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435" calcext:value-type="float">
            <text:p>1435</text:p>
          </table:table-cell>
          <table:table-cell office:value-type="float" office:value="80.10224" calcext:value-type="float">
            <text:p>80.10224</text:p>
          </table:table-cell>
          <table:table-cell/>
          <table:table-cell office:value-type="float" office:value="1740" calcext:value-type="float">
            <text:p>1740</text:p>
          </table:table-cell>
          <table:table-cell office:value-type="float" office:value="114.48246" calcext:value-type="float">
            <text:p>114.482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4" calcext:value-type="float">
            <text:p>754</text:p>
          </table:table-cell>
          <table:table-cell office:value-type="float" office:value="473.42222" calcext:value-type="float">
            <text:p>473.4222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440" calcext:value-type="float">
            <text:p>1440</text:p>
          </table:table-cell>
          <table:table-cell office:value-type="float" office:value="78.40814" calcext:value-type="float">
            <text:p>78.40814</text:p>
          </table:table-cell>
          <table:table-cell/>
          <table:table-cell office:value-type="float" office:value="1745" calcext:value-type="float">
            <text:p>1745</text:p>
          </table:table-cell>
          <table:table-cell office:value-type="float" office:value="107.01054" calcext:value-type="float">
            <text:p>107.010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office:value-type="float" office:value="477.83794" calcext:value-type="float">
            <text:p>477.8379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445" calcext:value-type="float">
            <text:p>1445</text:p>
          </table:table-cell>
          <table:table-cell office:value-type="float" office:value="69.55588" calcext:value-type="float">
            <text:p>69.55588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92.12344" calcext:value-type="float">
            <text:p>92.12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office:value-type="float" office:value="481.04632" calcext:value-type="float">
            <text:p>481.0463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450" calcext:value-type="float">
            <text:p>1450</text:p>
          </table:table-cell>
          <table:table-cell office:value-type="float" office:value="94.4931" calcext:value-type="float">
            <text:p>94.4931</text:p>
          </table:table-cell>
          <table:table-cell/>
          <table:table-cell office:value-type="float" office:value="1755" calcext:value-type="float">
            <text:p>1755</text:p>
          </table:table-cell>
          <table:table-cell office:value-type="float" office:value="109.98634" calcext:value-type="float">
            <text:p>109.98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office:value-type="float" office:value="468.48514" calcext:value-type="float">
            <text:p>468.4851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455" calcext:value-type="float">
            <text:p>1455</text:p>
          </table:table-cell>
          <table:table-cell office:value-type="float" office:value="90.74566" calcext:value-type="float">
            <text:p>90.74566</text:p>
          </table:table-cell>
          <table:table-cell/>
          <table:table-cell office:value-type="float" office:value="1760" calcext:value-type="float">
            <text:p>1760</text:p>
          </table:table-cell>
          <table:table-cell office:value-type="float" office:value="115.58632" calcext:value-type="float">
            <text:p>115.58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8" calcext:value-type="float">
            <text:p>758</text:p>
          </table:table-cell>
          <table:table-cell office:value-type="float" office:value="474.49002" calcext:value-type="float">
            <text:p>474.4900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460" calcext:value-type="float">
            <text:p>1460</text:p>
          </table:table-cell>
          <table:table-cell office:value-type="float" office:value="78.22718" calcext:value-type="float">
            <text:p>78.22718</text:p>
          </table:table-cell>
          <table:table-cell/>
          <table:table-cell office:value-type="float" office:value="1765" calcext:value-type="float">
            <text:p>1765</text:p>
          </table:table-cell>
          <table:table-cell office:value-type="float" office:value="109.1008" calcext:value-type="float">
            <text:p>109.1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9" calcext:value-type="float">
            <text:p>759</text:p>
          </table:table-cell>
          <table:table-cell office:value-type="float" office:value="471.10372" calcext:value-type="float">
            <text:p>471.1037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465" calcext:value-type="float">
            <text:p>1465</text:p>
          </table:table-cell>
          <table:table-cell office:value-type="float" office:value="88.86246" calcext:value-type="float">
            <text:p>88.86246</text:p>
          </table:table-cell>
          <table:table-cell/>
          <table:table-cell office:value-type="float" office:value="1770" calcext:value-type="float">
            <text:p>1770</text:p>
          </table:table-cell>
          <table:table-cell office:value-type="float" office:value="103.6881" calcext:value-type="float">
            <text:p>103.68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office:value-type="float" office:value="462.80862" calcext:value-type="float">
            <text:p>462.8086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470" calcext:value-type="float">
            <text:p>1470</text:p>
          </table:table-cell>
          <table:table-cell office:value-type="float" office:value="81.2961" calcext:value-type="float">
            <text:p>81.2961</text:p>
          </table:table-cell>
          <table:table-cell/>
          <table:table-cell office:value-type="float" office:value="1775" calcext:value-type="float">
            <text:p>1775</text:p>
          </table:table-cell>
          <table:table-cell office:value-type="float" office:value="97.72354" calcext:value-type="float">
            <text:p>97.723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61" calcext:value-type="float">
            <text:p>761</text:p>
          </table:table-cell>
          <table:table-cell office:value-type="float" office:value="497.83914" calcext:value-type="float">
            <text:p>497.8391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475" calcext:value-type="float">
            <text:p>1475</text:p>
          </table:table-cell>
          <table:table-cell office:value-type="float" office:value="83.17908" calcext:value-type="float">
            <text:p>83.17908</text:p>
          </table:table-cell>
          <table:table-cell/>
          <table:table-cell office:value-type="float" office:value="1780" calcext:value-type="float">
            <text:p>1780</text:p>
          </table:table-cell>
          <table:table-cell office:value-type="float" office:value="108.20914" calcext:value-type="float">
            <text:p>108.209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62" calcext:value-type="float">
            <text:p>762</text:p>
          </table:table-cell>
          <table:table-cell office:value-type="float" office:value="484.07564" calcext:value-type="float">
            <text:p>484.0756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480" calcext:value-type="float">
            <text:p>1480</text:p>
          </table:table-cell>
          <table:table-cell office:value-type="float" office:value="75.9127" calcext:value-type="float">
            <text:p>75.9127</text:p>
          </table:table-cell>
          <table:table-cell/>
          <table:table-cell office:value-type="float" office:value="1785" calcext:value-type="float">
            <text:p>1785</text:p>
          </table:table-cell>
          <table:table-cell office:value-type="float" office:value="111.911" calcext:value-type="float">
            <text:p>111.9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763" calcext:value-type="float">
            <text:p>763</text:p>
          </table:table-cell>
          <table:table-cell office:value-type="float" office:value="465.19984" calcext:value-type="float">
            <text:p>465.1998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485" calcext:value-type="float">
            <text:p>1485</text:p>
          </table:table-cell>
          <table:table-cell office:value-type="float" office:value="93.45948" calcext:value-type="float">
            <text:p>93.45948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float" office:value="104.96554" calcext:value-type="float">
            <text:p>104.965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64" calcext:value-type="float">
            <text:p>764</text:p>
          </table:table-cell>
          <table:table-cell office:value-type="float" office:value="482.19808" calcext:value-type="float">
            <text:p>482.1980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490" calcext:value-type="float">
            <text:p>1490</text:p>
          </table:table-cell>
          <table:table-cell office:value-type="float" office:value="89.00996" calcext:value-type="float">
            <text:p>89.00996</text:p>
          </table:table-cell>
          <table:table-cell/>
          <table:table-cell office:value-type="float" office:value="1795" calcext:value-type="float">
            <text:p>1795</text:p>
          </table:table-cell>
          <table:table-cell office:value-type="float" office:value="110.55818" calcext:value-type="float">
            <text:p>110.558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765" calcext:value-type="float">
            <text:p>765</text:p>
          </table:table-cell>
          <table:table-cell office:value-type="float" office:value="487.44154" calcext:value-type="float">
            <text:p>487.4415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495" calcext:value-type="float">
            <text:p>1495</text:p>
          </table:table-cell>
          <table:table-cell office:value-type="float" office:value="88.93066" calcext:value-type="float">
            <text:p>88.93066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16.93146" calcext:value-type="float">
            <text:p>116.931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66" calcext:value-type="float">
            <text:p>766</text:p>
          </table:table-cell>
          <table:table-cell office:value-type="float" office:value="498.42832" calcext:value-type="float">
            <text:p>498.4283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500" calcext:value-type="float">
            <text:p>1500</text:p>
          </table:table-cell>
          <table:table-cell office:value-type="float" office:value="80.70254" calcext:value-type="float">
            <text:p>80.70254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115.66754" calcext:value-type="float">
            <text:p>115.66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67" calcext:value-type="float">
            <text:p>767</text:p>
          </table:table-cell>
          <table:table-cell office:value-type="float" office:value="486.17366" calcext:value-type="float">
            <text:p>486.1736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505" calcext:value-type="float">
            <text:p>1505</text:p>
          </table:table-cell>
          <table:table-cell office:value-type="float" office:value="84.46596" calcext:value-type="float">
            <text:p>84.46596</text:p>
          </table:table-cell>
          <table:table-cell/>
          <table:table-cell office:value-type="float" office:value="1810" calcext:value-type="float">
            <text:p>1810</text:p>
          </table:table-cell>
          <table:table-cell office:value-type="float" office:value="115.79738" calcext:value-type="float">
            <text:p>115.797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office:value-type="float" office:value="470.39944" calcext:value-type="float">
            <text:p>470.3994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510" calcext:value-type="float">
            <text:p>1510</text:p>
          </table:table-cell>
          <table:table-cell office:value-type="float" office:value="91.52082" calcext:value-type="float">
            <text:p>91.52082</text:p>
          </table:table-cell>
          <table:table-cell/>
          <table:table-cell office:value-type="float" office:value="1815" calcext:value-type="float">
            <text:p>1815</text:p>
          </table:table-cell>
          <table:table-cell office:value-type="float" office:value="102.02014" calcext:value-type="float">
            <text:p>102.02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69" calcext:value-type="float">
            <text:p>769</text:p>
          </table:table-cell>
          <table:table-cell office:value-type="float" office:value="490.91916" calcext:value-type="float">
            <text:p>490.9191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515" calcext:value-type="float">
            <text:p>1515</text:p>
          </table:table-cell>
          <table:table-cell office:value-type="float" office:value="82.32718" calcext:value-type="float">
            <text:p>82.32718</text:p>
          </table:table-cell>
          <table:table-cell/>
          <table:table-cell office:value-type="float" office:value="1820" calcext:value-type="float">
            <text:p>1820</text:p>
          </table:table-cell>
          <table:table-cell office:value-type="float" office:value="124.08996" calcext:value-type="float">
            <text:p>124.08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70" calcext:value-type="float">
            <text:p>770</text:p>
          </table:table-cell>
          <table:table-cell office:value-type="float" office:value="503.35856" calcext:value-type="float">
            <text:p>503.3585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520" calcext:value-type="float">
            <text:p>1520</text:p>
          </table:table-cell>
          <table:table-cell office:value-type="float" office:value="96.74782" calcext:value-type="float">
            <text:p>96.74782</text:p>
          </table:table-cell>
          <table:table-cell/>
          <table:table-cell office:value-type="float" office:value="1825" calcext:value-type="float">
            <text:p>1825</text:p>
          </table:table-cell>
          <table:table-cell office:value-type="float" office:value="121.51802" calcext:value-type="float">
            <text:p>121.51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office:value-type="float" office:value="491.8985" calcext:value-type="float">
            <text:p>491.8985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525" calcext:value-type="float">
            <text:p>1525</text:p>
          </table:table-cell>
          <table:table-cell office:value-type="float" office:value="87.88806" calcext:value-type="float">
            <text:p>87.88806</text:p>
          </table:table-cell>
          <table:table-cell/>
          <table:table-cell office:value-type="float" office:value="1830" calcext:value-type="float">
            <text:p>1830</text:p>
          </table:table-cell>
          <table:table-cell office:value-type="float" office:value="117.10354" calcext:value-type="float">
            <text:p>117.103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72" calcext:value-type="float">
            <text:p>772</text:p>
          </table:table-cell>
          <table:table-cell office:value-type="float" office:value="497.94414" calcext:value-type="float">
            <text:p>497.9441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530" calcext:value-type="float">
            <text:p>1530</text:p>
          </table:table-cell>
          <table:table-cell office:value-type="float" office:value="96.85642" calcext:value-type="float">
            <text:p>96.85642</text:p>
          </table:table-cell>
          <table:table-cell/>
          <table:table-cell office:value-type="float" office:value="1835" calcext:value-type="float">
            <text:p>1835</text:p>
          </table:table-cell>
          <table:table-cell office:value-type="float" office:value="115.50918" calcext:value-type="float">
            <text:p>115.509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773" calcext:value-type="float">
            <text:p>773</text:p>
          </table:table-cell>
          <table:table-cell office:value-type="float" office:value="488.81752" calcext:value-type="float">
            <text:p>488.8175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535" calcext:value-type="float">
            <text:p>1535</text:p>
          </table:table-cell>
          <table:table-cell office:value-type="float" office:value="87.73332" calcext:value-type="float">
            <text:p>87.73332</text:p>
          </table:table-cell>
          <table:table-cell/>
          <table:table-cell office:value-type="float" office:value="1840" calcext:value-type="float">
            <text:p>1840</text:p>
          </table:table-cell>
          <table:table-cell office:value-type="float" office:value="109.3712" calcext:value-type="float">
            <text:p>109.37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74" calcext:value-type="float">
            <text:p>774</text:p>
          </table:table-cell>
          <table:table-cell office:value-type="float" office:value="507.0838" calcext:value-type="float">
            <text:p>507.083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540" calcext:value-type="float">
            <text:p>1540</text:p>
          </table:table-cell>
          <table:table-cell office:value-type="float" office:value="90.06776" calcext:value-type="float">
            <text:p>90.06776</text:p>
          </table:table-cell>
          <table:table-cell/>
          <table:table-cell office:value-type="float" office:value="1845" calcext:value-type="float">
            <text:p>1845</text:p>
          </table:table-cell>
          <table:table-cell office:value-type="float" office:value="107.46156" calcext:value-type="float">
            <text:p>107.461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office:value-type="float" office:value="479.48648" calcext:value-type="float">
            <text:p>479.4864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545" calcext:value-type="float">
            <text:p>1545</text:p>
          </table:table-cell>
          <table:table-cell office:value-type="float" office:value="98.37576" calcext:value-type="float">
            <text:p>98.37576</text:p>
          </table:table-cell>
          <table:table-cell/>
          <table:table-cell office:value-type="float" office:value="1850" calcext:value-type="float">
            <text:p>1850</text:p>
          </table:table-cell>
          <table:table-cell office:value-type="float" office:value="107.822" calcext:value-type="float">
            <text:p>107.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76" calcext:value-type="float">
            <text:p>776</text:p>
          </table:table-cell>
          <table:table-cell office:value-type="float" office:value="480.9091" calcext:value-type="float">
            <text:p>480.9091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550" calcext:value-type="float">
            <text:p>1550</text:p>
          </table:table-cell>
          <table:table-cell office:value-type="float" office:value="99.82786" calcext:value-type="float">
            <text:p>99.82786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109.8836" calcext:value-type="float">
            <text:p>109.88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77" calcext:value-type="float">
            <text:p>777</text:p>
          </table:table-cell>
          <table:table-cell office:value-type="float" office:value="487.19646" calcext:value-type="float">
            <text:p>487.1964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555" calcext:value-type="float">
            <text:p>1555</text:p>
          </table:table-cell>
          <table:table-cell office:value-type="float" office:value="89.33418" calcext:value-type="float">
            <text:p>89.33418</text:p>
          </table:table-cell>
          <table:table-cell/>
          <table:table-cell office:value-type="float" office:value="1860" calcext:value-type="float">
            <text:p>1860</text:p>
          </table:table-cell>
          <table:table-cell office:value-type="float" office:value="113.65682" calcext:value-type="float">
            <text:p>113.656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78" calcext:value-type="float">
            <text:p>778</text:p>
          </table:table-cell>
          <table:table-cell office:value-type="float" office:value="481.51758" calcext:value-type="float">
            <text:p>481.5175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560" calcext:value-type="float">
            <text:p>1560</text:p>
          </table:table-cell>
          <table:table-cell office:value-type="float" office:value="94.14892" calcext:value-type="float">
            <text:p>94.14892</text:p>
          </table:table-cell>
          <table:table-cell/>
          <table:table-cell office:value-type="float" office:value="1865" calcext:value-type="float">
            <text:p>1865</text:p>
          </table:table-cell>
          <table:table-cell office:value-type="float" office:value="127.79576" calcext:value-type="float">
            <text:p>127.79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79" calcext:value-type="float">
            <text:p>779</text:p>
          </table:table-cell>
          <table:table-cell office:value-type="float" office:value="499.7349" calcext:value-type="float">
            <text:p>499.7349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565" calcext:value-type="float">
            <text:p>1565</text:p>
          </table:table-cell>
          <table:table-cell office:value-type="float" office:value="89.5668" calcext:value-type="float">
            <text:p>89.5668</text:p>
          </table:table-cell>
          <table:table-cell/>
          <table:table-cell office:value-type="float" office:value="1870" calcext:value-type="float">
            <text:p>1870</text:p>
          </table:table-cell>
          <table:table-cell office:value-type="float" office:value="109.36" calcext:value-type="float">
            <text:p>109.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492.76994" calcext:value-type="float">
            <text:p>492.7699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570" calcext:value-type="float">
            <text:p>1570</text:p>
          </table:table-cell>
          <table:table-cell office:value-type="float" office:value="93.37426" calcext:value-type="float">
            <text:p>93.37426</text:p>
          </table:table-cell>
          <table:table-cell/>
          <table:table-cell office:value-type="float" office:value="1875" calcext:value-type="float">
            <text:p>1875</text:p>
          </table:table-cell>
          <table:table-cell office:value-type="float" office:value="107.41514" calcext:value-type="float">
            <text:p>107.415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81" calcext:value-type="float">
            <text:p>781</text:p>
          </table:table-cell>
          <table:table-cell office:value-type="float" office:value="473.08938" calcext:value-type="float">
            <text:p>473.0893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575" calcext:value-type="float">
            <text:p>1575</text:p>
          </table:table-cell>
          <table:table-cell office:value-type="float" office:value="89.05504" calcext:value-type="float">
            <text:p>89.05504</text:p>
          </table:table-cell>
          <table:table-cell/>
          <table:table-cell office:value-type="float" office:value="1880" calcext:value-type="float">
            <text:p>1880</text:p>
          </table:table-cell>
          <table:table-cell office:value-type="float" office:value="122.93092" calcext:value-type="float">
            <text:p>122.930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82" calcext:value-type="float">
            <text:p>782</text:p>
          </table:table-cell>
          <table:table-cell office:value-type="float" office:value="489.18688" calcext:value-type="float">
            <text:p>489.1868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580" calcext:value-type="float">
            <text:p>1580</text:p>
          </table:table-cell>
          <table:table-cell office:value-type="float" office:value="85.28368" calcext:value-type="float">
            <text:p>85.28368</text:p>
          </table:table-cell>
          <table:table-cell/>
          <table:table-cell office:value-type="float" office:value="1885" calcext:value-type="float">
            <text:p>1885</text:p>
          </table:table-cell>
          <table:table-cell office:value-type="float" office:value="105.68366" calcext:value-type="float">
            <text:p>105.683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83" calcext:value-type="float">
            <text:p>783</text:p>
          </table:table-cell>
          <table:table-cell office:value-type="float" office:value="489.59638" calcext:value-type="float">
            <text:p>489.5963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585" calcext:value-type="float">
            <text:p>1585</text:p>
          </table:table-cell>
          <table:table-cell office:value-type="float" office:value="104.38414" calcext:value-type="float">
            <text:p>104.38414</text:p>
          </table:table-cell>
          <table:table-cell/>
          <table:table-cell office:value-type="float" office:value="1890" calcext:value-type="float">
            <text:p>1890</text:p>
          </table:table-cell>
          <table:table-cell office:value-type="float" office:value="115.42668" calcext:value-type="float">
            <text:p>115.426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784" calcext:value-type="float">
            <text:p>784</text:p>
          </table:table-cell>
          <table:table-cell office:value-type="float" office:value="507.14268" calcext:value-type="float">
            <text:p>507.14268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590" calcext:value-type="float">
            <text:p>1590</text:p>
          </table:table-cell>
          <table:table-cell office:value-type="float" office:value="105.75278" calcext:value-type="float">
            <text:p>105.75278</text:p>
          </table:table-cell>
          <table:table-cell/>
          <table:table-cell office:value-type="float" office:value="1895" calcext:value-type="float">
            <text:p>1895</text:p>
          </table:table-cell>
          <table:table-cell office:value-type="float" office:value="119.68674" calcext:value-type="float">
            <text:p>119.68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85" calcext:value-type="float">
            <text:p>785</text:p>
          </table:table-cell>
          <table:table-cell office:value-type="float" office:value="489.14554" calcext:value-type="float">
            <text:p>489.1455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595" calcext:value-type="float">
            <text:p>1595</text:p>
          </table:table-cell>
          <table:table-cell office:value-type="float" office:value="92.32472" calcext:value-type="float">
            <text:p>92.32472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05.96742" calcext:value-type="float">
            <text:p>105.967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86" calcext:value-type="float">
            <text:p>786</text:p>
          </table:table-cell>
          <table:table-cell office:value-type="float" office:value="488.03374" calcext:value-type="float">
            <text:p>488.03374</text:p>
          </table:table-cell>
          <table:table-cell table:number-columns-repeated="19"/>
          <table:table-cell office:value-type="float" office:value="1600" calcext:value-type="float">
            <text:p>1600</text:p>
          </table:table-cell>
          <table:table-cell office:value-type="float" office:value="90.92742" calcext:value-type="float">
            <text:p>90.92742</text:p>
          </table:table-cell>
          <table:table-cell/>
          <table:table-cell office:value-type="float" office:value="1905" calcext:value-type="float">
            <text:p>1905</text:p>
          </table:table-cell>
          <table:table-cell office:value-type="float" office:value="117.92992" calcext:value-type="float">
            <text:p>117.92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office:value-type="float" office:value="489.27838" calcext:value-type="float">
            <text:p>489.27838</text:p>
          </table:table-cell>
          <table:table-cell table:number-columns-repeated="19"/>
          <table:table-cell office:value-type="float" office:value="1605" calcext:value-type="float">
            <text:p>1605</text:p>
          </table:table-cell>
          <table:table-cell office:value-type="float" office:value="96.59598" calcext:value-type="float">
            <text:p>96.59598</text:p>
          </table:table-cell>
          <table:table-cell/>
          <table:table-cell office:value-type="float" office:value="1910" calcext:value-type="float">
            <text:p>1910</text:p>
          </table:table-cell>
          <table:table-cell office:value-type="float" office:value="119.4626" calcext:value-type="float">
            <text:p>119.46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88" calcext:value-type="float">
            <text:p>788</text:p>
          </table:table-cell>
          <table:table-cell office:value-type="float" office:value="499.31972" calcext:value-type="float">
            <text:p>499.31972</text:p>
          </table:table-cell>
          <table:table-cell table:number-columns-repeated="19"/>
          <table:table-cell office:value-type="float" office:value="1610" calcext:value-type="float">
            <text:p>1610</text:p>
          </table:table-cell>
          <table:table-cell office:value-type="float" office:value="77.16052" calcext:value-type="float">
            <text:p>77.16052</text:p>
          </table:table-cell>
          <table:table-cell/>
          <table:table-cell office:value-type="float" office:value="1915" calcext:value-type="float">
            <text:p>1915</text:p>
          </table:table-cell>
          <table:table-cell office:value-type="float" office:value="129.84684" calcext:value-type="float">
            <text:p>129.846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89" calcext:value-type="float">
            <text:p>789</text:p>
          </table:table-cell>
          <table:table-cell office:value-type="float" office:value="524.73918" calcext:value-type="float">
            <text:p>524.73918</text:p>
          </table:table-cell>
          <table:table-cell table:number-columns-repeated="19"/>
          <table:table-cell office:value-type="float" office:value="1615" calcext:value-type="float">
            <text:p>1615</text:p>
          </table:table-cell>
          <table:table-cell office:value-type="float" office:value="90.03584" calcext:value-type="float">
            <text:p>90.03584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123.78492" calcext:value-type="float">
            <text:p>123.784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90" calcext:value-type="float">
            <text:p>790</text:p>
          </table:table-cell>
          <table:table-cell office:value-type="float" office:value="524.4722" calcext:value-type="float">
            <text:p>524.4722</text:p>
          </table:table-cell>
          <table:table-cell table:number-columns-repeated="19"/>
          <table:table-cell office:value-type="float" office:value="1620" calcext:value-type="float">
            <text:p>1620</text:p>
          </table:table-cell>
          <table:table-cell office:value-type="float" office:value="80.07594" calcext:value-type="float">
            <text:p>80.07594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float" office:value="126.29496" calcext:value-type="float">
            <text:p>126.29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91" calcext:value-type="float">
            <text:p>791</text:p>
          </table:table-cell>
          <table:table-cell office:value-type="float" office:value="522.72236" calcext:value-type="float">
            <text:p>522.72236</text:p>
          </table:table-cell>
          <table:table-cell table:number-columns-repeated="19"/>
          <table:table-cell office:value-type="float" office:value="1625" calcext:value-type="float">
            <text:p>1625</text:p>
          </table:table-cell>
          <table:table-cell office:value-type="float" office:value="104.36664" calcext:value-type="float">
            <text:p>104.36664</text:p>
          </table:table-cell>
          <table:table-cell/>
          <table:table-cell office:value-type="float" office:value="1930" calcext:value-type="float">
            <text:p>1930</text:p>
          </table:table-cell>
          <table:table-cell office:value-type="float" office:value="117.87666" calcext:value-type="float">
            <text:p>117.876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92" calcext:value-type="float">
            <text:p>792</text:p>
          </table:table-cell>
          <table:table-cell office:value-type="float" office:value="519.94628" calcext:value-type="float">
            <text:p>519.94628</text:p>
          </table:table-cell>
          <table:table-cell table:number-columns-repeated="19"/>
          <table:table-cell office:value-type="float" office:value="1630" calcext:value-type="float">
            <text:p>1630</text:p>
          </table:table-cell>
          <table:table-cell office:value-type="float" office:value="81.33856" calcext:value-type="float">
            <text:p>81.33856</text:p>
          </table:table-cell>
          <table:table-cell/>
          <table:table-cell office:value-type="float" office:value="1935" calcext:value-type="float">
            <text:p>1935</text:p>
          </table:table-cell>
          <table:table-cell office:value-type="float" office:value="114.0626" calcext:value-type="float">
            <text:p>114.06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93" calcext:value-type="float">
            <text:p>793</text:p>
          </table:table-cell>
          <table:table-cell office:value-type="float" office:value="540.95618" calcext:value-type="float">
            <text:p>540.95618</text:p>
          </table:table-cell>
          <table:table-cell table:number-columns-repeated="19"/>
          <table:table-cell office:value-type="float" office:value="1635" calcext:value-type="float">
            <text:p>1635</text:p>
          </table:table-cell>
          <table:table-cell office:value-type="float" office:value="105.98658" calcext:value-type="float">
            <text:p>105.98658</text:p>
          </table:table-cell>
          <table:table-cell/>
          <table:table-cell office:value-type="float" office:value="1940" calcext:value-type="float">
            <text:p>1940</text:p>
          </table:table-cell>
          <table:table-cell office:value-type="float" office:value="123.6964" calcext:value-type="float">
            <text:p>123.6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94" calcext:value-type="float">
            <text:p>794</text:p>
          </table:table-cell>
          <table:table-cell office:value-type="float" office:value="554.7804" calcext:value-type="float">
            <text:p>554.7804</text:p>
          </table:table-cell>
          <table:table-cell table:number-columns-repeated="19"/>
          <table:table-cell office:value-type="float" office:value="1640" calcext:value-type="float">
            <text:p>1640</text:p>
          </table:table-cell>
          <table:table-cell office:value-type="float" office:value="93.8123" calcext:value-type="float">
            <text:p>93.8123</text:p>
          </table:table-cell>
          <table:table-cell/>
          <table:table-cell office:value-type="float" office:value="1945" calcext:value-type="float">
            <text:p>1945</text:p>
          </table:table-cell>
          <table:table-cell office:value-type="float" office:value="113.71398" calcext:value-type="float">
            <text:p>113.713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795" calcext:value-type="float">
            <text:p>795</text:p>
          </table:table-cell>
          <table:table-cell office:value-type="float" office:value="570.99792" calcext:value-type="float">
            <text:p>570.99792</text:p>
          </table:table-cell>
          <table:table-cell table:number-columns-repeated="19"/>
          <table:table-cell office:value-type="float" office:value="1645" calcext:value-type="float">
            <text:p>1645</text:p>
          </table:table-cell>
          <table:table-cell office:value-type="float" office:value="92.10268" calcext:value-type="float">
            <text:p>92.10268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139.03496" calcext:value-type="float">
            <text:p>139.03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96" calcext:value-type="float">
            <text:p>796</text:p>
          </table:table-cell>
          <table:table-cell office:value-type="float" office:value="547.984" calcext:value-type="float">
            <text:p>547.984</text:p>
          </table:table-cell>
          <table:table-cell table:number-columns-repeated="19"/>
          <table:table-cell office:value-type="float" office:value="1650" calcext:value-type="float">
            <text:p>1650</text:p>
          </table:table-cell>
          <table:table-cell office:value-type="float" office:value="94.3305" calcext:value-type="float">
            <text:p>94.3305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38.07736" calcext:value-type="float">
            <text:p>138.077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97" calcext:value-type="float">
            <text:p>797</text:p>
          </table:table-cell>
          <table:table-cell office:value-type="float" office:value="494.69152" calcext:value-type="float">
            <text:p>494.69152</text:p>
          </table:table-cell>
          <table:table-cell table:number-columns-repeated="19"/>
          <table:table-cell office:value-type="float" office:value="1655" calcext:value-type="float">
            <text:p>1655</text:p>
          </table:table-cell>
          <table:table-cell office:value-type="float" office:value="82.09716" calcext:value-type="float">
            <text:p>82.09716</text:p>
          </table:table-cell>
          <table:table-cell/>
          <table:table-cell office:value-type="float" office:value="1960" calcext:value-type="float">
            <text:p>1960</text:p>
          </table:table-cell>
          <table:table-cell office:value-type="float" office:value="131.48244" calcext:value-type="float">
            <text:p>131.482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98" calcext:value-type="float">
            <text:p>798</text:p>
          </table:table-cell>
          <table:table-cell office:value-type="float" office:value="514.34312" calcext:value-type="float">
            <text:p>514.34312</text:p>
          </table:table-cell>
          <table:table-cell table:number-columns-repeated="19"/>
          <table:table-cell office:value-type="float" office:value="1660" calcext:value-type="float">
            <text:p>1660</text:p>
          </table:table-cell>
          <table:table-cell office:value-type="float" office:value="87.56248" calcext:value-type="float">
            <text:p>87.56248</text:p>
          </table:table-cell>
          <table:table-cell/>
          <table:table-cell office:value-type="float" office:value="1965" calcext:value-type="float">
            <text:p>1965</text:p>
          </table:table-cell>
          <table:table-cell office:value-type="float" office:value="127.38794" calcext:value-type="float">
            <text:p>127.387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99" calcext:value-type="float">
            <text:p>799</text:p>
          </table:table-cell>
          <table:table-cell office:value-type="float" office:value="536.97302" calcext:value-type="float">
            <text:p>536.97302</text:p>
          </table:table-cell>
          <table:table-cell table:number-columns-repeated="19"/>
          <table:table-cell office:value-type="float" office:value="1665" calcext:value-type="float">
            <text:p>1665</text:p>
          </table:table-cell>
          <table:table-cell office:value-type="float" office:value="104.94848" calcext:value-type="float">
            <text:p>104.94848</text:p>
          </table:table-cell>
          <table:table-cell/>
          <table:table-cell office:value-type="float" office:value="1970" calcext:value-type="float">
            <text:p>1970</text:p>
          </table:table-cell>
          <table:table-cell office:value-type="float" office:value="131.55516" calcext:value-type="float">
            <text:p>131.55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532.17502" calcext:value-type="float">
            <text:p>532.17502</text:p>
          </table:table-cell>
          <table:table-cell table:number-columns-repeated="19"/>
          <table:table-cell office:value-type="float" office:value="1670" calcext:value-type="float">
            <text:p>1670</text:p>
          </table:table-cell>
          <table:table-cell office:value-type="float" office:value="85.16718" calcext:value-type="float">
            <text:p>85.16718</text:p>
          </table:table-cell>
          <table:table-cell/>
          <table:table-cell office:value-type="float" office:value="1975" calcext:value-type="float">
            <text:p>1975</text:p>
          </table:table-cell>
          <table:table-cell office:value-type="float" office:value="129.56302" calcext:value-type="float">
            <text:p>129.56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office:value-type="float" office:value="550.22828" calcext:value-type="float">
            <text:p>550.22828</text:p>
          </table:table-cell>
          <table:table-cell table:number-columns-repeated="19"/>
          <table:table-cell office:value-type="float" office:value="1675" calcext:value-type="float">
            <text:p>1675</text:p>
          </table:table-cell>
          <table:table-cell office:value-type="float" office:value="90.85698" calcext:value-type="float">
            <text:p>90.85698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147.5174" calcext:value-type="float">
            <text:p>147.5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2" calcext:value-type="float">
            <text:p>802</text:p>
          </table:table-cell>
          <table:table-cell office:value-type="float" office:value="544.93238" calcext:value-type="float">
            <text:p>544.93238</text:p>
          </table:table-cell>
          <table:table-cell table:number-columns-repeated="19"/>
          <table:table-cell office:value-type="float" office:value="1680" calcext:value-type="float">
            <text:p>1680</text:p>
          </table:table-cell>
          <table:table-cell office:value-type="float" office:value="98.31518" calcext:value-type="float">
            <text:p>98.31518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133.0899" calcext:value-type="float">
            <text:p>133.08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3" calcext:value-type="float">
            <text:p>803</text:p>
          </table:table-cell>
          <table:table-cell office:value-type="float" office:value="537.00698" calcext:value-type="float">
            <text:p>537.00698</text:p>
          </table:table-cell>
          <table:table-cell table:number-columns-repeated="19"/>
          <table:table-cell office:value-type="float" office:value="1685" calcext:value-type="float">
            <text:p>1685</text:p>
          </table:table-cell>
          <table:table-cell office:value-type="float" office:value="82.32502" calcext:value-type="float">
            <text:p>82.32502</text:p>
          </table:table-cell>
          <table:table-cell/>
          <table:table-cell office:value-type="float" office:value="1990" calcext:value-type="float">
            <text:p>1990</text:p>
          </table:table-cell>
          <table:table-cell office:value-type="float" office:value="137.9839" calcext:value-type="float">
            <text:p>137.98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4" calcext:value-type="float">
            <text:p>804</text:p>
          </table:table-cell>
          <table:table-cell office:value-type="float" office:value="547.08412" calcext:value-type="float">
            <text:p>547.08412</text:p>
          </table:table-cell>
          <table:table-cell table:number-columns-repeated="19"/>
          <table:table-cell office:value-type="float" office:value="1690" calcext:value-type="float">
            <text:p>1690</text:p>
          </table:table-cell>
          <table:table-cell office:value-type="float" office:value="103.84302" calcext:value-type="float">
            <text:p>103.84302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133.82878" calcext:value-type="float">
            <text:p>133.828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5" calcext:value-type="float">
            <text:p>805</text:p>
          </table:table-cell>
          <table:table-cell office:value-type="float" office:value="523.44558" calcext:value-type="float">
            <text:p>523.44558</text:p>
          </table:table-cell>
          <table:table-cell table:number-columns-repeated="19"/>
          <table:table-cell office:value-type="float" office:value="1695" calcext:value-type="float">
            <text:p>1695</text:p>
          </table:table-cell>
          <table:table-cell office:value-type="float" office:value="93.09642" calcext:value-type="float">
            <text:p>93.0964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37.79924" calcext:value-type="float">
            <text:p>137.799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6" calcext:value-type="float">
            <text:p>806</text:p>
          </table:table-cell>
          <table:table-cell office:value-type="float" office:value="509.62704" calcext:value-type="float">
            <text:p>509.62704</text:p>
          </table:table-cell>
          <table:table-cell table:number-columns-repeated="19"/>
          <table:table-cell office:value-type="float" office:value="1700" calcext:value-type="float">
            <text:p>1700</text:p>
          </table:table-cell>
          <table:table-cell office:value-type="float" office:value="94.27738" calcext:value-type="float">
            <text:p>94.27738</text:p>
          </table:table-cell>
          <table:table-cell/>
          <table:table-cell office:value-type="string" calcext:value-type="string">
            <text:p>Press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 office:value-type="float" office:value="539.7446" calcext:value-type="float">
            <text:p>539.7446</text:p>
          </table:table-cell>
          <table:table-cell table:number-columns-repeated="19"/>
          <table:table-cell office:value-type="float" office:value="1705" calcext:value-type="float">
            <text:p>1705</text:p>
          </table:table-cell>
          <table:table-cell office:value-type="float" office:value="99.30818" calcext:value-type="float">
            <text:p>99.308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8" calcext:value-type="float">
            <text:p>808</text:p>
          </table:table-cell>
          <table:table-cell office:value-type="float" office:value="540.7161" calcext:value-type="float">
            <text:p>540.7161</text:p>
          </table:table-cell>
          <table:table-cell table:number-columns-repeated="19"/>
          <table:table-cell office:value-type="float" office:value="1710" calcext:value-type="float">
            <text:p>1710</text:p>
          </table:table-cell>
          <table:table-cell office:value-type="float" office:value="99.70792" calcext:value-type="float">
            <text:p>99.707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9" calcext:value-type="float">
            <text:p>809</text:p>
          </table:table-cell>
          <table:table-cell office:value-type="float" office:value="544.46626" calcext:value-type="float">
            <text:p>544.46626</text:p>
          </table:table-cell>
          <table:table-cell table:number-columns-repeated="19"/>
          <table:table-cell office:value-type="float" office:value="1715" calcext:value-type="float">
            <text:p>1715</text:p>
          </table:table-cell>
          <table:table-cell office:value-type="float" office:value="97.92788" calcext:value-type="float">
            <text:p>97.9278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0" calcext:value-type="float">
            <text:p>810</text:p>
          </table:table-cell>
          <table:table-cell office:value-type="float" office:value="544.36354" calcext:value-type="float">
            <text:p>544.36354</text:p>
          </table:table-cell>
          <table:table-cell table:number-columns-repeated="19"/>
          <table:table-cell office:value-type="float" office:value="1720" calcext:value-type="float">
            <text:p>1720</text:p>
          </table:table-cell>
          <table:table-cell office:value-type="float" office:value="90.21318" calcext:value-type="float">
            <text:p>90.213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 office:value-type="float" office:value="551.45546" calcext:value-type="float">
            <text:p>551.45546</text:p>
          </table:table-cell>
          <table:table-cell table:number-columns-repeated="19"/>
          <table:table-cell office:value-type="float" office:value="1725" calcext:value-type="float">
            <text:p>1725</text:p>
          </table:table-cell>
          <table:table-cell office:value-type="float" office:value="92.36238" calcext:value-type="float">
            <text:p>92.3623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2" calcext:value-type="float">
            <text:p>812</text:p>
          </table:table-cell>
          <table:table-cell office:value-type="float" office:value="564.7065" calcext:value-type="float">
            <text:p>564.7065</text:p>
          </table:table-cell>
          <table:table-cell table:number-columns-repeated="19"/>
          <table:table-cell office:value-type="float" office:value="1730" calcext:value-type="float">
            <text:p>1730</text:p>
          </table:table-cell>
          <table:table-cell office:value-type="float" office:value="98.64628" calcext:value-type="float">
            <text:p>98.646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3" calcext:value-type="float">
            <text:p>813</text:p>
          </table:table-cell>
          <table:table-cell office:value-type="float" office:value="543.43448" calcext:value-type="float">
            <text:p>543.43448</text:p>
          </table:table-cell>
          <table:table-cell table:number-columns-repeated="19"/>
          <table:table-cell office:value-type="float" office:value="1735" calcext:value-type="float">
            <text:p>1735</text:p>
          </table:table-cell>
          <table:table-cell office:value-type="float" office:value="105.34266" calcext:value-type="float">
            <text:p>105.342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4" calcext:value-type="float">
            <text:p>814</text:p>
          </table:table-cell>
          <table:table-cell office:value-type="float" office:value="524.37868" calcext:value-type="float">
            <text:p>524.37868</text:p>
          </table:table-cell>
          <table:table-cell table:number-columns-repeated="19"/>
          <table:table-cell office:value-type="float" office:value="1740" calcext:value-type="float">
            <text:p>1740</text:p>
          </table:table-cell>
          <table:table-cell office:value-type="float" office:value="98.97692" calcext:value-type="float">
            <text:p>98.976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5" calcext:value-type="float">
            <text:p>815</text:p>
          </table:table-cell>
          <table:table-cell office:value-type="float" office:value="523.68308" calcext:value-type="float">
            <text:p>523.68308</text:p>
          </table:table-cell>
          <table:table-cell table:number-columns-repeated="19"/>
          <table:table-cell office:value-type="float" office:value="1745" calcext:value-type="float">
            <text:p>1745</text:p>
          </table:table-cell>
          <table:table-cell office:value-type="float" office:value="95.57438" calcext:value-type="float">
            <text:p>95.5743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6" calcext:value-type="float">
            <text:p>816</text:p>
          </table:table-cell>
          <table:table-cell office:value-type="float" office:value="522.39864" calcext:value-type="float">
            <text:p>522.39864</text:p>
          </table:table-cell>
          <table:table-cell table:number-columns-repeated="19"/>
          <table:table-cell office:value-type="float" office:value="1750" calcext:value-type="float">
            <text:p>1750</text:p>
          </table:table-cell>
          <table:table-cell office:value-type="float" office:value="101.26322" calcext:value-type="float">
            <text:p>101.2632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7" calcext:value-type="float">
            <text:p>817</text:p>
          </table:table-cell>
          <table:table-cell office:value-type="float" office:value="534.38526" calcext:value-type="float">
            <text:p>534.38526</text:p>
          </table:table-cell>
          <table:table-cell table:number-columns-repeated="19"/>
          <table:table-cell office:value-type="float" office:value="1755" calcext:value-type="float">
            <text:p>1755</text:p>
          </table:table-cell>
          <table:table-cell office:value-type="float" office:value="104.68828" calcext:value-type="float">
            <text:p>104.688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8" calcext:value-type="float">
            <text:p>818</text:p>
          </table:table-cell>
          <table:table-cell office:value-type="float" office:value="519.07234" calcext:value-type="float">
            <text:p>519.07234</text:p>
          </table:table-cell>
          <table:table-cell table:number-columns-repeated="19"/>
          <table:table-cell office:value-type="float" office:value="1760" calcext:value-type="float">
            <text:p>1760</text:p>
          </table:table-cell>
          <table:table-cell office:value-type="float" office:value="105.1171" calcext:value-type="float">
            <text:p>105.1171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9" calcext:value-type="float">
            <text:p>819</text:p>
          </table:table-cell>
          <table:table-cell office:value-type="float" office:value="528.86572" calcext:value-type="float">
            <text:p>528.86572</text:p>
          </table:table-cell>
          <table:table-cell table:number-columns-repeated="19"/>
          <table:table-cell office:value-type="float" office:value="1765" calcext:value-type="float">
            <text:p>1765</text:p>
          </table:table-cell>
          <table:table-cell office:value-type="float" office:value="108.35392" calcext:value-type="float">
            <text:p>108.353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office:value-type="float" office:value="531.20864" calcext:value-type="float">
            <text:p>531.20864</text:p>
          </table:table-cell>
          <table:table-cell table:number-columns-repeated="19"/>
          <table:table-cell office:value-type="float" office:value="1770" calcext:value-type="float">
            <text:p>1770</text:p>
          </table:table-cell>
          <table:table-cell office:value-type="float" office:value="118.10206" calcext:value-type="float">
            <text:p>118.1020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1" calcext:value-type="float">
            <text:p>821</text:p>
          </table:table-cell>
          <table:table-cell office:value-type="float" office:value="557.85366" calcext:value-type="float">
            <text:p>557.85366</text:p>
          </table:table-cell>
          <table:table-cell table:number-columns-repeated="19"/>
          <table:table-cell office:value-type="float" office:value="1775" calcext:value-type="float">
            <text:p>1775</text:p>
          </table:table-cell>
          <table:table-cell office:value-type="float" office:value="115.72592" calcext:value-type="float">
            <text:p>115.725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2" calcext:value-type="float">
            <text:p>822</text:p>
          </table:table-cell>
          <table:table-cell office:value-type="float" office:value="533.00828" calcext:value-type="float">
            <text:p>533.00828</text:p>
          </table:table-cell>
          <table:table-cell table:number-columns-repeated="19"/>
          <table:table-cell office:value-type="float" office:value="1780" calcext:value-type="float">
            <text:p>1780</text:p>
          </table:table-cell>
          <table:table-cell office:value-type="float" office:value="115.01232" calcext:value-type="float">
            <text:p>115.0123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3" calcext:value-type="float">
            <text:p>823</text:p>
          </table:table-cell>
          <table:table-cell office:value-type="float" office:value="538.11566" calcext:value-type="float">
            <text:p>538.11566</text:p>
          </table:table-cell>
          <table:table-cell table:number-columns-repeated="19"/>
          <table:table-cell office:value-type="float" office:value="1785" calcext:value-type="float">
            <text:p>1785</text:p>
          </table:table-cell>
          <table:table-cell office:value-type="float" office:value="105.76746" calcext:value-type="float">
            <text:p>105.767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4" calcext:value-type="float">
            <text:p>824</text:p>
          </table:table-cell>
          <table:table-cell office:value-type="float" office:value="549.87334" calcext:value-type="float">
            <text:p>549.87334</text:p>
          </table:table-cell>
          <table:table-cell table:number-columns-repeated="19"/>
          <table:table-cell office:value-type="float" office:value="1790" calcext:value-type="float">
            <text:p>1790</text:p>
          </table:table-cell>
          <table:table-cell office:value-type="float" office:value="97.82246" calcext:value-type="float">
            <text:p>97.822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5" calcext:value-type="float">
            <text:p>825</text:p>
          </table:table-cell>
          <table:table-cell office:value-type="float" office:value="539.91466" calcext:value-type="float">
            <text:p>539.91466</text:p>
          </table:table-cell>
          <table:table-cell table:number-columns-repeated="19"/>
          <table:table-cell office:value-type="float" office:value="1795" calcext:value-type="float">
            <text:p>1795</text:p>
          </table:table-cell>
          <table:table-cell office:value-type="float" office:value="108.9649" calcext:value-type="float">
            <text:p>108.96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6" calcext:value-type="float">
            <text:p>826</text:p>
          </table:table-cell>
          <table:table-cell office:value-type="float" office:value="527.4782" calcext:value-type="float">
            <text:p>527.4782</text:p>
          </table:table-cell>
          <table:table-cell table:number-columns-repeated="19"/>
          <table:table-cell office:value-type="float" office:value="1800" calcext:value-type="float">
            <text:p>1800</text:p>
          </table:table-cell>
          <table:table-cell office:value-type="float" office:value="109.42388" calcext:value-type="float">
            <text:p>109.4238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7" calcext:value-type="float">
            <text:p>827</text:p>
          </table:table-cell>
          <table:table-cell office:value-type="float" office:value="563.43606" calcext:value-type="float">
            <text:p>563.43606</text:p>
          </table:table-cell>
          <table:table-cell table:number-columns-repeated="19"/>
          <table:table-cell office:value-type="float" office:value="1805" calcext:value-type="float">
            <text:p>1805</text:p>
          </table:table-cell>
          <table:table-cell office:value-type="float" office:value="111.0067" calcext:value-type="float">
            <text:p>111.00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8" calcext:value-type="float">
            <text:p>828</text:p>
          </table:table-cell>
          <table:table-cell office:value-type="float" office:value="530.78756" calcext:value-type="float">
            <text:p>530.78756</text:p>
          </table:table-cell>
          <table:table-cell table:number-columns-repeated="19"/>
          <table:table-cell office:value-type="float" office:value="1810" calcext:value-type="float">
            <text:p>1810</text:p>
          </table:table-cell>
          <table:table-cell office:value-type="float" office:value="110.74068" calcext:value-type="float">
            <text:p>110.7406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9" calcext:value-type="float">
            <text:p>829</text:p>
          </table:table-cell>
          <table:table-cell office:value-type="float" office:value="550.641" calcext:value-type="float">
            <text:p>550.641</text:p>
          </table:table-cell>
          <table:table-cell table:number-columns-repeated="19"/>
          <table:table-cell office:value-type="float" office:value="1815" calcext:value-type="float">
            <text:p>1815</text:p>
          </table:table-cell>
          <table:table-cell office:value-type="float" office:value="112.17854" calcext:value-type="float">
            <text:p>112.178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office:value-type="float" office:value="531.88982" calcext:value-type="float">
            <text:p>531.88982</text:p>
          </table:table-cell>
          <table:table-cell table:number-columns-repeated="19"/>
          <table:table-cell office:value-type="float" office:value="1820" calcext:value-type="float">
            <text:p>1820</text:p>
          </table:table-cell>
          <table:table-cell office:value-type="float" office:value="113.86354" calcext:value-type="float">
            <text:p>113.863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1" calcext:value-type="float">
            <text:p>831</text:p>
          </table:table-cell>
          <table:table-cell office:value-type="float" office:value="540.64948" calcext:value-type="float">
            <text:p>540.64948</text:p>
          </table:table-cell>
          <table:table-cell table:number-columns-repeated="19"/>
          <table:table-cell office:value-type="float" office:value="1825" calcext:value-type="float">
            <text:p>1825</text:p>
          </table:table-cell>
          <table:table-cell office:value-type="float" office:value="118.59022" calcext:value-type="float">
            <text:p>118.5902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 office:value-type="float" office:value="533.99664" calcext:value-type="float">
            <text:p>533.99664</text:p>
          </table:table-cell>
          <table:table-cell table:number-columns-repeated="19"/>
          <table:table-cell office:value-type="float" office:value="1830" calcext:value-type="float">
            <text:p>1830</text:p>
          </table:table-cell>
          <table:table-cell office:value-type="float" office:value="104.2801" calcext:value-type="float">
            <text:p>104.28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3" calcext:value-type="float">
            <text:p>833</text:p>
          </table:table-cell>
          <table:table-cell office:value-type="float" office:value="555.59626" calcext:value-type="float">
            <text:p>555.59626</text:p>
          </table:table-cell>
          <table:table-cell table:number-columns-repeated="19"/>
          <table:table-cell office:value-type="float" office:value="1835" calcext:value-type="float">
            <text:p>1835</text:p>
          </table:table-cell>
          <table:table-cell office:value-type="float" office:value="103.04764" calcext:value-type="float">
            <text:p>103.047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4" calcext:value-type="float">
            <text:p>834</text:p>
          </table:table-cell>
          <table:table-cell office:value-type="float" office:value="546.89982" calcext:value-type="float">
            <text:p>546.89982</text:p>
          </table:table-cell>
          <table:table-cell table:number-columns-repeated="19"/>
          <table:table-cell office:value-type="float" office:value="1840" calcext:value-type="float">
            <text:p>1840</text:p>
          </table:table-cell>
          <table:table-cell office:value-type="float" office:value="125.60082" calcext:value-type="float">
            <text:p>125.600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5" calcext:value-type="float">
            <text:p>835</text:p>
          </table:table-cell>
          <table:table-cell office:value-type="float" office:value="545.79082" calcext:value-type="float">
            <text:p>545.79082</text:p>
          </table:table-cell>
          <table:table-cell table:number-columns-repeated="19"/>
          <table:table-cell office:value-type="float" office:value="1845" calcext:value-type="float">
            <text:p>1845</text:p>
          </table:table-cell>
          <table:table-cell office:value-type="float" office:value="105.99296" calcext:value-type="float">
            <text:p>105.9929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6" calcext:value-type="float">
            <text:p>836</text:p>
          </table:table-cell>
          <table:table-cell office:value-type="float" office:value="538.24006" calcext:value-type="float">
            <text:p>538.24006</text:p>
          </table:table-cell>
          <table:table-cell table:number-columns-repeated="19"/>
          <table:table-cell office:value-type="float" office:value="1850" calcext:value-type="float">
            <text:p>1850</text:p>
          </table:table-cell>
          <table:table-cell office:value-type="float" office:value="109.61304" calcext:value-type="float">
            <text:p>109.6130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7" calcext:value-type="float">
            <text:p>837</text:p>
          </table:table-cell>
          <table:table-cell office:value-type="float" office:value="558.15858" calcext:value-type="float">
            <text:p>558.15858</text:p>
          </table:table-cell>
          <table:table-cell table:number-columns-repeated="19"/>
          <table:table-cell office:value-type="float" office:value="1855" calcext:value-type="float">
            <text:p>1855</text:p>
          </table:table-cell>
          <table:table-cell office:value-type="float" office:value="108.29576" calcext:value-type="float">
            <text:p>108.295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8" calcext:value-type="float">
            <text:p>838</text:p>
          </table:table-cell>
          <table:table-cell office:value-type="float" office:value="565.6896" calcext:value-type="float">
            <text:p>565.6896</text:p>
          </table:table-cell>
          <table:table-cell table:number-columns-repeated="19"/>
          <table:table-cell office:value-type="float" office:value="1860" calcext:value-type="float">
            <text:p>1860</text:p>
          </table:table-cell>
          <table:table-cell office:value-type="float" office:value="114.36196" calcext:value-type="float">
            <text:p>114.3619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9" calcext:value-type="float">
            <text:p>839</text:p>
          </table:table-cell>
          <table:table-cell office:value-type="float" office:value="549.98614" calcext:value-type="float">
            <text:p>549.98614</text:p>
          </table:table-cell>
          <table:table-cell table:number-columns-repeated="19"/>
          <table:table-cell office:value-type="float" office:value="1865" calcext:value-type="float">
            <text:p>1865</text:p>
          </table:table-cell>
          <table:table-cell office:value-type="float" office:value="118.00734" calcext:value-type="float">
            <text:p>118.0073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office:value-type="float" office:value="542.79408" calcext:value-type="float">
            <text:p>542.79408</text:p>
          </table:table-cell>
          <table:table-cell table:number-columns-repeated="19"/>
          <table:table-cell office:value-type="float" office:value="1870" calcext:value-type="float">
            <text:p>1870</text:p>
          </table:table-cell>
          <table:table-cell office:value-type="float" office:value="120.16166" calcext:value-type="float">
            <text:p>120.161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41" calcext:value-type="float">
            <text:p>841</text:p>
          </table:table-cell>
          <table:table-cell office:value-type="float" office:value="588.11612" calcext:value-type="float">
            <text:p>588.11612</text:p>
          </table:table-cell>
          <table:table-cell table:number-columns-repeated="19"/>
          <table:table-cell office:value-type="float" office:value="1875" calcext:value-type="float">
            <text:p>1875</text:p>
          </table:table-cell>
          <table:table-cell office:value-type="float" office:value="130.66274" calcext:value-type="float">
            <text:p>130.6627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42" calcext:value-type="float">
            <text:p>842</text:p>
          </table:table-cell>
          <table:table-cell office:value-type="float" office:value="561.72512" calcext:value-type="float">
            <text:p>561.72512</text:p>
          </table:table-cell>
          <table:table-cell table:number-columns-repeated="19"/>
          <table:table-cell office:value-type="float" office:value="1880" calcext:value-type="float">
            <text:p>1880</text:p>
          </table:table-cell>
          <table:table-cell office:value-type="float" office:value="110.43086" calcext:value-type="float">
            <text:p>110.4308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43" calcext:value-type="float">
            <text:p>843</text:p>
          </table:table-cell>
          <table:table-cell office:value-type="float" office:value="551.0258" calcext:value-type="float">
            <text:p>551.0258</text:p>
          </table:table-cell>
          <table:table-cell table:number-columns-repeated="19"/>
          <table:table-cell office:value-type="float" office:value="1885" calcext:value-type="float">
            <text:p>1885</text:p>
          </table:table-cell>
          <table:table-cell office:value-type="float" office:value="107.39608" calcext:value-type="float">
            <text:p>107.3960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44" calcext:value-type="float">
            <text:p>844</text:p>
          </table:table-cell>
          <table:table-cell office:value-type="float" office:value="550.86224" calcext:value-type="float">
            <text:p>550.86224</text:p>
          </table:table-cell>
          <table:table-cell table:number-columns-repeated="19"/>
          <table:table-cell office:value-type="float" office:value="1890" calcext:value-type="float">
            <text:p>1890</text:p>
          </table:table-cell>
          <table:table-cell office:value-type="float" office:value="117.9621" calcext:value-type="float">
            <text:p>117.96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845" calcext:value-type="float">
            <text:p>845</text:p>
          </table:table-cell>
          <table:table-cell office:value-type="float" office:value="584.56244" calcext:value-type="float">
            <text:p>584.56244</text:p>
          </table:table-cell>
          <table:table-cell table:number-columns-repeated="19"/>
          <table:table-cell office:value-type="float" office:value="1895" calcext:value-type="float">
            <text:p>1895</text:p>
          </table:table-cell>
          <table:table-cell office:value-type="float" office:value="108.60086" calcext:value-type="float">
            <text:p>108.6008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46" calcext:value-type="float">
            <text:p>846</text:p>
          </table:table-cell>
          <table:table-cell office:value-type="float" office:value="561.95978" calcext:value-type="float">
            <text:p>561.95978</text:p>
          </table:table-cell>
          <table:table-cell table:number-columns-repeated="19"/>
          <table:table-cell office:value-type="float" office:value="1900" calcext:value-type="float">
            <text:p>1900</text:p>
          </table:table-cell>
          <table:table-cell office:value-type="float" office:value="114.59582" calcext:value-type="float">
            <text:p>114.595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47" calcext:value-type="float">
            <text:p>847</text:p>
          </table:table-cell>
          <table:table-cell office:value-type="float" office:value="574.9059" calcext:value-type="float">
            <text:p>574.9059</text:p>
          </table:table-cell>
          <table:table-cell table:number-columns-repeated="19"/>
          <table:table-cell office:value-type="float" office:value="1905" calcext:value-type="float">
            <text:p>1905</text:p>
          </table:table-cell>
          <table:table-cell office:value-type="float" office:value="109.24178" calcext:value-type="float">
            <text:p>109.241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48" calcext:value-type="float">
            <text:p>848</text:p>
          </table:table-cell>
          <table:table-cell office:value-type="float" office:value="550.99412" calcext:value-type="float">
            <text:p>550.99412</text:p>
          </table:table-cell>
          <table:table-cell table:number-columns-repeated="19"/>
          <table:table-cell office:value-type="float" office:value="1910" calcext:value-type="float">
            <text:p>1910</text:p>
          </table:table-cell>
          <table:table-cell office:value-type="float" office:value="119.93616" calcext:value-type="float">
            <text:p>119.936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49" calcext:value-type="float">
            <text:p>849</text:p>
          </table:table-cell>
          <table:table-cell office:value-type="float" office:value="605.72438" calcext:value-type="float">
            <text:p>605.72438</text:p>
          </table:table-cell>
          <table:table-cell table:number-columns-repeated="19"/>
          <table:table-cell office:value-type="float" office:value="1915" calcext:value-type="float">
            <text:p>1915</text:p>
          </table:table-cell>
          <table:table-cell office:value-type="float" office:value="119.63282" calcext:value-type="float">
            <text:p>119.632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544.5363" calcext:value-type="float">
            <text:p>544.5363</text:p>
          </table:table-cell>
          <table:table-cell table:number-columns-repeated="19"/>
          <table:table-cell office:value-type="float" office:value="1920" calcext:value-type="float">
            <text:p>1920</text:p>
          </table:table-cell>
          <table:table-cell office:value-type="float" office:value="120.7413" calcext:value-type="float">
            <text:p>120.741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51" calcext:value-type="float">
            <text:p>851</text:p>
          </table:table-cell>
          <table:table-cell office:value-type="float" office:value="556.783" calcext:value-type="float">
            <text:p>556.783</text:p>
          </table:table-cell>
          <table:table-cell table:number-columns-repeated="19"/>
          <table:table-cell office:value-type="float" office:value="1925" calcext:value-type="float">
            <text:p>1925</text:p>
          </table:table-cell>
          <table:table-cell office:value-type="float" office:value="123.8706" calcext:value-type="float">
            <text:p>123.870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52" calcext:value-type="float">
            <text:p>852</text:p>
          </table:table-cell>
          <table:table-cell office:value-type="float" office:value="585.11508" calcext:value-type="float">
            <text:p>585.11508</text:p>
          </table:table-cell>
          <table:table-cell table:number-columns-repeated="19"/>
          <table:table-cell office:value-type="float" office:value="1930" calcext:value-type="float">
            <text:p>1930</text:p>
          </table:table-cell>
          <table:table-cell office:value-type="float" office:value="124.00514" calcext:value-type="float">
            <text:p>124.005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53" calcext:value-type="float">
            <text:p>853</text:p>
          </table:table-cell>
          <table:table-cell office:value-type="float" office:value="597.38654" calcext:value-type="float">
            <text:p>597.38654</text:p>
          </table:table-cell>
          <table:table-cell table:number-columns-repeated="19"/>
          <table:table-cell office:value-type="float" office:value="1935" calcext:value-type="float">
            <text:p>1935</text:p>
          </table:table-cell>
          <table:table-cell office:value-type="float" office:value="112.58382" calcext:value-type="float">
            <text:p>112.583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54" calcext:value-type="float">
            <text:p>854</text:p>
          </table:table-cell>
          <table:table-cell office:value-type="float" office:value="569.22638" calcext:value-type="float">
            <text:p>569.22638</text:p>
          </table:table-cell>
          <table:table-cell table:number-columns-repeated="19"/>
          <table:table-cell office:value-type="float" office:value="1940" calcext:value-type="float">
            <text:p>1940</text:p>
          </table:table-cell>
          <table:table-cell office:value-type="float" office:value="114.28948" calcext:value-type="float">
            <text:p>114.2894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55" calcext:value-type="float">
            <text:p>855</text:p>
          </table:table-cell>
          <table:table-cell office:value-type="float" office:value="554.34538" calcext:value-type="float">
            <text:p>554.34538</text:p>
          </table:table-cell>
          <table:table-cell table:number-columns-repeated="19"/>
          <table:table-cell office:value-type="float" office:value="1945" calcext:value-type="float">
            <text:p>1945</text:p>
          </table:table-cell>
          <table:table-cell office:value-type="float" office:value="114.31382" calcext:value-type="float">
            <text:p>114.313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office:value-type="float" office:value="605.10572" calcext:value-type="float">
            <text:p>605.10572</text:p>
          </table:table-cell>
          <table:table-cell table:number-columns-repeated="19"/>
          <table:table-cell office:value-type="float" office:value="1950" calcext:value-type="float">
            <text:p>1950</text:p>
          </table:table-cell>
          <table:table-cell office:value-type="float" office:value="107.73546" calcext:value-type="float">
            <text:p>107.735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57" calcext:value-type="float">
            <text:p>857</text:p>
          </table:table-cell>
          <table:table-cell office:value-type="float" office:value="551.26842" calcext:value-type="float">
            <text:p>551.26842</text:p>
          </table:table-cell>
          <table:table-cell table:number-columns-repeated="19"/>
          <table:table-cell office:value-type="float" office:value="1955" calcext:value-type="float">
            <text:p>1955</text:p>
          </table:table-cell>
          <table:table-cell office:value-type="float" office:value="137.43536" calcext:value-type="float">
            <text:p>137.4353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58" calcext:value-type="float">
            <text:p>858</text:p>
          </table:table-cell>
          <table:table-cell office:value-type="float" office:value="594.0129" calcext:value-type="float">
            <text:p>594.0129</text:p>
          </table:table-cell>
          <table:table-cell table:number-columns-repeated="19"/>
          <table:table-cell office:value-type="float" office:value="1960" calcext:value-type="float">
            <text:p>1960</text:p>
          </table:table-cell>
          <table:table-cell office:value-type="float" office:value="112.34586" calcext:value-type="float">
            <text:p>112.3458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59" calcext:value-type="float">
            <text:p>859</text:p>
          </table:table-cell>
          <table:table-cell office:value-type="float" office:value="575.90884" calcext:value-type="float">
            <text:p>575.90884</text:p>
          </table:table-cell>
          <table:table-cell table:number-columns-repeated="19"/>
          <table:table-cell office:value-type="float" office:value="1965" calcext:value-type="float">
            <text:p>1965</text:p>
          </table:table-cell>
          <table:table-cell office:value-type="float" office:value="145.71282" calcext:value-type="float">
            <text:p>145.712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office:value-type="float" office:value="584.8833" calcext:value-type="float">
            <text:p>584.8833</text:p>
          </table:table-cell>
          <table:table-cell table:number-columns-repeated="19"/>
          <table:table-cell office:value-type="float" office:value="1970" calcext:value-type="float">
            <text:p>1970</text:p>
          </table:table-cell>
          <table:table-cell office:value-type="float" office:value="131.95144" calcext:value-type="float">
            <text:p>131.9514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61" calcext:value-type="float">
            <text:p>861</text:p>
          </table:table-cell>
          <table:table-cell office:value-type="float" office:value="575.76048" calcext:value-type="float">
            <text:p>575.76048</text:p>
          </table:table-cell>
          <table:table-cell table:number-columns-repeated="19"/>
          <table:table-cell office:value-type="float" office:value="1975" calcext:value-type="float">
            <text:p>1975</text:p>
          </table:table-cell>
          <table:table-cell office:value-type="float" office:value="133.66528" calcext:value-type="float">
            <text:p>133.665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62" calcext:value-type="float">
            <text:p>862</text:p>
          </table:table-cell>
          <table:table-cell office:value-type="float" office:value="555.49016" calcext:value-type="float">
            <text:p>555.49016</text:p>
          </table:table-cell>
          <table:table-cell table:number-columns-repeated="19"/>
          <table:table-cell office:value-type="float" office:value="1980" calcext:value-type="float">
            <text:p>1980</text:p>
          </table:table-cell>
          <table:table-cell office:value-type="float" office:value="133.79778" calcext:value-type="float">
            <text:p>133.797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 office:value-type="float" office:value="575.54892" calcext:value-type="float">
            <text:p>575.54892</text:p>
          </table:table-cell>
          <table:table-cell table:number-columns-repeated="19"/>
          <table:table-cell office:value-type="float" office:value="1985" calcext:value-type="float">
            <text:p>1985</text:p>
          </table:table-cell>
          <table:table-cell office:value-type="float" office:value="131.42874" calcext:value-type="float">
            <text:p>131.4287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64" calcext:value-type="float">
            <text:p>864</text:p>
          </table:table-cell>
          <table:table-cell office:value-type="float" office:value="595.3488" calcext:value-type="float">
            <text:p>595.3488</text:p>
          </table:table-cell>
          <table:table-cell table:number-columns-repeated="19"/>
          <table:table-cell office:value-type="float" office:value="1990" calcext:value-type="float">
            <text:p>1990</text:p>
          </table:table-cell>
          <table:table-cell office:value-type="float" office:value="135.24822" calcext:value-type="float">
            <text:p>135.2482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65" calcext:value-type="float">
            <text:p>865</text:p>
          </table:table-cell>
          <table:table-cell office:value-type="float" office:value="607.51298" calcext:value-type="float">
            <text:p>607.51298</text:p>
          </table:table-cell>
          <table:table-cell table:number-columns-repeated="19"/>
          <table:table-cell office:value-type="float" office:value="1995" calcext:value-type="float">
            <text:p>1995</text:p>
          </table:table-cell>
          <table:table-cell office:value-type="float" office:value="136.80448" calcext:value-type="float">
            <text:p>136.8044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66" calcext:value-type="float">
            <text:p>866</text:p>
          </table:table-cell>
          <table:table-cell office:value-type="float" office:value="632.03582" calcext:value-type="float">
            <text:p>632.03582</text:p>
          </table:table-cell>
          <table:table-cell table:number-columns-repeated="19"/>
          <table:table-cell office:value-type="float" office:value="2000" calcext:value-type="float">
            <text:p>2000</text:p>
          </table:table-cell>
          <table:table-cell office:value-type="float" office:value="135.4405" calcext:value-type="float">
            <text:p>135.44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67" calcext:value-type="float">
            <text:p>867</text:p>
          </table:table-cell>
          <table:table-cell office:value-type="float" office:value="617.31706" calcext:value-type="float">
            <text:p>617.31706</text:p>
          </table:table-cell>
          <table:table-cell table:number-columns-repeated="19"/>
          <table:table-cell office:value-type="float" office:value="2005" calcext:value-type="float">
            <text:p>2005</text:p>
          </table:table-cell>
          <table:table-cell office:value-type="float" office:value="136.3468" calcext:value-type="float">
            <text:p>136.346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68" calcext:value-type="float">
            <text:p>868</text:p>
          </table:table-cell>
          <table:table-cell office:value-type="float" office:value="604.2191" calcext:value-type="float">
            <text:p>604.2191</text:p>
          </table:table-cell>
          <table:table-cell table:number-columns-repeated="19"/>
          <table:table-cell office:value-type="float" office:value="2010" calcext:value-type="float">
            <text:p>2010</text:p>
          </table:table-cell>
          <table:table-cell office:value-type="float" office:value="134.87912" calcext:value-type="float">
            <text:p>134.879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69" calcext:value-type="float">
            <text:p>869</text:p>
          </table:table-cell>
          <table:table-cell office:value-type="float" office:value="580.46452" calcext:value-type="float">
            <text:p>580.46452</text:p>
          </table:table-cell>
          <table:table-cell table:number-columns-repeated="19"/>
          <table:table-cell office:value-type="float" office:value="2015" calcext:value-type="float">
            <text:p>2015</text:p>
          </table:table-cell>
          <table:table-cell office:value-type="float" office:value="123.96572" calcext:value-type="float">
            <text:p>123.965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  <table:table-cell office:value-type="float" office:value="587.40956" calcext:value-type="float">
            <text:p>587.40956</text:p>
          </table:table-cell>
          <table:table-cell table:number-columns-repeated="19"/>
          <table:table-cell office:value-type="float" office:value="2020" calcext:value-type="float">
            <text:p>2020</text:p>
          </table:table-cell>
          <table:table-cell office:value-type="float" office:value="116.03484" calcext:value-type="float">
            <text:p>116.0348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71" calcext:value-type="float">
            <text:p>871</text:p>
          </table:table-cell>
          <table:table-cell office:value-type="float" office:value="585.22064" calcext:value-type="float">
            <text:p>585.22064</text:p>
          </table:table-cell>
          <table:table-cell table:number-columns-repeated="19"/>
          <table:table-cell office:value-type="float" office:value="2025" calcext:value-type="float">
            <text:p>2025</text:p>
          </table:table-cell>
          <table:table-cell office:value-type="float" office:value="135.92144" calcext:value-type="float">
            <text:p>135.9214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72" calcext:value-type="float">
            <text:p>872</text:p>
          </table:table-cell>
          <table:table-cell office:value-type="float" office:value="601.75088" calcext:value-type="float">
            <text:p>601.75088</text:p>
          </table:table-cell>
          <table:table-cell table:number-columns-repeated="19"/>
          <table:table-cell office:value-type="float" office:value="2030" calcext:value-type="float">
            <text:p>2030</text:p>
          </table:table-cell>
          <table:table-cell office:value-type="float" office:value="112.97352" calcext:value-type="float">
            <text:p>112.973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73" calcext:value-type="float">
            <text:p>873</text:p>
          </table:table-cell>
          <table:table-cell office:value-type="float" office:value="573.88786" calcext:value-type="float">
            <text:p>573.88786</text:p>
          </table:table-cell>
          <table:table-cell table:number-columns-repeated="19"/>
          <table:table-cell office:value-type="float" office:value="2035" calcext:value-type="float">
            <text:p>2035</text:p>
          </table:table-cell>
          <table:table-cell office:value-type="float" office:value="131.91338" calcext:value-type="float">
            <text:p>131.9133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74" calcext:value-type="float">
            <text:p>874</text:p>
          </table:table-cell>
          <table:table-cell office:value-type="float" office:value="595.28566" calcext:value-type="float">
            <text:p>595.28566</text:p>
          </table:table-cell>
          <table:table-cell table:number-columns-repeated="19"/>
          <table:table-cell office:value-type="float" office:value="2040" calcext:value-type="float">
            <text:p>2040</text:p>
          </table:table-cell>
          <table:table-cell office:value-type="float" office:value="115.00992" calcext:value-type="float">
            <text:p>115.009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75" calcext:value-type="float">
            <text:p>875</text:p>
          </table:table-cell>
          <table:table-cell office:value-type="float" office:value="558.65932" calcext:value-type="float">
            <text:p>558.65932</text:p>
          </table:table-cell>
          <table:table-cell table:number-columns-repeated="19"/>
          <table:table-cell office:value-type="float" office:value="2045" calcext:value-type="float">
            <text:p>2045</text:p>
          </table:table-cell>
          <table:table-cell office:value-type="float" office:value="117.92776" calcext:value-type="float">
            <text:p>117.927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76" calcext:value-type="float">
            <text:p>876</text:p>
          </table:table-cell>
          <table:table-cell office:value-type="float" office:value="604.65624" calcext:value-type="float">
            <text:p>604.65624</text:p>
          </table:table-cell>
          <table:table-cell table:number-columns-repeated="19"/>
          <table:table-cell office:value-type="float" office:value="2050" calcext:value-type="float">
            <text:p>2050</text:p>
          </table:table-cell>
          <table:table-cell office:value-type="float" office:value="143.14194" calcext:value-type="float">
            <text:p>143.1419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77" calcext:value-type="float">
            <text:p>877</text:p>
          </table:table-cell>
          <table:table-cell office:value-type="float" office:value="595.66996" calcext:value-type="float">
            <text:p>595.66996</text:p>
          </table:table-cell>
          <table:table-cell table:number-columns-repeated="19"/>
          <table:table-cell office:value-type="float" office:value="2055" calcext:value-type="float">
            <text:p>2055</text:p>
          </table:table-cell>
          <table:table-cell office:value-type="float" office:value="115.99222" calcext:value-type="float">
            <text:p>115.9922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78" calcext:value-type="float">
            <text:p>878</text:p>
          </table:table-cell>
          <table:table-cell office:value-type="float" office:value="572.01046" calcext:value-type="float">
            <text:p>572.01046</text:p>
          </table:table-cell>
          <table:table-cell table:number-columns-repeated="19"/>
          <table:table-cell office:value-type="float" office:value="2060" calcext:value-type="float">
            <text:p>2060</text:p>
          </table:table-cell>
          <table:table-cell office:value-type="float" office:value="123.70078" calcext:value-type="float">
            <text:p>123.700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79" calcext:value-type="float">
            <text:p>879</text:p>
          </table:table-cell>
          <table:table-cell office:value-type="float" office:value="582.32774" calcext:value-type="float">
            <text:p>582.32774</text:p>
          </table:table-cell>
          <table:table-cell table:number-columns-repeated="19"/>
          <table:table-cell office:value-type="float" office:value="2065" calcext:value-type="float">
            <text:p>2065</text:p>
          </table:table-cell>
          <table:table-cell office:value-type="float" office:value="135.8893" calcext:value-type="float">
            <text:p>135.889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office:value-type="float" office:value="596.48074" calcext:value-type="float">
            <text:p>596.48074</text:p>
          </table:table-cell>
          <table:table-cell table:number-columns-repeated="19"/>
          <table:table-cell office:value-type="float" office:value="2070" calcext:value-type="float">
            <text:p>2070</text:p>
          </table:table-cell>
          <table:table-cell office:value-type="float" office:value="123.63258" calcext:value-type="float">
            <text:p>123.632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office:value-type="float" office:value="594.67678" calcext:value-type="float">
            <text:p>594.67678</text:p>
          </table:table-cell>
          <table:table-cell table:number-columns-repeated="19"/>
          <table:table-cell office:value-type="float" office:value="2075" calcext:value-type="float">
            <text:p>2075</text:p>
          </table:table-cell>
          <table:table-cell office:value-type="float" office:value="130.62502" calcext:value-type="float">
            <text:p>130.625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82" calcext:value-type="float">
            <text:p>882</text:p>
          </table:table-cell>
          <table:table-cell office:value-type="float" office:value="576.75222" calcext:value-type="float">
            <text:p>576.75222</text:p>
          </table:table-cell>
          <table:table-cell table:number-columns-repeated="19"/>
          <table:table-cell office:value-type="float" office:value="2080" calcext:value-type="float">
            <text:p>2080</text:p>
          </table:table-cell>
          <table:table-cell office:value-type="float" office:value="120.4897" calcext:value-type="float">
            <text:p>120.48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883" calcext:value-type="float">
            <text:p>883</text:p>
          </table:table-cell>
          <table:table-cell office:value-type="float" office:value="604.4295" calcext:value-type="float">
            <text:p>604.4295</text:p>
          </table:table-cell>
          <table:table-cell table:number-columns-repeated="19"/>
          <table:table-cell office:value-type="float" office:value="2085" calcext:value-type="float">
            <text:p>2085</text:p>
          </table:table-cell>
          <table:table-cell office:value-type="float" office:value="121.81576" calcext:value-type="float">
            <text:p>121.815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84" calcext:value-type="float">
            <text:p>884</text:p>
          </table:table-cell>
          <table:table-cell office:value-type="float" office:value="595.94518" calcext:value-type="float">
            <text:p>595.94518</text:p>
          </table:table-cell>
          <table:table-cell table:number-columns-repeated="19"/>
          <table:table-cell office:value-type="float" office:value="2090" calcext:value-type="float">
            <text:p>2090</text:p>
          </table:table-cell>
          <table:table-cell office:value-type="float" office:value="132.6661" calcext:value-type="float">
            <text:p>132.6661</text:p>
          </table:table-cell>
          <table:table-cell table:number-columns-repeated="9"/>
        </table:table-row>
        <table:table-row table:style-name="ro1">
          <table:table-cell/>
          <table:table-cell office:value-type="float" office:value="885" calcext:value-type="float">
            <text:p>885</text:p>
          </table:table-cell>
          <table:table-cell office:value-type="float" office:value="588.55178" calcext:value-type="float">
            <text:p>588.55178</text:p>
          </table:table-cell>
          <table:table-cell table:number-columns-repeated="19"/>
          <table:table-cell office:value-type="float" office:value="2095" calcext:value-type="float">
            <text:p>2095</text:p>
          </table:table-cell>
          <table:table-cell office:value-type="float" office:value="126.42894" calcext:value-type="float">
            <text:p>126.4289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86" calcext:value-type="float">
            <text:p>886</text:p>
          </table:table-cell>
          <table:table-cell office:value-type="float" office:value="606.78106" calcext:value-type="float">
            <text:p>606.78106</text:p>
          </table:table-cell>
          <table:table-cell table:number-columns-repeated="19"/>
          <table:table-cell office:value-type="float" office:value="2100" calcext:value-type="float">
            <text:p>2100</text:p>
          </table:table-cell>
          <table:table-cell office:value-type="float" office:value="133.67758" calcext:value-type="float">
            <text:p>133.677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87" calcext:value-type="float">
            <text:p>887</text:p>
          </table:table-cell>
          <table:table-cell office:value-type="float" office:value="587.90836" calcext:value-type="float">
            <text:p>587.90836</text:p>
          </table:table-cell>
          <table:table-cell table:number-columns-repeated="19"/>
          <table:table-cell office:value-type="float" office:value="2105" calcext:value-type="float">
            <text:p>2105</text:p>
          </table:table-cell>
          <table:table-cell office:value-type="float" office:value="133.36906" calcext:value-type="float">
            <text:p>133.3690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88" calcext:value-type="float">
            <text:p>888</text:p>
          </table:table-cell>
          <table:table-cell office:value-type="float" office:value="586.57882" calcext:value-type="float">
            <text:p>586.57882</text:p>
          </table:table-cell>
          <table:table-cell table:number-columns-repeated="19"/>
          <table:table-cell office:value-type="float" office:value="2110" calcext:value-type="float">
            <text:p>2110</text:p>
          </table:table-cell>
          <table:table-cell office:value-type="float" office:value="119.33814" calcext:value-type="float">
            <text:p>119.338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89" calcext:value-type="float">
            <text:p>889</text:p>
          </table:table-cell>
          <table:table-cell office:value-type="float" office:value="582.42666" calcext:value-type="float">
            <text:p>582.42666</text:p>
          </table:table-cell>
          <table:table-cell table:number-columns-repeated="19"/>
          <table:table-cell office:value-type="float" office:value="2115" calcext:value-type="float">
            <text:p>2115</text:p>
          </table:table-cell>
          <table:table-cell office:value-type="float" office:value="142.7559" calcext:value-type="float">
            <text:p>142.75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890" calcext:value-type="float">
            <text:p>890</text:p>
          </table:table-cell>
          <table:table-cell office:value-type="float" office:value="606.77718" calcext:value-type="float">
            <text:p>606.77718</text:p>
          </table:table-cell>
          <table:table-cell table:number-columns-repeated="19"/>
          <table:table-cell office:value-type="float" office:value="2120" calcext:value-type="float">
            <text:p>2120</text:p>
          </table:table-cell>
          <table:table-cell office:value-type="float" office:value="105.45474" calcext:value-type="float">
            <text:p>105.4547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91" calcext:value-type="float">
            <text:p>891</text:p>
          </table:table-cell>
          <table:table-cell office:value-type="float" office:value="605.24936" calcext:value-type="float">
            <text:p>605.24936</text:p>
          </table:table-cell>
          <table:table-cell table:number-columns-repeated="19"/>
          <table:table-cell office:value-type="float" office:value="2125" calcext:value-type="float">
            <text:p>2125</text:p>
          </table:table-cell>
          <table:table-cell office:value-type="float" office:value="138.09096" calcext:value-type="float">
            <text:p>138.0909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92" calcext:value-type="float">
            <text:p>892</text:p>
          </table:table-cell>
          <table:table-cell office:value-type="float" office:value="604.70642" calcext:value-type="float">
            <text:p>604.70642</text:p>
          </table:table-cell>
          <table:table-cell table:number-columns-repeated="19"/>
          <table:table-cell office:value-type="float" office:value="2130" calcext:value-type="float">
            <text:p>2130</text:p>
          </table:table-cell>
          <table:table-cell office:value-type="float" office:value="122.44592" calcext:value-type="float">
            <text:p>122.445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93" calcext:value-type="float">
            <text:p>893</text:p>
          </table:table-cell>
          <table:table-cell office:value-type="float" office:value="601.00416" calcext:value-type="float">
            <text:p>601.00416</text:p>
          </table:table-cell>
          <table:table-cell table:number-columns-repeated="19"/>
          <table:table-cell office:value-type="float" office:value="2135" calcext:value-type="float">
            <text:p>2135</text:p>
          </table:table-cell>
          <table:table-cell office:value-type="float" office:value="147.94924" calcext:value-type="float">
            <text:p>147.949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94" calcext:value-type="float">
            <text:p>894</text:p>
          </table:table-cell>
          <table:table-cell office:value-type="float" office:value="610.72022" calcext:value-type="float">
            <text:p>610.72022</text:p>
          </table:table-cell>
          <table:table-cell table:number-columns-repeated="19"/>
          <table:table-cell office:value-type="float" office:value="2140" calcext:value-type="float">
            <text:p>2140</text:p>
          </table:table-cell>
          <table:table-cell office:value-type="float" office:value="138.23528" calcext:value-type="float">
            <text:p>138.235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95" calcext:value-type="float">
            <text:p>895</text:p>
          </table:table-cell>
          <table:table-cell office:value-type="float" office:value="618.30764" calcext:value-type="float">
            <text:p>618.30764</text:p>
          </table:table-cell>
          <table:table-cell table:number-columns-repeated="19"/>
          <table:table-cell office:value-type="float" office:value="2145" calcext:value-type="float">
            <text:p>2145</text:p>
          </table:table-cell>
          <table:table-cell office:value-type="float" office:value="129.76014" calcext:value-type="float">
            <text:p>129.760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  <table:table-cell office:value-type="float" office:value="608.83736" calcext:value-type="float">
            <text:p>608.83736</text:p>
          </table:table-cell>
          <table:table-cell table:number-columns-repeated="19"/>
          <table:table-cell office:value-type="float" office:value="2150" calcext:value-type="float">
            <text:p>2150</text:p>
          </table:table-cell>
          <table:table-cell office:value-type="float" office:value="119.98088" calcext:value-type="float">
            <text:p>119.9808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97" calcext:value-type="float">
            <text:p>897</text:p>
          </table:table-cell>
          <table:table-cell office:value-type="float" office:value="596.53438" calcext:value-type="float">
            <text:p>596.53438</text:p>
          </table:table-cell>
          <table:table-cell table:number-columns-repeated="19"/>
          <table:table-cell office:value-type="float" office:value="2155" calcext:value-type="float">
            <text:p>2155</text:p>
          </table:table-cell>
          <table:table-cell office:value-type="float" office:value="150.16954" calcext:value-type="float">
            <text:p>150.169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office:value-type="float" office:value="595.6554" calcext:value-type="float">
            <text:p>595.6554</text:p>
          </table:table-cell>
          <table:table-cell table:number-columns-repeated="19"/>
          <table:table-cell office:value-type="float" office:value="2160" calcext:value-type="float">
            <text:p>2160</text:p>
          </table:table-cell>
          <table:table-cell office:value-type="float" office:value="123.8338" calcext:value-type="float">
            <text:p>123.833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99" calcext:value-type="float">
            <text:p>899</text:p>
          </table:table-cell>
          <table:table-cell office:value-type="float" office:value="592.24968" calcext:value-type="float">
            <text:p>592.24968</text:p>
          </table:table-cell>
          <table:table-cell table:number-columns-repeated="19"/>
          <table:table-cell office:value-type="float" office:value="2165" calcext:value-type="float">
            <text:p>2165</text:p>
          </table:table-cell>
          <table:table-cell office:value-type="float" office:value="134.83668" calcext:value-type="float">
            <text:p>134.83668</text:p>
          </table:table-cell>
          <table:table-cell table:number-columns-repeated="9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610.23824" calcext:value-type="float">
            <text:p>610.23824</text:p>
          </table:table-cell>
          <table:table-cell table:number-columns-repeated="19"/>
          <table:table-cell office:value-type="float" office:value="2170" calcext:value-type="float">
            <text:p>2170</text:p>
          </table:table-cell>
          <table:table-cell office:value-type="float" office:value="144.62328" calcext:value-type="float">
            <text:p>144.623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office:value-type="float" office:value="594.01602" calcext:value-type="float">
            <text:p>594.01602</text:p>
          </table:table-cell>
          <table:table-cell table:number-columns-repeated="19"/>
          <table:table-cell office:value-type="float" office:value="2175" calcext:value-type="float">
            <text:p>2175</text:p>
          </table:table-cell>
          <table:table-cell office:value-type="float" office:value="115.58564" calcext:value-type="float">
            <text:p>115.585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902" calcext:value-type="float">
            <text:p>902</text:p>
          </table:table-cell>
          <table:table-cell office:value-type="float" office:value="591.23416" calcext:value-type="float">
            <text:p>591.23416</text:p>
          </table:table-cell>
          <table:table-cell table:number-columns-repeated="19"/>
          <table:table-cell office:value-type="float" office:value="2180" calcext:value-type="float">
            <text:p>2180</text:p>
          </table:table-cell>
          <table:table-cell office:value-type="float" office:value="146.0566" calcext:value-type="float">
            <text:p>146.05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903" calcext:value-type="float">
            <text:p>903</text:p>
          </table:table-cell>
          <table:table-cell office:value-type="float" office:value="594.27078" calcext:value-type="float">
            <text:p>594.27078</text:p>
          </table:table-cell>
          <table:table-cell table:number-columns-repeated="19"/>
          <table:table-cell office:value-type="float" office:value="2185" calcext:value-type="float">
            <text:p>2185</text:p>
          </table:table-cell>
          <table:table-cell office:value-type="float" office:value="114.28896" calcext:value-type="float">
            <text:p>114.28896</text:p>
          </table:table-cell>
          <table:table-cell table:number-columns-repeated="9"/>
        </table:table-row>
        <table:table-row table:style-name="ro1">
          <table:table-cell/>
          <table:table-cell office:value-type="float" office:value="904" calcext:value-type="float">
            <text:p>904</text:p>
          </table:table-cell>
          <table:table-cell office:value-type="float" office:value="624.68178" calcext:value-type="float">
            <text:p>624.68178</text:p>
          </table:table-cell>
          <table:table-cell table:number-columns-repeated="19"/>
          <table:table-cell office:value-type="float" office:value="2190" calcext:value-type="float">
            <text:p>2190</text:p>
          </table:table-cell>
          <table:table-cell office:value-type="float" office:value="146.5925" calcext:value-type="float">
            <text:p>146.59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905" calcext:value-type="float">
            <text:p>905</text:p>
          </table:table-cell>
          <table:table-cell office:value-type="float" office:value="601.65092" calcext:value-type="float">
            <text:p>601.65092</text:p>
          </table:table-cell>
          <table:table-cell table:number-columns-repeated="19"/>
          <table:table-cell office:value-type="float" office:value="2195" calcext:value-type="float">
            <text:p>2195</text:p>
          </table:table-cell>
          <table:table-cell office:value-type="float" office:value="136.3401" calcext:value-type="float">
            <text:p>136.34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906" calcext:value-type="float">
            <text:p>906</text:p>
          </table:table-cell>
          <table:table-cell office:value-type="float" office:value="620.21308" calcext:value-type="float">
            <text:p>620.21308</text:p>
          </table:table-cell>
          <table:table-cell table:number-columns-repeated="19"/>
          <table:table-cell office:value-type="float" office:value="2200" calcext:value-type="float">
            <text:p>2200</text:p>
          </table:table-cell>
          <table:table-cell office:value-type="float" office:value="137.07668" calcext:value-type="float">
            <text:p>137.07668</text:p>
          </table:table-cell>
          <table:table-cell table:number-columns-repeated="9"/>
        </table:table-row>
        <table:table-row table:style-name="ro1">
          <table:table-cell/>
          <table:table-cell office:value-type="float" office:value="907" calcext:value-type="float">
            <text:p>907</text:p>
          </table:table-cell>
          <table:table-cell office:value-type="float" office:value="583.64836" calcext:value-type="float">
            <text:p>583.64836</text:p>
          </table:table-cell>
          <table:table-cell table:number-columns-repeated="19"/>
          <table:table-cell office:value-type="float" office:value="2205" calcext:value-type="float">
            <text:p>2205</text:p>
          </table:table-cell>
          <table:table-cell office:value-type="float" office:value="134.71072" calcext:value-type="float">
            <text:p>134.710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908" calcext:value-type="float">
            <text:p>908</text:p>
          </table:table-cell>
          <table:table-cell office:value-type="float" office:value="609.49368" calcext:value-type="float">
            <text:p>609.49368</text:p>
          </table:table-cell>
          <table:table-cell table:number-columns-repeated="19"/>
          <table:table-cell office:value-type="float" office:value="2210" calcext:value-type="float">
            <text:p>2210</text:p>
          </table:table-cell>
          <table:table-cell office:value-type="float" office:value="137.7118" calcext:value-type="float">
            <text:p>137.71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909" calcext:value-type="float">
            <text:p>909</text:p>
          </table:table-cell>
          <table:table-cell office:value-type="float" office:value="595.6877" calcext:value-type="float">
            <text:p>595.6877</text:p>
          </table:table-cell>
          <table:table-cell table:number-columns-repeated="19"/>
          <table:table-cell office:value-type="float" office:value="2215" calcext:value-type="float">
            <text:p>2215</text:p>
          </table:table-cell>
          <table:table-cell office:value-type="float" office:value="147.58838" calcext:value-type="float">
            <text:p>147.58838</text:p>
          </table:table-cell>
          <table:table-cell table:number-columns-repeated="9"/>
        </table:table-row>
        <table:table-row table:style-name="ro1">
          <table:table-cell/>
          <table:table-cell office:value-type="float" office:value="910" calcext:value-type="float">
            <text:p>910</text:p>
          </table:table-cell>
          <table:table-cell office:value-type="float" office:value="601.41734" calcext:value-type="float">
            <text:p>601.41734</text:p>
          </table:table-cell>
          <table:table-cell table:number-columns-repeated="19"/>
          <table:table-cell office:value-type="float" office:value="2220" calcext:value-type="float">
            <text:p>2220</text:p>
          </table:table-cell>
          <table:table-cell office:value-type="float" office:value="148.31082" calcext:value-type="float">
            <text:p>148.310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911" calcext:value-type="float">
            <text:p>911</text:p>
          </table:table-cell>
          <table:table-cell office:value-type="float" office:value="591.69268" calcext:value-type="float">
            <text:p>591.69268</text:p>
          </table:table-cell>
          <table:table-cell table:number-columns-repeated="19"/>
          <table:table-cell office:value-type="float" office:value="2225" calcext:value-type="float">
            <text:p>2225</text:p>
          </table:table-cell>
          <table:table-cell office:value-type="float" office:value="139.7999" calcext:value-type="float">
            <text:p>139.7999</text:p>
          </table:table-cell>
          <table:table-cell table:number-columns-repeated="9"/>
        </table:table-row>
        <table:table-row table:style-name="ro1">
          <table:table-cell/>
          <table:table-cell office:value-type="float" office:value="912" calcext:value-type="float">
            <text:p>912</text:p>
          </table:table-cell>
          <table:table-cell office:value-type="float" office:value="639.74102" calcext:value-type="float">
            <text:p>639.74102</text:p>
          </table:table-cell>
          <table:table-cell table:number-columns-repeated="19"/>
          <table:table-cell office:value-type="float" office:value="2230" calcext:value-type="float">
            <text:p>2230</text:p>
          </table:table-cell>
          <table:table-cell office:value-type="float" office:value="144.64962" calcext:value-type="float">
            <text:p>144.649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913" calcext:value-type="float">
            <text:p>913</text:p>
          </table:table-cell>
          <table:table-cell office:value-type="float" office:value="618.74842" calcext:value-type="float">
            <text:p>618.74842</text:p>
          </table:table-cell>
          <table:table-cell table:number-columns-repeated="19"/>
          <table:table-cell office:value-type="float" office:value="2235" calcext:value-type="float">
            <text:p>2235</text:p>
          </table:table-cell>
          <table:table-cell office:value-type="float" office:value="156.76042" calcext:value-type="float">
            <text:p>156.76042</text:p>
          </table:table-cell>
          <table:table-cell table:number-columns-repeated="9"/>
        </table:table-row>
        <table:table-row table:style-name="ro1">
          <table:table-cell/>
          <table:table-cell office:value-type="float" office:value="914" calcext:value-type="float">
            <text:p>914</text:p>
          </table:table-cell>
          <table:table-cell office:value-type="float" office:value="584.875" calcext:value-type="float">
            <text:p>584.875</text:p>
          </table:table-cell>
          <table:table-cell table:number-columns-repeated="19"/>
          <table:table-cell office:value-type="float" office:value="2240" calcext:value-type="float">
            <text:p>2240</text:p>
          </table:table-cell>
          <table:table-cell office:value-type="float" office:value="127.07406" calcext:value-type="float">
            <text:p>127.07406</text:p>
          </table:table-cell>
          <table:table-cell table:number-columns-repeated="9"/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office:value-type="float" office:value="626.80454" calcext:value-type="float">
            <text:p>626.80454</text:p>
          </table:table-cell>
          <table:table-cell table:number-columns-repeated="19"/>
          <table:table-cell office:value-type="float" office:value="2245" calcext:value-type="float">
            <text:p>2245</text:p>
          </table:table-cell>
          <table:table-cell office:value-type="float" office:value="160.0965" calcext:value-type="float">
            <text:p>160.09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916" calcext:value-type="float">
            <text:p>916</text:p>
          </table:table-cell>
          <table:table-cell office:value-type="float" office:value="606.59412" calcext:value-type="float">
            <text:p>606.59412</text:p>
          </table:table-cell>
          <table:table-cell table:number-columns-repeated="19"/>
          <table:table-cell office:value-type="float" office:value="2250" calcext:value-type="float">
            <text:p>2250</text:p>
          </table:table-cell>
          <table:table-cell office:value-type="float" office:value="139.93824" calcext:value-type="float">
            <text:p>139.938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917" calcext:value-type="float">
            <text:p>917</text:p>
          </table:table-cell>
          <table:table-cell office:value-type="float" office:value="606.81864" calcext:value-type="float">
            <text:p>606.81864</text:p>
          </table:table-cell>
          <table:table-cell table:number-columns-repeated="19"/>
          <table:table-cell office:value-type="float" office:value="2255" calcext:value-type="float">
            <text:p>2255</text:p>
          </table:table-cell>
          <table:table-cell office:value-type="float" office:value="130.06178" calcext:value-type="float">
            <text:p>130.061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918" calcext:value-type="float">
            <text:p>918</text:p>
          </table:table-cell>
          <table:table-cell office:value-type="float" office:value="604.2306" calcext:value-type="float">
            <text:p>604.2306</text:p>
          </table:table-cell>
          <table:table-cell table:number-columns-repeated="19"/>
          <table:table-cell office:value-type="float" office:value="2260" calcext:value-type="float">
            <text:p>2260</text:p>
          </table:table-cell>
          <table:table-cell office:value-type="float" office:value="141.87816" calcext:value-type="float">
            <text:p>141.878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919" calcext:value-type="float">
            <text:p>919</text:p>
          </table:table-cell>
          <table:table-cell office:value-type="float" office:value="622.55396" calcext:value-type="float">
            <text:p>622.55396</text:p>
          </table:table-cell>
          <table:table-cell table:number-columns-repeated="19"/>
          <table:table-cell office:value-type="float" office:value="2265" calcext:value-type="float">
            <text:p>2265</text:p>
          </table:table-cell>
          <table:table-cell office:value-type="float" office:value="142.1981" calcext:value-type="float">
            <text:p>142.19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office:value-type="float" office:value="616.58388" calcext:value-type="float">
            <text:p>616.58388</text:p>
          </table:table-cell>
          <table:table-cell table:number-columns-repeated="19"/>
          <table:table-cell office:value-type="float" office:value="2270" calcext:value-type="float">
            <text:p>2270</text:p>
          </table:table-cell>
          <table:table-cell office:value-type="float" office:value="156.64096" calcext:value-type="float">
            <text:p>156.64096</text:p>
          </table:table-cell>
          <table:table-cell table:number-columns-repeated="9"/>
        </table:table-row>
        <table:table-row table:style-name="ro1">
          <table:table-cell/>
          <table:table-cell office:value-type="float" office:value="921" calcext:value-type="float">
            <text:p>921</text:p>
          </table:table-cell>
          <table:table-cell office:value-type="float" office:value="614.28474" calcext:value-type="float">
            <text:p>614.28474</text:p>
          </table:table-cell>
          <table:table-cell table:number-columns-repeated="19"/>
          <table:table-cell office:value-type="float" office:value="2275" calcext:value-type="float">
            <text:p>2275</text:p>
          </table:table-cell>
          <table:table-cell office:value-type="float" office:value="138.81214" calcext:value-type="float">
            <text:p>138.812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922" calcext:value-type="float">
            <text:p>922</text:p>
          </table:table-cell>
          <table:table-cell office:value-type="float" office:value="596.59008" calcext:value-type="float">
            <text:p>596.59008</text:p>
          </table:table-cell>
          <table:table-cell table:number-columns-repeated="19"/>
          <table:table-cell office:value-type="float" office:value="2280" calcext:value-type="float">
            <text:p>2280</text:p>
          </table:table-cell>
          <table:table-cell office:value-type="float" office:value="143.85796" calcext:value-type="float">
            <text:p>143.85796</text:p>
          </table:table-cell>
          <table:table-cell table:number-columns-repeated="9"/>
        </table:table-row>
        <table:table-row table:style-name="ro1">
          <table:table-cell/>
          <table:table-cell office:value-type="float" office:value="923" calcext:value-type="float">
            <text:p>923</text:p>
          </table:table-cell>
          <table:table-cell office:value-type="float" office:value="658.10706" calcext:value-type="float">
            <text:p>658.10706</text:p>
          </table:table-cell>
          <table:table-cell table:number-columns-repeated="19"/>
          <table:table-cell office:value-type="float" office:value="2285" calcext:value-type="float">
            <text:p>2285</text:p>
          </table:table-cell>
          <table:table-cell office:value-type="float" office:value="147.10904" calcext:value-type="float">
            <text:p>147.10904</text:p>
          </table:table-cell>
          <table:table-cell table:number-columns-repeated="9"/>
        </table:table-row>
        <table:table-row table:style-name="ro1">
          <table:table-cell/>
          <table:table-cell office:value-type="float" office:value="924" calcext:value-type="float">
            <text:p>924</text:p>
          </table:table-cell>
          <table:table-cell office:value-type="float" office:value="640.96486" calcext:value-type="float">
            <text:p>640.96486</text:p>
          </table:table-cell>
          <table:table-cell table:number-columns-repeated="19"/>
          <table:table-cell office:value-type="float" office:value="2290" calcext:value-type="float">
            <text:p>2290</text:p>
          </table:table-cell>
          <table:table-cell office:value-type="float" office:value="170.81152" calcext:value-type="float">
            <text:p>170.811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925" calcext:value-type="float">
            <text:p>925</text:p>
          </table:table-cell>
          <table:table-cell office:value-type="float" office:value="607.3978" calcext:value-type="float">
            <text:p>607.3978</text:p>
          </table:table-cell>
          <table:table-cell table:number-columns-repeated="19"/>
          <table:table-cell office:value-type="float" office:value="2295" calcext:value-type="float">
            <text:p>2295</text:p>
          </table:table-cell>
          <table:table-cell office:value-type="float" office:value="144.68382" calcext:value-type="float">
            <text:p>144.683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926" calcext:value-type="float">
            <text:p>926</text:p>
          </table:table-cell>
          <table:table-cell office:value-type="float" office:value="639.29848" calcext:value-type="float">
            <text:p>639.29848</text:p>
          </table:table-cell>
          <table:table-cell table:number-columns-repeated="19"/>
          <table:table-cell office:value-type="float" office:value="2300" calcext:value-type="float">
            <text:p>2300</text:p>
          </table:table-cell>
          <table:table-cell office:value-type="float" office:value="174.21866" calcext:value-type="float">
            <text:p>174.218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927" calcext:value-type="float">
            <text:p>927</text:p>
          </table:table-cell>
          <table:table-cell office:value-type="float" office:value="632.3686" calcext:value-type="float">
            <text:p>632.3686</text:p>
          </table:table-cell>
          <table:table-cell table:number-columns-repeated="19"/>
          <table:table-cell office:value-type="float" office:value="2305" calcext:value-type="float">
            <text:p>2305</text:p>
          </table:table-cell>
          <table:table-cell office:value-type="float" office:value="141.71506" calcext:value-type="float">
            <text:p>141.71506</text:p>
          </table:table-cell>
          <table:table-cell table:number-columns-repeated="9"/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 office:value-type="float" office:value="618.27494" calcext:value-type="float">
            <text:p>618.27494</text:p>
          </table:table-cell>
          <table:table-cell table:number-columns-repeated="19"/>
          <table:table-cell office:value-type="float" office:value="2310" calcext:value-type="float">
            <text:p>2310</text:p>
          </table:table-cell>
          <table:table-cell office:value-type="float" office:value="153.32804" calcext:value-type="float">
            <text:p>153.32804</text:p>
          </table:table-cell>
          <table:table-cell table:number-columns-repeated="9"/>
        </table:table-row>
        <table:table-row table:style-name="ro1">
          <table:table-cell/>
          <table:table-cell office:value-type="float" office:value="929" calcext:value-type="float">
            <text:p>929</text:p>
          </table:table-cell>
          <table:table-cell office:value-type="float" office:value="621.69438" calcext:value-type="float">
            <text:p>621.69438</text:p>
          </table:table-cell>
          <table:table-cell table:number-columns-repeated="19"/>
          <table:table-cell office:value-type="float" office:value="2315" calcext:value-type="float">
            <text:p>2315</text:p>
          </table:table-cell>
          <table:table-cell office:value-type="float" office:value="148.62816" calcext:value-type="float">
            <text:p>148.628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office:value-type="float" office:value="613.43084" calcext:value-type="float">
            <text:p>613.43084</text:p>
          </table:table-cell>
          <table:table-cell table:number-columns-repeated="19"/>
          <table:table-cell office:value-type="float" office:value="2320" calcext:value-type="float">
            <text:p>2320</text:p>
          </table:table-cell>
          <table:table-cell office:value-type="float" office:value="166.36674" calcext:value-type="float">
            <text:p>166.36674</text:p>
          </table:table-cell>
          <table:table-cell table:number-columns-repeated="9"/>
        </table:table-row>
        <table:table-row table:style-name="ro1">
          <table:table-cell/>
          <table:table-cell office:value-type="float" office:value="931" calcext:value-type="float">
            <text:p>931</text:p>
          </table:table-cell>
          <table:table-cell office:value-type="float" office:value="609.53294" calcext:value-type="float">
            <text:p>609.53294</text:p>
          </table:table-cell>
          <table:table-cell table:number-columns-repeated="19"/>
          <table:table-cell office:value-type="float" office:value="2325" calcext:value-type="float">
            <text:p>2325</text:p>
          </table:table-cell>
          <table:table-cell office:value-type="float" office:value="173.04794" calcext:value-type="float">
            <text:p>173.04794</text:p>
          </table:table-cell>
          <table:table-cell table:number-columns-repeated="9"/>
        </table:table-row>
        <table:table-row table:style-name="ro1">
          <table:table-cell/>
          <table:table-cell office:value-type="float" office:value="932" calcext:value-type="float">
            <text:p>932</text:p>
          </table:table-cell>
          <table:table-cell office:value-type="float" office:value="616.77962" calcext:value-type="float">
            <text:p>616.77962</text:p>
          </table:table-cell>
          <table:table-cell table:number-columns-repeated="19"/>
          <table:table-cell office:value-type="float" office:value="2330" calcext:value-type="float">
            <text:p>2330</text:p>
          </table:table-cell>
          <table:table-cell office:value-type="float" office:value="156.61154" calcext:value-type="float">
            <text:p>156.611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933" calcext:value-type="float">
            <text:p>933</text:p>
          </table:table-cell>
          <table:table-cell office:value-type="float" office:value="656.57076" calcext:value-type="float">
            <text:p>656.57076</text:p>
          </table:table-cell>
          <table:table-cell table:number-columns-repeated="19"/>
          <table:table-cell office:value-type="float" office:value="2335" calcext:value-type="float">
            <text:p>2335</text:p>
          </table:table-cell>
          <table:table-cell office:value-type="float" office:value="148.34274" calcext:value-type="float">
            <text:p>148.34274</text:p>
          </table:table-cell>
          <table:table-cell table:number-columns-repeated="9"/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office:value-type="float" office:value="647.23078" calcext:value-type="float">
            <text:p>647.23078</text:p>
          </table:table-cell>
          <table:table-cell table:number-columns-repeated="19"/>
          <table:table-cell office:value-type="float" office:value="2340" calcext:value-type="float">
            <text:p>2340</text:p>
          </table:table-cell>
          <table:table-cell office:value-type="float" office:value="142.9007" calcext:value-type="float">
            <text:p>142.9007</text:p>
          </table:table-cell>
          <table:table-cell table:number-columns-repeated="9"/>
        </table:table-row>
        <table:table-row table:style-name="ro1">
          <table:table-cell/>
          <table:table-cell office:value-type="float" office:value="935" calcext:value-type="float">
            <text:p>935</text:p>
          </table:table-cell>
          <table:table-cell office:value-type="float" office:value="652.33958" calcext:value-type="float">
            <text:p>652.33958</text:p>
          </table:table-cell>
          <table:table-cell table:number-columns-repeated="19"/>
          <table:table-cell office:value-type="float" office:value="2345" calcext:value-type="float">
            <text:p>2345</text:p>
          </table:table-cell>
          <table:table-cell office:value-type="float" office:value="159.4865" calcext:value-type="float">
            <text:p>159.48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936" calcext:value-type="float">
            <text:p>936</text:p>
          </table:table-cell>
          <table:table-cell office:value-type="float" office:value="659.44318" calcext:value-type="float">
            <text:p>659.44318</text:p>
          </table:table-cell>
          <table:table-cell table:number-columns-repeated="19"/>
          <table:table-cell office:value-type="float" office:value="2350" calcext:value-type="float">
            <text:p>2350</text:p>
          </table:table-cell>
          <table:table-cell office:value-type="float" office:value="177.025" calcext:value-type="float">
            <text:p>177.0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office:value-type="float" office:value="667.95402" calcext:value-type="float">
            <text:p>667.95402</text:p>
          </table:table-cell>
          <table:table-cell table:number-columns-repeated="19"/>
          <table:table-cell office:value-type="float" office:value="2355" calcext:value-type="float">
            <text:p>2355</text:p>
          </table:table-cell>
          <table:table-cell office:value-type="float" office:value="181.4033" calcext:value-type="float">
            <text:p>181.40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938" calcext:value-type="float">
            <text:p>938</text:p>
          </table:table-cell>
          <table:table-cell office:value-type="float" office:value="659.89068" calcext:value-type="float">
            <text:p>659.89068</text:p>
          </table:table-cell>
          <table:table-cell table:number-columns-repeated="19"/>
          <table:table-cell office:value-type="float" office:value="2360" calcext:value-type="float">
            <text:p>2360</text:p>
          </table:table-cell>
          <table:table-cell office:value-type="float" office:value="158.77606" calcext:value-type="float">
            <text:p>158.77606</text:p>
          </table:table-cell>
          <table:table-cell table:number-columns-repeated="9"/>
        </table:table-row>
        <table:table-row table:style-name="ro1">
          <table:table-cell/>
          <table:table-cell office:value-type="float" office:value="939" calcext:value-type="float">
            <text:p>939</text:p>
          </table:table-cell>
          <table:table-cell office:value-type="float" office:value="651.23482" calcext:value-type="float">
            <text:p>651.23482</text:p>
          </table:table-cell>
          <table:table-cell table:number-columns-repeated="19"/>
          <table:table-cell office:value-type="float" office:value="2365" calcext:value-type="float">
            <text:p>2365</text:p>
          </table:table-cell>
          <table:table-cell office:value-type="float" office:value="143.0155" calcext:value-type="float">
            <text:p>143.01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office:value-type="float" office:value="667.54394" calcext:value-type="float">
            <text:p>667.54394</text:p>
          </table:table-cell>
          <table:table-cell table:number-columns-repeated="19"/>
          <table:table-cell office:value-type="float" office:value="2370" calcext:value-type="float">
            <text:p>2370</text:p>
          </table:table-cell>
          <table:table-cell office:value-type="float" office:value="166.10302" calcext:value-type="float">
            <text:p>166.103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941" calcext:value-type="float">
            <text:p>941</text:p>
          </table:table-cell>
          <table:table-cell office:value-type="float" office:value="655.75958" calcext:value-type="float">
            <text:p>655.75958</text:p>
          </table:table-cell>
          <table:table-cell table:number-columns-repeated="19"/>
          <table:table-cell office:value-type="float" office:value="2375" calcext:value-type="float">
            <text:p>2375</text:p>
          </table:table-cell>
          <table:table-cell office:value-type="float" office:value="142.3174" calcext:value-type="float">
            <text:p>142.3174</text:p>
          </table:table-cell>
          <table:table-cell table:number-columns-repeated="9"/>
        </table:table-row>
        <table:table-row table:style-name="ro1">
          <table:table-cell/>
          <table:table-cell office:value-type="float" office:value="942" calcext:value-type="float">
            <text:p>942</text:p>
          </table:table-cell>
          <table:table-cell office:value-type="float" office:value="660.01118" calcext:value-type="float">
            <text:p>660.01118</text:p>
          </table:table-cell>
          <table:table-cell table:number-columns-repeated="19"/>
          <table:table-cell office:value-type="float" office:value="2380" calcext:value-type="float">
            <text:p>2380</text:p>
          </table:table-cell>
          <table:table-cell office:value-type="float" office:value="167.54024" calcext:value-type="float">
            <text:p>167.54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943" calcext:value-type="float">
            <text:p>943</text:p>
          </table:table-cell>
          <table:table-cell office:value-type="float" office:value="670.20476" calcext:value-type="float">
            <text:p>670.20476</text:p>
          </table:table-cell>
          <table:table-cell table:number-columns-repeated="19"/>
          <table:table-cell office:value-type="float" office:value="2385" calcext:value-type="float">
            <text:p>2385</text:p>
          </table:table-cell>
          <table:table-cell office:value-type="float" office:value="144.84116" calcext:value-type="float">
            <text:p>144.841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office:value-type="float" office:value="663.09172" calcext:value-type="float">
            <text:p>663.09172</text:p>
          </table:table-cell>
          <table:table-cell table:number-columns-repeated="19"/>
          <table:table-cell office:value-type="float" office:value="2390" calcext:value-type="float">
            <text:p>2390</text:p>
          </table:table-cell>
          <table:table-cell office:value-type="float" office:value="165.19882" calcext:value-type="float">
            <text:p>165.198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945" calcext:value-type="float">
            <text:p>945</text:p>
          </table:table-cell>
          <table:table-cell office:value-type="float" office:value="663.11424" calcext:value-type="float">
            <text:p>663.11424</text:p>
          </table:table-cell>
          <table:table-cell table:number-columns-repeated="19"/>
          <table:table-cell office:value-type="float" office:value="2395" calcext:value-type="float">
            <text:p>2395</text:p>
          </table:table-cell>
          <table:table-cell office:value-type="float" office:value="146.1594" calcext:value-type="float">
            <text:p>146.1594</text:p>
          </table:table-cell>
          <table:table-cell table:number-columns-repeated="9"/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office:value-type="float" office:value="669.71654" calcext:value-type="float">
            <text:p>669.71654</text:p>
          </table:table-cell>
          <table:table-cell table:number-columns-repeated="19"/>
          <table:table-cell office:value-type="float" office:value="2400" calcext:value-type="float">
            <text:p>2400</text:p>
          </table:table-cell>
          <table:table-cell office:value-type="float" office:value="143.20692" calcext:value-type="float">
            <text:p>143.206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office:value-type="float" office:value="675.02576" calcext:value-type="float">
            <text:p>675.02576</text:p>
          </table:table-cell>
          <table:table-cell table:number-columns-repeated="19"/>
          <table:table-cell office:value-type="float" office:value="2405" calcext:value-type="float">
            <text:p>2405</text:p>
          </table:table-cell>
          <table:table-cell office:value-type="float" office:value="177.2037" calcext:value-type="float">
            <text:p>177.2037</text:p>
          </table:table-cell>
          <table:table-cell table:number-columns-repeated="9"/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office:value-type="float" office:value="674.65358" calcext:value-type="float">
            <text:p>674.65358</text:p>
          </table:table-cell>
          <table:table-cell table:number-columns-repeated="19"/>
          <table:table-cell office:value-type="float" office:value="2410" calcext:value-type="float">
            <text:p>2410</text:p>
          </table:table-cell>
          <table:table-cell office:value-type="float" office:value="158.22384" calcext:value-type="float">
            <text:p>158.22384</text:p>
          </table:table-cell>
          <table:table-cell table:number-columns-repeated="9"/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office:value-type="float" office:value="670.02112" calcext:value-type="float">
            <text:p>670.02112</text:p>
          </table:table-cell>
          <table:table-cell table:number-columns-repeated="19"/>
          <table:table-cell office:value-type="float" office:value="2415" calcext:value-type="float">
            <text:p>2415</text:p>
          </table:table-cell>
          <table:table-cell office:value-type="float" office:value="163.38508" calcext:value-type="float">
            <text:p>163.38508</text:p>
          </table:table-cell>
          <table:table-cell table:number-columns-repeated="9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680.21072" calcext:value-type="float">
            <text:p>680.21072</text:p>
          </table:table-cell>
          <table:table-cell table:number-columns-repeated="19"/>
          <table:table-cell office:value-type="float" office:value="2420" calcext:value-type="float">
            <text:p>2420</text:p>
          </table:table-cell>
          <table:table-cell office:value-type="float" office:value="168.51522" calcext:value-type="float">
            <text:p>168.51522</text:p>
          </table:table-cell>
          <table:table-cell table:number-columns-repeated="9"/>
        </table:table-row>
        <table:table-row table:style-name="ro1">
          <table:table-cell/>
          <table:table-cell office:value-type="float" office:value="951" calcext:value-type="float">
            <text:p>951</text:p>
          </table:table-cell>
          <table:table-cell office:value-type="float" office:value="676.83106" calcext:value-type="float">
            <text:p>676.83106</text:p>
          </table:table-cell>
          <table:table-cell table:number-columns-repeated="19"/>
          <table:table-cell office:value-type="float" office:value="2425" calcext:value-type="float">
            <text:p>2425</text:p>
          </table:table-cell>
          <table:table-cell office:value-type="float" office:value="175.48182" calcext:value-type="float">
            <text:p>175.481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952" calcext:value-type="float">
            <text:p>952</text:p>
          </table:table-cell>
          <table:table-cell office:value-type="float" office:value="672.0268" calcext:value-type="float">
            <text:p>672.0268</text:p>
          </table:table-cell>
          <table:table-cell table:number-columns-repeated="19"/>
          <table:table-cell office:value-type="float" office:value="2430" calcext:value-type="float">
            <text:p>2430</text:p>
          </table:table-cell>
          <table:table-cell office:value-type="float" office:value="157.0017" calcext:value-type="float">
            <text:p>157.00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953" calcext:value-type="float">
            <text:p>953</text:p>
          </table:table-cell>
          <table:table-cell office:value-type="float" office:value="682.09574" calcext:value-type="float">
            <text:p>682.09574</text:p>
          </table:table-cell>
          <table:table-cell table:number-columns-repeated="19"/>
          <table:table-cell office:value-type="float" office:value="2435" calcext:value-type="float">
            <text:p>2435</text:p>
          </table:table-cell>
          <table:table-cell office:value-type="float" office:value="151.32584" calcext:value-type="float">
            <text:p>151.32584</text:p>
          </table:table-cell>
          <table:table-cell table:number-columns-repeated="9"/>
        </table:table-row>
        <table:table-row table:style-name="ro1">
          <table:table-cell/>
          <table:table-cell office:value-type="float" office:value="954" calcext:value-type="float">
            <text:p>954</text:p>
          </table:table-cell>
          <table:table-cell office:value-type="float" office:value="673.64232" calcext:value-type="float">
            <text:p>673.64232</text:p>
          </table:table-cell>
          <table:table-cell table:number-columns-repeated="19"/>
          <table:table-cell office:value-type="float" office:value="2440" calcext:value-type="float">
            <text:p>2440</text:p>
          </table:table-cell>
          <table:table-cell office:value-type="float" office:value="166.28016" calcext:value-type="float">
            <text:p>166.280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office:value-type="float" office:value="681.07368" calcext:value-type="float">
            <text:p>681.07368</text:p>
          </table:table-cell>
          <table:table-cell table:number-columns-repeated="19"/>
          <table:table-cell office:value-type="float" office:value="2445" calcext:value-type="float">
            <text:p>2445</text:p>
          </table:table-cell>
          <table:table-cell office:value-type="float" office:value="155.00598" calcext:value-type="float">
            <text:p>155.00598</text:p>
          </table:table-cell>
          <table:table-cell table:number-columns-repeated="9"/>
        </table:table-row>
        <table:table-row table:style-name="ro1">
          <table:table-cell/>
          <table:table-cell office:value-type="float" office:value="956" calcext:value-type="float">
            <text:p>956</text:p>
          </table:table-cell>
          <table:table-cell office:value-type="float" office:value="680.11724" calcext:value-type="float">
            <text:p>680.11724</text:p>
          </table:table-cell>
          <table:table-cell table:number-columns-repeated="19"/>
          <table:table-cell office:value-type="float" office:value="2450" calcext:value-type="float">
            <text:p>2450</text:p>
          </table:table-cell>
          <table:table-cell office:value-type="float" office:value="155.32114" calcext:value-type="float">
            <text:p>155.321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957" calcext:value-type="float">
            <text:p>957</text:p>
          </table:table-cell>
          <table:table-cell office:value-type="float" office:value="672.88372" calcext:value-type="float">
            <text:p>672.88372</text:p>
          </table:table-cell>
          <table:table-cell table:number-columns-repeated="19"/>
          <table:table-cell office:value-type="float" office:value="2455" calcext:value-type="float">
            <text:p>2455</text:p>
          </table:table-cell>
          <table:table-cell office:value-type="float" office:value="175.1501" calcext:value-type="float">
            <text:p>175.15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958" calcext:value-type="float">
            <text:p>958</text:p>
          </table:table-cell>
          <table:table-cell office:value-type="float" office:value="663.45528" calcext:value-type="float">
            <text:p>663.45528</text:p>
          </table:table-cell>
          <table:table-cell table:number-columns-repeated="19"/>
          <table:table-cell office:value-type="float" office:value="2460" calcext:value-type="float">
            <text:p>2460</text:p>
          </table:table-cell>
          <table:table-cell office:value-type="float" office:value="146.57004" calcext:value-type="float">
            <text:p>146.57004</text:p>
          </table:table-cell>
          <table:table-cell table:number-columns-repeated="9"/>
        </table:table-row>
        <table:table-row table:style-name="ro1">
          <table:table-cell/>
          <table:table-cell office:value-type="float" office:value="959" calcext:value-type="float">
            <text:p>959</text:p>
          </table:table-cell>
          <table:table-cell office:value-type="float" office:value="678.91156" calcext:value-type="float">
            <text:p>678.91156</text:p>
          </table:table-cell>
          <table:table-cell table:number-columns-repeated="19"/>
          <table:table-cell office:value-type="float" office:value="2465" calcext:value-type="float">
            <text:p>2465</text:p>
          </table:table-cell>
          <table:table-cell office:value-type="float" office:value="159.72656" calcext:value-type="float">
            <text:p>159.726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683.79314" calcext:value-type="float">
            <text:p>683.79314</text:p>
          </table:table-cell>
          <table:table-cell table:number-columns-repeated="19"/>
          <table:table-cell office:value-type="float" office:value="2470" calcext:value-type="float">
            <text:p>2470</text:p>
          </table:table-cell>
          <table:table-cell office:value-type="float" office:value="170.20248" calcext:value-type="float">
            <text:p>170.20248</text:p>
          </table:table-cell>
          <table:table-cell table:number-columns-repeated="9"/>
        </table:table-row>
        <table:table-row table:style-name="ro1">
          <table:table-cell/>
          <table:table-cell office:value-type="float" office:value="961" calcext:value-type="float">
            <text:p>961</text:p>
          </table:table-cell>
          <table:table-cell office:value-type="float" office:value="676.28482" calcext:value-type="float">
            <text:p>676.28482</text:p>
          </table:table-cell>
          <table:table-cell table:number-columns-repeated="19"/>
          <table:table-cell office:value-type="float" office:value="2475" calcext:value-type="float">
            <text:p>2475</text:p>
          </table:table-cell>
          <table:table-cell office:value-type="float" office:value="175.63292" calcext:value-type="float">
            <text:p>175.632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962" calcext:value-type="float">
            <text:p>962</text:p>
          </table:table-cell>
          <table:table-cell office:value-type="float" office:value="677.33642" calcext:value-type="float">
            <text:p>677.33642</text:p>
          </table:table-cell>
          <table:table-cell table:number-columns-repeated="19"/>
          <table:table-cell office:value-type="float" office:value="2480" calcext:value-type="float">
            <text:p>2480</text:p>
          </table:table-cell>
          <table:table-cell office:value-type="float" office:value="151.58616" calcext:value-type="float">
            <text:p>151.586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963" calcext:value-type="float">
            <text:p>963</text:p>
          </table:table-cell>
          <table:table-cell office:value-type="float" office:value="683.34946" calcext:value-type="float">
            <text:p>683.34946</text:p>
          </table:table-cell>
          <table:table-cell table:number-columns-repeated="19"/>
          <table:table-cell office:value-type="float" office:value="2485" calcext:value-type="float">
            <text:p>2485</text:p>
          </table:table-cell>
          <table:table-cell office:value-type="float" office:value="173.0722" calcext:value-type="float">
            <text:p>173.0722</text:p>
          </table:table-cell>
          <table:table-cell table:number-columns-repeated="9"/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office:value-type="float" office:value="628.85448" calcext:value-type="float">
            <text:p>628.85448</text:p>
          </table:table-cell>
          <table:table-cell table:number-columns-repeated="19"/>
          <table:table-cell office:value-type="float" office:value="2490" calcext:value-type="float">
            <text:p>2490</text:p>
          </table:table-cell>
          <table:table-cell office:value-type="float" office:value="168.92396" calcext:value-type="float">
            <text:p>168.92396</text:p>
          </table:table-cell>
          <table:table-cell table:number-columns-repeated="9"/>
        </table:table-row>
        <table:table-row table:style-name="ro1">
          <table:table-cell/>
          <table:table-cell office:value-type="float" office:value="965" calcext:value-type="float">
            <text:p>965</text:p>
          </table:table-cell>
          <table:table-cell office:value-type="float" office:value="664.0859" calcext:value-type="float">
            <text:p>664.0859</text:p>
          </table:table-cell>
          <table:table-cell table:number-columns-repeated="19"/>
          <table:table-cell office:value-type="float" office:value="2495" calcext:value-type="float">
            <text:p>2495</text:p>
          </table:table-cell>
          <table:table-cell office:value-type="float" office:value="184.12202" calcext:value-type="float">
            <text:p>184.122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966" calcext:value-type="float">
            <text:p>966</text:p>
          </table:table-cell>
          <table:table-cell office:value-type="float" office:value="660.48314" calcext:value-type="float">
            <text:p>660.48314</text:p>
          </table:table-cell>
          <table:table-cell table:number-columns-repeated="19"/>
          <table:table-cell office:value-type="float" office:value="2500" calcext:value-type="float">
            <text:p>2500</text:p>
          </table:table-cell>
          <table:table-cell office:value-type="float" office:value="153.55418" calcext:value-type="float">
            <text:p>153.554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967" calcext:value-type="float">
            <text:p>967</text:p>
          </table:table-cell>
          <table:table-cell office:value-type="float" office:value="683.78922" calcext:value-type="float">
            <text:p>683.78922</text:p>
          </table:table-cell>
          <table:table-cell table:number-columns-repeated="19"/>
          <table:table-cell office:value-type="float" office:value="2505" calcext:value-type="float">
            <text:p>2505</text:p>
          </table:table-cell>
          <table:table-cell office:value-type="float" office:value="165.33046" calcext:value-type="float">
            <text:p>165.330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office:value-type="float" office:value="687.90062" calcext:value-type="float">
            <text:p>687.90062</text:p>
          </table:table-cell>
          <table:table-cell table:number-columns-repeated="19"/>
          <table:table-cell office:value-type="float" office:value="2510" calcext:value-type="float">
            <text:p>2510</text:p>
          </table:table-cell>
          <table:table-cell office:value-type="float" office:value="157.82762" calcext:value-type="float">
            <text:p>157.827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969" calcext:value-type="float">
            <text:p>969</text:p>
          </table:table-cell>
          <table:table-cell office:value-type="float" office:value="650.85444" calcext:value-type="float">
            <text:p>650.85444</text:p>
          </table:table-cell>
          <table:table-cell table:number-columns-repeated="19"/>
          <table:table-cell office:value-type="float" office:value="2515" calcext:value-type="float">
            <text:p>2515</text:p>
          </table:table-cell>
          <table:table-cell office:value-type="float" office:value="164.25572" calcext:value-type="float">
            <text:p>164.255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970" calcext:value-type="float">
            <text:p>970</text:p>
          </table:table-cell>
          <table:table-cell office:value-type="float" office:value="673.07332" calcext:value-type="float">
            <text:p>673.07332</text:p>
          </table:table-cell>
          <table:table-cell table:number-columns-repeated="19"/>
          <table:table-cell office:value-type="float" office:value="2520" calcext:value-type="float">
            <text:p>2520</text:p>
          </table:table-cell>
          <table:table-cell office:value-type="float" office:value="171.05764" calcext:value-type="float">
            <text:p>171.057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971" calcext:value-type="float">
            <text:p>971</text:p>
          </table:table-cell>
          <table:table-cell office:value-type="float" office:value="654.0771" calcext:value-type="float">
            <text:p>654.0771</text:p>
          </table:table-cell>
          <table:table-cell table:number-columns-repeated="19"/>
          <table:table-cell office:value-type="float" office:value="2525" calcext:value-type="float">
            <text:p>2525</text:p>
          </table:table-cell>
          <table:table-cell office:value-type="float" office:value="161.51366" calcext:value-type="float">
            <text:p>161.513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972" calcext:value-type="float">
            <text:p>972</text:p>
          </table:table-cell>
          <table:table-cell office:value-type="float" office:value="670.98014" calcext:value-type="float">
            <text:p>670.98014</text:p>
          </table:table-cell>
          <table:table-cell table:number-columns-repeated="19"/>
          <table:table-cell office:value-type="float" office:value="2530" calcext:value-type="float">
            <text:p>2530</text:p>
          </table:table-cell>
          <table:table-cell office:value-type="float" office:value="171.66914" calcext:value-type="float">
            <text:p>171.669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973" calcext:value-type="float">
            <text:p>973</text:p>
          </table:table-cell>
          <table:table-cell office:value-type="float" office:value="668.71416" calcext:value-type="float">
            <text:p>668.71416</text:p>
          </table:table-cell>
          <table:table-cell table:number-columns-repeated="19"/>
          <table:table-cell office:value-type="float" office:value="2535" calcext:value-type="float">
            <text:p>2535</text:p>
          </table:table-cell>
          <table:table-cell office:value-type="float" office:value="151.5247" calcext:value-type="float">
            <text:p>151.52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974" calcext:value-type="float">
            <text:p>974</text:p>
          </table:table-cell>
          <table:table-cell office:value-type="float" office:value="669.35762" calcext:value-type="float">
            <text:p>669.35762</text:p>
          </table:table-cell>
          <table:table-cell table:number-columns-repeated="19"/>
          <table:table-cell office:value-type="float" office:value="2540" calcext:value-type="float">
            <text:p>2540</text:p>
          </table:table-cell>
          <table:table-cell office:value-type="float" office:value="183.64604" calcext:value-type="float">
            <text:p>183.64604</text:p>
          </table:table-cell>
          <table:table-cell table:number-columns-repeated="9"/>
        </table:table-row>
        <table:table-row table:style-name="ro1">
          <table:table-cell/>
          <table:table-cell office:value-type="float" office:value="975" calcext:value-type="float">
            <text:p>975</text:p>
          </table:table-cell>
          <table:table-cell office:value-type="float" office:value="651.46412" calcext:value-type="float">
            <text:p>651.46412</text:p>
          </table:table-cell>
          <table:table-cell table:number-columns-repeated="19"/>
          <table:table-cell office:value-type="float" office:value="2545" calcext:value-type="float">
            <text:p>2545</text:p>
          </table:table-cell>
          <table:table-cell office:value-type="float" office:value="194.14572" calcext:value-type="float">
            <text:p>194.145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976" calcext:value-type="float">
            <text:p>976</text:p>
          </table:table-cell>
          <table:table-cell office:value-type="float" office:value="652.10004" calcext:value-type="float">
            <text:p>652.10004</text:p>
          </table:table-cell>
          <table:table-cell table:number-columns-repeated="19"/>
          <table:table-cell office:value-type="float" office:value="2550" calcext:value-type="float">
            <text:p>2550</text:p>
          </table:table-cell>
          <table:table-cell office:value-type="float" office:value="166.57434" calcext:value-type="float">
            <text:p>166.57434</text:p>
          </table:table-cell>
          <table:table-cell table:number-columns-repeated="9"/>
        </table:table-row>
        <table:table-row table:style-name="ro1">
          <table:table-cell/>
          <table:table-cell office:value-type="float" office:value="977" calcext:value-type="float">
            <text:p>977</text:p>
          </table:table-cell>
          <table:table-cell office:value-type="float" office:value="593.58912" calcext:value-type="float">
            <text:p>593.58912</text:p>
          </table:table-cell>
          <table:table-cell table:number-columns-repeated="19"/>
          <table:table-cell office:value-type="float" office:value="2555" calcext:value-type="float">
            <text:p>2555</text:p>
          </table:table-cell>
          <table:table-cell office:value-type="float" office:value="168.80768" calcext:value-type="float">
            <text:p>168.80768</text:p>
          </table:table-cell>
          <table:table-cell table:number-columns-repeated="9"/>
        </table:table-row>
        <table:table-row table:style-name="ro1">
          <table:table-cell/>
          <table:table-cell office:value-type="float" office:value="978" calcext:value-type="float">
            <text:p>978</text:p>
          </table:table-cell>
          <table:table-cell office:value-type="float" office:value="624.20408" calcext:value-type="float">
            <text:p>624.20408</text:p>
          </table:table-cell>
          <table:table-cell table:number-columns-repeated="19"/>
          <table:table-cell office:value-type="float" office:value="2560" calcext:value-type="float">
            <text:p>2560</text:p>
          </table:table-cell>
          <table:table-cell office:value-type="float" office:value="196.71694" calcext:value-type="float">
            <text:p>196.71694</text:p>
          </table:table-cell>
          <table:table-cell table:number-columns-repeated="9"/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office:value-type="float" office:value="606.3819" calcext:value-type="float">
            <text:p>606.3819</text:p>
          </table:table-cell>
          <table:table-cell table:number-columns-repeated="19"/>
          <table:table-cell office:value-type="float" office:value="2565" calcext:value-type="float">
            <text:p>2565</text:p>
          </table:table-cell>
          <table:table-cell office:value-type="float" office:value="176.42322" calcext:value-type="float">
            <text:p>176.42322</text:p>
          </table:table-cell>
          <table:table-cell table:number-columns-repeated="9"/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office:value-type="float" office:value="649.50374" calcext:value-type="float">
            <text:p>649.50374</text:p>
          </table:table-cell>
          <table:table-cell table:number-columns-repeated="19"/>
          <table:table-cell office:value-type="float" office:value="2570" calcext:value-type="float">
            <text:p>2570</text:p>
          </table:table-cell>
          <table:table-cell office:value-type="float" office:value="162.78046" calcext:value-type="float">
            <text:p>162.780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981" calcext:value-type="float">
            <text:p>981</text:p>
          </table:table-cell>
          <table:table-cell office:value-type="float" office:value="618.9158" calcext:value-type="float">
            <text:p>618.9158</text:p>
          </table:table-cell>
          <table:table-cell table:number-columns-repeated="19"/>
          <table:table-cell office:value-type="float" office:value="2575" calcext:value-type="float">
            <text:p>2575</text:p>
          </table:table-cell>
          <table:table-cell office:value-type="float" office:value="210.57332" calcext:value-type="float">
            <text:p>210.57332</text:p>
          </table:table-cell>
          <table:table-cell table:number-columns-repeated="9"/>
        </table:table-row>
        <table:table-row table:style-name="ro1">
          <table:table-cell/>
          <table:table-cell office:value-type="float" office:value="982" calcext:value-type="float">
            <text:p>982</text:p>
          </table:table-cell>
          <table:table-cell office:value-type="float" office:value="610.98484" calcext:value-type="float">
            <text:p>610.98484</text:p>
          </table:table-cell>
          <table:table-cell table:number-columns-repeated="19"/>
          <table:table-cell office:value-type="float" office:value="2580" calcext:value-type="float">
            <text:p>2580</text:p>
          </table:table-cell>
          <table:table-cell office:value-type="float" office:value="172.72978" calcext:value-type="float">
            <text:p>172.729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983" calcext:value-type="float">
            <text:p>983</text:p>
          </table:table-cell>
          <table:table-cell office:value-type="float" office:value="637.62596" calcext:value-type="float">
            <text:p>637.62596</text:p>
          </table:table-cell>
          <table:table-cell table:number-columns-repeated="19"/>
          <table:table-cell office:value-type="float" office:value="2585" calcext:value-type="float">
            <text:p>2585</text:p>
          </table:table-cell>
          <table:table-cell office:value-type="float" office:value="160.71376" calcext:value-type="float">
            <text:p>160.713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984" calcext:value-type="float">
            <text:p>984</text:p>
          </table:table-cell>
          <table:table-cell office:value-type="float" office:value="633.52266" calcext:value-type="float">
            <text:p>633.52266</text:p>
          </table:table-cell>
          <table:table-cell table:number-columns-repeated="19"/>
          <table:table-cell office:value-type="float" office:value="2590" calcext:value-type="float">
            <text:p>2590</text:p>
          </table:table-cell>
          <table:table-cell office:value-type="float" office:value="219.51694" calcext:value-type="float">
            <text:p>219.51694</text:p>
          </table:table-cell>
          <table:table-cell table:number-columns-repeated="9"/>
        </table:table-row>
        <table:table-row table:style-name="ro1">
          <table:table-cell/>
          <table:table-cell office:value-type="float" office:value="985" calcext:value-type="float">
            <text:p>985</text:p>
          </table:table-cell>
          <table:table-cell office:value-type="float" office:value="613.45492" calcext:value-type="float">
            <text:p>613.45492</text:p>
          </table:table-cell>
          <table:table-cell table:number-columns-repeated="19"/>
          <table:table-cell office:value-type="float" office:value="2595" calcext:value-type="float">
            <text:p>2595</text:p>
          </table:table-cell>
          <table:table-cell office:value-type="float" office:value="174.47802" calcext:value-type="float">
            <text:p>174.478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986" calcext:value-type="float">
            <text:p>986</text:p>
          </table:table-cell>
          <table:table-cell office:value-type="float" office:value="639.26958" calcext:value-type="float">
            <text:p>639.26958</text:p>
          </table:table-cell>
          <table:table-cell table:number-columns-repeated="19"/>
          <table:table-cell office:value-type="float" office:value="2600" calcext:value-type="float">
            <text:p>2600</text:p>
          </table:table-cell>
          <table:table-cell office:value-type="float" office:value="198.54684" calcext:value-type="float">
            <text:p>198.54684</text:p>
          </table:table-cell>
          <table:table-cell table:number-columns-repeated="9"/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office:value-type="float" office:value="656.3341" calcext:value-type="float">
            <text:p>656.3341</text:p>
          </table:table-cell>
          <table:table-cell table:number-columns-repeated="19"/>
          <table:table-cell office:value-type="float" office:value="2605" calcext:value-type="float">
            <text:p>2605</text:p>
          </table:table-cell>
          <table:table-cell office:value-type="float" office:value="161.17632" calcext:value-type="float">
            <text:p>161.17632</text:p>
          </table:table-cell>
          <table:table-cell table:number-columns-repeated="9"/>
        </table:table-row>
        <table:table-row table:style-name="ro1">
          <table:table-cell/>
          <table:table-cell office:value-type="float" office:value="988" calcext:value-type="float">
            <text:p>988</text:p>
          </table:table-cell>
          <table:table-cell office:value-type="float" office:value="650.959" calcext:value-type="float">
            <text:p>650.959</text:p>
          </table:table-cell>
          <table:table-cell table:number-columns-repeated="19"/>
          <table:table-cell office:value-type="float" office:value="2610" calcext:value-type="float">
            <text:p>2610</text:p>
          </table:table-cell>
          <table:table-cell office:value-type="float" office:value="158.65858" calcext:value-type="float">
            <text:p>158.658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989" calcext:value-type="float">
            <text:p>989</text:p>
          </table:table-cell>
          <table:table-cell office:value-type="float" office:value="658.52602" calcext:value-type="float">
            <text:p>658.52602</text:p>
          </table:table-cell>
          <table:table-cell table:number-columns-repeated="19"/>
          <table:table-cell office:value-type="float" office:value="2615" calcext:value-type="float">
            <text:p>2615</text:p>
          </table:table-cell>
          <table:table-cell office:value-type="float" office:value="175.84986" calcext:value-type="float">
            <text:p>175.84986</text:p>
          </table:table-cell>
          <table:table-cell table:number-columns-repeated="9"/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office:value-type="float" office:value="660.62262" calcext:value-type="float">
            <text:p>660.62262</text:p>
          </table:table-cell>
          <table:table-cell table:number-columns-repeated="19"/>
          <table:table-cell office:value-type="float" office:value="2620" calcext:value-type="float">
            <text:p>2620</text:p>
          </table:table-cell>
          <table:table-cell office:value-type="float" office:value="184.71804" calcext:value-type="float">
            <text:p>184.71804</text:p>
          </table:table-cell>
          <table:table-cell table:number-columns-repeated="9"/>
        </table:table-row>
        <table:table-row table:style-name="ro1">
          <table:table-cell/>
          <table:table-cell office:value-type="float" office:value="991" calcext:value-type="float">
            <text:p>991</text:p>
          </table:table-cell>
          <table:table-cell office:value-type="float" office:value="649.82696" calcext:value-type="float">
            <text:p>649.82696</text:p>
          </table:table-cell>
          <table:table-cell table:number-columns-repeated="19"/>
          <table:table-cell office:value-type="float" office:value="2625" calcext:value-type="float">
            <text:p>2625</text:p>
          </table:table-cell>
          <table:table-cell office:value-type="float" office:value="168.31064" calcext:value-type="float">
            <text:p>168.310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992" calcext:value-type="float">
            <text:p>992</text:p>
          </table:table-cell>
          <table:table-cell office:value-type="float" office:value="644.20878" calcext:value-type="float">
            <text:p>644.20878</text:p>
          </table:table-cell>
          <table:table-cell table:number-columns-repeated="19"/>
          <table:table-cell office:value-type="float" office:value="2630" calcext:value-type="float">
            <text:p>2630</text:p>
          </table:table-cell>
          <table:table-cell office:value-type="float" office:value="198.57324" calcext:value-type="float">
            <text:p>198.573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993" calcext:value-type="float">
            <text:p>993</text:p>
          </table:table-cell>
          <table:table-cell office:value-type="float" office:value="676.16228" calcext:value-type="float">
            <text:p>676.16228</text:p>
          </table:table-cell>
          <table:table-cell table:number-columns-repeated="19"/>
          <table:table-cell office:value-type="float" office:value="2635" calcext:value-type="float">
            <text:p>2635</text:p>
          </table:table-cell>
          <table:table-cell office:value-type="float" office:value="174.9456" calcext:value-type="float">
            <text:p>174.94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994" calcext:value-type="float">
            <text:p>994</text:p>
          </table:table-cell>
          <table:table-cell office:value-type="float" office:value="630.86952" calcext:value-type="float">
            <text:p>630.86952</text:p>
          </table:table-cell>
          <table:table-cell table:number-columns-repeated="19"/>
          <table:table-cell office:value-type="float" office:value="2640" calcext:value-type="float">
            <text:p>2640</text:p>
          </table:table-cell>
          <table:table-cell office:value-type="float" office:value="156.69024" calcext:value-type="float">
            <text:p>156.69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995" calcext:value-type="float">
            <text:p>995</text:p>
          </table:table-cell>
          <table:table-cell office:value-type="float" office:value="623.5183" calcext:value-type="float">
            <text:p>623.5183</text:p>
          </table:table-cell>
          <table:table-cell table:number-columns-repeated="19"/>
          <table:table-cell office:value-type="float" office:value="2645" calcext:value-type="float">
            <text:p>2645</text:p>
          </table:table-cell>
          <table:table-cell office:value-type="float" office:value="183.38734" calcext:value-type="float">
            <text:p>183.38734</text:p>
          </table:table-cell>
          <table:table-cell table:number-columns-repeated="9"/>
        </table:table-row>
        <table:table-row table:style-name="ro1">
          <table:table-cell/>
          <table:table-cell office:value-type="float" office:value="996" calcext:value-type="float">
            <text:p>996</text:p>
          </table:table-cell>
          <table:table-cell office:value-type="float" office:value="659.35274" calcext:value-type="float">
            <text:p>659.35274</text:p>
          </table:table-cell>
          <table:table-cell table:number-columns-repeated="19"/>
          <table:table-cell office:value-type="float" office:value="2650" calcext:value-type="float">
            <text:p>2650</text:p>
          </table:table-cell>
          <table:table-cell office:value-type="float" office:value="182.33012" calcext:value-type="float">
            <text:p>182.330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997" calcext:value-type="float">
            <text:p>997</text:p>
          </table:table-cell>
          <table:table-cell office:value-type="float" office:value="680.06538" calcext:value-type="float">
            <text:p>680.06538</text:p>
          </table:table-cell>
          <table:table-cell table:number-columns-repeated="19"/>
          <table:table-cell office:value-type="float" office:value="2655" calcext:value-type="float">
            <text:p>2655</text:p>
          </table:table-cell>
          <table:table-cell office:value-type="float" office:value="193.22822" calcext:value-type="float">
            <text:p>193.22822</text:p>
          </table:table-cell>
          <table:table-cell table:number-columns-repeated="9"/>
        </table:table-row>
        <table:table-row table:style-name="ro1">
          <table:table-cell/>
          <table:table-cell office:value-type="float" office:value="998" calcext:value-type="float">
            <text:p>998</text:p>
          </table:table-cell>
          <table:table-cell office:value-type="float" office:value="626.77022" calcext:value-type="float">
            <text:p>626.77022</text:p>
          </table:table-cell>
          <table:table-cell table:number-columns-repeated="19"/>
          <table:table-cell office:value-type="float" office:value="2660" calcext:value-type="float">
            <text:p>2660</text:p>
          </table:table-cell>
          <table:table-cell office:value-type="float" office:value="193.44008" calcext:value-type="float">
            <text:p>193.44008</text:p>
          </table:table-cell>
          <table:table-cell table:number-columns-repeated="9"/>
        </table:table-row>
        <table:table-row table:style-name="ro1">
          <table:table-cell/>
          <table:table-cell office:value-type="float" office:value="999" calcext:value-type="float">
            <text:p>999</text:p>
          </table:table-cell>
          <table:table-cell office:value-type="float" office:value="637.09944" calcext:value-type="float">
            <text:p>637.09944</text:p>
          </table:table-cell>
          <table:table-cell table:number-columns-repeated="19"/>
          <table:table-cell office:value-type="float" office:value="2665" calcext:value-type="float">
            <text:p>2665</text:p>
          </table:table-cell>
          <table:table-cell office:value-type="float" office:value="188.24118" calcext:value-type="float">
            <text:p>188.241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678.0745" calcext:value-type="float">
            <text:p>678.0745</text:p>
          </table:table-cell>
          <table:table-cell table:number-columns-repeated="19"/>
          <table:table-cell office:value-type="float" office:value="2670" calcext:value-type="float">
            <text:p>2670</text:p>
          </table:table-cell>
          <table:table-cell office:value-type="float" office:value="197.39916" calcext:value-type="float">
            <text:p>197.3991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675" calcext:value-type="float">
            <text:p>2675</text:p>
          </table:table-cell>
          <table:table-cell office:value-type="float" office:value="186.88544" calcext:value-type="float">
            <text:p>186.88544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680" calcext:value-type="float">
            <text:p>2680</text:p>
          </table:table-cell>
          <table:table-cell office:value-type="float" office:value="210.52918" calcext:value-type="float">
            <text:p>210.52918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685" calcext:value-type="float">
            <text:p>2685</text:p>
          </table:table-cell>
          <table:table-cell office:value-type="float" office:value="211.28558" calcext:value-type="float">
            <text:p>211.28558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690" calcext:value-type="float">
            <text:p>2690</text:p>
          </table:table-cell>
          <table:table-cell office:value-type="float" office:value="165.99418" calcext:value-type="float">
            <text:p>165.99418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695" calcext:value-type="float">
            <text:p>2695</text:p>
          </table:table-cell>
          <table:table-cell office:value-type="float" office:value="180.99864" calcext:value-type="float">
            <text:p>180.99864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700" calcext:value-type="float">
            <text:p>2700</text:p>
          </table:table-cell>
          <table:table-cell office:value-type="float" office:value="190.9497" calcext:value-type="float">
            <text:p>190.9497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705" calcext:value-type="float">
            <text:p>2705</text:p>
          </table:table-cell>
          <table:table-cell office:value-type="float" office:value="218.806" calcext:value-type="float">
            <text:p>218.80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710" calcext:value-type="float">
            <text:p>2710</text:p>
          </table:table-cell>
          <table:table-cell office:value-type="float" office:value="257.31248" calcext:value-type="float">
            <text:p>257.31248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715" calcext:value-type="float">
            <text:p>2715</text:p>
          </table:table-cell>
          <table:table-cell office:value-type="float" office:value="186.38948" calcext:value-type="float">
            <text:p>186.38948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720" calcext:value-type="float">
            <text:p>2720</text:p>
          </table:table-cell>
          <table:table-cell office:value-type="float" office:value="190.03488" calcext:value-type="float">
            <text:p>190.03488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725" calcext:value-type="float">
            <text:p>2725</text:p>
          </table:table-cell>
          <table:table-cell office:value-type="float" office:value="234.38736" calcext:value-type="float">
            <text:p>234.3873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730" calcext:value-type="float">
            <text:p>2730</text:p>
          </table:table-cell>
          <table:table-cell office:value-type="float" office:value="185.85668" calcext:value-type="float">
            <text:p>185.85668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735" calcext:value-type="float">
            <text:p>2735</text:p>
          </table:table-cell>
          <table:table-cell office:value-type="float" office:value="223.21036" calcext:value-type="float">
            <text:p>223.2103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740" calcext:value-type="float">
            <text:p>2740</text:p>
          </table:table-cell>
          <table:table-cell office:value-type="float" office:value="174.24486" calcext:value-type="float">
            <text:p>174.2448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745" calcext:value-type="float">
            <text:p>2745</text:p>
          </table:table-cell>
          <table:table-cell office:value-type="float" office:value="242.56732" calcext:value-type="float">
            <text:p>242.56732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750" calcext:value-type="float">
            <text:p>2750</text:p>
          </table:table-cell>
          <table:table-cell office:value-type="float" office:value="204.77958" calcext:value-type="float">
            <text:p>204.77958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755" calcext:value-type="float">
            <text:p>2755</text:p>
          </table:table-cell>
          <table:table-cell office:value-type="float" office:value="191.89686" calcext:value-type="float">
            <text:p>191.8968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760" calcext:value-type="float">
            <text:p>2760</text:p>
          </table:table-cell>
          <table:table-cell office:value-type="float" office:value="189.58722" calcext:value-type="float">
            <text:p>189.58722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765" calcext:value-type="float">
            <text:p>2765</text:p>
          </table:table-cell>
          <table:table-cell office:value-type="float" office:value="229.0157" calcext:value-type="float">
            <text:p>229.0157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770" calcext:value-type="float">
            <text:p>2770</text:p>
          </table:table-cell>
          <table:table-cell office:value-type="float" office:value="184.15944" calcext:value-type="float">
            <text:p>184.15944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775" calcext:value-type="float">
            <text:p>2775</text:p>
          </table:table-cell>
          <table:table-cell office:value-type="float" office:value="210.25008" calcext:value-type="float">
            <text:p>210.25008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780" calcext:value-type="float">
            <text:p>2780</text:p>
          </table:table-cell>
          <table:table-cell office:value-type="float" office:value="196.9289" calcext:value-type="float">
            <text:p>196.9289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785" calcext:value-type="float">
            <text:p>2785</text:p>
          </table:table-cell>
          <table:table-cell office:value-type="float" office:value="238.97956" calcext:value-type="float">
            <text:p>238.9795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790" calcext:value-type="float">
            <text:p>2790</text:p>
          </table:table-cell>
          <table:table-cell office:value-type="float" office:value="241.42362" calcext:value-type="float">
            <text:p>241.42362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795" calcext:value-type="float">
            <text:p>2795</text:p>
          </table:table-cell>
          <table:table-cell office:value-type="float" office:value="208.64602" calcext:value-type="float">
            <text:p>208.64602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800" calcext:value-type="float">
            <text:p>2800</text:p>
          </table:table-cell>
          <table:table-cell office:value-type="float" office:value="261.32986" calcext:value-type="float">
            <text:p>261.3298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805" calcext:value-type="float">
            <text:p>2805</text:p>
          </table:table-cell>
          <table:table-cell office:value-type="float" office:value="187.85012" calcext:value-type="float">
            <text:p>187.85012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810" calcext:value-type="float">
            <text:p>2810</text:p>
          </table:table-cell>
          <table:table-cell office:value-type="float" office:value="197.32228" calcext:value-type="float">
            <text:p>197.32228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815" calcext:value-type="float">
            <text:p>2815</text:p>
          </table:table-cell>
          <table:table-cell office:value-type="float" office:value="208.66986" calcext:value-type="float">
            <text:p>208.6698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820" calcext:value-type="float">
            <text:p>2820</text:p>
          </table:table-cell>
          <table:table-cell office:value-type="float" office:value="205.64014" calcext:value-type="float">
            <text:p>205.64014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825" calcext:value-type="float">
            <text:p>2825</text:p>
          </table:table-cell>
          <table:table-cell office:value-type="float" office:value="211.65244" calcext:value-type="float">
            <text:p>211.65244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830" calcext:value-type="float">
            <text:p>2830</text:p>
          </table:table-cell>
          <table:table-cell office:value-type="float" office:value="208.85028" calcext:value-type="float">
            <text:p>208.85028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835" calcext:value-type="float">
            <text:p>2835</text:p>
          </table:table-cell>
          <table:table-cell office:value-type="float" office:value="224.23126" calcext:value-type="float">
            <text:p>224.2312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840" calcext:value-type="float">
            <text:p>2840</text:p>
          </table:table-cell>
          <table:table-cell office:value-type="float" office:value="260.04298" calcext:value-type="float">
            <text:p>260.04298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845" calcext:value-type="float">
            <text:p>2845</text:p>
          </table:table-cell>
          <table:table-cell office:value-type="float" office:value="233.43436" calcext:value-type="float">
            <text:p>233.4343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850" calcext:value-type="float">
            <text:p>2850</text:p>
          </table:table-cell>
          <table:table-cell office:value-type="float" office:value="268.58848" calcext:value-type="float">
            <text:p>268.58848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855" calcext:value-type="float">
            <text:p>2855</text:p>
          </table:table-cell>
          <table:table-cell office:value-type="float" office:value="208.51444" calcext:value-type="float">
            <text:p>208.51444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860" calcext:value-type="float">
            <text:p>2860</text:p>
          </table:table-cell>
          <table:table-cell office:value-type="float" office:value="217.01504" calcext:value-type="float">
            <text:p>217.01504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865" calcext:value-type="float">
            <text:p>2865</text:p>
          </table:table-cell>
          <table:table-cell office:value-type="float" office:value="244.40476" calcext:value-type="float">
            <text:p>244.4047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870" calcext:value-type="float">
            <text:p>2870</text:p>
          </table:table-cell>
          <table:table-cell office:value-type="float" office:value="208.55814" calcext:value-type="float">
            <text:p>208.55814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875" calcext:value-type="float">
            <text:p>2875</text:p>
          </table:table-cell>
          <table:table-cell office:value-type="float" office:value="230.80638" calcext:value-type="float">
            <text:p>230.80638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880" calcext:value-type="float">
            <text:p>2880</text:p>
          </table:table-cell>
          <table:table-cell office:value-type="float" office:value="220.24444" calcext:value-type="float">
            <text:p>220.24444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885" calcext:value-type="float">
            <text:p>2885</text:p>
          </table:table-cell>
          <table:table-cell office:value-type="float" office:value="202.12866" calcext:value-type="float">
            <text:p>202.1286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890" calcext:value-type="float">
            <text:p>2890</text:p>
          </table:table-cell>
          <table:table-cell office:value-type="float" office:value="218.23496" calcext:value-type="float">
            <text:p>218.2349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895" calcext:value-type="float">
            <text:p>2895</text:p>
          </table:table-cell>
          <table:table-cell office:value-type="float" office:value="234.55752" calcext:value-type="float">
            <text:p>234.55752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900" calcext:value-type="float">
            <text:p>2900</text:p>
          </table:table-cell>
          <table:table-cell office:value-type="float" office:value="236.01832" calcext:value-type="float">
            <text:p>236.01832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905" calcext:value-type="float">
            <text:p>2905</text:p>
          </table:table-cell>
          <table:table-cell office:value-type="float" office:value="210.24654" calcext:value-type="float">
            <text:p>210.24654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910" calcext:value-type="float">
            <text:p>2910</text:p>
          </table:table-cell>
          <table:table-cell office:value-type="float" office:value="245.44284" calcext:value-type="float">
            <text:p>245.44284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915" calcext:value-type="float">
            <text:p>2915</text:p>
          </table:table-cell>
          <table:table-cell office:value-type="float" office:value="244.9595" calcext:value-type="float">
            <text:p>244.9595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920" calcext:value-type="float">
            <text:p>2920</text:p>
          </table:table-cell>
          <table:table-cell office:value-type="float" office:value="262.84686" calcext:value-type="float">
            <text:p>262.8468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925" calcext:value-type="float">
            <text:p>2925</text:p>
          </table:table-cell>
          <table:table-cell office:value-type="float" office:value="243.47116" calcext:value-type="float">
            <text:p>243.4711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930" calcext:value-type="float">
            <text:p>2930</text:p>
          </table:table-cell>
          <table:table-cell office:value-type="float" office:value="271.8823" calcext:value-type="float">
            <text:p>271.8823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935" calcext:value-type="float">
            <text:p>2935</text:p>
          </table:table-cell>
          <table:table-cell office:value-type="float" office:value="238.44116" calcext:value-type="float">
            <text:p>238.4411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940" calcext:value-type="float">
            <text:p>2940</text:p>
          </table:table-cell>
          <table:table-cell office:value-type="float" office:value="265.43468" calcext:value-type="float">
            <text:p>265.43468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945" calcext:value-type="float">
            <text:p>2945</text:p>
          </table:table-cell>
          <table:table-cell office:value-type="float" office:value="269.0906" calcext:value-type="float">
            <text:p>269.090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950" calcext:value-type="float">
            <text:p>2950</text:p>
          </table:table-cell>
          <table:table-cell office:value-type="float" office:value="265.30076" calcext:value-type="float">
            <text:p>265.3007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955" calcext:value-type="float">
            <text:p>2955</text:p>
          </table:table-cell>
          <table:table-cell office:value-type="float" office:value="211.9732" calcext:value-type="float">
            <text:p>211.9732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960" calcext:value-type="float">
            <text:p>2960</text:p>
          </table:table-cell>
          <table:table-cell office:value-type="float" office:value="239.77104" calcext:value-type="float">
            <text:p>239.77104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965" calcext:value-type="float">
            <text:p>2965</text:p>
          </table:table-cell>
          <table:table-cell office:value-type="float" office:value="241.08116" calcext:value-type="float">
            <text:p>241.0811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970" calcext:value-type="float">
            <text:p>2970</text:p>
          </table:table-cell>
          <table:table-cell office:value-type="float" office:value="251.61756" calcext:value-type="float">
            <text:p>251.6175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975" calcext:value-type="float">
            <text:p>2975</text:p>
          </table:table-cell>
          <table:table-cell office:value-type="float" office:value="219.53538" calcext:value-type="float">
            <text:p>219.53538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980" calcext:value-type="float">
            <text:p>2980</text:p>
          </table:table-cell>
          <table:table-cell office:value-type="float" office:value="246.3676" calcext:value-type="float">
            <text:p>246.367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985" calcext:value-type="float">
            <text:p>2985</text:p>
          </table:table-cell>
          <table:table-cell office:value-type="float" office:value="218.47576" calcext:value-type="float">
            <text:p>218.4757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990" calcext:value-type="float">
            <text:p>2990</text:p>
          </table:table-cell>
          <table:table-cell office:value-type="float" office:value="242.07408" calcext:value-type="float">
            <text:p>242.07408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2995" calcext:value-type="float">
            <text:p>2995</text:p>
          </table:table-cell>
          <table:table-cell office:value-type="float" office:value="222.97096" calcext:value-type="float">
            <text:p>222.9709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000" calcext:value-type="float">
            <text:p>3000</text:p>
          </table:table-cell>
          <table:table-cell office:value-type="float" office:value="242.64378" calcext:value-type="float">
            <text:p>242.64378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005" calcext:value-type="float">
            <text:p>3005</text:p>
          </table:table-cell>
          <table:table-cell office:value-type="float" office:value="226.04206" calcext:value-type="float">
            <text:p>226.0420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010" calcext:value-type="float">
            <text:p>3010</text:p>
          </table:table-cell>
          <table:table-cell office:value-type="float" office:value="250.06686" calcext:value-type="float">
            <text:p>250.0668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015" calcext:value-type="float">
            <text:p>3015</text:p>
          </table:table-cell>
          <table:table-cell office:value-type="float" office:value="215.43796" calcext:value-type="float">
            <text:p>215.4379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020" calcext:value-type="float">
            <text:p>3020</text:p>
          </table:table-cell>
          <table:table-cell office:value-type="float" office:value="247.34718" calcext:value-type="float">
            <text:p>247.34718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025" calcext:value-type="float">
            <text:p>3025</text:p>
          </table:table-cell>
          <table:table-cell office:value-type="float" office:value="219.30226" calcext:value-type="float">
            <text:p>219.3022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030" calcext:value-type="float">
            <text:p>3030</text:p>
          </table:table-cell>
          <table:table-cell office:value-type="float" office:value="251.21086" calcext:value-type="float">
            <text:p>251.2108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035" calcext:value-type="float">
            <text:p>3035</text:p>
          </table:table-cell>
          <table:table-cell office:value-type="float" office:value="219.37836" calcext:value-type="float">
            <text:p>219.3783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040" calcext:value-type="float">
            <text:p>3040</text:p>
          </table:table-cell>
          <table:table-cell office:value-type="float" office:value="249.07968" calcext:value-type="float">
            <text:p>249.07968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045" calcext:value-type="float">
            <text:p>3045</text:p>
          </table:table-cell>
          <table:table-cell office:value-type="float" office:value="220.47984" calcext:value-type="float">
            <text:p>220.47984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050" calcext:value-type="float">
            <text:p>3050</text:p>
          </table:table-cell>
          <table:table-cell office:value-type="float" office:value="248.85332" calcext:value-type="float">
            <text:p>248.85332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055" calcext:value-type="float">
            <text:p>3055</text:p>
          </table:table-cell>
          <table:table-cell office:value-type="float" office:value="217.08404" calcext:value-type="float">
            <text:p>217.08404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060" calcext:value-type="float">
            <text:p>3060</text:p>
          </table:table-cell>
          <table:table-cell office:value-type="float" office:value="234.2042" calcext:value-type="float">
            <text:p>234.2042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065" calcext:value-type="float">
            <text:p>3065</text:p>
          </table:table-cell>
          <table:table-cell office:value-type="float" office:value="235.82234" calcext:value-type="float">
            <text:p>235.82234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070" calcext:value-type="float">
            <text:p>3070</text:p>
          </table:table-cell>
          <table:table-cell office:value-type="float" office:value="264.832" calcext:value-type="float">
            <text:p>264.832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075" calcext:value-type="float">
            <text:p>3075</text:p>
          </table:table-cell>
          <table:table-cell office:value-type="float" office:value="221.93808" calcext:value-type="float">
            <text:p>221.93808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080" calcext:value-type="float">
            <text:p>3080</text:p>
          </table:table-cell>
          <table:table-cell office:value-type="float" office:value="252.58136" calcext:value-type="float">
            <text:p>252.5813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085" calcext:value-type="float">
            <text:p>3085</text:p>
          </table:table-cell>
          <table:table-cell office:value-type="float" office:value="223.8814" calcext:value-type="float">
            <text:p>223.8814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090" calcext:value-type="float">
            <text:p>3090</text:p>
          </table:table-cell>
          <table:table-cell office:value-type="float" office:value="261.08416" calcext:value-type="float">
            <text:p>261.0841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095" calcext:value-type="float">
            <text:p>3095</text:p>
          </table:table-cell>
          <table:table-cell office:value-type="float" office:value="227.45306" calcext:value-type="float">
            <text:p>227.4530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100" calcext:value-type="float">
            <text:p>3100</text:p>
          </table:table-cell>
          <table:table-cell office:value-type="float" office:value="253.29258" calcext:value-type="float">
            <text:p>253.29258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105" calcext:value-type="float">
            <text:p>3105</text:p>
          </table:table-cell>
          <table:table-cell office:value-type="float" office:value="229.65592" calcext:value-type="float">
            <text:p>229.65592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110" calcext:value-type="float">
            <text:p>3110</text:p>
          </table:table-cell>
          <table:table-cell office:value-type="float" office:value="259.96674" calcext:value-type="float">
            <text:p>259.96674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115" calcext:value-type="float">
            <text:p>3115</text:p>
          </table:table-cell>
          <table:table-cell office:value-type="float" office:value="239.52148" calcext:value-type="float">
            <text:p>239.52148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120" calcext:value-type="float">
            <text:p>3120</text:p>
          </table:table-cell>
          <table:table-cell office:value-type="float" office:value="252.90552" calcext:value-type="float">
            <text:p>252.90552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125" calcext:value-type="float">
            <text:p>3125</text:p>
          </table:table-cell>
          <table:table-cell office:value-type="float" office:value="226.11806" calcext:value-type="float">
            <text:p>226.1180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130" calcext:value-type="float">
            <text:p>3130</text:p>
          </table:table-cell>
          <table:table-cell office:value-type="float" office:value="253.74582" calcext:value-type="float">
            <text:p>253.74582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135" calcext:value-type="float">
            <text:p>3135</text:p>
          </table:table-cell>
          <table:table-cell office:value-type="float" office:value="228.70264" calcext:value-type="float">
            <text:p>228.70264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140" calcext:value-type="float">
            <text:p>3140</text:p>
          </table:table-cell>
          <table:table-cell office:value-type="float" office:value="256.22094" calcext:value-type="float">
            <text:p>256.22094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145" calcext:value-type="float">
            <text:p>3145</text:p>
          </table:table-cell>
          <table:table-cell office:value-type="float" office:value="228.4091" calcext:value-type="float">
            <text:p>228.4091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150" calcext:value-type="float">
            <text:p>3150</text:p>
          </table:table-cell>
          <table:table-cell office:value-type="float" office:value="256.88416" calcext:value-type="float">
            <text:p>256.8841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155" calcext:value-type="float">
            <text:p>3155</text:p>
          </table:table-cell>
          <table:table-cell office:value-type="float" office:value="231.29858" calcext:value-type="float">
            <text:p>231.29858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160" calcext:value-type="float">
            <text:p>3160</text:p>
          </table:table-cell>
          <table:table-cell office:value-type="float" office:value="264.4493" calcext:value-type="float">
            <text:p>264.4493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165" calcext:value-type="float">
            <text:p>3165</text:p>
          </table:table-cell>
          <table:table-cell office:value-type="float" office:value="232.43932" calcext:value-type="float">
            <text:p>232.43932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170" calcext:value-type="float">
            <text:p>3170</text:p>
          </table:table-cell>
          <table:table-cell office:value-type="float" office:value="256.63476" calcext:value-type="float">
            <text:p>256.6347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175" calcext:value-type="float">
            <text:p>3175</text:p>
          </table:table-cell>
          <table:table-cell office:value-type="float" office:value="228.20986" calcext:value-type="float">
            <text:p>228.2098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180" calcext:value-type="float">
            <text:p>3180</text:p>
          </table:table-cell>
          <table:table-cell office:value-type="float" office:value="264.29878" calcext:value-type="float">
            <text:p>264.29878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185" calcext:value-type="float">
            <text:p>3185</text:p>
          </table:table-cell>
          <table:table-cell office:value-type="float" office:value="243.24464" calcext:value-type="float">
            <text:p>243.24464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190" calcext:value-type="float">
            <text:p>3190</text:p>
          </table:table-cell>
          <table:table-cell office:value-type="float" office:value="255.29246" calcext:value-type="float">
            <text:p>255.2924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195" calcext:value-type="float">
            <text:p>3195</text:p>
          </table:table-cell>
          <table:table-cell office:value-type="float" office:value="235.72858" calcext:value-type="float">
            <text:p>235.72858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200" calcext:value-type="float">
            <text:p>3200</text:p>
          </table:table-cell>
          <table:table-cell office:value-type="float" office:value="261.44626" calcext:value-type="float">
            <text:p>261.4462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205" calcext:value-type="float">
            <text:p>3205</text:p>
          </table:table-cell>
          <table:table-cell office:value-type="float" office:value="245.66402" calcext:value-type="float">
            <text:p>245.66402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210" calcext:value-type="float">
            <text:p>3210</text:p>
          </table:table-cell>
          <table:table-cell office:value-type="float" office:value="293.52878" calcext:value-type="float">
            <text:p>293.52878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215" calcext:value-type="float">
            <text:p>3215</text:p>
          </table:table-cell>
          <table:table-cell office:value-type="float" office:value="270.62584" calcext:value-type="float">
            <text:p>270.62584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220" calcext:value-type="float">
            <text:p>3220</text:p>
          </table:table-cell>
          <table:table-cell office:value-type="float" office:value="228.86254" calcext:value-type="float">
            <text:p>228.86254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225" calcext:value-type="float">
            <text:p>3225</text:p>
          </table:table-cell>
          <table:table-cell office:value-type="float" office:value="269.49228" calcext:value-type="float">
            <text:p>269.49228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230" calcext:value-type="float">
            <text:p>3230</text:p>
          </table:table-cell>
          <table:table-cell office:value-type="float" office:value="250.87424" calcext:value-type="float">
            <text:p>250.87424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235" calcext:value-type="float">
            <text:p>3235</text:p>
          </table:table-cell>
          <table:table-cell office:value-type="float" office:value="268.91058" calcext:value-type="float">
            <text:p>268.91058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240" calcext:value-type="float">
            <text:p>3240</text:p>
          </table:table-cell>
          <table:table-cell office:value-type="float" office:value="301.57474" calcext:value-type="float">
            <text:p>301.57474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245" calcext:value-type="float">
            <text:p>3245</text:p>
          </table:table-cell>
          <table:table-cell office:value-type="float" office:value="233.08336" calcext:value-type="float">
            <text:p>233.0833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250" calcext:value-type="float">
            <text:p>3250</text:p>
          </table:table-cell>
          <table:table-cell office:value-type="float" office:value="257.807" calcext:value-type="float">
            <text:p>257.807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255" calcext:value-type="float">
            <text:p>3255</text:p>
          </table:table-cell>
          <table:table-cell office:value-type="float" office:value="236.6181" calcext:value-type="float">
            <text:p>236.6181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260" calcext:value-type="float">
            <text:p>3260</text:p>
          </table:table-cell>
          <table:table-cell office:value-type="float" office:value="272.5973" calcext:value-type="float">
            <text:p>272.5973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265" calcext:value-type="float">
            <text:p>3265</text:p>
          </table:table-cell>
          <table:table-cell office:value-type="float" office:value="247.7606" calcext:value-type="float">
            <text:p>247.760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270" calcext:value-type="float">
            <text:p>3270</text:p>
          </table:table-cell>
          <table:table-cell office:value-type="float" office:value="296.34666" calcext:value-type="float">
            <text:p>296.3466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275" calcext:value-type="float">
            <text:p>3275</text:p>
          </table:table-cell>
          <table:table-cell office:value-type="float" office:value="275.92022" calcext:value-type="float">
            <text:p>275.92022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280" calcext:value-type="float">
            <text:p>3280</text:p>
          </table:table-cell>
          <table:table-cell office:value-type="float" office:value="250.88084" calcext:value-type="float">
            <text:p>250.88084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285" calcext:value-type="float">
            <text:p>3285</text:p>
          </table:table-cell>
          <table:table-cell office:value-type="float" office:value="299.36756" calcext:value-type="float">
            <text:p>299.3675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290" calcext:value-type="float">
            <text:p>3290</text:p>
          </table:table-cell>
          <table:table-cell office:value-type="float" office:value="276.50424" calcext:value-type="float">
            <text:p>276.50424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295" calcext:value-type="float">
            <text:p>3295</text:p>
          </table:table-cell>
          <table:table-cell office:value-type="float" office:value="310.01148" calcext:value-type="float">
            <text:p>310.01148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300" calcext:value-type="float">
            <text:p>3300</text:p>
          </table:table-cell>
          <table:table-cell office:value-type="float" office:value="309.18956" calcext:value-type="float">
            <text:p>309.1895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305" calcext:value-type="float">
            <text:p>3305</text:p>
          </table:table-cell>
          <table:table-cell office:value-type="float" office:value="247.23808" calcext:value-type="float">
            <text:p>247.23808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310" calcext:value-type="float">
            <text:p>3310</text:p>
          </table:table-cell>
          <table:table-cell office:value-type="float" office:value="272.204" calcext:value-type="float">
            <text:p>272.204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315" calcext:value-type="float">
            <text:p>3315</text:p>
          </table:table-cell>
          <table:table-cell office:value-type="float" office:value="285.44974" calcext:value-type="float">
            <text:p>285.44974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320" calcext:value-type="float">
            <text:p>3320</text:p>
          </table:table-cell>
          <table:table-cell office:value-type="float" office:value="247.7878" calcext:value-type="float">
            <text:p>247.7878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325" calcext:value-type="float">
            <text:p>3325</text:p>
          </table:table-cell>
          <table:table-cell office:value-type="float" office:value="273.65906" calcext:value-type="float">
            <text:p>273.6590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330" calcext:value-type="float">
            <text:p>3330</text:p>
          </table:table-cell>
          <table:table-cell office:value-type="float" office:value="289.38696" calcext:value-type="float">
            <text:p>289.3869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335" calcext:value-type="float">
            <text:p>3335</text:p>
          </table:table-cell>
          <table:table-cell office:value-type="float" office:value="255.04886" calcext:value-type="float">
            <text:p>255.0488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340" calcext:value-type="float">
            <text:p>3340</text:p>
          </table:table-cell>
          <table:table-cell office:value-type="float" office:value="275.22708" calcext:value-type="float">
            <text:p>275.22708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345" calcext:value-type="float">
            <text:p>3345</text:p>
          </table:table-cell>
          <table:table-cell office:value-type="float" office:value="261.27116" calcext:value-type="float">
            <text:p>261.2711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350" calcext:value-type="float">
            <text:p>3350</text:p>
          </table:table-cell>
          <table:table-cell office:value-type="float" office:value="272.56598" calcext:value-type="float">
            <text:p>272.56598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355" calcext:value-type="float">
            <text:p>3355</text:p>
          </table:table-cell>
          <table:table-cell office:value-type="float" office:value="254.69696" calcext:value-type="float">
            <text:p>254.6969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360" calcext:value-type="float">
            <text:p>3360</text:p>
          </table:table-cell>
          <table:table-cell office:value-type="float" office:value="286.13332" calcext:value-type="float">
            <text:p>286.13332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365" calcext:value-type="float">
            <text:p>3365</text:p>
          </table:table-cell>
          <table:table-cell office:value-type="float" office:value="270.06066" calcext:value-type="float">
            <text:p>270.0606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370" calcext:value-type="float">
            <text:p>3370</text:p>
          </table:table-cell>
          <table:table-cell office:value-type="float" office:value="273.05922" calcext:value-type="float">
            <text:p>273.05922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375" calcext:value-type="float">
            <text:p>3375</text:p>
          </table:table-cell>
          <table:table-cell office:value-type="float" office:value="267.81814" calcext:value-type="float">
            <text:p>267.81814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380" calcext:value-type="float">
            <text:p>3380</text:p>
          </table:table-cell>
          <table:table-cell office:value-type="float" office:value="278.21228" calcext:value-type="float">
            <text:p>278.21228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385" calcext:value-type="float">
            <text:p>3385</text:p>
          </table:table-cell>
          <table:table-cell office:value-type="float" office:value="289.8632" calcext:value-type="float">
            <text:p>289.8632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390" calcext:value-type="float">
            <text:p>3390</text:p>
          </table:table-cell>
          <table:table-cell office:value-type="float" office:value="284.27862" calcext:value-type="float">
            <text:p>284.27862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395" calcext:value-type="float">
            <text:p>3395</text:p>
          </table:table-cell>
          <table:table-cell office:value-type="float" office:value="330.96612" calcext:value-type="float">
            <text:p>330.96612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400" calcext:value-type="float">
            <text:p>3400</text:p>
          </table:table-cell>
          <table:table-cell office:value-type="float" office:value="288.24332" calcext:value-type="float">
            <text:p>288.24332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405" calcext:value-type="float">
            <text:p>3405</text:p>
          </table:table-cell>
          <table:table-cell office:value-type="float" office:value="308.45108" calcext:value-type="float">
            <text:p>308.45108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410" calcext:value-type="float">
            <text:p>3410</text:p>
          </table:table-cell>
          <table:table-cell office:value-type="float" office:value="338.6058" calcext:value-type="float">
            <text:p>338.6058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415" calcext:value-type="float">
            <text:p>3415</text:p>
          </table:table-cell>
          <table:table-cell office:value-type="float" office:value="327.57924" calcext:value-type="float">
            <text:p>327.57924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420" calcext:value-type="float">
            <text:p>3420</text:p>
          </table:table-cell>
          <table:table-cell office:value-type="float" office:value="294.3916" calcext:value-type="float">
            <text:p>294.3916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425" calcext:value-type="float">
            <text:p>3425</text:p>
          </table:table-cell>
          <table:table-cell office:value-type="float" office:value="259.14344" calcext:value-type="float">
            <text:p>259.14344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430" calcext:value-type="float">
            <text:p>3430</text:p>
          </table:table-cell>
          <table:table-cell office:value-type="float" office:value="292.98634" calcext:value-type="float">
            <text:p>292.98634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3435" calcext:value-type="float">
            <text:p>3435</text:p>
          </table:table-cell>
          <table:table-cell office:value-type="float" office:value="300.0537" calcext:value-type="float">
            <text:p>300.0537</text:p>
          </table:table-cell>
          <table:table-cell table:number-columns-repeated="9"/>
        </table:table-row>
      </table:table>
      <table:table table:name="Sheet2" table:style-name="ta1">
        <table:shapes>
          <draw:frame draw:z-index="0" draw:style-name="gr1" draw:text-style-name="P1" svg:width="6.2988in" svg:height="3.5429in" svg:x="8.0398in" svg:y="0.0394in">
            <draw:object draw:notify-on-update-of-ranges="Sheet2.F1:Sheet2.F1 Sheet2.F2:Sheet2.F39 Sheet2.G1:Sheet2.G1 Sheet2.G2:Sheet2.G39 Sheet2.F1:Sheet2.F1 Sheet2.F2:Sheet2.F39 Sheet2.H1:Sheet2.H1 Sheet2.H2:Sheet2.H39 Sheet2.F1:Sheet2.F1 Sheet2.F2:Sheet2.F39 Sheet2.I1:Sheet2.I1 Sheet2.I2:Sheet2.I39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----------BAD---------------</text:p>
          </table:table-cell>
          <table:table-cell table:number-columns-repeated="5"/>
          <table:table-cell office:value-type="string" calcext:value-type="string">
            <text:p>bad</text:p>
          </table:table-cell>
          <table:table-cell office:value-type="string" calcext:value-type="string">
            <text:p>unamb</text:p>
          </table:table-cell>
          <table:table-cell office:value-type="string" calcext:value-type="string">
            <text:p>am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057" calcext:value-type="float">
            <text:p>2.5057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5057" calcext:value-type="float">
            <text:p>2.5057</text:p>
          </table:table-cell>
          <table:table-cell office:value-type="float" office:value="0.5006" calcext:value-type="float">
            <text:p>0.5006</text:p>
          </table:table-cell>
          <table:table-cell office:value-type="float" office:value="3.5035" calcext:value-type="float">
            <text:p>3.50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029" calcext:value-type="float">
            <text:p>3.0029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.0029" calcext:value-type="float">
            <text:p>3.0029</text:p>
          </table:table-cell>
          <table:table-cell office:value-type="float" office:value="0.5" calcext:value-type="float">
            <text:p>0.5</text:p>
          </table:table-cell>
          <table:table-cell office:value-type="float" office:value="1.5016" calcext:value-type="float">
            <text:p>1.50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0041" calcext:value-type="float">
            <text:p>4.0041</text:p>
          </table:table-cell>
          <table:table-cell office:value-type="float" office:value="587" calcext:value-type="float">
            <text:p>58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.0041" calcext:value-type="float">
            <text:p>4.0041</text:p>
          </table:table-cell>
          <table:table-cell office:value-type="float" office:value="0.5006" calcext:value-type="float">
            <text:p>0.5006</text:p>
          </table:table-cell>
          <table:table-cell office:value-type="float" office:value="2.504" calcext:value-type="float">
            <text:p>2.5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5064" calcext:value-type="float">
            <text:p>6.5064</text:p>
          </table:table-cell>
          <table:table-cell office:value-type="float" office:value="950" calcext:value-type="float">
            <text:p>95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.5064" calcext:value-type="float">
            <text:p>6.5064</text:p>
          </table:table-cell>
          <table:table-cell office:value-type="float" office:value="4.5021" calcext:value-type="float">
            <text:p>4.5021</text:p>
          </table:table-cell>
          <table:table-cell office:value-type="float" office:value="5.5065" calcext:value-type="float">
            <text:p>5.50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514" calcext:value-type="float">
            <text:p>11.514</text:p>
          </table:table-cell>
          <table:table-cell office:value-type="float" office:value="1437" calcext:value-type="float">
            <text:p>143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.514" calcext:value-type="float">
            <text:p>11.514</text:p>
          </table:table-cell>
          <table:table-cell office:value-type="float" office:value="2.0184" calcext:value-type="float">
            <text:p>2.0184</text:p>
          </table:table-cell>
          <table:table-cell office:value-type="float" office:value="9.01" calcext:value-type="float">
            <text:p>9.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0153" calcext:value-type="float">
            <text:p>16.0153</text:p>
          </table:table-cell>
          <table:table-cell office:value-type="float" office:value="2066" calcext:value-type="float">
            <text:p>206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.0153" calcext:value-type="float">
            <text:p>16.0153</text:p>
          </table:table-cell>
          <table:table-cell office:value-type="float" office:value="7.5074" calcext:value-type="float">
            <text:p>7.5074</text:p>
          </table:table-cell>
          <table:table-cell office:value-type="float" office:value="13.013" calcext:value-type="float">
            <text:p>13.0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.022" calcext:value-type="float">
            <text:p>23.022</text:p>
          </table:table-cell>
          <table:table-cell office:value-type="float" office:value="2855" calcext:value-type="float">
            <text:p>285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3.022" calcext:value-type="float">
            <text:p>23.022</text:p>
          </table:table-cell>
          <table:table-cell office:value-type="float" office:value="6.5038" calcext:value-type="float">
            <text:p>6.5038</text:p>
          </table:table-cell>
          <table:table-cell office:value-type="float" office:value="20.0201" calcext:value-type="float">
            <text:p>20.02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.0347" calcext:value-type="float">
            <text:p>29.0347</text:p>
          </table:table-cell>
          <table:table-cell office:value-type="float" office:value="3822" calcext:value-type="float">
            <text:p>382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9.0347" calcext:value-type="float">
            <text:p>29.0347</text:p>
          </table:table-cell>
          <table:table-cell office:value-type="float" office:value="11.0296" calcext:value-type="float">
            <text:p>11.0296</text:p>
          </table:table-cell>
          <table:table-cell office:value-type="float" office:value="29.0324" calcext:value-type="float">
            <text:p>29.03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.0463" calcext:value-type="float">
            <text:p>42.0463</text:p>
          </table:table-cell>
          <table:table-cell office:value-type="float" office:value="4985" calcext:value-type="float">
            <text:p>498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2.0463" calcext:value-type="float">
            <text:p>42.0463</text:p>
          </table:table-cell>
          <table:table-cell office:value-type="float" office:value="12.2757" calcext:value-type="float">
            <text:p>12.2757</text:p>
          </table:table-cell>
          <table:table-cell office:value-type="float" office:value="40.421" calcext:value-type="float">
            <text:p>40.4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.5611" calcext:value-type="float">
            <text:p>53.5611</text:p>
          </table:table-cell>
          <table:table-cell office:value-type="float" office:value="6362" calcext:value-type="float">
            <text:p>636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3.5611" calcext:value-type="float">
            <text:p>53.5611</text:p>
          </table:table-cell>
          <table:table-cell office:value-type="float" office:value="18.5529" calcext:value-type="float">
            <text:p>18.5529</text:p>
          </table:table-cell>
          <table:table-cell office:value-type="float" office:value="57.9425" calcext:value-type="float">
            <text:p>57.94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2.0817" calcext:value-type="float">
            <text:p>72.0817</text:p>
          </table:table-cell>
          <table:table-cell office:value-type="float" office:value="7971" calcext:value-type="float">
            <text:p>797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2.0817" calcext:value-type="float">
            <text:p>72.0817</text:p>
          </table:table-cell>
          <table:table-cell office:value-type="float" office:value="22.5252" calcext:value-type="float">
            <text:p>22.5252</text:p>
          </table:table-cell>
          <table:table-cell office:value-type="float" office:value="76.9371" calcext:value-type="float">
            <text:p>76.93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.5991" calcext:value-type="float">
            <text:p>80.5991</text:p>
          </table:table-cell>
          <table:table-cell office:value-type="float" office:value="9830" calcext:value-type="float">
            <text:p>983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0.5991" calcext:value-type="float">
            <text:p>80.5991</text:p>
          </table:table-cell>
          <table:table-cell office:value-type="float" office:value="32.033" calcext:value-type="float">
            <text:p>32.033</text:p>
          </table:table-cell>
          <table:table-cell office:value-type="float" office:value="103.1285" calcext:value-type="float">
            <text:p>103.12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.0934" calcext:value-type="float">
            <text:p>97.0934</text:p>
          </table:table-cell>
          <table:table-cell office:value-type="float" office:value="11957" calcext:value-type="float">
            <text:p>1195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7.0934" calcext:value-type="float">
            <text:p>97.0934</text:p>
          </table:table-cell>
          <table:table-cell office:value-type="float" office:value="42.8448" calcext:value-type="float">
            <text:p>42.8448</text:p>
          </table:table-cell>
          <table:table-cell office:value-type="float" office:value="130.1937" calcext:value-type="float">
            <text:p>130.19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4.76" calcext:value-type="float">
            <text:p>114.76</text:p>
          </table:table-cell>
          <table:table-cell office:value-type="float" office:value="14370" calcext:value-type="float">
            <text:p>1437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4.76" calcext:value-type="float">
            <text:p>114.76</text:p>
          </table:table-cell>
          <table:table-cell office:value-type="float" office:value="45.0466" calcext:value-type="float">
            <text:p>45.0466</text:p>
          </table:table-cell>
          <table:table-cell office:value-type="float" office:value="164.5165" calcext:value-type="float">
            <text:p>164.51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6.9074" calcext:value-type="float">
            <text:p>136.9074</text:p>
          </table:table-cell>
          <table:table-cell office:value-type="float" office:value="17087" calcext:value-type="float">
            <text:p>1708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36.9074" calcext:value-type="float">
            <text:p>136.9074</text:p>
          </table:table-cell>
          <table:table-cell office:value-type="float" office:value="57.1765" calcext:value-type="float">
            <text:p>57.1765</text:p>
          </table:table-cell>
          <table:table-cell office:value-type="float" office:value="204.9474" calcext:value-type="float">
            <text:p>204.94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9.9261" calcext:value-type="float">
            <text:p>169.9261</text:p>
          </table:table-cell>
          <table:table-cell office:value-type="float" office:value="20126" calcext:value-type="float">
            <text:p>2012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9.9261" calcext:value-type="float">
            <text:p>169.9261</text:p>
          </table:table-cell>
          <table:table-cell office:value-type="float" office:value="70.038" calcext:value-type="float">
            <text:p>70.038</text:p>
          </table:table-cell>
          <table:table-cell office:value-type="float" office:value="261.4748" calcext:value-type="float">
            <text:p>261.47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3.8347" calcext:value-type="float">
            <text:p>193.8347</text:p>
          </table:table-cell>
          <table:table-cell office:value-type="float" office:value="23505" calcext:value-type="float">
            <text:p>2350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3.8347" calcext:value-type="float">
            <text:p>193.8347</text:p>
          </table:table-cell>
          <table:table-cell office:value-type="float" office:value="87.6467" calcext:value-type="float">
            <text:p>87.6467</text:p>
          </table:table-cell>
          <table:table-cell office:value-type="float" office:value="314.7297" calcext:value-type="float">
            <text:p>314.72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2.4484" calcext:value-type="float">
            <text:p>232.4484</text:p>
          </table:table-cell>
          <table:table-cell office:value-type="float" office:value="27242" calcext:value-type="float">
            <text:p>2724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32.4484" calcext:value-type="float">
            <text:p>232.4484</text:p>
          </table:table-cell>
          <table:table-cell office:value-type="float" office:value="107.5081" calcext:value-type="float">
            <text:p>107.5081</text:p>
          </table:table-cell>
          <table:table-cell office:value-type="float" office:value="387.4101" calcext:value-type="float">
            <text:p>387.41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1.0249" calcext:value-type="float">
            <text:p>251.0249</text:p>
          </table:table-cell>
          <table:table-cell office:value-type="float" office:value="31355" calcext:value-type="float">
            <text:p>3135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51.0249" calcext:value-type="float">
            <text:p>251.0249</text:p>
          </table:table-cell>
          <table:table-cell office:value-type="float" office:value="124.8122" calcext:value-type="float">
            <text:p>124.8122</text:p>
          </table:table-cell>
          <table:table-cell office:value-type="float" office:value="464.0744" calcext:value-type="float">
            <text:p>464.07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7.3356" calcext:value-type="float">
            <text:p>287.3356</text:p>
          </table:table-cell>
          <table:table-cell office:value-type="float" office:value="35862" calcext:value-type="float">
            <text:p>3586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87.3356" calcext:value-type="float">
            <text:p>287.3356</text:p>
          </table:table-cell>
          <table:table-cell office:value-type="float" office:value="150.7124" calcext:value-type="float">
            <text:p>150.7124</text:p>
          </table:table-cell>
          <table:table-cell office:value-type="float" office:value="547.6279" calcext:value-type="float">
            <text:p>547.62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3.2305" calcext:value-type="float">
            <text:p>333.2305</text:p>
          </table:table-cell>
          <table:table-cell office:value-type="float" office:value="40781" calcext:value-type="float">
            <text:p>4078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33.2305" calcext:value-type="float">
            <text:p>333.2305</text:p>
          </table:table-cell>
          <table:table-cell office:value-type="float" office:value="178.6915" calcext:value-type="float">
            <text:p>178.6915</text:p>
          </table:table-cell>
          <table:table-cell office:value-type="float" office:value="645.2129" calcext:value-type="float">
            <text:p>645.21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3.2617" calcext:value-type="float">
            <text:p>383.2617</text:p>
          </table:table-cell>
          <table:table-cell office:value-type="float" office:value="46130" calcext:value-type="float">
            <text:p>4613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83.2617" calcext:value-type="float">
            <text:p>383.2617</text:p>
          </table:table-cell>
          <table:table-cell office:value-type="float" office:value="209.1438" calcext:value-type="float">
            <text:p>209.1438</text:p>
          </table:table-cell>
          <table:table-cell office:value-type="float" office:value="762.2169" calcext:value-type="float">
            <text:p>762.21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5.8107" calcext:value-type="float">
            <text:p>415.8107</text:p>
          </table:table-cell>
          <table:table-cell office:value-type="float" office:value="51927" calcext:value-type="float">
            <text:p>5192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15.8107" calcext:value-type="float">
            <text:p>415.8107</text:p>
          </table:table-cell>
          <table:table-cell office:value-type="float" office:value="241.3059" calcext:value-type="float">
            <text:p>241.3059</text:p>
          </table:table-cell>
          <table:table-cell office:value-type="float" office:value="894.0333" calcext:value-type="float">
            <text:p>894.0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73.8638" calcext:value-type="float">
            <text:p>473.8638</text:p>
          </table:table-cell>
          <table:table-cell office:value-type="float" office:value="58190" calcext:value-type="float">
            <text:p>5819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473.8638" calcext:value-type="float">
            <text:p>473.8638</text:p>
          </table:table-cell>
          <table:table-cell office:value-type="float" office:value="285.5843" calcext:value-type="float">
            <text:p>285.5843</text:p>
          </table:table-cell>
          <table:table-cell office:value-type="float" office:value="1040.6107" calcext:value-type="float">
            <text:p>1040.61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35.7737" calcext:value-type="float">
            <text:p>535.7737</text:p>
          </table:table-cell>
          <table:table-cell office:value-type="float" office:value="64937" calcext:value-type="float">
            <text:p>6493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535.7737" calcext:value-type="float">
            <text:p>535.7737</text:p>
          </table:table-cell>
          <table:table-cell office:value-type="float" office:value="328.0579" calcext:value-type="float">
            <text:p>328.0579</text:p>
          </table:table-cell>
          <table:table-cell office:value-type="float" office:value="1189.5254" calcext:value-type="float">
            <text:p>1189.52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92.0346" calcext:value-type="float">
            <text:p>592.0346</text:p>
          </table:table-cell>
          <table:table-cell office:value-type="float" office:value="72186" calcext:value-type="float">
            <text:p>7218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92.0346" calcext:value-type="float">
            <text:p>592.0346</text:p>
          </table:table-cell>
          <table:table-cell office:value-type="float" office:value="369.7531" calcext:value-type="float">
            <text:p>369.7531</text:p>
          </table:table-cell>
          <table:table-cell office:value-type="float" office:value="1356.6633" calcext:value-type="float">
            <text:p>1356.66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63.5582" calcext:value-type="float">
            <text:p>663.5582</text:p>
          </table:table-cell>
          <table:table-cell office:value-type="float" office:value="79955" calcext:value-type="float">
            <text:p>7995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663.5582" calcext:value-type="float">
            <text:p>663.5582</text:p>
          </table:table-cell>
          <table:table-cell office:value-type="float" office:value="426.2105" calcext:value-type="float">
            <text:p>426.2105</text:p>
          </table:table-cell>
          <table:table-cell office:value-type="float" office:value="1548.1849" calcext:value-type="float">
            <text:p>1548.18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31.2875" calcext:value-type="float">
            <text:p>731.2875</text:p>
          </table:table-cell>
          <table:table-cell office:value-type="float" office:value="88262" calcext:value-type="float">
            <text:p>8826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31.2875" calcext:value-type="float">
            <text:p>731.2875</text:p>
          </table:table-cell>
          <table:table-cell office:value-type="float" office:value="482.5934" calcext:value-type="float">
            <text:p>482.5934</text:p>
          </table:table-cell>
          <table:table-cell office:value-type="float" office:value="1783.1634" calcext:value-type="float">
            <text:p>1783.16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90.6798" calcext:value-type="float">
            <text:p>790.6798</text:p>
          </table:table-cell>
          <table:table-cell office:value-type="float" office:value="97125" calcext:value-type="float">
            <text:p>97125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790.6798" calcext:value-type="float">
            <text:p>790.6798</text:p>
          </table:table-cell>
          <table:table-cell office:value-type="float" office:value="531.267" calcext:value-type="float">
            <text:p>531.267</text:p>
          </table:table-cell>
          <table:table-cell office:value-type="float" office:value="1992.8525" calcext:value-type="float">
            <text:p>1992.85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73.1869" calcext:value-type="float">
            <text:p>873.1869</text:p>
          </table:table-cell>
          <table:table-cell office:value-type="float" office:value="106562" calcext:value-type="float">
            <text:p>10656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873.1869" calcext:value-type="float">
            <text:p>873.1869</text:p>
          </table:table-cell>
          <table:table-cell office:value-type="float" office:value="607.4" calcext:value-type="float">
            <text:p>607.4</text:p>
          </table:table-cell>
          <table:table-cell office:value-type="float" office:value="2225.4629" calcext:value-type="float">
            <text:p>2225.46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66.3983" calcext:value-type="float">
            <text:p>966.3983</text:p>
          </table:table-cell>
          <table:table-cell office:value-type="float" office:value="116591" calcext:value-type="float">
            <text:p>11659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966.3983" calcext:value-type="float">
            <text:p>966.3983</text:p>
          </table:table-cell>
          <table:table-cell office:value-type="float" office:value="678.3922" calcext:value-type="float">
            <text:p>678.3922</text:p>
          </table:table-cell>
          <table:table-cell office:value-type="float" office:value="2511.0731" calcext:value-type="float">
            <text:p>2511.07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49.7849" calcext:value-type="float">
            <text:p>1049.7849</text:p>
          </table:table-cell>
          <table:table-cell office:value-type="float" office:value="127230" calcext:value-type="float">
            <text:p>12723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049.7849" calcext:value-type="float">
            <text:p>1049.7849</text:p>
          </table:table-cell>
          <table:table-cell office:value-type="float" office:value="749.3429" calcext:value-type="float">
            <text:p>749.3429</text:p>
          </table:table-cell>
          <table:table-cell office:value-type="float" office:value="2842.065" calcext:value-type="float">
            <text:p>2842.06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61.5921" calcext:value-type="float">
            <text:p>1161.5921</text:p>
          </table:table-cell>
          <table:table-cell office:value-type="float" office:value="138497" calcext:value-type="float">
            <text:p>13849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161.5921" calcext:value-type="float">
            <text:p>1161.5921</text:p>
          </table:table-cell>
          <table:table-cell office:value-type="float" office:value="838.8565" calcext:value-type="float">
            <text:p>838.8565</text:p>
          </table:table-cell>
          <table:table-cell office:value-type="float" office:value="3179.6586" calcext:value-type="float">
            <text:p>3179.658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47.7828" calcext:value-type="float">
            <text:p>1247.7828</text:p>
          </table:table-cell>
          <table:table-cell office:value-type="float" office:value="150410" calcext:value-type="float">
            <text:p>15041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47.7828" calcext:value-type="float">
            <text:p>1247.7828</text:p>
          </table:table-cell>
          <table:table-cell office:value-type="float" office:value="938.7876" calcext:value-type="float">
            <text:p>938.7876</text:p>
          </table:table-cell>
          <table:table-cell office:value-type="float" office:value="3613.7508" calcext:value-type="float">
            <text:p>3613.75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64.9173" calcext:value-type="float">
            <text:p>1364.9173</text:p>
          </table:table-cell>
          <table:table-cell office:value-type="float" office:value="162987" calcext:value-type="float">
            <text:p>16298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364.9173" calcext:value-type="float">
            <text:p>1364.9173</text:p>
          </table:table-cell>
          <table:table-cell office:value-type="float" office:value="1048.2051" calcext:value-type="float">
            <text:p>1048.2051</text:p>
          </table:table-cell>
          <table:table-cell office:value-type="float" office:value="3924.9132" calcext:value-type="float">
            <text:p>3924.91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08.3635" calcext:value-type="float">
            <text:p>1508.3635</text:p>
          </table:table-cell>
          <table:table-cell office:value-type="float" office:value="176246" calcext:value-type="float">
            <text:p>176246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508.3635" calcext:value-type="float">
            <text:p>1508.3635</text:p>
          </table:table-cell>
          <table:table-cell office:value-type="float" office:value="1165.4645" calcext:value-type="float">
            <text:p>1165.4645</text:p>
          </table:table-cell>
          <table:table-cell office:value-type="float" office:value="4357.7493" calcext:value-type="float">
            <text:p>4357.749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17.8147" calcext:value-type="float">
            <text:p>1617.8147</text:p>
          </table:table-cell>
          <table:table-cell office:value-type="float" office:value="190205" calcext:value-type="float">
            <text:p>190205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617.8147" calcext:value-type="float">
            <text:p>1617.8147</text:p>
          </table:table-cell>
          <table:table-cell office:value-type="float" office:value="1281.8885" calcext:value-type="float">
            <text:p>1281.8885</text:p>
          </table:table-cell>
          <table:table-cell office:value-type="float" office:value="4843.2523" calcext:value-type="float">
            <text:p>4843.25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55.8647" calcext:value-type="float">
            <text:p>1755.8647</text:p>
          </table:table-cell>
          <table:table-cell office:value-type="float" office:value="204882" calcext:value-type="float">
            <text:p>20488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755.8647" calcext:value-type="float">
            <text:p>1755.8647</text:p>
          </table:table-cell>
          <table:table-cell office:value-type="float" office:value="1426.3678" calcext:value-type="float">
            <text:p>1426.3678</text:p>
          </table:table-cell>
          <table:table-cell office:value-type="float" office:value="5389.7027" calcext:value-type="float">
            <text:p>5389.7027</text:p>
          </table:table-cell>
        </table:table-row>
        <table:table-row table:style-name="ro1" table:number-rows-repeated="7">
          <table:table-cell table:number-columns-repeated="9"/>
        </table:table-row>
        <table:table-row table:style-name="ro1">
          <table:table-cell office:value-type="string" calcext:value-type="string">
            <text:p>----------Unamb</text:p>
          </table:table-cell>
          <table:table-cell office:value-type="string" calcext:value-type="string">
            <text:p>brackets---------------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06" calcext:value-type="float">
            <text:p>0.5006</text:p>
          </table:table-cell>
          <table:table-cell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006" calcext:value-type="float">
            <text:p>0.5006</text:p>
          </table:table-cell>
          <table:table-cell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5021" calcext:value-type="float">
            <text:p>4.5021</text:p>
          </table:table-cell>
          <table:table-cell office:value-type="float" office:value="782" calcext:value-type="float">
            <text:p>78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0184" calcext:value-type="float">
            <text:p>2.0184</text:p>
          </table:table-cell>
          <table:table-cell office:value-type="float" office:value="1206" calcext:value-type="float">
            <text:p>120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5074" calcext:value-type="float">
            <text:p>7.5074</text:p>
          </table:table-cell>
          <table:table-cell office:value-type="float" office:value="1762" calcext:value-type="float">
            <text:p>176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5038" calcext:value-type="float">
            <text:p>6.5038</text:p>
          </table:table-cell>
          <table:table-cell office:value-type="float" office:value="2468" calcext:value-type="float">
            <text:p>2468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0296" calcext:value-type="float">
            <text:p>11.0296</text:p>
          </table:table-cell>
          <table:table-cell office:value-type="float" office:value="3342" calcext:value-type="float">
            <text:p>334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2757" calcext:value-type="float">
            <text:p>12.2757</text:p>
          </table:table-cell>
          <table:table-cell office:value-type="float" office:value="4402" calcext:value-type="float">
            <text:p>440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.5529" calcext:value-type="float">
            <text:p>18.5529</text:p>
          </table:table-cell>
          <table:table-cell office:value-type="float" office:value="5666" calcext:value-type="float">
            <text:p>5666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.5252" calcext:value-type="float">
            <text:p>22.5252</text:p>
          </table:table-cell>
          <table:table-cell office:value-type="float" office:value="7152" calcext:value-type="float">
            <text:p>715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.033" calcext:value-type="float">
            <text:p>32.033</text:p>
          </table:table-cell>
          <table:table-cell office:value-type="float" office:value="8878" calcext:value-type="float">
            <text:p>8878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.8448" calcext:value-type="float">
            <text:p>42.8448</text:p>
          </table:table-cell>
          <table:table-cell office:value-type="float" office:value="10862" calcext:value-type="float">
            <text:p>1086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.0466" calcext:value-type="float">
            <text:p>45.0466</text:p>
          </table:table-cell>
          <table:table-cell office:value-type="float" office:value="13122" calcext:value-type="float">
            <text:p>1312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.1765" calcext:value-type="float">
            <text:p>57.1765</text:p>
          </table:table-cell>
          <table:table-cell office:value-type="float" office:value="15676" calcext:value-type="float">
            <text:p>15676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.038" calcext:value-type="float">
            <text:p>70.038</text:p>
          </table:table-cell>
          <table:table-cell office:value-type="float" office:value="18542" calcext:value-type="float">
            <text:p>1854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7.6467" calcext:value-type="float">
            <text:p>87.6467</text:p>
          </table:table-cell>
          <table:table-cell office:value-type="float" office:value="21738" calcext:value-type="float">
            <text:p>2173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.5081" calcext:value-type="float">
            <text:p>107.5081</text:p>
          </table:table-cell>
          <table:table-cell office:value-type="float" office:value="25282" calcext:value-type="float">
            <text:p>2528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4.8122" calcext:value-type="float">
            <text:p>124.8122</text:p>
          </table:table-cell>
          <table:table-cell office:value-type="float" office:value="29192" calcext:value-type="float">
            <text:p>2919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0.7124" calcext:value-type="float">
            <text:p>150.7124</text:p>
          </table:table-cell>
          <table:table-cell office:value-type="float" office:value="33486" calcext:value-type="float">
            <text:p>33486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8.6915" calcext:value-type="float">
            <text:p>178.6915</text:p>
          </table:table-cell>
          <table:table-cell office:value-type="float" office:value="38182" calcext:value-type="float">
            <text:p>3818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9.1438" calcext:value-type="float">
            <text:p>209.1438</text:p>
          </table:table-cell>
          <table:table-cell office:value-type="float" office:value="43298" calcext:value-type="float">
            <text:p>43298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1.3059" calcext:value-type="float">
            <text:p>241.3059</text:p>
          </table:table-cell>
          <table:table-cell office:value-type="float" office:value="48852" calcext:value-type="float">
            <text:p>48852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5.5843" calcext:value-type="float">
            <text:p>285.5843</text:p>
          </table:table-cell>
          <table:table-cell office:value-type="float" office:value="54862" calcext:value-type="float">
            <text:p>54862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8.0579" calcext:value-type="float">
            <text:p>328.0579</text:p>
          </table:table-cell>
          <table:table-cell office:value-type="float" office:value="61346" calcext:value-type="float">
            <text:p>61346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9.7531" calcext:value-type="float">
            <text:p>369.7531</text:p>
          </table:table-cell>
          <table:table-cell office:value-type="float" office:value="68322" calcext:value-type="float">
            <text:p>68322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6.2105" calcext:value-type="float">
            <text:p>426.2105</text:p>
          </table:table-cell>
          <table:table-cell office:value-type="float" office:value="75808" calcext:value-type="float">
            <text:p>75808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2.5934" calcext:value-type="float">
            <text:p>482.5934</text:p>
          </table:table-cell>
          <table:table-cell office:value-type="float" office:value="83822" calcext:value-type="float">
            <text:p>83822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31.267" calcext:value-type="float">
            <text:p>531.267</text:p>
          </table:table-cell>
          <table:table-cell office:value-type="float" office:value="92382" calcext:value-type="float">
            <text:p>9238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7.4" calcext:value-type="float">
            <text:p>607.4</text:p>
          </table:table-cell>
          <table:table-cell office:value-type="float" office:value="101506" calcext:value-type="float">
            <text:p>101506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78.3922" calcext:value-type="float">
            <text:p>678.3922</text:p>
          </table:table-cell>
          <table:table-cell office:value-type="float" office:value="111212" calcext:value-type="float">
            <text:p>111212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49.3429" calcext:value-type="float">
            <text:p>749.3429</text:p>
          </table:table-cell>
          <table:table-cell office:value-type="float" office:value="121518" calcext:value-type="float">
            <text:p>121518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38.8565" calcext:value-type="float">
            <text:p>838.8565</text:p>
          </table:table-cell>
          <table:table-cell office:value-type="float" office:value="132442" calcext:value-type="float">
            <text:p>132442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38.7876" calcext:value-type="float">
            <text:p>938.7876</text:p>
          </table:table-cell>
          <table:table-cell office:value-type="float" office:value="144002" calcext:value-type="float">
            <text:p>144002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48.2051" calcext:value-type="float">
            <text:p>1048.2051</text:p>
          </table:table-cell>
          <table:table-cell office:value-type="float" office:value="156216" calcext:value-type="float">
            <text:p>156216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65.4645" calcext:value-type="float">
            <text:p>1165.4645</text:p>
          </table:table-cell>
          <table:table-cell office:value-type="float" office:value="169102" calcext:value-type="float">
            <text:p>169102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81.8885" calcext:value-type="float">
            <text:p>1281.8885</text:p>
          </table:table-cell>
          <table:table-cell office:value-type="float" office:value="182678" calcext:value-type="float">
            <text:p>182678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26.3678" calcext:value-type="float">
            <text:p>1426.3678</text:p>
          </table:table-cell>
          <table:table-cell office:value-type="float" office:value="196962" calcext:value-type="float">
            <text:p>196962</text:p>
          </table:table-cell>
          <table:table-cell table:number-columns-repeated="6"/>
        </table:table-row>
        <table:table-row table:style-name="ro1" table:number-rows-repeated="7">
          <table:table-cell table:number-columns-repeated="9"/>
        </table:table-row>
        <table:table-row table:style-name="ro1">
          <table:table-cell office:value-type="string" calcext:value-type="string">
            <text:p>----------Amb</text:p>
          </table:table-cell>
          <table:table-cell office:value-type="string" calcext:value-type="string">
            <text:p>brackets---------------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5035" calcext:value-type="float">
            <text:p>3.5035</text:p>
          </table:table-cell>
          <table:table-cell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016" calcext:value-type="float">
            <text:p>1.5016</text:p>
          </table:table-cell>
          <table:table-cell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04" calcext:value-type="float">
            <text:p>2.504</text:p>
          </table:table-cell>
          <table:table-cell office:value-type="float" office:value="497" calcext:value-type="float">
            <text:p>49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5065" calcext:value-type="float">
            <text:p>5.5065</text:p>
          </table:table-cell>
          <table:table-cell office:value-type="float" office:value="818" calcext:value-type="float">
            <text:p>81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01" calcext:value-type="float">
            <text:p>9.01</text:p>
          </table:table-cell>
          <table:table-cell office:value-type="float" office:value="1255" calcext:value-type="float">
            <text:p>125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013" calcext:value-type="float">
            <text:p>13.013</text:p>
          </table:table-cell>
          <table:table-cell office:value-type="float" office:value="1826" calcext:value-type="float">
            <text:p>182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.0201" calcext:value-type="float">
            <text:p>20.0201</text:p>
          </table:table-cell>
          <table:table-cell office:value-type="float" office:value="2549" calcext:value-type="float">
            <text:p>254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.0324" calcext:value-type="float">
            <text:p>29.0324</text:p>
          </table:table-cell>
          <table:table-cell office:value-type="float" office:value="3442" calcext:value-type="float">
            <text:p>344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.421" calcext:value-type="float">
            <text:p>40.421</text:p>
          </table:table-cell>
          <table:table-cell office:value-type="float" office:value="4523" calcext:value-type="float">
            <text:p>4523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.9425" calcext:value-type="float">
            <text:p>57.9425</text:p>
          </table:table-cell>
          <table:table-cell office:value-type="float" office:value="5810" calcext:value-type="float">
            <text:p>581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9371" calcext:value-type="float">
            <text:p>76.9371</text:p>
          </table:table-cell>
          <table:table-cell office:value-type="float" office:value="7321" calcext:value-type="float">
            <text:p>7321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3.1285" calcext:value-type="float">
            <text:p>103.1285</text:p>
          </table:table-cell>
          <table:table-cell office:value-type="float" office:value="9074" calcext:value-type="float">
            <text:p>907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0.1937" calcext:value-type="float">
            <text:p>130.1937</text:p>
          </table:table-cell>
          <table:table-cell office:value-type="float" office:value="11087" calcext:value-type="float">
            <text:p>1108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4.5165" calcext:value-type="float">
            <text:p>164.5165</text:p>
          </table:table-cell>
          <table:table-cell office:value-type="float" office:value="13378" calcext:value-type="float">
            <text:p>13378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4.9474" calcext:value-type="float">
            <text:p>204.9474</text:p>
          </table:table-cell>
          <table:table-cell office:value-type="float" office:value="15965" calcext:value-type="float">
            <text:p>1596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1.4748" calcext:value-type="float">
            <text:p>261.4748</text:p>
          </table:table-cell>
          <table:table-cell office:value-type="float" office:value="18866" calcext:value-type="float">
            <text:p>18866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4.7297" calcext:value-type="float">
            <text:p>314.7297</text:p>
          </table:table-cell>
          <table:table-cell office:value-type="float" office:value="22099" calcext:value-type="float">
            <text:p>2209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7.4101" calcext:value-type="float">
            <text:p>387.4101</text:p>
          </table:table-cell>
          <table:table-cell office:value-type="float" office:value="25682" calcext:value-type="float">
            <text:p>2568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4.0744" calcext:value-type="float">
            <text:p>464.0744</text:p>
          </table:table-cell>
          <table:table-cell office:value-type="float" office:value="29633" calcext:value-type="float">
            <text:p>29633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7.6279" calcext:value-type="float">
            <text:p>547.6279</text:p>
          </table:table-cell>
          <table:table-cell office:value-type="float" office:value="33970" calcext:value-type="float">
            <text:p>33970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45.2129" calcext:value-type="float">
            <text:p>645.2129</text:p>
          </table:table-cell>
          <table:table-cell office:value-type="float" office:value="38711" calcext:value-type="float">
            <text:p>38711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62.2169" calcext:value-type="float">
            <text:p>762.2169</text:p>
          </table:table-cell>
          <table:table-cell office:value-type="float" office:value="43874" calcext:value-type="float">
            <text:p>43874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94.0333" calcext:value-type="float">
            <text:p>894.0333</text:p>
          </table:table-cell>
          <table:table-cell office:value-type="float" office:value="49477" calcext:value-type="float">
            <text:p>49477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40.6107" calcext:value-type="float">
            <text:p>1040.6107</text:p>
          </table:table-cell>
          <table:table-cell office:value-type="float" office:value="55538" calcext:value-type="float">
            <text:p>55538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89.5254" calcext:value-type="float">
            <text:p>1189.5254</text:p>
          </table:table-cell>
          <table:table-cell office:value-type="float" office:value="62075" calcext:value-type="float">
            <text:p>62075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56.6633" calcext:value-type="float">
            <text:p>1356.6633</text:p>
          </table:table-cell>
          <table:table-cell office:value-type="float" office:value="69106" calcext:value-type="float">
            <text:p>69106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48.1849" calcext:value-type="float">
            <text:p>1548.1849</text:p>
          </table:table-cell>
          <table:table-cell office:value-type="float" office:value="76649" calcext:value-type="float">
            <text:p>76649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83.1634" calcext:value-type="float">
            <text:p>1783.1634</text:p>
          </table:table-cell>
          <table:table-cell office:value-type="float" office:value="84722" calcext:value-type="float">
            <text:p>84722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92.8525" calcext:value-type="float">
            <text:p>1992.8525</text:p>
          </table:table-cell>
          <table:table-cell office:value-type="float" office:value="93343" calcext:value-type="float">
            <text:p>93343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25.4629" calcext:value-type="float">
            <text:p>2225.4629</text:p>
          </table:table-cell>
          <table:table-cell office:value-type="float" office:value="102530" calcext:value-type="float">
            <text:p>10253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11.0731" calcext:value-type="float">
            <text:p>2511.0731</text:p>
          </table:table-cell>
          <table:table-cell office:value-type="float" office:value="112301" calcext:value-type="float">
            <text:p>112301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42.065" calcext:value-type="float">
            <text:p>2842.065</text:p>
          </table:table-cell>
          <table:table-cell office:value-type="float" office:value="122674" calcext:value-type="float">
            <text:p>122674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79.6586" calcext:value-type="float">
            <text:p>3179.6586</text:p>
          </table:table-cell>
          <table:table-cell office:value-type="float" office:value="133667" calcext:value-type="float">
            <text:p>133667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13.7508" calcext:value-type="float">
            <text:p>3613.7508</text:p>
          </table:table-cell>
          <table:table-cell office:value-type="float" office:value="145298" calcext:value-type="float">
            <text:p>145298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24.9132" calcext:value-type="float">
            <text:p>3924.9132</text:p>
          </table:table-cell>
          <table:table-cell office:value-type="float" office:value="157585" calcext:value-type="float">
            <text:p>157585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357.7493" calcext:value-type="float">
            <text:p>4357.7493</text:p>
          </table:table-cell>
          <table:table-cell office:value-type="float" office:value="170546" calcext:value-type="float">
            <text:p>170546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843.2523" calcext:value-type="float">
            <text:p>4843.2523</text:p>
          </table:table-cell>
          <table:table-cell office:value-type="float" office:value="184199" calcext:value-type="float">
            <text:p>184199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89.7027" calcext:value-type="float">
            <text:p>5389.7027</text:p>
          </table:table-cell>
          <table:table-cell office:value-type="float" office:value="198562" calcext:value-type="float">
            <text:p>198562</text:p>
          </table:table-cell>
          <table:table-cell table:number-columns-repeated="6"/>
        </table:table-row>
      </table:table>
      <table:table table:name="Sheet3" table:style-name="ta1">
        <table:shapes>
          <draw:frame draw:z-index="0" draw:style-name="gr1" draw:text-style-name="P1" svg:width="6.2988in" svg:height="3.5429in" svg:x="6.2618in" svg:y="0.2169in">
            <draw:object draw:notify-on-update-of-ranges="Sheet3.F2:Sheet3.F31 Sheet3.G2:Sheet3.G31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051" calcext:value-type="float">
            <text:p>5.505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302" calcext:value-type="float">
            <text:p>1.430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23" calcext:value-type="float">
            <text:p>0.5023</text:p>
          </table:table-cell>
          <table:table-cell office:value-type="float" office:value="122" calcext:value-type="float">
            <text:p>122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006" calcext:value-type="float">
            <text:p>0.5006</text:p>
          </table:table-cell>
          <table:table-cell office:value-type="float" office:value="258" calcext:value-type="float">
            <text:p>258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026" calcext:value-type="float">
            <text:p>2.5026</text:p>
          </table:table-cell>
          <table:table-cell office:value-type="float" office:value="472" calcext:value-type="float">
            <text:p>47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0016" calcext:value-type="float">
            <text:p>2.0016</text:p>
          </table:table-cell>
          <table:table-cell office:value-type="float" office:value="782" calcext:value-type="float">
            <text:p>782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0031" calcext:value-type="float">
            <text:p>3.0031</text:p>
          </table:table-cell>
          <table:table-cell office:value-type="float" office:value="1206" calcext:value-type="float">
            <text:p>1206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5045" calcext:value-type="float">
            <text:p>4.5045</text:p>
          </table:table-cell>
          <table:table-cell office:value-type="float" office:value="1762" calcext:value-type="float">
            <text:p>1762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5095" calcext:value-type="float">
            <text:p>6.5095</text:p>
          </table:table-cell>
          <table:table-cell office:value-type="float" office:value="2468" calcext:value-type="float">
            <text:p>2468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0128" calcext:value-type="float">
            <text:p>10.0128</text:p>
          </table:table-cell>
          <table:table-cell office:value-type="float" office:value="3342" calcext:value-type="float">
            <text:p>3342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0607" calcext:value-type="float">
            <text:p>12.0607</text:p>
          </table:table-cell>
          <table:table-cell office:value-type="float" office:value="4402" calcext:value-type="float">
            <text:p>4402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.5214" calcext:value-type="float">
            <text:p>16.5214</text:p>
          </table:table-cell>
          <table:table-cell office:value-type="float" office:value="5666" calcext:value-type="float">
            <text:p>5666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.0243" calcext:value-type="float">
            <text:p>23.0243</text:p>
          </table:table-cell>
          <table:table-cell office:value-type="float" office:value="7152" calcext:value-type="float">
            <text:p>7152</text:p>
          </table:table-cell>
          <table:table-cell office:value-type="float" office:value="769" calcext:value-type="float">
            <text:p>76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.6859" calcext:value-type="float">
            <text:p>27.6859</text:p>
          </table:table-cell>
          <table:table-cell office:value-type="float" office:value="8878" calcext:value-type="float">
            <text:p>8878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.0489" calcext:value-type="float">
            <text:p>39.0489</text:p>
          </table:table-cell>
          <table:table-cell office:value-type="float" office:value="10862" calcext:value-type="float">
            <text:p>10862</text:p>
          </table:table-cell>
          <table:table-cell office:value-type="float" office:value="1007" calcext:value-type="float">
            <text:p>100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.057" calcext:value-type="float">
            <text:p>52.057</text:p>
          </table:table-cell>
          <table:table-cell office:value-type="float" office:value="13122" calcext:value-type="float">
            <text:p>13122</text:p>
          </table:table-cell>
          <table:table-cell office:value-type="float" office:value="1138" calcext:value-type="float">
            <text:p>113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.5633" calcext:value-type="float">
            <text:p>60.5633</text:p>
          </table:table-cell>
          <table:table-cell office:value-type="float" office:value="15676" calcext:value-type="float">
            <text:p>15676</text:p>
          </table:table-cell>
          <table:table-cell office:value-type="float" office:value="1277" calcext:value-type="float">
            <text:p>127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1.8837" calcext:value-type="float">
            <text:p>71.8837</text:p>
          </table:table-cell>
          <table:table-cell office:value-type="float" office:value="18542" calcext:value-type="float">
            <text:p>18542</text:p>
          </table:table-cell>
          <table:table-cell office:value-type="float" office:value="1424" calcext:value-type="float">
            <text:p>142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2.9274" calcext:value-type="float">
            <text:p>92.9274</text:p>
          </table:table-cell>
          <table:table-cell office:value-type="float" office:value="21738" calcext:value-type="float">
            <text:p>21738</text:p>
          </table:table-cell>
          <table:table-cell office:value-type="float" office:value="1579" calcext:value-type="float">
            <text:p>157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3.1981" calcext:value-type="float">
            <text:p>113.1981</text:p>
          </table:table-cell>
          <table:table-cell office:value-type="float" office:value="25282" calcext:value-type="float">
            <text:p>25282</text:p>
          </table:table-cell>
          <table:table-cell office:value-type="float" office:value="1742" calcext:value-type="float">
            <text:p>174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2.1262" calcext:value-type="float">
            <text:p>132.1262</text:p>
          </table:table-cell>
          <table:table-cell office:value-type="float" office:value="29192" calcext:value-type="float">
            <text:p>29192</text:p>
          </table:table-cell>
          <table:table-cell office:value-type="float" office:value="1913" calcext:value-type="float">
            <text:p>191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913" calcext:value-type="float">
            <text:p>19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2.7709" calcext:value-type="float">
            <text:p>152.7709</text:p>
          </table:table-cell>
          <table:table-cell office:value-type="float" office:value="33486" calcext:value-type="float">
            <text:p>33486</text:p>
          </table:table-cell>
          <table:table-cell office:value-type="float" office:value="2092" calcext:value-type="float">
            <text:p>209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4.85" calcext:value-type="float">
            <text:p>184.85</text:p>
          </table:table-cell>
          <table:table-cell office:value-type="float" office:value="38182" calcext:value-type="float">
            <text:p>38182</text:p>
          </table:table-cell>
          <table:table-cell office:value-type="float" office:value="2279" calcext:value-type="float">
            <text:p>227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279" calcext:value-type="float">
            <text:p>22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4.79" calcext:value-type="float">
            <text:p>214.79</text:p>
          </table:table-cell>
          <table:table-cell office:value-type="float" office:value="43298" calcext:value-type="float">
            <text:p>43298</text:p>
          </table:table-cell>
          <table:table-cell office:value-type="float" office:value="2474" calcext:value-type="float">
            <text:p>247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474" calcext:value-type="float">
            <text:p>24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2.9172" calcext:value-type="float">
            <text:p>252.9172</text:p>
          </table:table-cell>
          <table:table-cell office:value-type="float" office:value="48852" calcext:value-type="float">
            <text:p>48852</text:p>
          </table:table-cell>
          <table:table-cell office:value-type="float" office:value="2677" calcext:value-type="float">
            <text:p>267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677" calcext:value-type="float">
            <text:p>26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9.4359" calcext:value-type="float">
            <text:p>299.4359</text:p>
          </table:table-cell>
          <table:table-cell office:value-type="float" office:value="54862" calcext:value-type="float">
            <text:p>54862</text:p>
          </table:table-cell>
          <table:table-cell office:value-type="float" office:value="2888" calcext:value-type="float">
            <text:p>288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88" calcext:value-type="float">
            <text:p>28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39.0567" calcext:value-type="float">
            <text:p>339.0567</text:p>
          </table:table-cell>
          <table:table-cell office:value-type="float" office:value="61346" calcext:value-type="float">
            <text:p>61346</text:p>
          </table:table-cell>
          <table:table-cell office:value-type="float" office:value="3107" calcext:value-type="float">
            <text:p>310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0.5037" calcext:value-type="float">
            <text:p>380.5037</text:p>
          </table:table-cell>
          <table:table-cell office:value-type="float" office:value="68322" calcext:value-type="float">
            <text:p>68322</text:p>
          </table:table-cell>
          <table:table-cell office:value-type="float" office:value="3334" calcext:value-type="float">
            <text:p>333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6.7822" calcext:value-type="float">
            <text:p>436.7822</text:p>
          </table:table-cell>
          <table:table-cell office:value-type="float" office:value="75808" calcext:value-type="float">
            <text:p>75808</text:p>
          </table:table-cell>
          <table:table-cell office:value-type="float" office:value="3569" calcext:value-type="float">
            <text:p>356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569" calcext:value-type="float">
            <text:p>35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6.147" calcext:value-type="float">
            <text:p>486.147</text:p>
          </table:table-cell>
          <table:table-cell office:value-type="float" office:value="83822" calcext:value-type="float">
            <text:p>83822</text:p>
          </table:table-cell>
          <table:table-cell office:value-type="float" office:value="3812" calcext:value-type="float">
            <text:p>381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812" calcext:value-type="float">
            <text:p>3812</text:p>
          </table:table-cell>
        </table:table-row>
        <table:table-row table:style-name="ro1">
          <table:table-cell office:value-type="float" office:value="4063" calcext:value-type="float">
            <text:p>4063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62.7843" calcext:value-type="float">
            <text:p>562.7843</text:p>
          </table:table-cell>
          <table:table-cell office:value-type="float" office:value="92382" calcext:value-type="float">
            <text:p>92382</text:p>
          </table:table-cell>
          <table:table-cell table:number-columns-repeated="4"/>
        </table:table-row>
        <table:table-row table:style-name="ro1">
          <table:table-cell office:value-type="float" office:value="4322" calcext:value-type="float">
            <text:p>432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2.3463" calcext:value-type="float">
            <text:p>642.3463</text:p>
          </table:table-cell>
          <table:table-cell office:value-type="float" office:value="101506" calcext:value-type="float">
            <text:p>101506</text:p>
          </table:table-cell>
          <table:table-cell table:number-columns-repeated="4"/>
        </table:table-row>
        <table:table-row table:style-name="ro1">
          <table:table-cell office:value-type="float" office:value="4589" calcext:value-type="float">
            <text:p>4589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4.6052" calcext:value-type="float">
            <text:p>704.6052</text:p>
          </table:table-cell>
          <table:table-cell office:value-type="float" office:value="111212" calcext:value-type="float">
            <text:p>111212</text:p>
          </table:table-cell>
          <table:table-cell table:number-columns-repeated="4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83.598" calcext:value-type="float">
            <text:p>783.598</text:p>
          </table:table-cell>
          <table:table-cell office:value-type="float" office:value="121518" calcext:value-type="float">
            <text:p>121518</text:p>
          </table:table-cell>
          <table:table-cell table:number-columns-repeated="4"/>
        </table:table-row>
        <table:table-row table:style-name="ro1">
          <table:table-cell office:value-type="float" office:value="5147" calcext:value-type="float">
            <text:p>5147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69.921" calcext:value-type="float">
            <text:p>869.921</text:p>
          </table:table-cell>
          <table:table-cell office:value-type="float" office:value="132442" calcext:value-type="float">
            <text:p>132442</text:p>
          </table:table-cell>
          <table:table-cell table:number-columns-repeated="4"/>
        </table:table-row>
        <table:table-row table:style-name="ro1">
          <table:table-cell office:value-type="float" office:value="5438" calcext:value-type="float">
            <text:p>5438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59.8862" calcext:value-type="float">
            <text:p>959.8862</text:p>
          </table:table-cell>
          <table:table-cell office:value-type="float" office:value="144002" calcext:value-type="float">
            <text:p>144002</text:p>
          </table:table-cell>
          <table:table-cell table:number-columns-repeated="4"/>
        </table:table-row>
        <table:table-row table:style-name="ro1">
          <table:table-cell office:value-type="float" office:value="5737" calcext:value-type="float">
            <text:p>5737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74.0791" calcext:value-type="float">
            <text:p>1074.0791</text:p>
          </table:table-cell>
          <table:table-cell office:value-type="float" office:value="156216" calcext:value-type="float">
            <text:p>156216</text:p>
          </table:table-cell>
          <table:table-cell table:number-columns-repeated="4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19.6586" calcext:value-type="float">
            <text:p>1219.6586</text:p>
          </table:table-cell>
          <table:table-cell office:value-type="float" office:value="169102" calcext:value-type="float">
            <text:p>169102</text:p>
          </table:table-cell>
          <table:table-cell table:number-columns-repeated="4"/>
        </table:table-row>
        <table:table-row table:style-name="ro1">
          <table:table-cell office:value-type="float" office:value="6359" calcext:value-type="float">
            <text:p>6359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20.565" calcext:value-type="float">
            <text:p>1320.565</text:p>
          </table:table-cell>
          <table:table-cell office:value-type="float" office:value="182678" calcext:value-type="float">
            <text:p>182678</text:p>
          </table:table-cell>
          <table:table-cell table:number-columns-repeated="4"/>
        </table:table-row>
        <table:table-row table:style-name="ro1">
          <table:table-cell office:value-type="float" office:value="6682" calcext:value-type="float">
            <text:p>668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317.173" calcext:value-type="float">
            <text:p>30317.173</text:p>
          </table:table-cell>
          <table:table-cell office:value-type="float" office:value="196962" calcext:value-type="float">
            <text:p>196962</text:p>
          </table:table-cell>
          <table:table-cell table:number-columns-repeated="4"/>
        </table:table-row>
        <table:table-row table:style-name="ro1">
          <table:table-cell office:value-type="float" office:value="7013" calcext:value-type="float">
            <text:p>7013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89.4691" calcext:value-type="float">
            <text:p>1589.4691</text:p>
          </table:table-cell>
          <table:table-cell office:value-type="float" office:value="211972" calcext:value-type="float">
            <text:p>211972</text:p>
          </table:table-cell>
          <table:table-cell table:number-columns-repeated="4"/>
        </table:table-row>
        <table:table-row table:style-name="ro1">
          <table:table-cell office:value-type="float" office:value="7352" calcext:value-type="float">
            <text:p>7352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61.2666" calcext:value-type="float">
            <text:p>1761.2666</text:p>
          </table:table-cell>
          <table:table-cell office:value-type="float" office:value="227726" calcext:value-type="float">
            <text:p>227726</text:p>
          </table:table-cell>
          <table:table-cell table:number-columns-repeated="4"/>
        </table:table-row>
        <table:table-row table:style-name="ro1">
          <table:table-cell office:value-type="float" office:value="7699" calcext:value-type="float">
            <text:p>7699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00.0669" calcext:value-type="float">
            <text:p>1900.0669</text:p>
          </table:table-cell>
          <table:table-cell office:value-type="float" office:value="244242" calcext:value-type="float">
            <text:p>244242</text:p>
          </table:table-cell>
          <table:table-cell table:number-columns-repeated="4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55.6701" calcext:value-type="float">
            <text:p>2055.6701</text:p>
          </table:table-cell>
          <table:table-cell office:value-type="float" office:value="261538" calcext:value-type="float">
            <text:p>261538</text:p>
          </table:table-cell>
          <table:table-cell table:number-columns-repeated="4"/>
        </table:table-row>
        <table:table-row table:style-name="ro1">
          <table:table-cell office:value-type="float" office:value="8417" calcext:value-type="float">
            <text:p>841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55.7204" calcext:value-type="float">
            <text:p>2255.7204</text:p>
          </table:table-cell>
          <table:table-cell office:value-type="float" office:value="279632" calcext:value-type="float">
            <text:p>279632</text:p>
          </table:table-cell>
          <table:table-cell table:number-columns-repeated="4"/>
        </table:table-row>
        <table:table-row table:style-name="ro1">
          <table:table-cell office:value-type="float" office:value="8788" calcext:value-type="float">
            <text:p>8788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6.8679" calcext:value-type="float">
            <text:p>2506.8679</text:p>
          </table:table-cell>
          <table:table-cell office:value-type="float" office:value="298542" calcext:value-type="float">
            <text:p>298542</text:p>
          </table:table-cell>
          <table:table-cell table:number-columns-repeated="4"/>
        </table:table-row>
        <table:table-row table:style-name="ro1">
          <table:table-cell office:value-type="float" office:value="9167" calcext:value-type="float">
            <text:p>9167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84.5305" calcext:value-type="float">
            <text:p>2684.5305</text:p>
          </table:table-cell>
          <table:table-cell office:value-type="float" office:value="318286" calcext:value-type="float">
            <text:p>318286</text:p>
          </table:table-cell>
          <table:table-cell table:number-columns-repeated="4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929.125" calcext:value-type="float">
            <text:p>2929.125</text:p>
          </table:table-cell>
          <table:table-cell office:value-type="float" office:value="338882" calcext:value-type="float">
            <text:p>338882</text:p>
          </table:table-cell>
          <table:table-cell table:number-columns-repeated="4"/>
        </table:table-row>
        <table:table-row table:style-name="ro1">
          <table:table-cell office:value-type="float" office:value="9949" calcext:value-type="float">
            <text:p>9949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162.1052" calcext:value-type="float">
            <text:p>3162.1052</text:p>
          </table:table-cell>
          <table:table-cell office:value-type="float" office:value="360348" calcext:value-type="float">
            <text:p>360348</text:p>
          </table:table-cell>
          <table:table-cell table:number-columns-repeated="4"/>
        </table:table-row>
        <table:table-row table:style-name="ro1">
          <table:table-cell office:value-type="float" office:value="10352" calcext:value-type="float">
            <text:p>10352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28.1524" calcext:value-type="float">
            <text:p>3428.1524</text:p>
          </table:table-cell>
          <table:table-cell office:value-type="float" office:value="382702" calcext:value-type="float">
            <text:p>382702</text:p>
          </table:table-cell>
          <table:table-cell table:number-columns-repeated="4"/>
        </table:table-row>
        <table:table-row table:style-name="ro1">
          <table:table-cell office:value-type="float" office:value="10763" calcext:value-type="float">
            <text:p>10763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686.4304" calcext:value-type="float">
            <text:p>3686.4304</text:p>
          </table:table-cell>
          <table:table-cell office:value-type="float" office:value="405962" calcext:value-type="float">
            <text:p>405962</text:p>
          </table:table-cell>
          <table:table-cell table:number-columns-repeated="4"/>
        </table:table-row>
        <table:table-row table:style-name="ro1">
          <table:table-cell office:value-type="float" office:value="11182" calcext:value-type="float">
            <text:p>11182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007.4325" calcext:value-type="float">
            <text:p>4007.4325</text:p>
          </table:table-cell>
          <table:table-cell office:value-type="float" office:value="430146" calcext:value-type="float">
            <text:p>430146</text:p>
          </table:table-cell>
          <table:table-cell table:number-columns-repeated="4"/>
        </table:table-row>
        <table:table-row table:style-name="ro1">
          <table:table-cell office:value-type="float" office:value="11609" calcext:value-type="float">
            <text:p>11609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263.1945" calcext:value-type="float">
            <text:p>4263.1945</text:p>
          </table:table-cell>
          <table:table-cell office:value-type="float" office:value="455272" calcext:value-type="float">
            <text:p>455272</text:p>
          </table:table-cell>
          <table:table-cell table:number-columns-repeated="4"/>
        </table:table-row>
        <table:table-row table:style-name="ro1">
          <table:table-cell office:value-type="float" office:value="12044" calcext:value-type="float">
            <text:p>12044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580.314" calcext:value-type="float">
            <text:p>4580.314</text:p>
          </table:table-cell>
          <table:table-cell office:value-type="float" office:value="481358" calcext:value-type="float">
            <text:p>481358</text:p>
          </table:table-cell>
          <table:table-cell table:number-columns-repeated="4"/>
        </table:table-row>
        <table:table-row table:style-name="ro1">
          <table:table-cell office:value-type="float" office:value="12487" calcext:value-type="float">
            <text:p>12487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16.7576" calcext:value-type="float">
            <text:p>4916.7576</text:p>
          </table:table-cell>
          <table:table-cell office:value-type="float" office:value="508422" calcext:value-type="float">
            <text:p>508422</text:p>
          </table:table-cell>
          <table:table-cell table:number-columns-repeated="4"/>
        </table:table-row>
        <table:table-row table:style-name="ro1">
          <table:table-cell office:value-type="float" office:value="12938" calcext:value-type="float">
            <text:p>12938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16.5864" calcext:value-type="float">
            <text:p>5316.5864</text:p>
          </table:table-cell>
          <table:table-cell office:value-type="float" office:value="536482" calcext:value-type="float">
            <text:p>536482</text:p>
          </table:table-cell>
          <table:table-cell table:number-columns-repeated="4"/>
        </table:table-row>
        <table:table-row table:style-name="ro1">
          <table:table-cell office:value-type="float" office:value="13397" calcext:value-type="float">
            <text:p>13397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88.4044" calcext:value-type="float">
            <text:p>5688.4044</text:p>
          </table:table-cell>
          <table:table-cell office:value-type="float" office:value="565556" calcext:value-type="float">
            <text:p>565556</text:p>
          </table:table-cell>
          <table:table-cell table:number-columns-repeated="4"/>
        </table:table-row>
        <table:table-row table:style-name="ro1">
          <table:table-cell office:value-type="float" office:value="13864" calcext:value-type="float">
            <text:p>13864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084.2877" calcext:value-type="float">
            <text:p>6084.2877</text:p>
          </table:table-cell>
          <table:table-cell office:value-type="float" office:value="595662" calcext:value-type="float">
            <text:p>595662</text:p>
          </table:table-cell>
          <table:table-cell table:number-columns-repeated="4"/>
        </table:table-row>
        <table:table-row table:style-name="ro1">
          <table:table-cell office:value-type="float" office:value="14339" calcext:value-type="float">
            <text:p>14339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506.5226" calcext:value-type="float">
            <text:p>6506.5226</text:p>
          </table:table-cell>
          <table:table-cell office:value-type="float" office:value="626818" calcext:value-type="float">
            <text:p>626818</text:p>
          </table:table-cell>
          <table:table-cell table:number-columns-repeated="4"/>
        </table:table-row>
        <table:table-row table:style-name="ro1">
          <table:table-cell office:value-type="float" office:value="14822" calcext:value-type="float">
            <text:p>14822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930.3014" calcext:value-type="float">
            <text:p>6930.3014</text:p>
          </table:table-cell>
          <table:table-cell office:value-type="float" office:value="659042" calcext:value-type="float">
            <text:p>659042</text:p>
          </table:table-cell>
          <table:table-cell table:number-columns-repeated="4"/>
        </table:table-row>
      </table:table>
      <table:table table:name="Sheet4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bad_time</text:p>
          </table:table-cell>
          <table:table-cell office:value-type="string" calcext:value-type="string">
            <text:p>unamb_time</text:p>
          </table:table-cell>
          <table:table-cell office:value-type="string" calcext:value-type="string">
            <text:p>amb_time</text:p>
          </table:table-cell>
          <table:table-cell office:value-type="string" calcext:value-type="string">
            <text:p>bad_sppf</text:p>
          </table:table-cell>
          <table:table-cell office:value-type="string" calcext:value-type="string">
            <text:p>unamb_sppf</text:p>
          </table:table-cell>
          <table:table-cell office:value-type="string" calcext:value-type="string">
            <text:p>amb_sppf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006" calcext:value-type="float">
            <text:p>0.5006</text:p>
          </table:table-cell>
          <table:table-cell office:value-type="float" office:value="0.5007" calcext:value-type="float">
            <text:p>0.500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039" calcext:value-type="float">
            <text:p>2.0039</text:p>
          </table:table-cell>
          <table:table-cell office:value-type="float" office:value="0.5003" calcext:value-type="float">
            <text:p>0.5003</text:p>
          </table:table-cell>
          <table:table-cell office:value-type="float" office:value="1.3076" calcext:value-type="float">
            <text:p>1.3076</text:p>
          </table:table-cell>
          <table:table-cell office:value-type="float" office:value="161" calcext:value-type="float">
            <text:p>161</text:p>
          </table:table-cell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023" calcext:value-type="float">
            <text:p>2.5023</text:p>
          </table:table-cell>
          <table:table-cell office:value-type="float" office:value="1.001" calcext:value-type="float">
            <text:p>1.001</text:p>
          </table:table-cell>
          <table:table-cell office:value-type="float" office:value="1.5187" calcext:value-type="float">
            <text:p>1.5187</text:p>
          </table:table-cell>
          <table:table-cell office:value-type="float" office:value="330" calcext:value-type="float">
            <text:p>330</text:p>
          </table:table-cell>
          <table:table-cell office:value-type="float" office:value="258" calcext:value-type="float">
            <text:p>258</text:p>
          </table:table-cell>
          <table:table-cell office:value-type="float" office:value="274" calcext:value-type="float">
            <text:p>274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0048" calcext:value-type="float">
            <text:p>5.0048</text:p>
          </table:table-cell>
          <table:table-cell office:value-type="float" office:value="1.0007" calcext:value-type="float">
            <text:p>1.0007</text:p>
          </table:table-cell>
          <table:table-cell office:value-type="float" office:value="2.5025" calcext:value-type="float">
            <text:p>2.5025</text:p>
          </table:table-cell>
          <table:table-cell office:value-type="float" office:value="587" calcext:value-type="float">
            <text:p>587</text:p>
          </table:table-cell>
          <table:table-cell office:value-type="float" office:value="472" calcext:value-type="float">
            <text:p>472</text:p>
          </table:table-cell>
          <table:table-cell office:value-type="float" office:value="497" calcext:value-type="float">
            <text:p>497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5687" calcext:value-type="float">
            <text:p>6.5687</text:p>
          </table:table-cell>
          <table:table-cell office:value-type="float" office:value="1.5016" calcext:value-type="float">
            <text:p>1.5016</text:p>
          </table:table-cell>
          <table:table-cell office:value-type="float" office:value="5.0048" calcext:value-type="float">
            <text:p>5.0048</text:p>
          </table:table-cell>
          <table:table-cell office:value-type="float" office:value="950" calcext:value-type="float">
            <text:p>950</text:p>
          </table:table-cell>
          <table:table-cell office:value-type="float" office:value="782" calcext:value-type="float">
            <text:p>782</text:p>
          </table:table-cell>
          <table:table-cell office:value-type="float" office:value="818" calcext:value-type="float">
            <text:p>81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.519" calcext:value-type="float">
            <text:p>17.519</text:p>
          </table:table-cell>
          <table:table-cell office:value-type="float" office:value="2.0181" calcext:value-type="float">
            <text:p>2.0181</text:p>
          </table:table-cell>
          <table:table-cell office:value-type="float" office:value="7.9966" calcext:value-type="float">
            <text:p>7.9966</text:p>
          </table:table-cell>
          <table:table-cell office:value-type="float" office:value="1437" calcext:value-type="float">
            <text:p>1437</text:p>
          </table:table-cell>
          <table:table-cell office:value-type="float" office:value="1206" calcext:value-type="float">
            <text:p>1206</text:p>
          </table:table-cell>
          <table:table-cell office:value-type="float" office:value="1255" calcext:value-type="float">
            <text:p>1255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0179" calcext:value-type="float">
            <text:p>16.0179</text:p>
          </table:table-cell>
          <table:table-cell office:value-type="float" office:value="5.3259" calcext:value-type="float">
            <text:p>5.3259</text:p>
          </table:table-cell>
          <table:table-cell office:value-type="float" office:value="14.0888" calcext:value-type="float">
            <text:p>14.0888</text:p>
          </table:table-cell>
          <table:table-cell office:value-type="float" office:value="2066" calcext:value-type="float">
            <text:p>2066</text:p>
          </table:table-cell>
          <table:table-cell office:value-type="float" office:value="1762" calcext:value-type="float">
            <text:p>1762</text:p>
          </table:table-cell>
          <table:table-cell office:value-type="float" office:value="1826" calcext:value-type="float">
            <text:p>182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.4627" calcext:value-type="float">
            <text:p>20.4627</text:p>
          </table:table-cell>
          <table:table-cell office:value-type="float" office:value="5.0048" calcext:value-type="float">
            <text:p>5.0048</text:p>
          </table:table-cell>
          <table:table-cell office:value-type="float" office:value="20.2363" calcext:value-type="float">
            <text:p>20.2363</text:p>
          </table:table-cell>
          <table:table-cell office:value-type="float" office:value="2855" calcext:value-type="float">
            <text:p>2855</text:p>
          </table:table-cell>
          <table:table-cell office:value-type="float" office:value="2468" calcext:value-type="float">
            <text:p>2468</text:p>
          </table:table-cell>
          <table:table-cell office:value-type="float" office:value="2549" calcext:value-type="float">
            <text:p>2549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3195" calcext:value-type="float">
            <text:p>27.3195</text:p>
          </table:table-cell>
          <table:table-cell office:value-type="float" office:value="8.5098" calcext:value-type="float">
            <text:p>8.5098</text:p>
          </table:table-cell>
          <table:table-cell office:value-type="float" office:value="29.51" calcext:value-type="float">
            <text:p>29.51</text:p>
          </table:table-cell>
          <table:table-cell office:value-type="float" office:value="3822" calcext:value-type="float">
            <text:p>3822</text:p>
          </table:table-cell>
          <table:table-cell office:value-type="float" office:value="3342" calcext:value-type="float">
            <text:p>3342</text:p>
          </table:table-cell>
          <table:table-cell office:value-type="float" office:value="3442" calcext:value-type="float">
            <text:p>3442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.8817" calcext:value-type="float">
            <text:p>37.8817</text:p>
          </table:table-cell>
          <table:table-cell office:value-type="float" office:value="10.5025" calcext:value-type="float">
            <text:p>10.5025</text:p>
          </table:table-cell>
          <table:table-cell office:value-type="float" office:value="42.0636" calcext:value-type="float">
            <text:p>42.0636</text:p>
          </table:table-cell>
          <table:table-cell office:value-type="float" office:value="4985" calcext:value-type="float">
            <text:p>4985</text:p>
          </table:table-cell>
          <table:table-cell office:value-type="float" office:value="4402" calcext:value-type="float">
            <text:p>4402</text:p>
          </table:table-cell>
          <table:table-cell office:value-type="float" office:value="4523" calcext:value-type="float">
            <text:p>4523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.231" calcext:value-type="float">
            <text:p>51.231</text:p>
          </table:table-cell>
          <table:table-cell office:value-type="float" office:value="15.8339" calcext:value-type="float">
            <text:p>15.8339</text:p>
          </table:table-cell>
          <table:table-cell office:value-type="float" office:value="56.5151" calcext:value-type="float">
            <text:p>56.5151</text:p>
          </table:table-cell>
          <table:table-cell office:value-type="float" office:value="6362" calcext:value-type="float">
            <text:p>6362</text:p>
          </table:table-cell>
          <table:table-cell office:value-type="float" office:value="5666" calcext:value-type="float">
            <text:p>5666</text:p>
          </table:table-cell>
          <table:table-cell office:value-type="float" office:value="5810" calcext:value-type="float">
            <text:p>581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.4357" calcext:value-type="float">
            <text:p>63.4357</text:p>
          </table:table-cell>
          <table:table-cell office:value-type="float" office:value="26.8786" calcext:value-type="float">
            <text:p>26.8786</text:p>
          </table:table-cell>
          <table:table-cell office:value-type="float" office:value="97.8844" calcext:value-type="float">
            <text:p>97.8844</text:p>
          </table:table-cell>
          <table:table-cell office:value-type="float" office:value="7971" calcext:value-type="float">
            <text:p>7971</text:p>
          </table:table-cell>
          <table:table-cell office:value-type="float" office:value="7152" calcext:value-type="float">
            <text:p>7152</text:p>
          </table:table-cell>
          <table:table-cell office:value-type="float" office:value="7321" calcext:value-type="float">
            <text:p>7321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.8153" calcext:value-type="float">
            <text:p>80.8153</text:p>
          </table:table-cell>
          <table:table-cell office:value-type="float" office:value="27.4293" calcext:value-type="float">
            <text:p>27.4293</text:p>
          </table:table-cell>
          <table:table-cell office:value-type="float" office:value="101.9909" calcext:value-type="float">
            <text:p>101.9909</text:p>
          </table:table-cell>
          <table:table-cell office:value-type="float" office:value="9830" calcext:value-type="float">
            <text:p>9830</text:p>
          </table:table-cell>
          <table:table-cell office:value-type="float" office:value="8878" calcext:value-type="float">
            <text:p>8878</text:p>
          </table:table-cell>
          <table:table-cell office:value-type="float" office:value="9074" calcext:value-type="float">
            <text:p>9074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.4203" calcext:value-type="float">
            <text:p>95.4203</text:p>
          </table:table-cell>
          <table:table-cell office:value-type="float" office:value="41.0775" calcext:value-type="float">
            <text:p>41.0775</text:p>
          </table:table-cell>
          <table:table-cell office:value-type="float" office:value="131.7666" calcext:value-type="float">
            <text:p>131.7666</text:p>
          </table:table-cell>
          <table:table-cell office:value-type="float" office:value="11957" calcext:value-type="float">
            <text:p>11957</text:p>
          </table:table-cell>
          <table:table-cell office:value-type="float" office:value="10862" calcext:value-type="float">
            <text:p>10862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5.5189" calcext:value-type="float">
            <text:p>115.5189</text:p>
          </table:table-cell>
          <table:table-cell office:value-type="float" office:value="51.0388" calcext:value-type="float">
            <text:p>51.0388</text:p>
          </table:table-cell>
          <table:table-cell office:value-type="float" office:value="164.7204" calcext:value-type="float">
            <text:p>164.7204</text:p>
          </table:table-cell>
          <table:table-cell office:value-type="float" office:value="14370" calcext:value-type="float">
            <text:p>14370</text:p>
          </table:table-cell>
          <table:table-cell office:value-type="float" office:value="13122" calcext:value-type="float">
            <text:p>13122</text:p>
          </table:table-cell>
          <table:table-cell office:value-type="float" office:value="13378" calcext:value-type="float">
            <text:p>13378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4.3233" calcext:value-type="float">
            <text:p>134.3233</text:p>
          </table:table-cell>
          <table:table-cell office:value-type="float" office:value="59.3554" calcext:value-type="float">
            <text:p>59.3554</text:p>
          </table:table-cell>
          <table:table-cell office:value-type="float" office:value="206.0741" calcext:value-type="float">
            <text:p>206.0741</text:p>
          </table:table-cell>
          <table:table-cell office:value-type="float" office:value="17087" calcext:value-type="float">
            <text:p>17087</text:p>
          </table:table-cell>
          <table:table-cell office:value-type="float" office:value="15676" calcext:value-type="float">
            <text:p>15676</text:p>
          </table:table-cell>
          <table:table-cell office:value-type="float" office:value="15965" calcext:value-type="float">
            <text:p>15965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3.6798" calcext:value-type="float">
            <text:p>173.6798</text:p>
          </table:table-cell>
          <table:table-cell office:value-type="float" office:value="73.5138" calcext:value-type="float">
            <text:p>73.5138</text:p>
          </table:table-cell>
          <table:table-cell office:value-type="float" office:value="257.521" calcext:value-type="float">
            <text:p>257.521</text:p>
          </table:table-cell>
          <table:table-cell office:value-type="float" office:value="20126" calcext:value-type="float">
            <text:p>20126</text:p>
          </table:table-cell>
          <table:table-cell office:value-type="float" office:value="18542" calcext:value-type="float">
            <text:p>18542</text:p>
          </table:table-cell>
          <table:table-cell office:value-type="float" office:value="18866" calcext:value-type="float">
            <text:p>18866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3.4891" calcext:value-type="float">
            <text:p>193.4891</text:p>
          </table:table-cell>
          <table:table-cell office:value-type="float" office:value="91.4597" calcext:value-type="float">
            <text:p>91.4597</text:p>
          </table:table-cell>
          <table:table-cell office:value-type="float" office:value="326.781" calcext:value-type="float">
            <text:p>326.781</text:p>
          </table:table-cell>
          <table:table-cell office:value-type="float" office:value="23505" calcext:value-type="float">
            <text:p>23505</text:p>
          </table:table-cell>
          <table:table-cell office:value-type="float" office:value="21738" calcext:value-type="float">
            <text:p>21738</text:p>
          </table:table-cell>
          <table:table-cell office:value-type="float" office:value="22099" calcext:value-type="float">
            <text:p>22099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2.5838" calcext:value-type="float">
            <text:p>222.5838</text:p>
          </table:table-cell>
          <table:table-cell office:value-type="float" office:value="106.9694" calcext:value-type="float">
            <text:p>106.9694</text:p>
          </table:table-cell>
          <table:table-cell office:value-type="float" office:value="382.8729" calcext:value-type="float">
            <text:p>382.8729</text:p>
          </table:table-cell>
          <table:table-cell office:value-type="float" office:value="27242" calcext:value-type="float">
            <text:p>27242</text:p>
          </table:table-cell>
          <table:table-cell office:value-type="float" office:value="25282" calcext:value-type="float">
            <text:p>25282</text:p>
          </table:table-cell>
          <table:table-cell office:value-type="float" office:value="25682" calcext:value-type="float">
            <text:p>25682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3.1206" calcext:value-type="float">
            <text:p>263.1206</text:p>
          </table:table-cell>
          <table:table-cell office:value-type="float" office:value="129.982" calcext:value-type="float">
            <text:p>129.982</text:p>
          </table:table-cell>
          <table:table-cell office:value-type="float" office:value="464.7257" calcext:value-type="float">
            <text:p>464.7257</text:p>
          </table:table-cell>
          <table:table-cell office:value-type="float" office:value="31355" calcext:value-type="float">
            <text:p>31355</text:p>
          </table:table-cell>
          <table:table-cell office:value-type="float" office:value="29192" calcext:value-type="float">
            <text:p>29192</text:p>
          </table:table-cell>
          <table:table-cell office:value-type="float" office:value="29633" calcext:value-type="float">
            <text:p>29633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6.1926" calcext:value-type="float">
            <text:p>296.1926</text:p>
          </table:table-cell>
          <table:table-cell office:value-type="float" office:value="148.5233" calcext:value-type="float">
            <text:p>148.5233</text:p>
          </table:table-cell>
          <table:table-cell office:value-type="float" office:value="562.6372" calcext:value-type="float">
            <text:p>562.6372</text:p>
          </table:table-cell>
          <table:table-cell office:value-type="float" office:value="35862" calcext:value-type="float">
            <text:p>35862</text:p>
          </table:table-cell>
          <table:table-cell office:value-type="float" office:value="33486" calcext:value-type="float">
            <text:p>33486</text:p>
          </table:table-cell>
          <table:table-cell office:value-type="float" office:value="33970" calcext:value-type="float">
            <text:p>33970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9.2848" calcext:value-type="float">
            <text:p>339.2848</text:p>
          </table:table-cell>
          <table:table-cell office:value-type="float" office:value="182.7411" calcext:value-type="float">
            <text:p>182.7411</text:p>
          </table:table-cell>
          <table:table-cell office:value-type="float" office:value="660.5553" calcext:value-type="float">
            <text:p>660.5553</text:p>
          </table:table-cell>
          <table:table-cell office:value-type="float" office:value="40781" calcext:value-type="float">
            <text:p>40781</text:p>
          </table:table-cell>
          <table:table-cell office:value-type="float" office:value="38182" calcext:value-type="float">
            <text:p>38182</text:p>
          </table:table-cell>
          <table:table-cell office:value-type="float" office:value="38711" calcext:value-type="float">
            <text:p>38711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4.6239" calcext:value-type="float">
            <text:p>384.6239</text:p>
          </table:table-cell>
          <table:table-cell office:value-type="float" office:value="221.0325" calcext:value-type="float">
            <text:p>221.0325</text:p>
          </table:table-cell>
          <table:table-cell office:value-type="float" office:value="772.4486" calcext:value-type="float">
            <text:p>772.4486</text:p>
          </table:table-cell>
          <table:table-cell office:value-type="float" office:value="46130" calcext:value-type="float">
            <text:p>46130</text:p>
          </table:table-cell>
          <table:table-cell office:value-type="float" office:value="43298" calcext:value-type="float">
            <text:p>43298</text:p>
          </table:table-cell>
          <table:table-cell office:value-type="float" office:value="43874" calcext:value-type="float">
            <text:p>43874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0.6292" calcext:value-type="float">
            <text:p>470.6292</text:p>
          </table:table-cell>
          <table:table-cell office:value-type="float" office:value="266.1149" calcext:value-type="float">
            <text:p>266.1149</text:p>
          </table:table-cell>
          <table:table-cell office:value-type="float" office:value="909.6749" calcext:value-type="float">
            <text:p>909.6749</text:p>
          </table:table-cell>
          <table:table-cell office:value-type="float" office:value="51927" calcext:value-type="float">
            <text:p>51927</text:p>
          </table:table-cell>
          <table:table-cell office:value-type="float" office:value="48852" calcext:value-type="float">
            <text:p>48852</text:p>
          </table:table-cell>
          <table:table-cell office:value-type="float" office:value="49477" calcext:value-type="float">
            <text:p>49477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76.3223" calcext:value-type="float">
            <text:p>476.3223</text:p>
          </table:table-cell>
          <table:table-cell office:value-type="float" office:value="300.0509" calcext:value-type="float">
            <text:p>300.0509</text:p>
          </table:table-cell>
          <table:table-cell office:value-type="float" office:value="1074.7199" calcext:value-type="float">
            <text:p>1074.7199</text:p>
          </table:table-cell>
          <table:table-cell office:value-type="float" office:value="58190" calcext:value-type="float">
            <text:p>58190</text:p>
          </table:table-cell>
          <table:table-cell office:value-type="float" office:value="54862" calcext:value-type="float">
            <text:p>54862</text:p>
          </table:table-cell>
          <table:table-cell office:value-type="float" office:value="55538" calcext:value-type="float">
            <text:p>55538</text:p>
          </table:table-cell>
          <table:table-cell table:number-columns-repeated="2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8.7568" calcext:value-type="float">
            <text:p>528.7568</text:p>
          </table:table-cell>
          <table:table-cell office:value-type="float" office:value="336.5744" calcext:value-type="float">
            <text:p>336.5744</text:p>
          </table:table-cell>
          <table:table-cell office:value-type="float" office:value="1236.6314" calcext:value-type="float">
            <text:p>1236.6314</text:p>
          </table:table-cell>
          <table:table-cell office:value-type="float" office:value="64937" calcext:value-type="float">
            <text:p>64937</text:p>
          </table:table-cell>
          <table:table-cell office:value-type="float" office:value="61346" calcext:value-type="float">
            <text:p>61346</text:p>
          </table:table-cell>
          <table:table-cell office:value-type="float" office:value="62075" calcext:value-type="float">
            <text:p>62075</text:p>
          </table:table-cell>
          <table:table-cell table:number-columns-repeated="2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99.3921" calcext:value-type="float">
            <text:p>599.3921</text:p>
          </table:table-cell>
          <table:table-cell office:value-type="float" office:value="371.1193" calcext:value-type="float">
            <text:p>371.1193</text:p>
          </table:table-cell>
          <table:table-cell office:value-type="float" office:value="1437.5921" calcext:value-type="float">
            <text:p>1437.5921</text:p>
          </table:table-cell>
          <table:table-cell office:value-type="float" office:value="72186" calcext:value-type="float">
            <text:p>72186</text:p>
          </table:table-cell>
          <table:table-cell office:value-type="float" office:value="68322" calcext:value-type="float">
            <text:p>68322</text:p>
          </table:table-cell>
          <table:table-cell office:value-type="float" office:value="69106" calcext:value-type="float">
            <text:p>69106</text:p>
          </table:table-cell>
          <table:table-cell table:number-columns-repeated="2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61.1754" calcext:value-type="float">
            <text:p>661.1754</text:p>
          </table:table-cell>
          <table:table-cell office:value-type="float" office:value="430.2383" calcext:value-type="float">
            <text:p>430.2383</text:p>
          </table:table-cell>
          <table:table-cell office:value-type="float" office:value="1667.0964" calcext:value-type="float">
            <text:p>1667.0964</text:p>
          </table:table-cell>
          <table:table-cell office:value-type="float" office:value="79955" calcext:value-type="float">
            <text:p>79955</text:p>
          </table:table-cell>
          <table:table-cell office:value-type="float" office:value="75808" calcext:value-type="float">
            <text:p>75808</text:p>
          </table:table-cell>
          <table:table-cell office:value-type="float" office:value="76649" calcext:value-type="float">
            <text:p>76649</text:p>
          </table:table-cell>
          <table:table-cell table:number-columns-repeated="2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35.1434" calcext:value-type="float">
            <text:p>735.1434</text:p>
          </table:table-cell>
          <table:table-cell office:value-type="float" office:value="484.9193" calcext:value-type="float">
            <text:p>484.9193</text:p>
          </table:table-cell>
          <table:table-cell office:value-type="float" office:value="1862.5837" calcext:value-type="float">
            <text:p>1862.5837</text:p>
          </table:table-cell>
          <table:table-cell office:value-type="float" office:value="88262" calcext:value-type="float">
            <text:p>88262</text:p>
          </table:table-cell>
          <table:table-cell office:value-type="float" office:value="83822" calcext:value-type="float">
            <text:p>83822</text:p>
          </table:table-cell>
          <table:table-cell office:value-type="float" office:value="84722" calcext:value-type="float">
            <text:p>84722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03.1866" calcext:value-type="float">
            <text:p>803.1866</text:p>
          </table:table-cell>
          <table:table-cell office:value-type="float" office:value="539.678" calcext:value-type="float">
            <text:p>539.678</text:p>
          </table:table-cell>
          <table:table-cell office:value-type="float" office:value="2022.2487" calcext:value-type="float">
            <text:p>2022.2487</text:p>
          </table:table-cell>
          <table:table-cell office:value-type="float" office:value="97125" calcext:value-type="float">
            <text:p>97125</text:p>
          </table:table-cell>
          <table:table-cell office:value-type="float" office:value="92382" calcext:value-type="float">
            <text:p>92382</text:p>
          </table:table-cell>
          <table:table-cell office:value-type="float" office:value="93343" calcext:value-type="float">
            <text:p>93343</text:p>
          </table:table-cell>
          <table:table-cell table:number-columns-repeated="2"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74.5082" calcext:value-type="float">
            <text:p>874.5082</text:p>
          </table:table-cell>
          <table:table-cell office:value-type="float" office:value="630.723" calcext:value-type="float">
            <text:p>630.723</text:p>
          </table:table-cell>
          <table:table-cell office:value-type="float" office:value="2277.5339" calcext:value-type="float">
            <text:p>2277.5339</text:p>
          </table:table-cell>
          <table:table-cell office:value-type="float" office:value="106562" calcext:value-type="float">
            <text:p>106562</text:p>
          </table:table-cell>
          <table:table-cell office:value-type="float" office:value="101506" calcext:value-type="float">
            <text:p>101506</text:p>
          </table:table-cell>
          <table:table-cell office:value-type="float" office:value="102530" calcext:value-type="float">
            <text:p>102530</text:p>
          </table:table-cell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61.1372" calcext:value-type="float">
            <text:p>961.1372</text:p>
          </table:table-cell>
          <table:table-cell office:value-type="float" office:value="706.1984" calcext:value-type="float">
            <text:p>706.1984</text:p>
          </table:table-cell>
          <table:table-cell office:value-type="float" office:value="2603.2414" calcext:value-type="float">
            <text:p>2603.2414</text:p>
          </table:table-cell>
          <table:table-cell office:value-type="float" office:value="116591" calcext:value-type="float">
            <text:p>116591</text:p>
          </table:table-cell>
          <table:table-cell office:value-type="float" office:value="111212" calcext:value-type="float">
            <text:p>111212</text:p>
          </table:table-cell>
          <table:table-cell office:value-type="float" office:value="112301" calcext:value-type="float">
            <text:p>112301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09.8029" calcext:value-type="float">
            <text:p>1109.8029</text:p>
          </table:table-cell>
          <table:table-cell office:value-type="float" office:value="788.565" calcext:value-type="float">
            <text:p>788.565</text:p>
          </table:table-cell>
          <table:table-cell office:value-type="float" office:value="2875.6749" calcext:value-type="float">
            <text:p>2875.6749</text:p>
          </table:table-cell>
          <table:table-cell office:value-type="float" office:value="127230" calcext:value-type="float">
            <text:p>127230</text:p>
          </table:table-cell>
          <table:table-cell office:value-type="float" office:value="121518" calcext:value-type="float">
            <text:p>121518</text:p>
          </table:table-cell>
          <table:table-cell office:value-type="float" office:value="122674" calcext:value-type="float">
            <text:p>12267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87.383" calcext:value-type="float">
            <text:p>1187.383</text:p>
          </table:table-cell>
          <table:table-cell office:value-type="float" office:value="865.6645" calcext:value-type="float">
            <text:p>865.6645</text:p>
          </table:table-cell>
          <table:table-cell office:value-type="float" office:value="3194.3556" calcext:value-type="float">
            <text:p>3194.3556</text:p>
          </table:table-cell>
          <table:table-cell office:value-type="float" office:value="138497" calcext:value-type="float">
            <text:p>138497</text:p>
          </table:table-cell>
          <table:table-cell office:value-type="float" office:value="132442" calcext:value-type="float">
            <text:p>132442</text:p>
          </table:table-cell>
          <table:table-cell office:value-type="float" office:value="133667" calcext:value-type="float">
            <text:p>133667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66.1852" calcext:value-type="float">
            <text:p>1266.1852</text:p>
          </table:table-cell>
          <table:table-cell office:value-type="float" office:value="961.0636" calcext:value-type="float">
            <text:p>961.0636</text:p>
          </table:table-cell>
          <table:table-cell office:value-type="float" office:value="3586.3479" calcext:value-type="float">
            <text:p>3586.3479</text:p>
          </table:table-cell>
          <table:table-cell office:value-type="float" office:value="150410" calcext:value-type="float">
            <text:p>150410</text:p>
          </table:table-cell>
          <table:table-cell office:value-type="float" office:value="144002" calcext:value-type="float">
            <text:p>144002</text:p>
          </table:table-cell>
          <table:table-cell office:value-type="float" office:value="145298" calcext:value-type="float">
            <text:p>145298</text:p>
          </table:table-cell>
          <table:table-cell table:number-columns-repeated="2"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61.4724" calcext:value-type="float">
            <text:p>1361.4724</text:p>
          </table:table-cell>
          <table:table-cell office:value-type="float" office:value="1107.9536" calcext:value-type="float">
            <text:p>1107.9536</text:p>
          </table:table-cell>
          <table:table-cell office:value-type="float" office:value="4013.5418" calcext:value-type="float">
            <text:p>4013.5418</text:p>
          </table:table-cell>
          <table:table-cell office:value-type="float" office:value="162987" calcext:value-type="float">
            <text:p>162987</text:p>
          </table:table-cell>
          <table:table-cell office:value-type="float" office:value="156216" calcext:value-type="float">
            <text:p>156216</text:p>
          </table:table-cell>
          <table:table-cell office:value-type="float" office:value="157585" calcext:value-type="float">
            <text:p>157585</text:p>
          </table:table-cell>
          <table:table-cell table:number-columns-repeated="2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87.4685" calcext:value-type="float">
            <text:p>1487.4685</text:p>
          </table:table-cell>
          <table:table-cell office:value-type="float" office:value="1186.752" calcext:value-type="float">
            <text:p>1186.752</text:p>
          </table:table-cell>
          <table:table-cell office:value-type="float" office:value="4437.206" calcext:value-type="float">
            <text:p>4437.206</text:p>
          </table:table-cell>
          <table:table-cell office:value-type="float" office:value="176246" calcext:value-type="float">
            <text:p>176246</text:p>
          </table:table-cell>
          <table:table-cell office:value-type="float" office:value="169102" calcext:value-type="float">
            <text:p>169102</text:p>
          </table:table-cell>
          <table:table-cell office:value-type="float" office:value="170546" calcext:value-type="float">
            <text:p>170546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97.7397" calcext:value-type="float">
            <text:p>1597.7397</text:p>
          </table:table-cell>
          <table:table-cell office:value-type="float" office:value="1296.4333" calcext:value-type="float">
            <text:p>1296.4333</text:p>
          </table:table-cell>
          <table:table-cell office:value-type="float" office:value="4903.1714" calcext:value-type="float">
            <text:p>4903.1714</text:p>
          </table:table-cell>
          <table:table-cell office:value-type="float" office:value="190205" calcext:value-type="float">
            <text:p>190205</text:p>
          </table:table-cell>
          <table:table-cell office:value-type="float" office:value="182678" calcext:value-type="float">
            <text:p>182678</text:p>
          </table:table-cell>
          <table:table-cell office:value-type="float" office:value="184199" calcext:value-type="float">
            <text:p>184199</text:p>
          </table:table-cell>
          <table:table-cell table:number-columns-repeated="2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41.8868" calcext:value-type="float">
            <text:p>1741.8868</text:p>
          </table:table-cell>
          <table:table-cell office:value-type="float" office:value="1448.9783" calcext:value-type="float">
            <text:p>1448.9783</text:p>
          </table:table-cell>
          <table:table-cell office:value-type="float" office:value="5417.628" calcext:value-type="float">
            <text:p>5417.628</text:p>
          </table:table-cell>
          <table:table-cell office:value-type="float" office:value="204882" calcext:value-type="float">
            <text:p>204882</text:p>
          </table:table-cell>
          <table:table-cell office:value-type="float" office:value="196962" calcext:value-type="float">
            <text:p>196962</text:p>
          </table:table-cell>
          <table:table-cell office:value-type="float" office:value="198562" calcext:value-type="float">
            <text:p>198562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06.8625" calcext:value-type="float">
            <text:p>2006.8625</text:p>
          </table:table-cell>
          <table:table-cell office:value-type="float" office:value="1576.1785" calcext:value-type="float">
            <text:p>1576.1785</text:p>
          </table:table-cell>
          <table:table-cell office:value-type="float" office:value="6006.3593" calcext:value-type="float">
            <text:p>6006.3593</text:p>
          </table:table-cell>
          <table:table-cell office:value-type="float" office:value="220295" calcext:value-type="float">
            <text:p>220295</text:p>
          </table:table-cell>
          <table:table-cell office:value-type="float" office:value="211972" calcext:value-type="float">
            <text:p>211972</text:p>
          </table:table-cell>
          <table:table-cell office:value-type="float" office:value="213653" calcext:value-type="float">
            <text:p>213653</text:p>
          </table:table-cell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95.5284" calcext:value-type="float">
            <text:p>2095.5284</text:p>
          </table:table-cell>
          <table:table-cell office:value-type="float" office:value="1737.0987" calcext:value-type="float">
            <text:p>1737.0987</text:p>
          </table:table-cell>
          <table:table-cell office:value-type="float" office:value="6572.5251" calcext:value-type="float">
            <text:p>6572.5251</text:p>
          </table:table-cell>
          <table:table-cell office:value-type="float" office:value="236462" calcext:value-type="float">
            <text:p>236462</text:p>
          </table:table-cell>
          <table:table-cell office:value-type="float" office:value="227726" calcext:value-type="float">
            <text:p>227726</text:p>
          </table:table-cell>
          <table:table-cell office:value-type="float" office:value="229490" calcext:value-type="float">
            <text:p>229490</text:p>
          </table:table-cell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26.3339" calcext:value-type="float">
            <text:p>2226.3339</text:p>
          </table:table-cell>
          <table:table-cell office:value-type="float" office:value="1897.3625" calcext:value-type="float">
            <text:p>1897.3625</text:p>
          </table:table-cell>
          <table:table-cell office:value-type="float" office:value="7189.8454" calcext:value-type="float">
            <text:p>7189.8454</text:p>
          </table:table-cell>
          <table:table-cell office:value-type="float" office:value="253401" calcext:value-type="float">
            <text:p>253401</text:p>
          </table:table-cell>
          <table:table-cell office:value-type="float" office:value="244242" calcext:value-type="float">
            <text:p>244242</text:p>
          </table:table-cell>
          <table:table-cell office:value-type="float" office:value="246091" calcext:value-type="float">
            <text:p>246091</text:p>
          </table:table-cell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481.0995" calcext:value-type="float">
            <text:p>2481.0995</text:p>
          </table:table-cell>
          <table:table-cell office:value-type="float" office:value="2074.294" calcext:value-type="float">
            <text:p>2074.294</text:p>
          </table:table-cell>
          <table:table-cell office:value-type="float" office:value="7893.3458" calcext:value-type="float">
            <text:p>7893.3458</text:p>
          </table:table-cell>
          <table:table-cell office:value-type="float" office:value="271130" calcext:value-type="float">
            <text:p>271130</text:p>
          </table:table-cell>
          <table:table-cell office:value-type="float" office:value="261538" calcext:value-type="float">
            <text:p>261538</text:p>
          </table:table-cell>
          <table:table-cell office:value-type="float" office:value="263474" calcext:value-type="float">
            <text:p>263474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43.6027" calcext:value-type="float">
            <text:p>2543.6027</text:p>
          </table:table-cell>
          <table:table-cell office:value-type="float" office:value="2266.4554" calcext:value-type="float">
            <text:p>2266.4554</text:p>
          </table:table-cell>
          <table:table-cell office:value-type="float" office:value="8743.9501" calcext:value-type="float">
            <text:p>8743.9501</text:p>
          </table:table-cell>
          <table:table-cell office:value-type="float" office:value="289667" calcext:value-type="float">
            <text:p>289667</text:p>
          </table:table-cell>
          <table:table-cell office:value-type="float" office:value="279632" calcext:value-type="float">
            <text:p>279632</text:p>
          </table:table-cell>
          <table:table-cell office:value-type="float" office:value="281657" calcext:value-type="float">
            <text:p>281657</text:p>
          </table:table-cell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755.8607" calcext:value-type="float">
            <text:p>2755.8607</text:p>
          </table:table-cell>
          <table:table-cell office:value-type="float" office:value="2471.359" calcext:value-type="float">
            <text:p>2471.359</text:p>
          </table:table-cell>
          <table:table-cell office:value-type="float" office:value="9789.8825" calcext:value-type="float">
            <text:p>9789.8825</text:p>
          </table:table-cell>
          <table:table-cell office:value-type="float" office:value="309030" calcext:value-type="float">
            <text:p>309030</text:p>
          </table:table-cell>
          <table:table-cell office:value-type="float" office:value="298542" calcext:value-type="float">
            <text:p>298542</text:p>
          </table:table-cell>
          <table:table-cell office:value-type="float" office:value="300658" calcext:value-type="float">
            <text:p>300658</text:p>
          </table:table-cell>
          <table:table-cell table:number-columns-repeated="2"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05.2735" calcext:value-type="float">
            <text:p>3105.2735</text:p>
          </table:table-cell>
          <table:table-cell office:value-type="float" office:value="2663.3357" calcext:value-type="float">
            <text:p>2663.3357</text:p>
          </table:table-cell>
          <table:table-cell office:value-type="float" office:value="10486.6064" calcext:value-type="float">
            <text:p>10486.6064</text:p>
          </table:table-cell>
          <table:table-cell office:value-type="float" office:value="329237" calcext:value-type="float">
            <text:p>329237</text:p>
          </table:table-cell>
          <table:table-cell office:value-type="float" office:value="318286" calcext:value-type="float">
            <text:p>318286</text:p>
          </table:table-cell>
          <table:table-cell office:value-type="float" office:value="320495" calcext:value-type="float">
            <text:p>320495</text:p>
          </table:table-cell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16.4245" calcext:value-type="float">
            <text:p>3216.4245</text:p>
          </table:table-cell>
          <table:table-cell office:value-type="float" office:value="2925.7984" calcext:value-type="float">
            <text:p>2925.7984</text:p>
          </table:table-cell>
          <table:table-cell office:value-type="float" office:value="11396.6235" calcext:value-type="float">
            <text:p>11396.6235</text:p>
          </table:table-cell>
          <table:table-cell office:value-type="float" office:value="350306" calcext:value-type="float">
            <text:p>350306</text:p>
          </table:table-cell>
          <table:table-cell office:value-type="float" office:value="338882" calcext:value-type="float">
            <text:p>338882</text:p>
          </table:table-cell>
          <table:table-cell office:value-type="float" office:value="341186" calcext:value-type="float">
            <text:p>341186</text:p>
          </table:table-cell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375.6744" calcext:value-type="float">
            <text:p>3375.6744</text:p>
          </table:table-cell>
          <table:table-cell office:value-type="float" office:value="3134.8469" calcext:value-type="float">
            <text:p>3134.8469</text:p>
          </table:table-cell>
          <table:table-cell office:value-type="float" office:value="12359.2733" calcext:value-type="float">
            <text:p>12359.2733</text:p>
          </table:table-cell>
          <table:table-cell office:value-type="float" office:value="372255" calcext:value-type="float">
            <text:p>372255</text:p>
          </table:table-cell>
          <table:table-cell office:value-type="float" office:value="360348" calcext:value-type="float">
            <text:p>360348</text:p>
          </table:table-cell>
          <table:table-cell office:value-type="float" office:value="362749" calcext:value-type="float">
            <text:p>362749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51.9889" calcext:value-type="float">
            <text:p>3651.9889</text:p>
          </table:table-cell>
          <table:table-cell office:value-type="float" office:value="3442.7026" calcext:value-type="float">
            <text:p>3442.7026</text:p>
          </table:table-cell>
          <table:table-cell office:value-type="float" office:value="13439.5748" calcext:value-type="float">
            <text:p>13439.5748</text:p>
          </table:table-cell>
          <table:table-cell office:value-type="float" office:value="395102" calcext:value-type="float">
            <text:p>395102</text:p>
          </table:table-cell>
          <table:table-cell office:value-type="float" office:value="382702" calcext:value-type="float">
            <text:p>382702</text:p>
          </table:table-cell>
          <table:table-cell office:value-type="float" office:value="385202" calcext:value-type="float">
            <text:p>385202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845.4864" calcext:value-type="float">
            <text:p>3845.4864</text:p>
          </table:table-cell>
          <table:table-cell office:value-type="float" office:value="3686.1279" calcext:value-type="float">
            <text:p>3686.1279</text:p>
          </table:table-cell>
          <table:table-cell office:value-type="float" office:value="14730.7101" calcext:value-type="float">
            <text:p>14730.7101</text:p>
          </table:table-cell>
          <table:table-cell office:value-type="float" office:value="418865" calcext:value-type="float">
            <text:p>418865</text:p>
          </table:table-cell>
          <table:table-cell office:value-type="float" office:value="405962" calcext:value-type="float">
            <text:p>405962</text:p>
          </table:table-cell>
          <table:table-cell office:value-type="float" office:value="408563" calcext:value-type="float">
            <text:p>408563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952.2008" calcext:value-type="float">
            <text:p>3952.2008</text:p>
          </table:table-cell>
          <table:table-cell office:value-type="float" office:value="3997.9318" calcext:value-type="float">
            <text:p>3997.9318</text:p>
          </table:table-cell>
          <table:table-cell office:value-type="float" office:value="15805.7822" calcext:value-type="float">
            <text:p>15805.7822</text:p>
          </table:table-cell>
          <table:table-cell office:value-type="float" office:value="443562" calcext:value-type="float">
            <text:p>443562</text:p>
          </table:table-cell>
          <table:table-cell office:value-type="float" office:value="430146" calcext:value-type="float">
            <text:p>430146</text:p>
          </table:table-cell>
          <table:table-cell office:value-type="float" office:value="432850" calcext:value-type="float">
            <text:p>432850</text:p>
          </table:table-cell>
          <table:table-cell table:number-columns-repeated="2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68.5686" calcext:value-type="float">
            <text:p>4168.5686</text:p>
          </table:table-cell>
          <table:table-cell office:value-type="float" office:value="4268.1831" calcext:value-type="float">
            <text:p>4268.1831</text:p>
          </table:table-cell>
          <table:table-cell office:value-type="float" office:value="17034.3177" calcext:value-type="float">
            <text:p>17034.3177</text:p>
          </table:table-cell>
          <table:table-cell office:value-type="float" office:value="469211" calcext:value-type="float">
            <text:p>469211</text:p>
          </table:table-cell>
          <table:table-cell office:value-type="float" office:value="455272" calcext:value-type="float">
            <text:p>455272</text:p>
          </table:table-cell>
          <table:table-cell office:value-type="float" office:value="458081" calcext:value-type="float">
            <text:p>458081</text:p>
          </table:table-cell>
          <table:table-cell table:number-columns-repeated="2"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436.566" calcext:value-type="float">
            <text:p>4436.566</text:p>
          </table:table-cell>
          <table:table-cell office:value-type="float" office:value="4654.5234" calcext:value-type="float">
            <text:p>4654.5234</text:p>
          </table:table-cell>
          <table:table-cell office:value-type="float" office:value="18560.0159" calcext:value-type="float">
            <text:p>18560.0159</text:p>
          </table:table-cell>
          <table:table-cell office:value-type="float" office:value="495830" calcext:value-type="float">
            <text:p>495830</text:p>
          </table:table-cell>
          <table:table-cell office:value-type="float" office:value="481358" calcext:value-type="float">
            <text:p>481358</text:p>
          </table:table-cell>
          <table:table-cell office:value-type="float" office:value="484274" calcext:value-type="float">
            <text:p>484274</text:p>
          </table:table-cell>
          <table:table-cell table:number-columns-repeated="2"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770.719" calcext:value-type="float">
            <text:p>4770.719</text:p>
          </table:table-cell>
          <table:table-cell office:value-type="float" office:value="4914.2289" calcext:value-type="float">
            <text:p>4914.2289</text:p>
          </table:table-cell>
          <table:table-cell office:value-type="float" office:value="19954.6337" calcext:value-type="float">
            <text:p>19954.6337</text:p>
          </table:table-cell>
          <table:table-cell office:value-type="float" office:value="523437" calcext:value-type="float">
            <text:p>523437</text:p>
          </table:table-cell>
          <table:table-cell office:value-type="float" office:value="508422" calcext:value-type="float">
            <text:p>508422</text:p>
          </table:table-cell>
          <table:table-cell office:value-type="float" office:value="511447" calcext:value-type="float">
            <text:p>511447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872.9289" calcext:value-type="float">
            <text:p>4872.9289</text:p>
          </table:table-cell>
          <table:table-cell office:value-type="float" office:value="5337.11" calcext:value-type="float">
            <text:p>5337.11</text:p>
          </table:table-cell>
          <table:table-cell office:value-type="float" office:value="21416.2734" calcext:value-type="float">
            <text:p>21416.2734</text:p>
          </table:table-cell>
          <table:table-cell office:value-type="float" office:value="552050" calcext:value-type="float">
            <text:p>552050</text:p>
          </table:table-cell>
          <table:table-cell office:value-type="float" office:value="536482" calcext:value-type="float">
            <text:p>536482</text:p>
          </table:table-cell>
          <table:table-cell office:value-type="float" office:value="539618" calcext:value-type="float">
            <text:p>539618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30.3285" calcext:value-type="float">
            <text:p>5130.3285</text:p>
          </table:table-cell>
          <table:table-cell office:value-type="float" office:value="5637.4755" calcext:value-type="float">
            <text:p>5637.4755</text:p>
          </table:table-cell>
          <table:table-cell office:value-type="float" office:value="23340.7696" calcext:value-type="float">
            <text:p>23340.7696</text:p>
          </table:table-cell>
          <table:table-cell office:value-type="float" office:value="581687" calcext:value-type="float">
            <text:p>581687</text:p>
          </table:table-cell>
          <table:table-cell office:value-type="float" office:value="565556" calcext:value-type="float">
            <text:p>565556</text:p>
          </table:table-cell>
          <table:table-cell office:value-type="float" office:value="568805" calcext:value-type="float">
            <text:p>568805</text:p>
          </table:table-cell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388.3168" calcext:value-type="float">
            <text:p>5388.3168</text:p>
          </table:table-cell>
          <table:table-cell office:value-type="float" office:value="6028.484" calcext:value-type="float">
            <text:p>6028.484</text:p>
          </table:table-cell>
          <table:table-cell office:value-type="float" office:value="24835.8101" calcext:value-type="float">
            <text:p>24835.8101</text:p>
          </table:table-cell>
          <table:table-cell office:value-type="float" office:value="612366" calcext:value-type="float">
            <text:p>612366</text:p>
          </table:table-cell>
          <table:table-cell office:value-type="float" office:value="595662" calcext:value-type="float">
            <text:p>595662</text:p>
          </table:table-cell>
          <table:table-cell office:value-type="float" office:value="599026" calcext:value-type="float">
            <text:p>599026</text:p>
          </table:table-cell>
          <table:table-cell table:number-columns-repeated="2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748.7098" calcext:value-type="float">
            <text:p>5748.7098</text:p>
          </table:table-cell>
          <table:table-cell office:value-type="float" office:value="6481.7546" calcext:value-type="float">
            <text:p>6481.7546</text:p>
          </table:table-cell>
          <table:table-cell office:value-type="float" office:value="27070.8321" calcext:value-type="float">
            <text:p>27070.8321</text:p>
          </table:table-cell>
          <table:table-cell office:value-type="float" office:value="644105" calcext:value-type="float">
            <text:p>644105</text:p>
          </table:table-cell>
          <table:table-cell office:value-type="float" office:value="626818" calcext:value-type="float">
            <text:p>626818</text:p>
          </table:table-cell>
          <table:table-cell office:value-type="float" office:value="630299" calcext:value-type="float">
            <text:p>630299</text:p>
          </table:table-cell>
          <table:table-cell table:number-columns-repeated="2"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029.952" calcext:value-type="float">
            <text:p>6029.952</text:p>
          </table:table-cell>
          <table:table-cell office:value-type="float" office:value="6943.8939" calcext:value-type="float">
            <text:p>6943.8939</text:p>
          </table:table-cell>
          <table:table-cell office:value-type="float" office:value="28990.4964" calcext:value-type="float">
            <text:p>28990.4964</text:p>
          </table:table-cell>
          <table:table-cell office:value-type="float" office:value="676922" calcext:value-type="float">
            <text:p>676922</text:p>
          </table:table-cell>
          <table:table-cell office:value-type="float" office:value="659042" calcext:value-type="float">
            <text:p>659042</text:p>
          </table:table-cell>
          <table:table-cell office:value-type="float" office:value="662642" calcext:value-type="float">
            <text:p>662642</text:p>
          </table:table-cell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9"/>
          <table:table-cell office:value-type="float" office:value="60" calcext:value-type="float">
            <text:p>60</text:p>
          </table:table-cell>
        </table:table-row>
      </table:table>
      <table:table table:name="Sheet5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Unamb_time</text:p>
          </table:table-cell>
          <table:table-cell office:value-type="string" calcext:value-type="string">
            <text:p>amb_time</text:p>
          </table:table-cell>
          <table:table-cell office:value-type="string" calcext:value-type="string">
            <text:p>unamb_sppf</text:p>
          </table:table-cell>
          <table:table-cell office:value-type="string" calcext:value-type="string">
            <text:p>amb_sppf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009" calcext:value-type="float">
            <text:p>0.5009</text:p>
          </table:table-cell>
          <table:table-cell office:value-type="float" office:value="41.9653" calcext:value-type="float">
            <text:p>41.9653</text:p>
          </table:table-cell>
          <table:table-cell office:value-type="float" office:value="559" calcext:value-type="float">
            <text:p>559</text:p>
          </table:table-cell>
          <table:table-cell office:value-type="float" office:value="28062" calcext:value-type="float">
            <text:p>28062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0006" calcext:value-type="float">
            <text:p>1.0006</text:p>
          </table:table-cell>
          <table:table-cell office:value-type="float" office:value="127.2417" calcext:value-type="float">
            <text:p>127.2417</text:p>
          </table:table-cell>
          <table:table-cell office:value-type="float" office:value="834" calcext:value-type="float">
            <text:p>834</text:p>
          </table:table-cell>
          <table:table-cell office:value-type="float" office:value="85837" calcext:value-type="float">
            <text:p>8583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60074" calcext:value-type="float">
            <text:p>0.6007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0007" calcext:value-type="float">
            <text:p>1.0007</text:p>
          </table:table-cell>
          <table:table-cell office:value-type="float" office:value="305.2701" calcext:value-type="float">
            <text:p>305.2701</text:p>
          </table:table-cell>
          <table:table-cell office:value-type="float" office:value="1109" calcext:value-type="float">
            <text:p>1109</text:p>
          </table:table-cell>
          <table:table-cell office:value-type="float" office:value="193612" calcext:value-type="float">
            <text:p>19361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.70172" calcext:value-type="float">
            <text:p>1.70172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0009" calcext:value-type="float">
            <text:p>1.0009</text:p>
          </table:table-cell>
          <table:table-cell office:value-type="float" office:value="581.1134" calcext:value-type="float">
            <text:p>581.1134</text:p>
          </table:table-cell>
          <table:table-cell office:value-type="float" office:value="1384" calcext:value-type="float">
            <text:p>1384</text:p>
          </table:table-cell>
          <table:table-cell office:value-type="float" office:value="367012" calcext:value-type="float">
            <text:p>36701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.10318" calcext:value-type="float">
            <text:p>2.10318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6454" calcext:value-type="float">
            <text:p>2.6454</text:p>
          </table:table-cell>
          <table:table-cell office:value-type="float" office:value="965.7927" calcext:value-type="float">
            <text:p>965.7927</text:p>
          </table:table-cell>
          <table:table-cell office:value-type="float" office:value="1659" calcext:value-type="float">
            <text:p>1659</text:p>
          </table:table-cell>
          <table:table-cell office:value-type="float" office:value="621662" calcext:value-type="float">
            <text:p>62166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.10286" calcext:value-type="float">
            <text:p>2.10286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.0147" calcext:value-type="float">
            <text:p>15.0147</text:p>
          </table:table-cell>
          <table:table-cell office:value-type="float" office:value="1500.1851" calcext:value-type="float">
            <text:p>1500.1851</text:p>
          </table:table-cell>
          <table:table-cell office:value-type="float" office:value="1934" calcext:value-type="float">
            <text:p>1934</text:p>
          </table:table-cell>
          <table:table-cell office:value-type="float" office:value="973187" calcext:value-type="float">
            <text:p>973187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2.0277" calcext:value-type="float">
            <text:p>2.0277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5019" calcext:value-type="float">
            <text:p>1.5019</text:p>
          </table:table-cell>
          <table:table-cell office:value-type="float" office:value="2274.374" calcext:value-type="float">
            <text:p>2274.374</text:p>
          </table:table-cell>
          <table:table-cell office:value-type="float" office:value="2209" calcext:value-type="float">
            <text:p>2209</text:p>
          </table:table-cell>
          <table:table-cell office:value-type="float" office:value="1437212" calcext:value-type="float">
            <text:p>1437212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.20058" calcext:value-type="float">
            <text:p>3.20058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.5032" calcext:value-type="float">
            <text:p>3.5032</text:p>
          </table:table-cell>
          <table:table-cell office:value-type="float" office:value="3188.6471" calcext:value-type="float">
            <text:p>3188.6471</text:p>
          </table:table-cell>
          <table:table-cell office:value-type="float" office:value="2484" calcext:value-type="float">
            <text:p>2484</text:p>
          </table:table-cell>
          <table:table-cell office:value-type="float" office:value="2029362" calcext:value-type="float">
            <text:p>2029362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.9101" calcext:value-type="float">
            <text:p>2.9101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.5032" calcext:value-type="float">
            <text:p>3.5032</text:p>
          </table:table-cell>
          <table:table-cell office:value-type="float" office:value="4363.1626" calcext:value-type="float">
            <text:p>4363.1626</text:p>
          </table:table-cell>
          <table:table-cell office:value-type="float" office:value="2759" calcext:value-type="float">
            <text:p>2759</text:p>
          </table:table-cell>
          <table:table-cell office:value-type="float" office:value="2765262" calcext:value-type="float">
            <text:p>276526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.7036" calcext:value-type="float">
            <text:p>3.7036</text:p>
          </table:table-cell>
          <table:table-cell office:value-type="float" office:value="2759" calcext:value-type="float">
            <text:p>275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.0288" calcext:value-type="float">
            <text:p>3.0288</text:p>
          </table:table-cell>
          <table:table-cell office:value-type="float" office:value="6111.4132" calcext:value-type="float">
            <text:p>6111.4132</text:p>
          </table:table-cell>
          <table:table-cell office:value-type="float" office:value="3034" calcext:value-type="float">
            <text:p>3034</text:p>
          </table:table-cell>
          <table:table-cell office:value-type="float" office:value="3660537" calcext:value-type="float">
            <text:p>3660537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3.00726" calcext:value-type="float">
            <text:p>3.00726</text:p>
          </table:table-cell>
          <table:table-cell office:value-type="float" office:value="3034" calcext:value-type="float">
            <text:p>303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.5201" calcext:value-type="float">
            <text:p>4.5201</text:p>
          </table:table-cell>
          <table:table-cell office:value-type="float" office:value="7670.194" calcext:value-type="float">
            <text:p>7670.194</text:p>
          </table:table-cell>
          <table:table-cell office:value-type="float" office:value="3309" calcext:value-type="float">
            <text:p>3309</text:p>
          </table:table-cell>
          <table:table-cell office:value-type="float" office:value="4730812" calcext:value-type="float">
            <text:p>473081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4.40838" calcext:value-type="float">
            <text:p>4.40838</text:p>
          </table:table-cell>
          <table:table-cell office:value-type="float" office:value="3309" calcext:value-type="float">
            <text:p>330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.2366" calcext:value-type="float">
            <text:p>4.2366</text:p>
          </table:table-cell>
          <table:table-cell office:value-type="float" office:value="9488.0473" calcext:value-type="float">
            <text:p>9488.0473</text:p>
          </table:table-cell>
          <table:table-cell office:value-type="float" office:value="3584" calcext:value-type="float">
            <text:p>3584</text:p>
          </table:table-cell>
          <table:table-cell office:value-type="float" office:value="5991712" calcext:value-type="float">
            <text:p>5991712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4.69534" calcext:value-type="float">
            <text:p>4.69534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5023" calcext:value-type="float">
            <text:p>2.5023</text:p>
          </table:table-cell>
          <table:table-cell office:value-type="float" office:value="12308.1997" calcext:value-type="float">
            <text:p>12308.1997</text:p>
          </table:table-cell>
          <table:table-cell office:value-type="float" office:value="3859" calcext:value-type="float">
            <text:p>3859</text:p>
          </table:table-cell>
          <table:table-cell office:value-type="float" office:value="7458862" calcext:value-type="float">
            <text:p>7458862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6.70704" calcext:value-type="float">
            <text:p>6.70704</text:p>
          </table:table-cell>
          <table:table-cell office:value-type="float" office:value="3859" calcext:value-type="float">
            <text:p>385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.5026" calcext:value-type="float">
            <text:p>2.5026</text:p>
          </table:table-cell>
          <table:table-cell office:value-type="float" office:value="14695.0362" calcext:value-type="float">
            <text:p>14695.0362</text:p>
          </table:table-cell>
          <table:table-cell office:value-type="float" office:value="4134" calcext:value-type="float">
            <text:p>4134</text:p>
          </table:table-cell>
          <table:table-cell office:value-type="float" office:value="9147887" calcext:value-type="float">
            <text:p>9147887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6.84732" calcext:value-type="float">
            <text:p>6.84732</text:p>
          </table:table-cell>
          <table:table-cell office:value-type="float" office:value="4134" calcext:value-type="float">
            <text:p>413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.5049" calcext:value-type="float">
            <text:p>5.5049</text:p>
          </table:table-cell>
          <table:table-cell office:value-type="float" office:value="17975.4348" calcext:value-type="float">
            <text:p>17975.4348</text:p>
          </table:table-cell>
          <table:table-cell office:value-type="float" office:value="4409" calcext:value-type="float">
            <text:p>4409</text:p>
          </table:table-cell>
          <table:table-cell office:value-type="float" office:value="11074412" calcext:value-type="float">
            <text:p>11074412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6.60788" calcext:value-type="float">
            <text:p>6.60788</text:p>
          </table:table-cell>
          <table:table-cell office:value-type="float" office:value="4409" calcext:value-type="float">
            <text:p>440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.0026" calcext:value-type="float">
            <text:p>3.0026</text:p>
          </table:table-cell>
          <table:table-cell office:value-type="float" office:value="21858.3105" calcext:value-type="float">
            <text:p>21858.3105</text:p>
          </table:table-cell>
          <table:table-cell office:value-type="float" office:value="4684" calcext:value-type="float">
            <text:p>4684</text:p>
          </table:table-cell>
          <table:table-cell office:value-type="float" office:value="13254062" calcext:value-type="float">
            <text:p>13254062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6.3583" calcext:value-type="float">
            <text:p>6.3583</text:p>
          </table:table-cell>
          <table:table-cell office:value-type="float" office:value="4684" calcext:value-type="float">
            <text:p>468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.2556" calcext:value-type="float">
            <text:p>7.2556</text:p>
          </table:table-cell>
          <table:table-cell office:value-type="float" office:value="25704.2556" calcext:value-type="float">
            <text:p>25704.2556</text:p>
          </table:table-cell>
          <table:table-cell office:value-type="float" office:value="4959" calcext:value-type="float">
            <text:p>4959</text:p>
          </table:table-cell>
          <table:table-cell office:value-type="float" office:value="15702462" calcext:value-type="float">
            <text:p>15702462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7.61748" calcext:value-type="float">
            <text:p>7.61748</text:p>
          </table:table-cell>
          <table:table-cell office:value-type="float" office:value="4959" calcext:value-type="float">
            <text:p>4959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.5033" calcext:value-type="float">
            <text:p>3.5033</text:p>
          </table:table-cell>
          <table:table-cell office:value-type="float" office:value="30890.6794" calcext:value-type="float">
            <text:p>30890.6794</text:p>
          </table:table-cell>
          <table:table-cell office:value-type="float" office:value="5234" calcext:value-type="float">
            <text:p>5234</text:p>
          </table:table-cell>
          <table:table-cell office:value-type="float" office:value="18435237" calcext:value-type="float">
            <text:p>1843523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9.211" calcext:value-type="float">
            <text:p>9.211</text:p>
          </table:table-cell>
          <table:table-cell office:value-type="float" office:value="5234" calcext:value-type="float">
            <text:p>523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5115" calcext:value-type="float">
            <text:p>9.5115</text:p>
          </table:table-cell>
          <table:table-cell office:value-type="float" office:value="37448.7069" calcext:value-type="float">
            <text:p>37448.7069</text:p>
          </table:table-cell>
          <table:table-cell office:value-type="float" office:value="5509" calcext:value-type="float">
            <text:p>5509</text:p>
          </table:table-cell>
          <table:table-cell office:value-type="float" office:value="21468012" calcext:value-type="float">
            <text:p>2146801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.10222" calcext:value-type="float">
            <text:p>10.10222</text:p>
          </table:table-cell>
          <table:table-cell office:value-type="float" office:value="5509" calcext:value-type="float">
            <text:p>5509</text:p>
          </table:table-cell>
        </table:table-row>
        <table:table-row table:style-name="ro1">
          <table:table-cell table:number-columns-repeated="6"/>
          <table:table-cell office:value-type="float" office:value="1050" calcext:value-type="float">
            <text:p>1050</text:p>
          </table:table-cell>
          <table:table-cell office:value-type="float" office:value="9.21058" calcext:value-type="float">
            <text:p>9.21058</text:p>
          </table:table-cell>
          <table:table-cell office:value-type="float" office:value="5784" calcext:value-type="float">
            <text:p>5784</text:p>
          </table:table-cell>
        </table:table-row>
        <table:table-row table:style-name="ro1">
          <table:table-cell table:number-columns-repeated="6"/>
          <table:table-cell office:value-type="float" office:value="1100" calcext:value-type="float">
            <text:p>1100</text:p>
          </table:table-cell>
          <table:table-cell office:value-type="float" office:value="15.55694" calcext:value-type="float">
            <text:p>15.55694</text:p>
          </table:table-cell>
          <table:table-cell office:value-type="float" office:value="6059" calcext:value-type="float">
            <text:p>6059</text:p>
          </table:table-cell>
        </table:table-row>
        <table:table-row table:style-name="ro1">
          <table:table-cell table:number-columns-repeated="6"/>
          <table:table-cell office:value-type="float" office:value="1150" calcext:value-type="float">
            <text:p>1150</text:p>
          </table:table-cell>
          <table:table-cell office:value-type="float" office:value="14.21528" calcext:value-type="float">
            <text:p>14.21528</text:p>
          </table:table-cell>
          <table:table-cell office:value-type="float" office:value="6334" calcext:value-type="float">
            <text:p>6334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bad_time</text:p>
          </table:table-cell>
          <table:table-cell office:value-type="string" calcext:value-type="string">
            <text:p>bad_sppf</text:p>
          </table:table-cell>
          <table:table-cell table:number-columns-repeated="3"/>
          <table:table-cell office:value-type="float" office:value="1200" calcext:value-type="float">
            <text:p>1200</text:p>
          </table:table-cell>
          <table:table-cell office:value-type="float" office:value="16.39208" calcext:value-type="float">
            <text:p>16.39208</text:p>
          </table:table-cell>
          <table:table-cell office:value-type="float" office:value="6609" calcext:value-type="float">
            <text:p>66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250" calcext:value-type="float">
            <text:p>1250</text:p>
          </table:table-cell>
          <table:table-cell office:value-type="float" office:value="14.49336" calcext:value-type="float">
            <text:p>14.49336</text:p>
          </table:table-cell>
          <table:table-cell office:value-type="float" office:value="6884" calcext:value-type="float">
            <text:p>68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108" calcext:value-type="float">
            <text:p>1.2108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300" calcext:value-type="float">
            <text:p>1300</text:p>
          </table:table-cell>
          <table:table-cell office:value-type="float" office:value="12.91582" calcext:value-type="float">
            <text:p>12.91582</text:p>
          </table:table-cell>
          <table:table-cell office:value-type="float" office:value="7159" calcext:value-type="float">
            <text:p>71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189" calcext:value-type="float">
            <text:p>1.0189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350" calcext:value-type="float">
            <text:p>1350</text:p>
          </table:table-cell>
          <table:table-cell office:value-type="float" office:value="19.02264" calcext:value-type="float">
            <text:p>19.02264</text:p>
          </table:table-cell>
          <table:table-cell office:value-type="float" office:value="7434" calcext:value-type="float">
            <text:p>74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004" calcext:value-type="float">
            <text:p>0.5004</text:p>
          </table:table-cell>
          <table:table-cell office:value-type="float" office:value="109" calcext:value-type="float">
            <text:p>109</text:p>
          </table:table-cell>
          <table:table-cell table:number-columns-repeated="3"/>
          <table:table-cell office:value-type="float" office:value="1400" calcext:value-type="float">
            <text:p>1400</text:p>
          </table:table-cell>
          <table:table-cell office:value-type="float" office:value="15.31762" calcext:value-type="float">
            <text:p>15.31762</text:p>
          </table:table-cell>
          <table:table-cell office:value-type="float" office:value="7709" calcext:value-type="float">
            <text:p>77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009" calcext:value-type="float">
            <text:p>1.0009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office:value-type="float" office:value="1450" calcext:value-type="float">
            <text:p>1450</text:p>
          </table:table-cell>
          <table:table-cell office:value-type="float" office:value="22.684" calcext:value-type="float">
            <text:p>22.684</text:p>
          </table:table-cell>
          <table:table-cell office:value-type="float" office:value="7984" calcext:value-type="float">
            <text:p>79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01" calcext:value-type="float">
            <text:p>1.001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20.02262" calcext:value-type="float">
            <text:p>20.02262</text:p>
          </table:table-cell>
          <table:table-cell office:value-type="float" office:value="8259" calcext:value-type="float">
            <text:p>82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0025" calcext:value-type="float">
            <text:p>2.0025</text:p>
          </table:table-cell>
          <table:table-cell office:value-type="float" office:value="373" calcext:value-type="float">
            <text:p>373</text:p>
          </table:table-cell>
          <table:table-cell table:number-columns-repeated="3"/>
          <table:table-cell office:value-type="float" office:value="1550" calcext:value-type="float">
            <text:p>1550</text:p>
          </table:table-cell>
          <table:table-cell office:value-type="float" office:value="18.21686" calcext:value-type="float">
            <text:p>18.21686</text:p>
          </table:table-cell>
          <table:table-cell office:value-type="float" office:value="8534" calcext:value-type="float">
            <text:p>85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0013" calcext:value-type="float">
            <text:p>2.0013</text:p>
          </table:table-cell>
          <table:table-cell office:value-type="float" office:value="513" calcext:value-type="float">
            <text:p>513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office:value-type="float" office:value="20.3247" calcext:value-type="float">
            <text:p>20.3247</text:p>
          </table:table-cell>
          <table:table-cell office:value-type="float" office:value="8809" calcext:value-type="float">
            <text:p>88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3351" calcext:value-type="float">
            <text:p>3.3351</text:p>
          </table:table-cell>
          <table:table-cell office:value-type="float" office:value="684" calcext:value-type="float">
            <text:p>684</text:p>
          </table:table-cell>
          <table:table-cell table:number-columns-repeated="3"/>
          <table:table-cell office:value-type="float" office:value="1650" calcext:value-type="float">
            <text:p>1650</text:p>
          </table:table-cell>
          <table:table-cell office:value-type="float" office:value="25.89388" calcext:value-type="float">
            <text:p>25.89388</text:p>
          </table:table-cell>
          <table:table-cell office:value-type="float" office:value="9084" calcext:value-type="float">
            <text:p>90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5025" calcext:value-type="float">
            <text:p>2.5025</text:p>
          </table:table-cell>
          <table:table-cell office:value-type="float" office:value="889" calcext:value-type="float">
            <text:p>889</text:p>
          </table:table-cell>
          <table:table-cell table:number-columns-repeated="3"/>
          <table:table-cell office:value-type="float" office:value="1700" calcext:value-type="float">
            <text:p>1700</text:p>
          </table:table-cell>
          <table:table-cell office:value-type="float" office:value="25.17784" calcext:value-type="float">
            <text:p>25.17784</text:p>
          </table:table-cell>
          <table:table-cell office:value-type="float" office:value="9359" calcext:value-type="float">
            <text:p>93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9871" calcext:value-type="float">
            <text:p>3.9871</text:p>
          </table:table-cell>
          <table:table-cell office:value-type="float" office:value="1131" calcext:value-type="float">
            <text:p>1131</text:p>
          </table:table-cell>
          <table:table-cell table:number-columns-repeated="3"/>
          <table:table-cell office:value-type="float" office:value="1750" calcext:value-type="float">
            <text:p>1750</text:p>
          </table:table-cell>
          <table:table-cell office:value-type="float" office:value="24.68842" calcext:value-type="float">
            <text:p>24.68842</text:p>
          </table:table-cell>
          <table:table-cell office:value-type="float" office:value="9634" calcext:value-type="float">
            <text:p>96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5051" calcext:value-type="float">
            <text:p>5.5051</text:p>
          </table:table-cell>
          <table:table-cell office:value-type="float" office:value="1413" calcext:value-type="float">
            <text:p>1413</text:p>
          </table:table-cell>
          <table:table-cell table:number-columns-repeated="3"/>
          <table:table-cell office:value-type="float" office:value="1800" calcext:value-type="float">
            <text:p>1800</text:p>
          </table:table-cell>
          <table:table-cell office:value-type="float" office:value="23.0849" calcext:value-type="float">
            <text:p>23.0849</text:p>
          </table:table-cell>
          <table:table-cell office:value-type="float" office:value="9909" calcext:value-type="float">
            <text:p>99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.5107" calcext:value-type="float">
            <text:p>11.5107</text:p>
          </table:table-cell>
          <table:table-cell office:value-type="float" office:value="1738" calcext:value-type="float">
            <text:p>1738</text:p>
          </table:table-cell>
          <table:table-cell table:number-columns-repeated="3"/>
          <table:table-cell office:value-type="float" office:value="1850" calcext:value-type="float">
            <text:p>1850</text:p>
          </table:table-cell>
          <table:table-cell office:value-type="float" office:value="26.58258" calcext:value-type="float">
            <text:p>26.58258</text:p>
          </table:table-cell>
          <table:table-cell office:value-type="float" office:value="10184" calcext:value-type="float">
            <text:p>101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.0901" calcext:value-type="float">
            <text:p>20.0901</text:p>
          </table:table-cell>
          <table:table-cell office:value-type="float" office:value="2109" calcext:value-type="float">
            <text:p>2109</text:p>
          </table:table-cell>
          <table:table-cell table:number-columns-repeated="3"/>
          <table:table-cell office:value-type="float" office:value="1900" calcext:value-type="float">
            <text:p>1900</text:p>
          </table:table-cell>
          <table:table-cell office:value-type="float" office:value="26.72326" calcext:value-type="float">
            <text:p>26.72326</text:p>
          </table:table-cell>
          <table:table-cell office:value-type="float" office:value="10459" calcext:value-type="float">
            <text:p>104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.9955" calcext:value-type="float">
            <text:p>10.9955</text:p>
          </table:table-cell>
          <table:table-cell office:value-type="float" office:value="2529" calcext:value-type="float">
            <text:p>2529</text:p>
          </table:table-cell>
          <table:table-cell table:number-columns-repeated="3"/>
          <table:table-cell office:value-type="float" office:value="1950" calcext:value-type="float">
            <text:p>1950</text:p>
          </table:table-cell>
          <table:table-cell office:value-type="float" office:value="25.2676" calcext:value-type="float">
            <text:p>25.2676</text:p>
          </table:table-cell>
          <table:table-cell office:value-type="float" office:value="10734" calcext:value-type="float">
            <text:p>107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.5126" calcext:value-type="float">
            <text:p>11.5126</text:p>
          </table:table-cell>
          <table:table-cell office:value-type="float" office:value="3001" calcext:value-type="float">
            <text:p>3001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33.9294" calcext:value-type="float">
            <text:p>33.9294</text:p>
          </table:table-cell>
          <table:table-cell office:value-type="float" office:value="11009" calcext:value-type="float">
            <text:p>110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.0219" calcext:value-type="float">
            <text:p>19.0219</text:p>
          </table:table-cell>
          <table:table-cell office:value-type="float" office:value="3528" calcext:value-type="float">
            <text:p>3528</text:p>
          </table:table-cell>
          <table:table-cell table:number-columns-repeated="3"/>
          <table:table-cell office:value-type="float" office:value="2050" calcext:value-type="float">
            <text:p>2050</text:p>
          </table:table-cell>
          <table:table-cell office:value-type="float" office:value="31.60998" calcext:value-type="float">
            <text:p>31.60998</text:p>
          </table:table-cell>
          <table:table-cell office:value-type="float" office:value="11284" calcext:value-type="float">
            <text:p>112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0192" calcext:value-type="float">
            <text:p>15.0192</text:p>
          </table:table-cell>
          <table:table-cell office:value-type="float" office:value="4113" calcext:value-type="float">
            <text:p>4113</text:p>
          </table:table-cell>
          <table:table-cell table:number-columns-repeated="3"/>
          <table:table-cell office:value-type="float" office:value="2100" calcext:value-type="float">
            <text:p>2100</text:p>
          </table:table-cell>
          <table:table-cell office:value-type="float" office:value="28.33398" calcext:value-type="float">
            <text:p>28.33398</text:p>
          </table:table-cell>
          <table:table-cell office:value-type="float" office:value="11559" calcext:value-type="float">
            <text:p>115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.0192" calcext:value-type="float">
            <text:p>20.0192</text:p>
          </table:table-cell>
          <table:table-cell office:value-type="float" office:value="4759" calcext:value-type="float">
            <text:p>4759</text:p>
          </table:table-cell>
          <table:table-cell table:number-columns-repeated="3"/>
          <table:table-cell office:value-type="float" office:value="2150" calcext:value-type="float">
            <text:p>2150</text:p>
          </table:table-cell>
          <table:table-cell office:value-type="float" office:value="30.63262" calcext:value-type="float">
            <text:p>30.63262</text:p>
          </table:table-cell>
          <table:table-cell office:value-type="float" office:value="11834" calcext:value-type="float">
            <text:p>118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.5255" calcext:value-type="float">
            <text:p>20.5255</text:p>
          </table:table-cell>
          <table:table-cell office:value-type="float" office:value="5469" calcext:value-type="float">
            <text:p>5469</text:p>
          </table:table-cell>
          <table:table-cell table:number-columns-repeated="3"/>
          <table:table-cell office:value-type="float" office:value="2200" calcext:value-type="float">
            <text:p>2200</text:p>
          </table:table-cell>
          <table:table-cell office:value-type="float" office:value="28.8925" calcext:value-type="float">
            <text:p>28.8925</text:p>
          </table:table-cell>
          <table:table-cell office:value-type="float" office:value="12109" calcext:value-type="float">
            <text:p>1210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.9404" calcext:value-type="float">
            <text:p>24.9404</text:p>
          </table:table-cell>
          <table:table-cell office:value-type="float" office:value="6246" calcext:value-type="float">
            <text:p>6246</text:p>
          </table:table-cell>
          <table:table-cell table:number-columns-repeated="3"/>
          <table:table-cell office:value-type="float" office:value="2250" calcext:value-type="float">
            <text:p>2250</text:p>
          </table:table-cell>
          <table:table-cell office:value-type="float" office:value="28.7091" calcext:value-type="float">
            <text:p>28.7091</text:p>
          </table:table-cell>
          <table:table-cell office:value-type="float" office:value="12384" calcext:value-type="float">
            <text:p>123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.1484" calcext:value-type="float">
            <text:p>29.1484</text:p>
          </table:table-cell>
          <table:table-cell office:value-type="float" office:value="7093" calcext:value-type="float">
            <text:p>7093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34.17356" calcext:value-type="float">
            <text:p>34.17356</text:p>
          </table:table-cell>
          <table:table-cell office:value-type="float" office:value="12659" calcext:value-type="float">
            <text:p>126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.3275" calcext:value-type="float">
            <text:p>33.3275</text:p>
          </table:table-cell>
          <table:table-cell office:value-type="float" office:value="8013" calcext:value-type="float">
            <text:p>8013</text:p>
          </table:table-cell>
          <table:table-cell table:number-columns-repeated="3"/>
          <table:table-cell office:value-type="float" office:value="2350" calcext:value-type="float">
            <text:p>2350</text:p>
          </table:table-cell>
          <table:table-cell office:value-type="float" office:value="37.38558" calcext:value-type="float">
            <text:p>37.38558</text:p>
          </table:table-cell>
          <table:table-cell office:value-type="float" office:value="12934" calcext:value-type="float">
            <text:p>129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.4631" calcext:value-type="float">
            <text:p>37.4631</text:p>
          </table:table-cell>
          <table:table-cell office:value-type="float" office:value="9009" calcext:value-type="float">
            <text:p>9009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office:value-type="float" office:value="46.2039" calcext:value-type="float">
            <text:p>46.2039</text:p>
          </table:table-cell>
          <table:table-cell office:value-type="float" office:value="13209" calcext:value-type="float">
            <text:p>1320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.5457" calcext:value-type="float">
            <text:p>42.5457</text:p>
          </table:table-cell>
          <table:table-cell office:value-type="float" office:value="10084" calcext:value-type="float">
            <text:p>10084</text:p>
          </table:table-cell>
          <table:table-cell table:number-columns-repeated="3"/>
          <table:table-cell office:value-type="float" office:value="2450" calcext:value-type="float">
            <text:p>2450</text:p>
          </table:table-cell>
          <table:table-cell office:value-type="float" office:value="37.16456" calcext:value-type="float">
            <text:p>37.16456</text:p>
          </table:table-cell>
          <table:table-cell office:value-type="float" office:value="13484" calcext:value-type="float">
            <text:p>134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.265" calcext:value-type="float">
            <text:p>44.265</text:p>
          </table:table-cell>
          <table:table-cell office:value-type="float" office:value="11241" calcext:value-type="float">
            <text:p>11241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office:value-type="float" office:value="36.3403" calcext:value-type="float">
            <text:p>36.3403</text:p>
          </table:table-cell>
          <table:table-cell office:value-type="float" office:value="13759" calcext:value-type="float">
            <text:p>1375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.5513" calcext:value-type="float">
            <text:p>48.5513</text:p>
          </table:table-cell>
          <table:table-cell office:value-type="float" office:value="12483" calcext:value-type="float">
            <text:p>12483</text:p>
          </table:table-cell>
          <table:table-cell table:number-columns-repeated="3"/>
          <table:table-cell office:value-type="float" office:value="2550" calcext:value-type="float">
            <text:p>2550</text:p>
          </table:table-cell>
          <table:table-cell office:value-type="float" office:value="40.83612" calcext:value-type="float">
            <text:p>40.83612</text:p>
          </table:table-cell>
          <table:table-cell office:value-type="float" office:value="14034" calcext:value-type="float">
            <text:p>140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2.9055" calcext:value-type="float">
            <text:p>52.9055</text:p>
          </table:table-cell>
          <table:table-cell office:value-type="float" office:value="13813" calcext:value-type="float">
            <text:p>13813</text:p>
          </table:table-cell>
          <table:table-cell table:number-columns-repeated="3"/>
          <table:table-cell office:value-type="float" office:value="2600" calcext:value-type="float">
            <text:p>2600</text:p>
          </table:table-cell>
          <table:table-cell office:value-type="float" office:value="44.19568" calcext:value-type="float">
            <text:p>44.19568</text:p>
          </table:table-cell>
          <table:table-cell office:value-type="float" office:value="14309" calcext:value-type="float">
            <text:p>1430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8.8643" calcext:value-type="float">
            <text:p>58.8643</text:p>
          </table:table-cell>
          <table:table-cell office:value-type="float" office:value="15234" calcext:value-type="float">
            <text:p>15234</text:p>
          </table:table-cell>
          <table:table-cell table:number-columns-repeated="3"/>
          <table:table-cell office:value-type="float" office:value="2650" calcext:value-type="float">
            <text:p>2650</text:p>
          </table:table-cell>
          <table:table-cell office:value-type="float" office:value="39.29692" calcext:value-type="float">
            <text:p>39.29692</text:p>
          </table:table-cell>
          <table:table-cell office:value-type="float" office:value="14584" calcext:value-type="float">
            <text:p>145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6.3301" calcext:value-type="float">
            <text:p>66.3301</text:p>
          </table:table-cell>
          <table:table-cell office:value-type="float" office:value="16749" calcext:value-type="float">
            <text:p>16749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office:value-type="float" office:value="44.9253" calcext:value-type="float">
            <text:p>44.9253</text:p>
          </table:table-cell>
          <table:table-cell office:value-type="float" office:value="14859" calcext:value-type="float">
            <text:p>1485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5.5069" calcext:value-type="float">
            <text:p>75.5069</text:p>
          </table:table-cell>
          <table:table-cell office:value-type="float" office:value="18361" calcext:value-type="float">
            <text:p>18361</text:p>
          </table:table-cell>
          <table:table-cell table:number-columns-repeated="3"/>
          <table:table-cell office:value-type="float" office:value="2750" calcext:value-type="float">
            <text:p>2750</text:p>
          </table:table-cell>
          <table:table-cell office:value-type="float" office:value="50.0281" calcext:value-type="float">
            <text:p>50.0281</text:p>
          </table:table-cell>
          <table:table-cell office:value-type="float" office:value="15134" calcext:value-type="float">
            <text:p>151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0.0592" calcext:value-type="float">
            <text:p>80.0592</text:p>
          </table:table-cell>
          <table:table-cell office:value-type="float" office:value="20073" calcext:value-type="float">
            <text:p>20073</text:p>
          </table:table-cell>
          <table:table-cell table:number-columns-repeated="3"/>
          <table:table-cell office:value-type="float" office:value="2800" calcext:value-type="float">
            <text:p>2800</text:p>
          </table:table-cell>
          <table:table-cell office:value-type="float" office:value="42.68968" calcext:value-type="float">
            <text:p>42.68968</text:p>
          </table:table-cell>
          <table:table-cell office:value-type="float" office:value="15409" calcext:value-type="float">
            <text:p>1540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4.9482" calcext:value-type="float">
            <text:p>84.9482</text:p>
          </table:table-cell>
          <table:table-cell office:value-type="float" office:value="21888" calcext:value-type="float">
            <text:p>21888</text:p>
          </table:table-cell>
          <table:table-cell table:number-columns-repeated="3"/>
          <table:table-cell office:value-type="float" office:value="2850" calcext:value-type="float">
            <text:p>2850</text:p>
          </table:table-cell>
          <table:table-cell office:value-type="float" office:value="44.94344" calcext:value-type="float">
            <text:p>44.94344</text:p>
          </table:table-cell>
          <table:table-cell office:value-type="float" office:value="15684" calcext:value-type="float">
            <text:p>1568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3.0526" calcext:value-type="float">
            <text:p>93.0526</text:p>
          </table:table-cell>
          <table:table-cell office:value-type="float" office:value="23809" calcext:value-type="float">
            <text:p>23809</text:p>
          </table:table-cell>
          <table:table-cell table:number-columns-repeated="3"/>
          <table:table-cell office:value-type="float" office:value="2900" calcext:value-type="float">
            <text:p>2900</text:p>
          </table:table-cell>
          <table:table-cell office:value-type="float" office:value="44.41766" calcext:value-type="float">
            <text:p>44.41766</text:p>
          </table:table-cell>
          <table:table-cell office:value-type="float" office:value="15959" calcext:value-type="float">
            <text:p>159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2.9259" calcext:value-type="float">
            <text:p>102.9259</text:p>
          </table:table-cell>
          <table:table-cell office:value-type="float" office:value="25839" calcext:value-type="float">
            <text:p>25839</text:p>
          </table:table-cell>
          <table:table-cell table:number-columns-repeated="3"/>
          <table:table-cell office:value-type="float" office:value="2950" calcext:value-type="float">
            <text:p>2950</text:p>
          </table:table-cell>
          <table:table-cell office:value-type="float" office:value="48.47668" calcext:value-type="float">
            <text:p>48.47668</text:p>
          </table:table-cell>
          <table:table-cell office:value-type="float" office:value="16234" calcext:value-type="float">
            <text:p>162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1.234" calcext:value-type="float">
            <text:p>111.234</text:p>
          </table:table-cell>
          <table:table-cell office:value-type="float" office:value="27981" calcext:value-type="float">
            <text:p>27981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60.70506" calcext:value-type="float">
            <text:p>60.70506</text:p>
          </table:table-cell>
          <table:table-cell office:value-type="float" office:value="16509" calcext:value-type="float">
            <text:p>1650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3.7485" calcext:value-type="float">
            <text:p>123.7485</text:p>
          </table:table-cell>
          <table:table-cell office:value-type="float" office:value="30238" calcext:value-type="float">
            <text:p>30238</text:p>
          </table:table-cell>
          <table:table-cell table:number-columns-repeated="3"/>
          <table:table-cell office:value-type="float" office:value="3050" calcext:value-type="float">
            <text:p>3050</text:p>
          </table:table-cell>
          <table:table-cell office:value-type="float" office:value="49.54454" calcext:value-type="float">
            <text:p>49.54454</text:p>
          </table:table-cell>
          <table:table-cell office:value-type="float" office:value="16784" calcext:value-type="float">
            <text:p>167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4.4324" calcext:value-type="float">
            <text:p>134.4324</text:p>
          </table:table-cell>
          <table:table-cell office:value-type="float" office:value="32613" calcext:value-type="float">
            <text:p>32613</text:p>
          </table:table-cell>
          <table:table-cell table:number-columns-repeated="3"/>
          <table:table-cell office:value-type="float" office:value="3100" calcext:value-type="float">
            <text:p>3100</text:p>
          </table:table-cell>
          <table:table-cell office:value-type="float" office:value="50.83058" calcext:value-type="float">
            <text:p>50.83058</text:p>
          </table:table-cell>
          <table:table-cell office:value-type="float" office:value="17059" calcext:value-type="float">
            <text:p>1705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9.0442" calcext:value-type="float">
            <text:p>139.0442</text:p>
          </table:table-cell>
          <table:table-cell office:value-type="float" office:value="35109" calcext:value-type="float">
            <text:p>35109</text:p>
          </table:table-cell>
          <table:table-cell table:number-columns-repeated="3"/>
          <table:table-cell office:value-type="float" office:value="3150" calcext:value-type="float">
            <text:p>3150</text:p>
          </table:table-cell>
          <table:table-cell office:value-type="float" office:value="63.50834" calcext:value-type="float">
            <text:p>63.50834</text:p>
          </table:table-cell>
          <table:table-cell office:value-type="float" office:value="17334" calcext:value-type="float">
            <text:p>173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7.5357" calcext:value-type="float">
            <text:p>157.5357</text:p>
          </table:table-cell>
          <table:table-cell office:value-type="float" office:value="37729" calcext:value-type="float">
            <text:p>37729</text:p>
          </table:table-cell>
          <table:table-cell table:number-columns-repeated="3"/>
          <table:table-cell office:value-type="float" office:value="3200" calcext:value-type="float">
            <text:p>3200</text:p>
          </table:table-cell>
          <table:table-cell office:value-type="float" office:value="52.2061" calcext:value-type="float">
            <text:p>52.2061</text:p>
          </table:table-cell>
          <table:table-cell office:value-type="float" office:value="17609" calcext:value-type="float">
            <text:p>1760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8.4629" calcext:value-type="float">
            <text:p>158.4629</text:p>
          </table:table-cell>
          <table:table-cell office:value-type="float" office:value="40476" calcext:value-type="float">
            <text:p>40476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office:value-type="float" office:value="53.40298" calcext:value-type="float">
            <text:p>53.40298</text:p>
          </table:table-cell>
          <table:table-cell office:value-type="float" office:value="17884" calcext:value-type="float">
            <text:p>178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0.1521" calcext:value-type="float">
            <text:p>180.1521</text:p>
          </table:table-cell>
          <table:table-cell office:value-type="float" office:value="43353" calcext:value-type="float">
            <text:p>43353</text:p>
          </table:table-cell>
          <table:table-cell table:number-columns-repeated="3"/>
          <table:table-cell office:value-type="float" office:value="3300" calcext:value-type="float">
            <text:p>3300</text:p>
          </table:table-cell>
          <table:table-cell office:value-type="float" office:value="60.8338" calcext:value-type="float">
            <text:p>60.8338</text:p>
          </table:table-cell>
          <table:table-cell office:value-type="float" office:value="18159" calcext:value-type="float">
            <text:p>181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4.3365" calcext:value-type="float">
            <text:p>194.3365</text:p>
          </table:table-cell>
          <table:table-cell office:value-type="float" office:value="46363" calcext:value-type="float">
            <text:p>46363</text:p>
          </table:table-cell>
          <table:table-cell table:number-columns-repeated="3"/>
          <table:table-cell office:value-type="float" office:value="3350" calcext:value-type="float">
            <text:p>3350</text:p>
          </table:table-cell>
          <table:table-cell office:value-type="float" office:value="77.93512" calcext:value-type="float">
            <text:p>77.93512</text:p>
          </table:table-cell>
          <table:table-cell office:value-type="float" office:value="18434" calcext:value-type="float">
            <text:p>184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9.3756" calcext:value-type="float">
            <text:p>209.3756</text:p>
          </table:table-cell>
          <table:table-cell office:value-type="float" office:value="49509" calcext:value-type="float">
            <text:p>49509</text:p>
          </table:table-cell>
          <table:table-cell table:number-columns-repeated="3"/>
          <table:table-cell office:value-type="float" office:value="3400" calcext:value-type="float">
            <text:p>3400</text:p>
          </table:table-cell>
          <table:table-cell office:value-type="float" office:value="66.7142" calcext:value-type="float">
            <text:p>66.7142</text:p>
          </table:table-cell>
          <table:table-cell office:value-type="float" office:value="18709" calcext:value-type="float">
            <text:p>1870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2.7562" calcext:value-type="float">
            <text:p>222.7562</text:p>
          </table:table-cell>
          <table:table-cell office:value-type="float" office:value="52794" calcext:value-type="float">
            <text:p>52794</text:p>
          </table:table-cell>
          <table:table-cell table:number-columns-repeated="3"/>
          <table:table-cell office:value-type="float" office:value="3450" calcext:value-type="float">
            <text:p>3450</text:p>
          </table:table-cell>
          <table:table-cell office:value-type="float" office:value="74.0685" calcext:value-type="float">
            <text:p>74.0685</text:p>
          </table:table-cell>
          <table:table-cell office:value-type="float" office:value="18984" calcext:value-type="float">
            <text:p>189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35.7752" calcext:value-type="float">
            <text:p>235.7752</text:p>
          </table:table-cell>
          <table:table-cell office:value-type="float" office:value="56221" calcext:value-type="float">
            <text:p>56221</text:p>
          </table:table-cell>
          <table:table-cell table:number-columns-repeated="3"/>
          <table:table-cell office:value-type="float" office:value="3500" calcext:value-type="float">
            <text:p>3500</text:p>
          </table:table-cell>
          <table:table-cell office:value-type="float" office:value="61.44542" calcext:value-type="float">
            <text:p>61.44542</text:p>
          </table:table-cell>
          <table:table-cell office:value-type="float" office:value="19259" calcext:value-type="float">
            <text:p>192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39.4096" calcext:value-type="float">
            <text:p>239.4096</text:p>
          </table:table-cell>
          <table:table-cell office:value-type="float" office:value="59793" calcext:value-type="float">
            <text:p>59793</text:p>
          </table:table-cell>
          <table:table-cell table:number-columns-repeated="3"/>
          <table:table-cell office:value-type="float" office:value="3550" calcext:value-type="float">
            <text:p>3550</text:p>
          </table:table-cell>
          <table:table-cell office:value-type="float" office:value="60.13584" calcext:value-type="float">
            <text:p>60.13584</text:p>
          </table:table-cell>
          <table:table-cell office:value-type="float" office:value="19534" calcext:value-type="float">
            <text:p>195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4.687" calcext:value-type="float">
            <text:p>264.687</text:p>
          </table:table-cell>
          <table:table-cell office:value-type="float" office:value="63513" calcext:value-type="float">
            <text:p>63513</text:p>
          </table:table-cell>
          <table:table-cell table:number-columns-repeated="3"/>
          <table:table-cell office:value-type="float" office:value="3600" calcext:value-type="float">
            <text:p>3600</text:p>
          </table:table-cell>
          <table:table-cell office:value-type="float" office:value="78.69038" calcext:value-type="float">
            <text:p>78.69038</text:p>
          </table:table-cell>
          <table:table-cell office:value-type="float" office:value="19809" calcext:value-type="float">
            <text:p>1980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4.9526" calcext:value-type="float">
            <text:p>274.9526</text:p>
          </table:table-cell>
          <table:table-cell office:value-type="float" office:value="67384" calcext:value-type="float">
            <text:p>67384</text:p>
          </table:table-cell>
          <table:table-cell table:number-columns-repeated="3"/>
          <table:table-cell office:value-type="float" office:value="3650" calcext:value-type="float">
            <text:p>3650</text:p>
          </table:table-cell>
          <table:table-cell office:value-type="float" office:value="73.647" calcext:value-type="float">
            <text:p>73.647</text:p>
          </table:table-cell>
          <table:table-cell office:value-type="float" office:value="20084" calcext:value-type="float">
            <text:p>200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86.722" calcext:value-type="float">
            <text:p>286.722</text:p>
          </table:table-cell>
          <table:table-cell office:value-type="float" office:value="71409" calcext:value-type="float">
            <text:p>71409</text:p>
          </table:table-cell>
          <table:table-cell table:number-columns-repeated="3"/>
          <table:table-cell office:value-type="float" office:value="3700" calcext:value-type="float">
            <text:p>3700</text:p>
          </table:table-cell>
          <table:table-cell office:value-type="float" office:value="56.47878" calcext:value-type="float">
            <text:p>56.47878</text:p>
          </table:table-cell>
          <table:table-cell office:value-type="float" office:value="20359" calcext:value-type="float">
            <text:p>2035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16.3339" calcext:value-type="float">
            <text:p>316.3339</text:p>
          </table:table-cell>
          <table:table-cell office:value-type="float" office:value="75591" calcext:value-type="float">
            <text:p>75591</text:p>
          </table:table-cell>
          <table:table-cell table:number-columns-repeated="3"/>
          <table:table-cell office:value-type="float" office:value="3750" calcext:value-type="float">
            <text:p>3750</text:p>
          </table:table-cell>
          <table:table-cell office:value-type="float" office:value="77.4298" calcext:value-type="float">
            <text:p>77.4298</text:p>
          </table:table-cell>
          <table:table-cell office:value-type="float" office:value="20634" calcext:value-type="float">
            <text:p>2063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33.8045" calcext:value-type="float">
            <text:p>333.8045</text:p>
          </table:table-cell>
          <table:table-cell office:value-type="float" office:value="79933" calcext:value-type="float">
            <text:p>79933</text:p>
          </table:table-cell>
          <table:table-cell table:number-columns-repeated="3"/>
          <table:table-cell office:value-type="float" office:value="3800" calcext:value-type="float">
            <text:p>3800</text:p>
          </table:table-cell>
          <table:table-cell office:value-type="float" office:value="85.36402" calcext:value-type="float">
            <text:p>85.36402</text:p>
          </table:table-cell>
          <table:table-cell office:value-type="float" office:value="20909" calcext:value-type="float">
            <text:p>2090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48.3456" calcext:value-type="float">
            <text:p>348.3456</text:p>
          </table:table-cell>
          <table:table-cell office:value-type="float" office:value="84438" calcext:value-type="float">
            <text:p>84438</text:p>
          </table:table-cell>
          <table:table-cell table:number-columns-repeated="3"/>
          <table:table-cell office:value-type="float" office:value="3850" calcext:value-type="float">
            <text:p>3850</text:p>
          </table:table-cell>
          <table:table-cell office:value-type="float" office:value="71.3334" calcext:value-type="float">
            <text:p>71.3334</text:p>
          </table:table-cell>
          <table:table-cell office:value-type="float" office:value="21184" calcext:value-type="float">
            <text:p>2118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69.098" calcext:value-type="float">
            <text:p>369.098</text:p>
          </table:table-cell>
          <table:table-cell office:value-type="float" office:value="89109" calcext:value-type="float">
            <text:p>89109</text:p>
          </table:table-cell>
          <table:table-cell table:number-columns-repeated="3"/>
          <table:table-cell office:value-type="float" office:value="3900" calcext:value-type="float">
            <text:p>3900</text:p>
          </table:table-cell>
          <table:table-cell office:value-type="float" office:value="61.33784" calcext:value-type="float">
            <text:p>61.33784</text:p>
          </table:table-cell>
          <table:table-cell office:value-type="float" office:value="21459" calcext:value-type="float">
            <text:p>2145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85.3563" calcext:value-type="float">
            <text:p>385.3563</text:p>
          </table:table-cell>
          <table:table-cell office:value-type="float" office:value="93949" calcext:value-type="float">
            <text:p>93949</text:p>
          </table:table-cell>
          <table:table-cell table:number-columns-repeated="3"/>
          <table:table-cell office:value-type="float" office:value="3950" calcext:value-type="float">
            <text:p>3950</text:p>
          </table:table-cell>
          <table:table-cell office:value-type="float" office:value="102.72658" calcext:value-type="float">
            <text:p>102.72658</text:p>
          </table:table-cell>
          <table:table-cell office:value-type="float" office:value="21734" calcext:value-type="float">
            <text:p>2173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14.1376" calcext:value-type="float">
            <text:p>414.1376</text:p>
          </table:table-cell>
          <table:table-cell office:value-type="float" office:value="98961" calcext:value-type="float">
            <text:p>98961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89.12904" calcext:value-type="float">
            <text:p>89.12904</text:p>
          </table:table-cell>
          <table:table-cell office:value-type="float" office:value="22009" calcext:value-type="float">
            <text:p>2200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2.1904" calcext:value-type="float">
            <text:p>432.1904</text:p>
          </table:table-cell>
          <table:table-cell office:value-type="float" office:value="104148" calcext:value-type="float">
            <text:p>104148</text:p>
          </table:table-cell>
          <table:table-cell table:number-columns-repeated="3"/>
          <table:table-cell office:value-type="float" office:value="4050" calcext:value-type="float">
            <text:p>4050</text:p>
          </table:table-cell>
          <table:table-cell office:value-type="float" office:value="75.19274" calcext:value-type="float">
            <text:p>75.19274</text:p>
          </table:table-cell>
          <table:table-cell office:value-type="float" office:value="22284" calcext:value-type="float">
            <text:p>2228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8.4341" calcext:value-type="float">
            <text:p>458.4341</text:p>
          </table:table-cell>
          <table:table-cell office:value-type="float" office:value="109513" calcext:value-type="float">
            <text:p>109513</text:p>
          </table:table-cell>
          <table:table-cell table:number-columns-repeated="3"/>
          <table:table-cell office:value-type="float" office:value="4100" calcext:value-type="float">
            <text:p>4100</text:p>
          </table:table-cell>
          <table:table-cell office:value-type="float" office:value="88.90148" calcext:value-type="float">
            <text:p>88.90148</text:p>
          </table:table-cell>
          <table:table-cell office:value-type="float" office:value="22559" calcext:value-type="float">
            <text:p>2255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72.0934" calcext:value-type="float">
            <text:p>472.0934</text:p>
          </table:table-cell>
          <table:table-cell office:value-type="float" office:value="115059" calcext:value-type="float">
            <text:p>115059</text:p>
          </table:table-cell>
          <table:table-cell table:number-columns-repeated="3"/>
          <table:table-cell office:value-type="float" office:value="4150" calcext:value-type="float">
            <text:p>4150</text:p>
          </table:table-cell>
          <table:table-cell office:value-type="float" office:value="86.50158" calcext:value-type="float">
            <text:p>86.50158</text:p>
          </table:table-cell>
          <table:table-cell office:value-type="float" office:value="22834" calcext:value-type="float">
            <text:p>2283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1.1102" calcext:value-type="float">
            <text:p>501.1102</text:p>
          </table:table-cell>
          <table:table-cell office:value-type="float" office:value="120789" calcext:value-type="float">
            <text:p>120789</text:p>
          </table:table-cell>
          <table:table-cell table:number-columns-repeated="3"/>
          <table:table-cell office:value-type="float" office:value="4200" calcext:value-type="float">
            <text:p>4200</text:p>
          </table:table-cell>
          <table:table-cell office:value-type="float" office:value="98.00024" calcext:value-type="float">
            <text:p>98.00024</text:p>
          </table:table-cell>
          <table:table-cell office:value-type="float" office:value="23109" calcext:value-type="float">
            <text:p>2310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24.2437" calcext:value-type="float">
            <text:p>524.2437</text:p>
          </table:table-cell>
          <table:table-cell office:value-type="float" office:value="126706" calcext:value-type="float">
            <text:p>126706</text:p>
          </table:table-cell>
          <table:table-cell table:number-columns-repeated="3"/>
          <table:table-cell office:value-type="float" office:value="4250" calcext:value-type="float">
            <text:p>4250</text:p>
          </table:table-cell>
          <table:table-cell office:value-type="float" office:value="89.38708" calcext:value-type="float">
            <text:p>89.38708</text:p>
          </table:table-cell>
          <table:table-cell office:value-type="float" office:value="23384" calcext:value-type="float">
            <text:p>233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8.9406" calcext:value-type="float">
            <text:p>548.9406</text:p>
          </table:table-cell>
          <table:table-cell office:value-type="float" office:value="132813" calcext:value-type="float">
            <text:p>132813</text:p>
          </table:table-cell>
          <table:table-cell table:number-columns-repeated="3"/>
          <table:table-cell office:value-type="float" office:value="4300" calcext:value-type="float">
            <text:p>4300</text:p>
          </table:table-cell>
          <table:table-cell office:value-type="float" office:value="89.88938" calcext:value-type="float">
            <text:p>89.88938</text:p>
          </table:table-cell>
          <table:table-cell office:value-type="float" office:value="23659" calcext:value-type="float">
            <text:p>2365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76.0008" calcext:value-type="float">
            <text:p>576.0008</text:p>
          </table:table-cell>
          <table:table-cell office:value-type="float" office:value="139113" calcext:value-type="float">
            <text:p>139113</text:p>
          </table:table-cell>
          <table:table-cell table:number-columns-repeated="3"/>
          <table:table-cell office:value-type="float" office:value="4350" calcext:value-type="float">
            <text:p>4350</text:p>
          </table:table-cell>
          <table:table-cell office:value-type="float" office:value="91.06814" calcext:value-type="float">
            <text:p>91.06814</text:p>
          </table:table-cell>
          <table:table-cell office:value-type="float" office:value="23934" calcext:value-type="float">
            <text:p>239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6.8982" calcext:value-type="float">
            <text:p>606.8982</text:p>
          </table:table-cell>
          <table:table-cell office:value-type="float" office:value="145609" calcext:value-type="float">
            <text:p>145609</text:p>
          </table:table-cell>
          <table:table-cell table:number-columns-repeated="3"/>
          <table:table-cell office:value-type="float" office:value="4400" calcext:value-type="float">
            <text:p>4400</text:p>
          </table:table-cell>
          <table:table-cell office:value-type="float" office:value="98.87684" calcext:value-type="float">
            <text:p>98.87684</text:p>
          </table:table-cell>
          <table:table-cell office:value-type="float" office:value="24209" calcext:value-type="float">
            <text:p>242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41.3786" calcext:value-type="float">
            <text:p>641.3786</text:p>
          </table:table-cell>
          <table:table-cell office:value-type="float" office:value="152304" calcext:value-type="float">
            <text:p>152304</text:p>
          </table:table-cell>
          <table:table-cell table:number-columns-repeated="3"/>
          <table:table-cell office:value-type="float" office:value="4450" calcext:value-type="float">
            <text:p>4450</text:p>
          </table:table-cell>
          <table:table-cell office:value-type="float" office:value="84.56252" calcext:value-type="float">
            <text:p>84.56252</text:p>
          </table:table-cell>
          <table:table-cell office:value-type="float" office:value="24484" calcext:value-type="float">
            <text:p>2448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95.7595" calcext:value-type="float">
            <text:p>695.7595</text:p>
          </table:table-cell>
          <table:table-cell office:value-type="float" office:value="159201" calcext:value-type="float">
            <text:p>159201</text:p>
          </table:table-cell>
          <table:table-cell table:number-columns-repeated="3"/>
          <table:table-cell office:value-type="float" office:value="4500" calcext:value-type="float">
            <text:p>4500</text:p>
          </table:table-cell>
          <table:table-cell office:value-type="float" office:value="79.29916" calcext:value-type="float">
            <text:p>79.29916</text:p>
          </table:table-cell>
          <table:table-cell office:value-type="float" office:value="24759" calcext:value-type="float">
            <text:p>2475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29.0995" calcext:value-type="float">
            <text:p>729.0995</text:p>
          </table:table-cell>
          <table:table-cell office:value-type="float" office:value="166303" calcext:value-type="float">
            <text:p>166303</text:p>
          </table:table-cell>
          <table:table-cell table:number-columns-repeated="3"/>
          <table:table-cell office:value-type="float" office:value="4550" calcext:value-type="float">
            <text:p>4550</text:p>
          </table:table-cell>
          <table:table-cell office:value-type="float" office:value="85.9679" calcext:value-type="float">
            <text:p>85.9679</text:p>
          </table:table-cell>
          <table:table-cell office:value-type="float" office:value="25034" calcext:value-type="float">
            <text:p>2503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39.1789" calcext:value-type="float">
            <text:p>739.1789</text:p>
          </table:table-cell>
          <table:table-cell office:value-type="float" office:value="173613" calcext:value-type="float">
            <text:p>173613</text:p>
          </table:table-cell>
          <table:table-cell table:number-columns-repeated="3"/>
          <table:table-cell office:value-type="float" office:value="4600" calcext:value-type="float">
            <text:p>4600</text:p>
          </table:table-cell>
          <table:table-cell office:value-type="float" office:value="72.72518" calcext:value-type="float">
            <text:p>72.72518</text:p>
          </table:table-cell>
          <table:table-cell office:value-type="float" office:value="25309" calcext:value-type="float">
            <text:p>2530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41.5346" calcext:value-type="float">
            <text:p>741.5346</text:p>
          </table:table-cell>
          <table:table-cell office:value-type="float" office:value="181134" calcext:value-type="float">
            <text:p>181134</text:p>
          </table:table-cell>
          <table:table-cell table:number-columns-repeated="3"/>
          <table:table-cell office:value-type="float" office:value="4650" calcext:value-type="float">
            <text:p>4650</text:p>
          </table:table-cell>
          <table:table-cell office:value-type="float" office:value="96.87822" calcext:value-type="float">
            <text:p>96.87822</text:p>
          </table:table-cell>
          <table:table-cell office:value-type="float" office:value="25584" calcext:value-type="float">
            <text:p>2558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78.2417" calcext:value-type="float">
            <text:p>778.2417</text:p>
          </table:table-cell>
          <table:table-cell office:value-type="float" office:value="188869" calcext:value-type="float">
            <text:p>188869</text:p>
          </table:table-cell>
          <table:table-cell table:number-columns-repeated="3"/>
          <table:table-cell office:value-type="float" office:value="4700" calcext:value-type="float">
            <text:p>4700</text:p>
          </table:table-cell>
          <table:table-cell office:value-type="float" office:value="92.94828" calcext:value-type="float">
            <text:p>92.94828</text:p>
          </table:table-cell>
          <table:table-cell office:value-type="float" office:value="25859" calcext:value-type="float">
            <text:p>2585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08.5137" calcext:value-type="float">
            <text:p>808.5137</text:p>
          </table:table-cell>
          <table:table-cell office:value-type="float" office:value="196821" calcext:value-type="float">
            <text:p>196821</text:p>
          </table:table-cell>
          <table:table-cell table:number-columns-repeated="3"/>
          <table:table-cell office:value-type="float" office:value="4750" calcext:value-type="float">
            <text:p>4750</text:p>
          </table:table-cell>
          <table:table-cell office:value-type="float" office:value="99.82562" calcext:value-type="float">
            <text:p>99.82562</text:p>
          </table:table-cell>
          <table:table-cell office:value-type="float" office:value="26134" calcext:value-type="float">
            <text:p>261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49.2029" calcext:value-type="float">
            <text:p>849.2029</text:p>
          </table:table-cell>
          <table:table-cell office:value-type="float" office:value="204993" calcext:value-type="float">
            <text:p>204993</text:p>
          </table:table-cell>
          <table:table-cell table:number-columns-repeated="3"/>
          <table:table-cell office:value-type="float" office:value="4800" calcext:value-type="float">
            <text:p>4800</text:p>
          </table:table-cell>
          <table:table-cell office:value-type="float" office:value="108.92394" calcext:value-type="float">
            <text:p>108.92394</text:p>
          </table:table-cell>
          <table:table-cell office:value-type="float" office:value="26409" calcext:value-type="float">
            <text:p>2640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84.2734" calcext:value-type="float">
            <text:p>884.2734</text:p>
          </table:table-cell>
          <table:table-cell office:value-type="float" office:value="213388" calcext:value-type="float">
            <text:p>213388</text:p>
          </table:table-cell>
          <table:table-cell table:number-columns-repeated="3"/>
          <table:table-cell office:value-type="float" office:value="4850" calcext:value-type="float">
            <text:p>4850</text:p>
          </table:table-cell>
          <table:table-cell office:value-type="float" office:value="97.98106" calcext:value-type="float">
            <text:p>97.98106</text:p>
          </table:table-cell>
          <table:table-cell office:value-type="float" office:value="26684" calcext:value-type="float">
            <text:p>2668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11.951" calcext:value-type="float">
            <text:p>911.951</text:p>
          </table:table-cell>
          <table:table-cell office:value-type="float" office:value="222009" calcext:value-type="float">
            <text:p>222009</text:p>
          </table:table-cell>
          <table:table-cell table:number-columns-repeated="3"/>
          <table:table-cell office:value-type="float" office:value="4900" calcext:value-type="float">
            <text:p>4900</text:p>
          </table:table-cell>
          <table:table-cell office:value-type="float" office:value="105.18826" calcext:value-type="float">
            <text:p>105.18826</text:p>
          </table:table-cell>
          <table:table-cell office:value-type="float" office:value="26959" calcext:value-type="float">
            <text:p>2695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51.8466" calcext:value-type="float">
            <text:p>951.8466</text:p>
          </table:table-cell>
          <table:table-cell office:value-type="float" office:value="230859" calcext:value-type="float">
            <text:p>230859</text:p>
          </table:table-cell>
          <table:table-cell table:number-columns-repeated="3"/>
          <table:table-cell office:value-type="float" office:value="4950" calcext:value-type="float">
            <text:p>4950</text:p>
          </table:table-cell>
          <table:table-cell office:value-type="float" office:value="101.7977" calcext:value-type="float">
            <text:p>101.7977</text:p>
          </table:table-cell>
          <table:table-cell office:value-type="float" office:value="27234" calcext:value-type="float">
            <text:p>2723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0.2754" calcext:value-type="float">
            <text:p>1000.2754</text:p>
          </table:table-cell>
          <table:table-cell office:value-type="float" office:value="239941" calcext:value-type="float">
            <text:p>23994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121.99188" calcext:value-type="float">
            <text:p>121.99188</text:p>
          </table:table-cell>
          <table:table-cell office:value-type="float" office:value="27509" calcext:value-type="float">
            <text:p>2750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30.0482" calcext:value-type="float">
            <text:p>1030.0482</text:p>
          </table:table-cell>
          <table:table-cell office:value-type="float" office:value="249258" calcext:value-type="float">
            <text:p>24925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82.4412" calcext:value-type="float">
            <text:p>1082.4412</text:p>
          </table:table-cell>
          <table:table-cell office:value-type="float" office:value="258813" calcext:value-type="float">
            <text:p>258813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25.0594" calcext:value-type="float">
            <text:p>1125.0594</text:p>
          </table:table-cell>
          <table:table-cell office:value-type="float" office:value="268609" calcext:value-type="float">
            <text:p>268609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01.9177" calcext:value-type="float">
            <text:p>1201.9177</text:p>
          </table:table-cell>
          <table:table-cell office:value-type="float" office:value="278649" calcext:value-type="float">
            <text:p>278649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35.9902" calcext:value-type="float">
            <text:p>1235.9902</text:p>
          </table:table-cell>
          <table:table-cell office:value-type="float" office:value="288936" calcext:value-type="float">
            <text:p>288936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40.2272" calcext:value-type="float">
            <text:p>1340.2272</text:p>
          </table:table-cell>
          <table:table-cell office:value-type="float" office:value="299473" calcext:value-type="float">
            <text:p>299473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72.9193" calcext:value-type="float">
            <text:p>1372.9193</text:p>
          </table:table-cell>
          <table:table-cell office:value-type="float" office:value="310263" calcext:value-type="float">
            <text:p>310263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16.912" calcext:value-type="float">
            <text:p>1416.912</text:p>
          </table:table-cell>
          <table:table-cell office:value-type="float" office:value="321309" calcext:value-type="float">
            <text:p>321309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52.0982" calcext:value-type="float">
            <text:p>1452.0982</text:p>
          </table:table-cell>
          <table:table-cell office:value-type="float" office:value="332614" calcext:value-type="float">
            <text:p>332614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34.7172" calcext:value-type="float">
            <text:p>1434.7172</text:p>
          </table:table-cell>
          <table:table-cell office:value-type="float" office:value="344181" calcext:value-type="float">
            <text:p>344181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93.3403" calcext:value-type="float">
            <text:p>1493.3403</text:p>
          </table:table-cell>
          <table:table-cell office:value-type="float" office:value="356013" calcext:value-type="float">
            <text:p>35601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71.9392" calcext:value-type="float">
            <text:p>1571.9392</text:p>
          </table:table-cell>
          <table:table-cell office:value-type="float" office:value="368113" calcext:value-type="float">
            <text:p>368113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78.3033" calcext:value-type="float">
            <text:p>1578.3033</text:p>
          </table:table-cell>
          <table:table-cell office:value-type="float" office:value="380484" calcext:value-type="float">
            <text:p>380484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665.8758" calcext:value-type="float">
            <text:p>1665.8758</text:p>
          </table:table-cell>
          <table:table-cell office:value-type="float" office:value="393129" calcext:value-type="float">
            <text:p>393129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14.2806" calcext:value-type="float">
            <text:p>1714.2806</text:p>
          </table:table-cell>
          <table:table-cell office:value-type="float" office:value="406051" calcext:value-type="float">
            <text:p>406051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46.7972" calcext:value-type="float">
            <text:p>1746.7972</text:p>
          </table:table-cell>
          <table:table-cell office:value-type="float" office:value="419253" calcext:value-type="float">
            <text:p>419253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83.3619" calcext:value-type="float">
            <text:p>1783.3619</text:p>
          </table:table-cell>
          <table:table-cell office:value-type="float" office:value="432738" calcext:value-type="float">
            <text:p>432738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74.4812" calcext:value-type="float">
            <text:p>1874.4812</text:p>
          </table:table-cell>
          <table:table-cell office:value-type="float" office:value="446509" calcext:value-type="float">
            <text:p>446509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39.8653" calcext:value-type="float">
            <text:p>1939.8653</text:p>
          </table:table-cell>
          <table:table-cell office:value-type="float" office:value="460569" calcext:value-type="float">
            <text:p>460569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85.864" calcext:value-type="float">
            <text:p>1985.864</text:p>
          </table:table-cell>
          <table:table-cell office:value-type="float" office:value="474921" calcext:value-type="float">
            <text:p>474921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42.7461" calcext:value-type="float">
            <text:p>2042.7461</text:p>
          </table:table-cell>
          <table:table-cell office:value-type="float" office:value="489568" calcext:value-type="float">
            <text:p>48956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03.8325" calcext:value-type="float">
            <text:p>2103.8325</text:p>
          </table:table-cell>
          <table:table-cell office:value-type="float" office:value="504513" calcext:value-type="float">
            <text:p>50451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20:48:24.3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09:09:59.040000000</meta:creation-date>
    <meta:generator>LibreOffice/4.2.5.2$Windows_x86 LibreOffice_project/6ff819b65674ae6c83f3cbab9e4a4c2b292a7a94</meta:generator>
    <dc:date>2016-09-07T20:48:40.511000000</dc:date>
    <meta:editing-duration>PT7H21M25S</meta:editing-duration>
    <meta:editing-cycles>7</meta:editing-cycles>
    <meta:document-statistic meta:table-count="5" meta:cell-count="5910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6cm" svg:y="4.201cm" style:legend-expansion="high" chart:style-name="ch2"/>
        <chart:plot-area chart:style-name="ch3" table:cell-range-address="Sheet1.C26:Sheet1.D34 Sheet1.D25:Sheet1.D25" chart:data-source-has-labels="row" svg:x="0.77cm" svg:y="0.855cm" svg:width="13.65cm" svg:height="7.545cm">
          <chartooo:coordinate-region svg:x="1.947cm" svg:y="1.054cm" svg:width="12.101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6:Sheet1.D34" chart:label-cell-address="Sheet1.D25:Sheet1.D25" chart:class="chart:scatter">
            <chart:domain table:cell-range-address="Sheet1.C26:Sheet1.C34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</text:p>
                <draw:g>
                  <svg:desc>Sheet1.D25:Sheet1.D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50">
                <text:p>1050</text:p>
                <draw:g>
                  <svg:desc>Sheet1.C26:Sheet1.C34</svg:desc>
                </draw:g>
              </table:table-cell>
              <table:table-cell office:value-type="float" office:value="0">
                <text:p>0</text:p>
                <draw:g>
                  <svg:desc>Sheet1.D26:Sheet1.D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0">
                <text:p>1150</text:p>
              </table:table-cell>
              <table:table-cell office:value-type="float" office:value="0.5009">
                <text:p>0.5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0">
                <text:p>1200</text:p>
              </table:table-cell>
              <table:table-cell office:value-type="float" office:value="2.0019">
                <text:p>2.00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0.5007">
                <text:p>0.50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6446.3151">
                <text:p>6446.31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50">
                <text:p>1350</text:p>
              </table:table-cell>
              <table:table-cell office:value-type="float" office:value="16447.2712">
                <text:p>16447.27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0">
                <text:p>1400</text:p>
              </table:table-cell>
              <table:table-cell office:value-type="float" office:value="29012.2237">
                <text:p>29012.22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50">
                <text:p>1450</text:p>
              </table:table-cell>
              <table:table-cell office:value-type="float" office:value="46775.8501">
                <text:p>46775.85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1cm" svg:y="4.201cm" style:legend-expansion="high" chart:style-name="ch2"/>
        <chart:plot-area chart:style-name="ch3" table:cell-range-address="Sheet1.Z175:Sheet1.AA473" svg:x="0.77cm" svg:y="0.855cm" svg:width="11.5cm" svg:height="7.545cm">
          <chartooo:coordinate-region svg:x="1.577cm" svg:y="1.054cm" svg:width="10.321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A175:Sheet1.AA473" chart:class="chart:scatter">
            <chart:domain table:cell-range-address="Sheet1.Z175:Sheet1.Z473"/>
            <chart:data-point chart:repeated="2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0">
                <text:p>510</text:p>
                <draw:g>
                  <svg:desc>Sheet1.Z175:Sheet1.Z473</svg:desc>
                </draw:g>
              </table:table-cell>
              <table:table-cell office:value-type="float" office:value="16.19524">
                <text:p>16.19524</text:p>
                <draw:g>
                  <svg:desc>Sheet1.AA175:Sheet1.AA4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5">
                <text:p>515</text:p>
              </table:table-cell>
              <table:table-cell office:value-type="float" office:value="17.68324">
                <text:p>17.68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0">
                <text:p>520</text:p>
              </table:table-cell>
              <table:table-cell office:value-type="float" office:value="17.97144">
                <text:p>17.97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5">
                <text:p>525</text:p>
              </table:table-cell>
              <table:table-cell office:value-type="float" office:value="17.83934">
                <text:p>17.839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0">
                <text:p>530</text:p>
              </table:table-cell>
              <table:table-cell office:value-type="float" office:value="18.2309">
                <text:p>18.23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5">
                <text:p>535</text:p>
              </table:table-cell>
              <table:table-cell office:value-type="float" office:value="18.27546">
                <text:p>18.275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0">
                <text:p>540</text:p>
              </table:table-cell>
              <table:table-cell office:value-type="float" office:value="18.75106">
                <text:p>18.751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5">
                <text:p>545</text:p>
              </table:table-cell>
              <table:table-cell office:value-type="float" office:value="18.35658">
                <text:p>18.356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0">
                <text:p>550</text:p>
              </table:table-cell>
              <table:table-cell office:value-type="float" office:value="19.07242">
                <text:p>19.072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5">
                <text:p>555</text:p>
              </table:table-cell>
              <table:table-cell office:value-type="float" office:value="21.1483">
                <text:p>21.14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0">
                <text:p>560</text:p>
              </table:table-cell>
              <table:table-cell office:value-type="float" office:value="20.43286">
                <text:p>20.43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5">
                <text:p>565</text:p>
              </table:table-cell>
              <table:table-cell office:value-type="float" office:value="20.13914">
                <text:p>20.139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0">
                <text:p>570</text:p>
              </table:table-cell>
              <table:table-cell office:value-type="float" office:value="19.86072">
                <text:p>19.860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5">
                <text:p>575</text:p>
              </table:table-cell>
              <table:table-cell office:value-type="float" office:value="21.12148">
                <text:p>21.121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0">
                <text:p>580</text:p>
              </table:table-cell>
              <table:table-cell office:value-type="float" office:value="20.9745">
                <text:p>20.97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5">
                <text:p>585</text:p>
              </table:table-cell>
              <table:table-cell office:value-type="float" office:value="21.75444">
                <text:p>21.754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0">
                <text:p>590</text:p>
              </table:table-cell>
              <table:table-cell office:value-type="float" office:value="22.4126">
                <text:p>22.41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5">
                <text:p>595</text:p>
              </table:table-cell>
              <table:table-cell office:value-type="float" office:value="22.1021">
                <text:p>22.10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0">
                <text:p>600</text:p>
              </table:table-cell>
              <table:table-cell office:value-type="float" office:value="22.96646">
                <text:p>22.966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5">
                <text:p>605</text:p>
              </table:table-cell>
              <table:table-cell office:value-type="float" office:value="22.54134">
                <text:p>22.541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0">
                <text:p>610</text:p>
              </table:table-cell>
              <table:table-cell office:value-type="float" office:value="23.9767">
                <text:p>23.97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5">
                <text:p>615</text:p>
              </table:table-cell>
              <table:table-cell office:value-type="float" office:value="23.17758">
                <text:p>23.177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20">
                <text:p>620</text:p>
              </table:table-cell>
              <table:table-cell office:value-type="float" office:value="23.3313">
                <text:p>23.33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25">
                <text:p>625</text:p>
              </table:table-cell>
              <table:table-cell office:value-type="float" office:value="22.37898">
                <text:p>22.378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0">
                <text:p>630</text:p>
              </table:table-cell>
              <table:table-cell office:value-type="float" office:value="23.93642">
                <text:p>23.936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35">
                <text:p>635</text:p>
              </table:table-cell>
              <table:table-cell office:value-type="float" office:value="22.6121">
                <text:p>22.61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0">
                <text:p>640</text:p>
              </table:table-cell>
              <table:table-cell office:value-type="float" office:value="23.26718">
                <text:p>23.267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5">
                <text:p>645</text:p>
              </table:table-cell>
              <table:table-cell office:value-type="float" office:value="22.93984">
                <text:p>22.939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50">
                <text:p>650</text:p>
              </table:table-cell>
              <table:table-cell office:value-type="float" office:value="23.82452">
                <text:p>23.824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5">
                <text:p>655</text:p>
              </table:table-cell>
              <table:table-cell office:value-type="float" office:value="24.51828">
                <text:p>24.518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60">
                <text:p>660</text:p>
              </table:table-cell>
              <table:table-cell office:value-type="float" office:value="24.50924">
                <text:p>24.509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5">
                <text:p>665</text:p>
              </table:table-cell>
              <table:table-cell office:value-type="float" office:value="26.27256">
                <text:p>26.27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70">
                <text:p>670</text:p>
              </table:table-cell>
              <table:table-cell office:value-type="float" office:value="25.45006">
                <text:p>25.450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5">
                <text:p>675</text:p>
              </table:table-cell>
              <table:table-cell office:value-type="float" office:value="25.44142">
                <text:p>25.441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">
                <text:p>680</text:p>
              </table:table-cell>
              <table:table-cell office:value-type="float" office:value="26.06384">
                <text:p>26.063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85">
                <text:p>685</text:p>
              </table:table-cell>
              <table:table-cell office:value-type="float" office:value="24.94682">
                <text:p>24.946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90">
                <text:p>690</text:p>
              </table:table-cell>
              <table:table-cell office:value-type="float" office:value="27.48236">
                <text:p>27.482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95">
                <text:p>695</text:p>
              </table:table-cell>
              <table:table-cell office:value-type="float" office:value="25.6255">
                <text:p>25.62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0">
                <text:p>700</text:p>
              </table:table-cell>
              <table:table-cell office:value-type="float" office:value="25.89134">
                <text:p>25.891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5">
                <text:p>705</text:p>
              </table:table-cell>
              <table:table-cell office:value-type="float" office:value="26.74788">
                <text:p>26.747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10">
                <text:p>710</text:p>
              </table:table-cell>
              <table:table-cell office:value-type="float" office:value="28.1577">
                <text:p>28.15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5">
                <text:p>715</text:p>
              </table:table-cell>
              <table:table-cell office:value-type="float" office:value="26.48476">
                <text:p>26.484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20">
                <text:p>720</text:p>
              </table:table-cell>
              <table:table-cell office:value-type="float" office:value="26.0049">
                <text:p>26.00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25">
                <text:p>725</text:p>
              </table:table-cell>
              <table:table-cell office:value-type="float" office:value="29.56916">
                <text:p>29.569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30">
                <text:p>730</text:p>
              </table:table-cell>
              <table:table-cell office:value-type="float" office:value="29.66082">
                <text:p>29.660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35">
                <text:p>735</text:p>
              </table:table-cell>
              <table:table-cell office:value-type="float" office:value="30.2177">
                <text:p>30.21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40">
                <text:p>740</text:p>
              </table:table-cell>
              <table:table-cell office:value-type="float" office:value="32.0613">
                <text:p>32.06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45">
                <text:p>745</text:p>
              </table:table-cell>
              <table:table-cell office:value-type="float" office:value="29.4249">
                <text:p>29.42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50">
                <text:p>750</text:p>
              </table:table-cell>
              <table:table-cell office:value-type="float" office:value="29.7564">
                <text:p>29.75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55">
                <text:p>755</text:p>
              </table:table-cell>
              <table:table-cell office:value-type="float" office:value="31.22736">
                <text:p>31.227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0">
                <text:p>760</text:p>
              </table:table-cell>
              <table:table-cell office:value-type="float" office:value="34.6536">
                <text:p>34.65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5">
                <text:p>765</text:p>
              </table:table-cell>
              <table:table-cell office:value-type="float" office:value="29.33758">
                <text:p>29.337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70">
                <text:p>770</text:p>
              </table:table-cell>
              <table:table-cell office:value-type="float" office:value="35.2535">
                <text:p>35.25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75">
                <text:p>775</text:p>
              </table:table-cell>
              <table:table-cell office:value-type="float" office:value="30.91662">
                <text:p>30.916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80">
                <text:p>780</text:p>
              </table:table-cell>
              <table:table-cell office:value-type="float" office:value="37.45842">
                <text:p>37.458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85">
                <text:p>785</text:p>
              </table:table-cell>
              <table:table-cell office:value-type="float" office:value="33.1423">
                <text:p>33.14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0">
                <text:p>790</text:p>
              </table:table-cell>
              <table:table-cell office:value-type="float" office:value="31.491">
                <text:p>31.4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95">
                <text:p>795</text:p>
              </table:table-cell>
              <table:table-cell office:value-type="float" office:value="34.23468">
                <text:p>34.234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00">
                <text:p>800</text:p>
              </table:table-cell>
              <table:table-cell office:value-type="float" office:value="30.57068">
                <text:p>30.570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05">
                <text:p>805</text:p>
              </table:table-cell>
              <table:table-cell office:value-type="float" office:value="27.75042">
                <text:p>27.750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10">
                <text:p>810</text:p>
              </table:table-cell>
              <table:table-cell office:value-type="float" office:value="33.81502">
                <text:p>33.815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15">
                <text:p>815</text:p>
              </table:table-cell>
              <table:table-cell office:value-type="float" office:value="34.988">
                <text:p>34.9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20">
                <text:p>820</text:p>
              </table:table-cell>
              <table:table-cell office:value-type="float" office:value="36.57224">
                <text:p>36.572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25">
                <text:p>825</text:p>
              </table:table-cell>
              <table:table-cell office:value-type="float" office:value="34.58506">
                <text:p>34.585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30">
                <text:p>830</text:p>
              </table:table-cell>
              <table:table-cell office:value-type="float" office:value="34.1712">
                <text:p>34.17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35">
                <text:p>835</text:p>
              </table:table-cell>
              <table:table-cell office:value-type="float" office:value="32.68992">
                <text:p>32.689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40">
                <text:p>840</text:p>
              </table:table-cell>
              <table:table-cell office:value-type="float" office:value="34.42588">
                <text:p>34.425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45">
                <text:p>845</text:p>
              </table:table-cell>
              <table:table-cell office:value-type="float" office:value="33.84328">
                <text:p>33.843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50">
                <text:p>850</text:p>
              </table:table-cell>
              <table:table-cell office:value-type="float" office:value="33.65334">
                <text:p>33.653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5">
                <text:p>855</text:p>
              </table:table-cell>
              <table:table-cell office:value-type="float" office:value="40.24692">
                <text:p>40.246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0">
                <text:p>860</text:p>
              </table:table-cell>
              <table:table-cell office:value-type="float" office:value="33.42708">
                <text:p>33.427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5">
                <text:p>865</text:p>
              </table:table-cell>
              <table:table-cell office:value-type="float" office:value="35.57588">
                <text:p>35.575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0">
                <text:p>870</text:p>
              </table:table-cell>
              <table:table-cell office:value-type="float" office:value="37.29662">
                <text:p>37.296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75">
                <text:p>875</text:p>
              </table:table-cell>
              <table:table-cell office:value-type="float" office:value="35.93356">
                <text:p>35.933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80">
                <text:p>880</text:p>
              </table:table-cell>
              <table:table-cell office:value-type="float" office:value="37.4637">
                <text:p>37.46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85">
                <text:p>885</text:p>
              </table:table-cell>
              <table:table-cell office:value-type="float" office:value="38.44764">
                <text:p>38.447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90">
                <text:p>890</text:p>
              </table:table-cell>
              <table:table-cell office:value-type="float" office:value="35.75538">
                <text:p>35.755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95">
                <text:p>895</text:p>
              </table:table-cell>
              <table:table-cell office:value-type="float" office:value="39.55334">
                <text:p>39.553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00">
                <text:p>900</text:p>
              </table:table-cell>
              <table:table-cell office:value-type="float" office:value="41.83556">
                <text:p>41.835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5">
                <text:p>905</text:p>
              </table:table-cell>
              <table:table-cell office:value-type="float" office:value="34.76018">
                <text:p>34.760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10">
                <text:p>910</text:p>
              </table:table-cell>
              <table:table-cell office:value-type="float" office:value="40.5646">
                <text:p>40.56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15">
                <text:p>915</text:p>
              </table:table-cell>
              <table:table-cell office:value-type="float" office:value="36.92218">
                <text:p>36.922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20">
                <text:p>920</text:p>
              </table:table-cell>
              <table:table-cell office:value-type="float" office:value="37.34834">
                <text:p>37.348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25">
                <text:p>925</text:p>
              </table:table-cell>
              <table:table-cell office:value-type="float" office:value="42.59786">
                <text:p>42.597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30">
                <text:p>930</text:p>
              </table:table-cell>
              <table:table-cell office:value-type="float" office:value="39.36788">
                <text:p>39.367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35">
                <text:p>935</text:p>
              </table:table-cell>
              <table:table-cell office:value-type="float" office:value="40.87304">
                <text:p>40.873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40">
                <text:p>940</text:p>
              </table:table-cell>
              <table:table-cell office:value-type="float" office:value="38.81838">
                <text:p>38.818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45">
                <text:p>945</text:p>
              </table:table-cell>
              <table:table-cell office:value-type="float" office:value="37.99112">
                <text:p>37.991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50">
                <text:p>950</text:p>
              </table:table-cell>
              <table:table-cell office:value-type="float" office:value="42.15732">
                <text:p>42.157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55">
                <text:p>955</text:p>
              </table:table-cell>
              <table:table-cell office:value-type="float" office:value="38.17754">
                <text:p>38.177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60">
                <text:p>960</text:p>
              </table:table-cell>
              <table:table-cell office:value-type="float" office:value="41.91446">
                <text:p>41.914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5">
                <text:p>965</text:p>
              </table:table-cell>
              <table:table-cell office:value-type="float" office:value="40.27486">
                <text:p>40.274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0">
                <text:p>970</text:p>
              </table:table-cell>
              <table:table-cell office:value-type="float" office:value="43.32758">
                <text:p>43.327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75">
                <text:p>975</text:p>
              </table:table-cell>
              <table:table-cell office:value-type="float" office:value="45.73222">
                <text:p>45.732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80">
                <text:p>980</text:p>
              </table:table-cell>
              <table:table-cell office:value-type="float" office:value="43.71648">
                <text:p>43.716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5">
                <text:p>985</text:p>
              </table:table-cell>
              <table:table-cell office:value-type="float" office:value="43.11958">
                <text:p>43.119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0">
                <text:p>990</text:p>
              </table:table-cell>
              <table:table-cell office:value-type="float" office:value="45.9328">
                <text:p>45.93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5">
                <text:p>995</text:p>
              </table:table-cell>
              <table:table-cell office:value-type="float" office:value="41.85934">
                <text:p>41.859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0">
                <text:p>1000</text:p>
              </table:table-cell>
              <table:table-cell office:value-type="float" office:value="48.57588">
                <text:p>48.575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5">
                <text:p>1005</text:p>
              </table:table-cell>
              <table:table-cell office:value-type="float" office:value="49.43704">
                <text:p>49.437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46.54094">
                <text:p>46.540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5">
                <text:p>1015</text:p>
              </table:table-cell>
              <table:table-cell office:value-type="float" office:value="48.66796">
                <text:p>48.667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">
                <text:p>1020</text:p>
              </table:table-cell>
              <table:table-cell office:value-type="float" office:value="49.26856">
                <text:p>49.268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25">
                <text:p>1025</text:p>
              </table:table-cell>
              <table:table-cell office:value-type="float" office:value="50.60304">
                <text:p>50.603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30">
                <text:p>1030</text:p>
              </table:table-cell>
              <table:table-cell office:value-type="float" office:value="48.03008">
                <text:p>48.030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35">
                <text:p>1035</text:p>
              </table:table-cell>
              <table:table-cell office:value-type="float" office:value="50.67302">
                <text:p>50.673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40">
                <text:p>1040</text:p>
              </table:table-cell>
              <table:table-cell office:value-type="float" office:value="45.80628">
                <text:p>45.806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45">
                <text:p>1045</text:p>
              </table:table-cell>
              <table:table-cell office:value-type="float" office:value="46.31488">
                <text:p>46.314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50">
                <text:p>1050</text:p>
              </table:table-cell>
              <table:table-cell office:value-type="float" office:value="52.65272">
                <text:p>52.652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55">
                <text:p>1055</text:p>
              </table:table-cell>
              <table:table-cell office:value-type="float" office:value="53.8596">
                <text:p>53.85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60">
                <text:p>1060</text:p>
              </table:table-cell>
              <table:table-cell office:value-type="float" office:value="48.42966">
                <text:p>48.429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65">
                <text:p>1065</text:p>
              </table:table-cell>
              <table:table-cell office:value-type="float" office:value="50.25346">
                <text:p>50.253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70">
                <text:p>1070</text:p>
              </table:table-cell>
              <table:table-cell office:value-type="float" office:value="45.83984">
                <text:p>45.839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75">
                <text:p>1075</text:p>
              </table:table-cell>
              <table:table-cell office:value-type="float" office:value="50.68554">
                <text:p>50.685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80">
                <text:p>1080</text:p>
              </table:table-cell>
              <table:table-cell office:value-type="float" office:value="44.8926">
                <text:p>44.89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85">
                <text:p>1085</text:p>
              </table:table-cell>
              <table:table-cell office:value-type="float" office:value="50.88954">
                <text:p>50.889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90">
                <text:p>1090</text:p>
              </table:table-cell>
              <table:table-cell office:value-type="float" office:value="49.33028">
                <text:p>49.330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95">
                <text:p>1095</text:p>
              </table:table-cell>
              <table:table-cell office:value-type="float" office:value="48.59738">
                <text:p>48.597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00">
                <text:p>1100</text:p>
              </table:table-cell>
              <table:table-cell office:value-type="float" office:value="48.14414">
                <text:p>48.144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05">
                <text:p>1105</text:p>
              </table:table-cell>
              <table:table-cell office:value-type="float" office:value="55.2507">
                <text:p>55.25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10">
                <text:p>1110</text:p>
              </table:table-cell>
              <table:table-cell office:value-type="float" office:value="53.93834">
                <text:p>53.938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15">
                <text:p>1115</text:p>
              </table:table-cell>
              <table:table-cell office:value-type="float" office:value="55.41626">
                <text:p>55.416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20">
                <text:p>1120</text:p>
              </table:table-cell>
              <table:table-cell office:value-type="float" office:value="55.85538">
                <text:p>55.855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25">
                <text:p>1125</text:p>
              </table:table-cell>
              <table:table-cell office:value-type="float" office:value="51.86366">
                <text:p>51.863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30">
                <text:p>1130</text:p>
              </table:table-cell>
              <table:table-cell office:value-type="float" office:value="52.0541">
                <text:p>52.05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35">
                <text:p>1135</text:p>
              </table:table-cell>
              <table:table-cell office:value-type="float" office:value="54.33924">
                <text:p>54.339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40">
                <text:p>1140</text:p>
              </table:table-cell>
              <table:table-cell office:value-type="float" office:value="55.8544">
                <text:p>55.85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45">
                <text:p>1145</text:p>
              </table:table-cell>
              <table:table-cell office:value-type="float" office:value="56.47286">
                <text:p>56.472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50">
                <text:p>1150</text:p>
              </table:table-cell>
              <table:table-cell office:value-type="float" office:value="53.2646">
                <text:p>53.26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55">
                <text:p>1155</text:p>
              </table:table-cell>
              <table:table-cell office:value-type="float" office:value="55.4764">
                <text:p>55.47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60">
                <text:p>1160</text:p>
              </table:table-cell>
              <table:table-cell office:value-type="float" office:value="51.89426">
                <text:p>51.894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65">
                <text:p>1165</text:p>
              </table:table-cell>
              <table:table-cell office:value-type="float" office:value="63.76614">
                <text:p>63.766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70">
                <text:p>1170</text:p>
              </table:table-cell>
              <table:table-cell office:value-type="float" office:value="61.77256">
                <text:p>61.772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75">
                <text:p>1175</text:p>
              </table:table-cell>
              <table:table-cell office:value-type="float" office:value="61.99068">
                <text:p>61.990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80">
                <text:p>1180</text:p>
              </table:table-cell>
              <table:table-cell office:value-type="float" office:value="57.9704">
                <text:p>57.97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85">
                <text:p>1185</text:p>
              </table:table-cell>
              <table:table-cell office:value-type="float" office:value="62.23706">
                <text:p>62.237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90">
                <text:p>1190</text:p>
              </table:table-cell>
              <table:table-cell office:value-type="float" office:value="60.58">
                <text:p>60.5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95">
                <text:p>1195</text:p>
              </table:table-cell>
              <table:table-cell office:value-type="float" office:value="62.91382">
                <text:p>62.913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00">
                <text:p>1200</text:p>
              </table:table-cell>
              <table:table-cell office:value-type="float" office:value="55.65216">
                <text:p>55.652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05">
                <text:p>1205</text:p>
              </table:table-cell>
              <table:table-cell office:value-type="float" office:value="57.50288">
                <text:p>57.502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10">
                <text:p>1210</text:p>
              </table:table-cell>
              <table:table-cell office:value-type="float" office:value="61.81192">
                <text:p>61.811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15">
                <text:p>1215</text:p>
              </table:table-cell>
              <table:table-cell office:value-type="float" office:value="63.03522">
                <text:p>63.035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20">
                <text:p>1220</text:p>
              </table:table-cell>
              <table:table-cell office:value-type="float" office:value="60.80454">
                <text:p>60.804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25">
                <text:p>1225</text:p>
              </table:table-cell>
              <table:table-cell office:value-type="float" office:value="59.77094">
                <text:p>59.770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30">
                <text:p>1230</text:p>
              </table:table-cell>
              <table:table-cell office:value-type="float" office:value="56.607">
                <text:p>56.6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35">
                <text:p>1235</text:p>
              </table:table-cell>
              <table:table-cell office:value-type="float" office:value="69.16916">
                <text:p>69.169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40">
                <text:p>1240</text:p>
              </table:table-cell>
              <table:table-cell office:value-type="float" office:value="62.8418">
                <text:p>62.84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45">
                <text:p>1245</text:p>
              </table:table-cell>
              <table:table-cell office:value-type="float" office:value="68.57284">
                <text:p>68.572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50">
                <text:p>1250</text:p>
              </table:table-cell>
              <table:table-cell office:value-type="float" office:value="64.59046">
                <text:p>64.590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55">
                <text:p>1255</text:p>
              </table:table-cell>
              <table:table-cell office:value-type="float" office:value="66.32772">
                <text:p>66.327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60">
                <text:p>1260</text:p>
              </table:table-cell>
              <table:table-cell office:value-type="float" office:value="66.15118">
                <text:p>66.151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65">
                <text:p>1265</text:p>
              </table:table-cell>
              <table:table-cell office:value-type="float" office:value="60.91196">
                <text:p>60.911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70">
                <text:p>1270</text:p>
              </table:table-cell>
              <table:table-cell office:value-type="float" office:value="67.35586">
                <text:p>67.355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75">
                <text:p>1275</text:p>
              </table:table-cell>
              <table:table-cell office:value-type="float" office:value="71.78768">
                <text:p>71.787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80">
                <text:p>1280</text:p>
              </table:table-cell>
              <table:table-cell office:value-type="float" office:value="66.71876">
                <text:p>66.718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85">
                <text:p>1285</text:p>
              </table:table-cell>
              <table:table-cell office:value-type="float" office:value="61.29704">
                <text:p>61.297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90">
                <text:p>1290</text:p>
              </table:table-cell>
              <table:table-cell office:value-type="float" office:value="63.41706">
                <text:p>63.417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95">
                <text:p>1295</text:p>
              </table:table-cell>
              <table:table-cell office:value-type="float" office:value="67.29978">
                <text:p>67.299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00">
                <text:p>1300</text:p>
              </table:table-cell>
              <table:table-cell office:value-type="float" office:value="64.19598">
                <text:p>64.195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05">
                <text:p>1305</text:p>
              </table:table-cell>
              <table:table-cell office:value-type="float" office:value="66.29644">
                <text:p>66.296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10">
                <text:p>1310</text:p>
              </table:table-cell>
              <table:table-cell office:value-type="float" office:value="65.21542">
                <text:p>65.215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15">
                <text:p>1315</text:p>
              </table:table-cell>
              <table:table-cell office:value-type="float" office:value="65.25356">
                <text:p>65.253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20">
                <text:p>1320</text:p>
              </table:table-cell>
              <table:table-cell office:value-type="float" office:value="62.25652">
                <text:p>62.256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25">
                <text:p>1325</text:p>
              </table:table-cell>
              <table:table-cell office:value-type="float" office:value="62.96906">
                <text:p>62.969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30">
                <text:p>1330</text:p>
              </table:table-cell>
              <table:table-cell office:value-type="float" office:value="67.38124">
                <text:p>67.381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35">
                <text:p>1335</text:p>
              </table:table-cell>
              <table:table-cell office:value-type="float" office:value="64.94032">
                <text:p>64.940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40">
                <text:p>1340</text:p>
              </table:table-cell>
              <table:table-cell office:value-type="float" office:value="64.75872">
                <text:p>64.758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45">
                <text:p>1345</text:p>
              </table:table-cell>
              <table:table-cell office:value-type="float" office:value="68.88242">
                <text:p>68.882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50">
                <text:p>1350</text:p>
              </table:table-cell>
              <table:table-cell office:value-type="float" office:value="69.66608">
                <text:p>69.666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55">
                <text:p>1355</text:p>
              </table:table-cell>
              <table:table-cell office:value-type="float" office:value="73.86516">
                <text:p>73.865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60">
                <text:p>1360</text:p>
              </table:table-cell>
              <table:table-cell office:value-type="float" office:value="70.3062">
                <text:p>70.30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65">
                <text:p>1365</text:p>
              </table:table-cell>
              <table:table-cell office:value-type="float" office:value="69.53672">
                <text:p>69.536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70">
                <text:p>1370</text:p>
              </table:table-cell>
              <table:table-cell office:value-type="float" office:value="68.77696">
                <text:p>68.776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75">
                <text:p>1375</text:p>
              </table:table-cell>
              <table:table-cell office:value-type="float" office:value="72.40118">
                <text:p>72.401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80">
                <text:p>1380</text:p>
              </table:table-cell>
              <table:table-cell office:value-type="float" office:value="72.28148">
                <text:p>72.281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85">
                <text:p>1385</text:p>
              </table:table-cell>
              <table:table-cell office:value-type="float" office:value="67.33244">
                <text:p>67.332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90">
                <text:p>1390</text:p>
              </table:table-cell>
              <table:table-cell office:value-type="float" office:value="75.47882">
                <text:p>75.478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95">
                <text:p>1395</text:p>
              </table:table-cell>
              <table:table-cell office:value-type="float" office:value="72.15384">
                <text:p>72.153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00">
                <text:p>1400</text:p>
              </table:table-cell>
              <table:table-cell office:value-type="float" office:value="74.12236">
                <text:p>74.122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05">
                <text:p>1405</text:p>
              </table:table-cell>
              <table:table-cell office:value-type="float" office:value="77.35776">
                <text:p>77.357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10">
                <text:p>1410</text:p>
              </table:table-cell>
              <table:table-cell office:value-type="float" office:value="75.72572">
                <text:p>75.7257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15">
                <text:p>1415</text:p>
              </table:table-cell>
              <table:table-cell office:value-type="float" office:value="83.76692">
                <text:p>83.766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20">
                <text:p>1420</text:p>
              </table:table-cell>
              <table:table-cell office:value-type="float" office:value="71.4228">
                <text:p>71.42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25">
                <text:p>1425</text:p>
              </table:table-cell>
              <table:table-cell office:value-type="float" office:value="75.15564">
                <text:p>75.155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30">
                <text:p>1430</text:p>
              </table:table-cell>
              <table:table-cell office:value-type="float" office:value="70.58034">
                <text:p>70.580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35">
                <text:p>1435</text:p>
              </table:table-cell>
              <table:table-cell office:value-type="float" office:value="76.06744">
                <text:p>76.067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40">
                <text:p>1440</text:p>
              </table:table-cell>
              <table:table-cell office:value-type="float" office:value="80.60424">
                <text:p>80.604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45">
                <text:p>1445</text:p>
              </table:table-cell>
              <table:table-cell office:value-type="float" office:value="79.87848">
                <text:p>79.878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50">
                <text:p>1450</text:p>
              </table:table-cell>
              <table:table-cell office:value-type="float" office:value="79.95506">
                <text:p>79.955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55">
                <text:p>1455</text:p>
              </table:table-cell>
              <table:table-cell office:value-type="float" office:value="73.9138">
                <text:p>73.91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60">
                <text:p>1460</text:p>
              </table:table-cell>
              <table:table-cell office:value-type="float" office:value="79.6069">
                <text:p>79.60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65">
                <text:p>1465</text:p>
              </table:table-cell>
              <table:table-cell office:value-type="float" office:value="83.2581">
                <text:p>83.25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70">
                <text:p>1470</text:p>
              </table:table-cell>
              <table:table-cell office:value-type="float" office:value="80.05042">
                <text:p>80.050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75">
                <text:p>1475</text:p>
              </table:table-cell>
              <table:table-cell office:value-type="float" office:value="76.65034">
                <text:p>76.650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80">
                <text:p>1480</text:p>
              </table:table-cell>
              <table:table-cell office:value-type="float" office:value="86.49116">
                <text:p>86.491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85">
                <text:p>1485</text:p>
              </table:table-cell>
              <table:table-cell office:value-type="float" office:value="84.57694">
                <text:p>84.576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90">
                <text:p>1490</text:p>
              </table:table-cell>
              <table:table-cell office:value-type="float" office:value="75.00124">
                <text:p>75.001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95">
                <text:p>1495</text:p>
              </table:table-cell>
              <table:table-cell office:value-type="float" office:value="76.57148">
                <text:p>76.571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00">
                <text:p>1500</text:p>
              </table:table-cell>
              <table:table-cell office:value-type="float" office:value="84.84382">
                <text:p>84.843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05">
                <text:p>1505</text:p>
              </table:table-cell>
              <table:table-cell office:value-type="float" office:value="77.43892">
                <text:p>77.438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10">
                <text:p>1510</text:p>
              </table:table-cell>
              <table:table-cell office:value-type="float" office:value="89.28178">
                <text:p>89.281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15">
                <text:p>1515</text:p>
              </table:table-cell>
              <table:table-cell office:value-type="float" office:value="101.3436">
                <text:p>101.34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20">
                <text:p>1520</text:p>
              </table:table-cell>
              <table:table-cell office:value-type="float" office:value="99.91916">
                <text:p>99.919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25">
                <text:p>1525</text:p>
              </table:table-cell>
              <table:table-cell office:value-type="float" office:value="91.48594">
                <text:p>91.4859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30">
                <text:p>1530</text:p>
              </table:table-cell>
              <table:table-cell office:value-type="float" office:value="94.48508">
                <text:p>94.485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35">
                <text:p>1535</text:p>
              </table:table-cell>
              <table:table-cell office:value-type="float" office:value="94.0348">
                <text:p>94.034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40">
                <text:p>1540</text:p>
              </table:table-cell>
              <table:table-cell office:value-type="float" office:value="105.58986">
                <text:p>105.5898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45">
                <text:p>1545</text:p>
              </table:table-cell>
              <table:table-cell office:value-type="float" office:value="109.05506">
                <text:p>109.055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50">
                <text:p>1550</text:p>
              </table:table-cell>
              <table:table-cell office:value-type="float" office:value="96.28362">
                <text:p>96.283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55">
                <text:p>1555</text:p>
              </table:table-cell>
              <table:table-cell office:value-type="float" office:value="87.89604">
                <text:p>87.896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60">
                <text:p>1560</text:p>
              </table:table-cell>
              <table:table-cell office:value-type="float" office:value="88.15556">
                <text:p>88.155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65">
                <text:p>1565</text:p>
              </table:table-cell>
              <table:table-cell office:value-type="float" office:value="92.02974">
                <text:p>92.029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70">
                <text:p>1570</text:p>
              </table:table-cell>
              <table:table-cell office:value-type="float" office:value="90.61054">
                <text:p>90.610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75">
                <text:p>1575</text:p>
              </table:table-cell>
              <table:table-cell office:value-type="float" office:value="93.01352">
                <text:p>93.013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80">
                <text:p>1580</text:p>
              </table:table-cell>
              <table:table-cell office:value-type="float" office:value="89.6957">
                <text:p>89.69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85">
                <text:p>1585</text:p>
              </table:table-cell>
              <table:table-cell office:value-type="float" office:value="76.60528">
                <text:p>76.605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90">
                <text:p>1590</text:p>
              </table:table-cell>
              <table:table-cell office:value-type="float" office:value="83.66832">
                <text:p>83.668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95">
                <text:p>1595</text:p>
              </table:table-cell>
              <table:table-cell office:value-type="float" office:value="76.2619">
                <text:p>76.26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00">
                <text:p>1600</text:p>
              </table:table-cell>
              <table:table-cell office:value-type="float" office:value="103.27282">
                <text:p>103.272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05">
                <text:p>1605</text:p>
              </table:table-cell>
              <table:table-cell office:value-type="float" office:value="93.1561">
                <text:p>93.156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10">
                <text:p>1610</text:p>
              </table:table-cell>
              <table:table-cell office:value-type="float" office:value="90.97452">
                <text:p>90.974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15">
                <text:p>1615</text:p>
              </table:table-cell>
              <table:table-cell office:value-type="float" office:value="91.72278">
                <text:p>91.722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20">
                <text:p>1620</text:p>
              </table:table-cell>
              <table:table-cell office:value-type="float" office:value="90.09622">
                <text:p>90.0962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25">
                <text:p>1625</text:p>
              </table:table-cell>
              <table:table-cell office:value-type="float" office:value="97.22798">
                <text:p>97.227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30">
                <text:p>1630</text:p>
              </table:table-cell>
              <table:table-cell office:value-type="float" office:value="88.88276">
                <text:p>88.8827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35">
                <text:p>1635</text:p>
              </table:table-cell>
              <table:table-cell office:value-type="float" office:value="100.5253">
                <text:p>100.52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40">
                <text:p>1640</text:p>
              </table:table-cell>
              <table:table-cell office:value-type="float" office:value="97.59808">
                <text:p>97.598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45">
                <text:p>1645</text:p>
              </table:table-cell>
              <table:table-cell office:value-type="float" office:value="82.9166">
                <text:p>82.916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50">
                <text:p>1650</text:p>
              </table:table-cell>
              <table:table-cell office:value-type="float" office:value="96.03872">
                <text:p>96.038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55">
                <text:p>1655</text:p>
              </table:table-cell>
              <table:table-cell office:value-type="float" office:value="104.25592">
                <text:p>104.2559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60">
                <text:p>1660</text:p>
              </table:table-cell>
              <table:table-cell office:value-type="float" office:value="87.0048">
                <text:p>87.00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65">
                <text:p>1665</text:p>
              </table:table-cell>
              <table:table-cell office:value-type="float" office:value="98.4636">
                <text:p>98.46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70">
                <text:p>1670</text:p>
              </table:table-cell>
              <table:table-cell office:value-type="float" office:value="98.2897">
                <text:p>98.289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75">
                <text:p>1675</text:p>
              </table:table-cell>
              <table:table-cell office:value-type="float" office:value="83.29842">
                <text:p>83.298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80">
                <text:p>1680</text:p>
              </table:table-cell>
              <table:table-cell office:value-type="float" office:value="98.94978">
                <text:p>98.949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85">
                <text:p>1685</text:p>
              </table:table-cell>
              <table:table-cell office:value-type="float" office:value="106.60072">
                <text:p>106.6007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90">
                <text:p>1690</text:p>
              </table:table-cell>
              <table:table-cell office:value-type="float" office:value="99.35904">
                <text:p>99.359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95">
                <text:p>1695</text:p>
              </table:table-cell>
              <table:table-cell office:value-type="float" office:value="87.1658">
                <text:p>87.16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700">
                <text:p>1700</text:p>
              </table:table-cell>
              <table:table-cell office:value-type="float" office:value="99.07078">
                <text:p>99.0707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705">
                <text:p>1705</text:p>
              </table:table-cell>
              <table:table-cell office:value-type="float" office:value="87.79004">
                <text:p>87.790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710">
                <text:p>1710</text:p>
              </table:table-cell>
              <table:table-cell office:value-type="float" office:value="106.34124">
                <text:p>106.341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15">
                <text:p>1715</text:p>
              </table:table-cell>
              <table:table-cell office:value-type="float" office:value="104.7736">
                <text:p>104.77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720">
                <text:p>1720</text:p>
              </table:table-cell>
              <table:table-cell office:value-type="float" office:value="97.51298">
                <text:p>97.512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25">
                <text:p>1725</text:p>
              </table:table-cell>
              <table:table-cell office:value-type="float" office:value="108.55314">
                <text:p>108.553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730">
                <text:p>1730</text:p>
              </table:table-cell>
              <table:table-cell office:value-type="float" office:value="111.03224">
                <text:p>111.032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735">
                <text:p>1735</text:p>
              </table:table-cell>
              <table:table-cell office:value-type="float" office:value="105.65756">
                <text:p>105.657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40">
                <text:p>1740</text:p>
              </table:table-cell>
              <table:table-cell office:value-type="float" office:value="114.48246">
                <text:p>114.482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45">
                <text:p>1745</text:p>
              </table:table-cell>
              <table:table-cell office:value-type="float" office:value="107.01054">
                <text:p>107.0105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50">
                <text:p>1750</text:p>
              </table:table-cell>
              <table:table-cell office:value-type="float" office:value="92.12344">
                <text:p>92.123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55">
                <text:p>1755</text:p>
              </table:table-cell>
              <table:table-cell office:value-type="float" office:value="109.98634">
                <text:p>109.986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760">
                <text:p>1760</text:p>
              </table:table-cell>
              <table:table-cell office:value-type="float" office:value="115.58632">
                <text:p>115.586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765">
                <text:p>1765</text:p>
              </table:table-cell>
              <table:table-cell office:value-type="float" office:value="109.1008">
                <text:p>109.10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70">
                <text:p>1770</text:p>
              </table:table-cell>
              <table:table-cell office:value-type="float" office:value="103.6881">
                <text:p>103.688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75">
                <text:p>1775</text:p>
              </table:table-cell>
              <table:table-cell office:value-type="float" office:value="97.72354">
                <text:p>97.7235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780">
                <text:p>1780</text:p>
              </table:table-cell>
              <table:table-cell office:value-type="float" office:value="108.20914">
                <text:p>108.209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85">
                <text:p>1785</text:p>
              </table:table-cell>
              <table:table-cell office:value-type="float" office:value="111.911">
                <text:p>111.9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90">
                <text:p>1790</text:p>
              </table:table-cell>
              <table:table-cell office:value-type="float" office:value="104.96554">
                <text:p>104.9655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795">
                <text:p>1795</text:p>
              </table:table-cell>
              <table:table-cell office:value-type="float" office:value="110.55818">
                <text:p>110.558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00">
                <text:p>1800</text:p>
              </table:table-cell>
              <table:table-cell office:value-type="float" office:value="116.93146">
                <text:p>116.9314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805">
                <text:p>1805</text:p>
              </table:table-cell>
              <table:table-cell office:value-type="float" office:value="115.66754">
                <text:p>115.6675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810">
                <text:p>1810</text:p>
              </table:table-cell>
              <table:table-cell office:value-type="float" office:value="115.79738">
                <text:p>115.797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15">
                <text:p>1815</text:p>
              </table:table-cell>
              <table:table-cell office:value-type="float" office:value="102.02014">
                <text:p>102.020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20">
                <text:p>1820</text:p>
              </table:table-cell>
              <table:table-cell office:value-type="float" office:value="124.08996">
                <text:p>124.0899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825">
                <text:p>1825</text:p>
              </table:table-cell>
              <table:table-cell office:value-type="float" office:value="121.51802">
                <text:p>121.5180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830">
                <text:p>1830</text:p>
              </table:table-cell>
              <table:table-cell office:value-type="float" office:value="117.10354">
                <text:p>117.103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835">
                <text:p>1835</text:p>
              </table:table-cell>
              <table:table-cell office:value-type="float" office:value="115.50918">
                <text:p>115.509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40">
                <text:p>1840</text:p>
              </table:table-cell>
              <table:table-cell office:value-type="float" office:value="109.3712">
                <text:p>109.37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845">
                <text:p>1845</text:p>
              </table:table-cell>
              <table:table-cell office:value-type="float" office:value="107.46156">
                <text:p>107.461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50">
                <text:p>1850</text:p>
              </table:table-cell>
              <table:table-cell office:value-type="float" office:value="107.822">
                <text:p>107.82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55">
                <text:p>1855</text:p>
              </table:table-cell>
              <table:table-cell office:value-type="float" office:value="109.8836">
                <text:p>109.883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860">
                <text:p>1860</text:p>
              </table:table-cell>
              <table:table-cell office:value-type="float" office:value="113.65682">
                <text:p>113.6568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865">
                <text:p>1865</text:p>
              </table:table-cell>
              <table:table-cell office:value-type="float" office:value="127.79576">
                <text:p>127.795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870">
                <text:p>1870</text:p>
              </table:table-cell>
              <table:table-cell office:value-type="float" office:value="109.36">
                <text:p>109.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875">
                <text:p>1875</text:p>
              </table:table-cell>
              <table:table-cell office:value-type="float" office:value="107.41514">
                <text:p>107.415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880">
                <text:p>1880</text:p>
              </table:table-cell>
              <table:table-cell office:value-type="float" office:value="122.93092">
                <text:p>122.930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85">
                <text:p>1885</text:p>
              </table:table-cell>
              <table:table-cell office:value-type="float" office:value="105.68366">
                <text:p>105.6836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890">
                <text:p>1890</text:p>
              </table:table-cell>
              <table:table-cell office:value-type="float" office:value="115.42668">
                <text:p>115.4266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95">
                <text:p>1895</text:p>
              </table:table-cell>
              <table:table-cell office:value-type="float" office:value="119.68674">
                <text:p>119.6867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900">
                <text:p>1900</text:p>
              </table:table-cell>
              <table:table-cell office:value-type="float" office:value="105.96742">
                <text:p>105.9674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05">
                <text:p>1905</text:p>
              </table:table-cell>
              <table:table-cell office:value-type="float" office:value="117.92992">
                <text:p>117.9299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910">
                <text:p>1910</text:p>
              </table:table-cell>
              <table:table-cell office:value-type="float" office:value="119.4626">
                <text:p>119.46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15">
                <text:p>1915</text:p>
              </table:table-cell>
              <table:table-cell office:value-type="float" office:value="129.84684">
                <text:p>129.8468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20">
                <text:p>1920</text:p>
              </table:table-cell>
              <table:table-cell office:value-type="float" office:value="123.78492">
                <text:p>123.7849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925">
                <text:p>1925</text:p>
              </table:table-cell>
              <table:table-cell office:value-type="float" office:value="126.29496">
                <text:p>126.294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30">
                <text:p>1930</text:p>
              </table:table-cell>
              <table:table-cell office:value-type="float" office:value="117.87666">
                <text:p>117.8766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935">
                <text:p>1935</text:p>
              </table:table-cell>
              <table:table-cell office:value-type="float" office:value="114.0626">
                <text:p>114.06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940">
                <text:p>1940</text:p>
              </table:table-cell>
              <table:table-cell office:value-type="float" office:value="123.6964">
                <text:p>123.696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945">
                <text:p>1945</text:p>
              </table:table-cell>
              <table:table-cell office:value-type="float" office:value="113.71398">
                <text:p>113.713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50">
                <text:p>1950</text:p>
              </table:table-cell>
              <table:table-cell office:value-type="float" office:value="139.03496">
                <text:p>139.034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55">
                <text:p>1955</text:p>
              </table:table-cell>
              <table:table-cell office:value-type="float" office:value="138.07736">
                <text:p>138.0773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60">
                <text:p>1960</text:p>
              </table:table-cell>
              <table:table-cell office:value-type="float" office:value="131.48244">
                <text:p>131.482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65">
                <text:p>1965</text:p>
              </table:table-cell>
              <table:table-cell office:value-type="float" office:value="127.38794">
                <text:p>127.387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70">
                <text:p>1970</text:p>
              </table:table-cell>
              <table:table-cell office:value-type="float" office:value="131.55516">
                <text:p>131.5551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75">
                <text:p>1975</text:p>
              </table:table-cell>
              <table:table-cell office:value-type="float" office:value="129.56302">
                <text:p>129.5630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80">
                <text:p>1980</text:p>
              </table:table-cell>
              <table:table-cell office:value-type="float" office:value="147.5174">
                <text:p>147.517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85">
                <text:p>1985</text:p>
              </table:table-cell>
              <table:table-cell office:value-type="float" office:value="133.0899">
                <text:p>133.089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90">
                <text:p>1990</text:p>
              </table:table-cell>
              <table:table-cell office:value-type="float" office:value="137.9839">
                <text:p>137.983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95">
                <text:p>1995</text:p>
              </table:table-cell>
              <table:table-cell office:value-type="float" office:value="133.82878">
                <text:p>133.8287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000">
                <text:p>2000</text:p>
              </table:table-cell>
              <table:table-cell office:value-type="float" office:value="137.79924">
                <text:p>137.7992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01cm" svg:y="4.201cm" style:legend-expansion="high" chart:style-name="ch2"/>
        <chart:plot-area chart:style-name="ch3" table:cell-range-address="Sheet1.W175:Sheet1.X821" svg:x="0.77cm" svg:y="0.855cm" svg:width="11.791cm" svg:height="7.545cm">
          <chartooo:coordinate-region svg:x="1.577cm" svg:y="1.054cm" svg:width="10.613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X175:Sheet1.X821" chart:class="chart:scatter">
            <chart:domain table:cell-range-address="Sheet1.W175:Sheet1.W821"/>
            <chart:data-point chart:repeated="6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5">
                <text:p>205</text:p>
                <draw:g>
                  <svg:desc>Sheet1.W175:Sheet1.W821</svg:desc>
                </draw:g>
              </table:table-cell>
              <table:table-cell office:value-type="float" office:value="5.6023">
                <text:p>5.6023</text:p>
                <draw:g>
                  <svg:desc>Sheet1.X175:Sheet1.X8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0">
                <text:p>210</text:p>
              </table:table-cell>
              <table:table-cell office:value-type="float" office:value="5.93648">
                <text:p>5.93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5">
                <text:p>215</text:p>
              </table:table-cell>
              <table:table-cell office:value-type="float" office:value="4.33222">
                <text:p>4.33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">
                <text:p>220</text:p>
              </table:table-cell>
              <table:table-cell office:value-type="float" office:value="7.8245">
                <text:p>7.82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5">
                <text:p>225</text:p>
              </table:table-cell>
              <table:table-cell office:value-type="float" office:value="4.7121">
                <text:p>4.71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0">
                <text:p>230</text:p>
              </table:table-cell>
              <table:table-cell office:value-type="float" office:value="6.94942">
                <text:p>6.949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5">
                <text:p>235</text:p>
              </table:table-cell>
              <table:table-cell office:value-type="float" office:value="6.4496">
                <text:p>6.44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">
                <text:p>240</text:p>
              </table:table-cell>
              <table:table-cell office:value-type="float" office:value="6.56226">
                <text:p>6.562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5">
                <text:p>245</text:p>
              </table:table-cell>
              <table:table-cell office:value-type="float" office:value="5.55822">
                <text:p>5.558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">
                <text:p>250</text:p>
              </table:table-cell>
              <table:table-cell office:value-type="float" office:value="6.3062">
                <text:p>6.30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6.79498">
                <text:p>6.794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0">
                <text:p>260</text:p>
              </table:table-cell>
              <table:table-cell office:value-type="float" office:value="6.8839">
                <text:p>6.88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5">
                <text:p>265</text:p>
              </table:table-cell>
              <table:table-cell office:value-type="float" office:value="7.2605">
                <text:p>7.26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0">
                <text:p>270</text:p>
              </table:table-cell>
              <table:table-cell office:value-type="float" office:value="5.87606">
                <text:p>5.876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5">
                <text:p>275</text:p>
              </table:table-cell>
              <table:table-cell office:value-type="float" office:value="8.3351">
                <text:p>8.33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0">
                <text:p>280</text:p>
              </table:table-cell>
              <table:table-cell office:value-type="float" office:value="8.41968">
                <text:p>8.419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5">
                <text:p>285</text:p>
              </table:table-cell>
              <table:table-cell office:value-type="float" office:value="7.92502">
                <text:p>7.925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0">
                <text:p>290</text:p>
              </table:table-cell>
              <table:table-cell office:value-type="float" office:value="8.08308">
                <text:p>8.083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5">
                <text:p>295</text:p>
              </table:table-cell>
              <table:table-cell office:value-type="float" office:value="8.72984">
                <text:p>8.729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8.77006">
                <text:p>8.770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5">
                <text:p>305</text:p>
              </table:table-cell>
              <table:table-cell office:value-type="float" office:value="8.9587">
                <text:p>8.95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0">
                <text:p>310</text:p>
              </table:table-cell>
              <table:table-cell office:value-type="float" office:value="8.88668">
                <text:p>8.886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5">
                <text:p>315</text:p>
              </table:table-cell>
              <table:table-cell office:value-type="float" office:value="9.6487">
                <text:p>9.64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0">
                <text:p>320</text:p>
              </table:table-cell>
              <table:table-cell office:value-type="float" office:value="9.34782">
                <text:p>9.347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5">
                <text:p>325</text:p>
              </table:table-cell>
              <table:table-cell office:value-type="float" office:value="9.36784">
                <text:p>9.367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0">
                <text:p>330</text:p>
              </table:table-cell>
              <table:table-cell office:value-type="float" office:value="7.49534">
                <text:p>7.495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5">
                <text:p>335</text:p>
              </table:table-cell>
              <table:table-cell office:value-type="float" office:value="9.63794">
                <text:p>9.637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0">
                <text:p>340</text:p>
              </table:table-cell>
              <table:table-cell office:value-type="float" office:value="9.72034">
                <text:p>9.720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5">
                <text:p>345</text:p>
              </table:table-cell>
              <table:table-cell office:value-type="float" office:value="9.90658">
                <text:p>9.906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0">
                <text:p>350</text:p>
              </table:table-cell>
              <table:table-cell office:value-type="float" office:value="10.34582">
                <text:p>10.345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5">
                <text:p>355</text:p>
              </table:table-cell>
              <table:table-cell office:value-type="float" office:value="9.76504">
                <text:p>9.765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0">
                <text:p>360</text:p>
              </table:table-cell>
              <table:table-cell office:value-type="float" office:value="11.0382">
                <text:p>11.03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5">
                <text:p>365</text:p>
              </table:table-cell>
              <table:table-cell office:value-type="float" office:value="10.48206">
                <text:p>10.482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0">
                <text:p>370</text:p>
              </table:table-cell>
              <table:table-cell office:value-type="float" office:value="11.0472">
                <text:p>11.04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5">
                <text:p>375</text:p>
              </table:table-cell>
              <table:table-cell office:value-type="float" office:value="10.4212">
                <text:p>10.42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0">
                <text:p>380</text:p>
              </table:table-cell>
              <table:table-cell office:value-type="float" office:value="12.46136">
                <text:p>12.461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5">
                <text:p>385</text:p>
              </table:table-cell>
              <table:table-cell office:value-type="float" office:value="11.91068">
                <text:p>11.910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0">
                <text:p>390</text:p>
              </table:table-cell>
              <table:table-cell office:value-type="float" office:value="12.60612">
                <text:p>12.606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5">
                <text:p>395</text:p>
              </table:table-cell>
              <table:table-cell office:value-type="float" office:value="11.82578">
                <text:p>11.825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3.4668">
                <text:p>13.46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5">
                <text:p>405</text:p>
              </table:table-cell>
              <table:table-cell office:value-type="float" office:value="12.66992">
                <text:p>12.669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13.53816">
                <text:p>13.538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5">
                <text:p>415</text:p>
              </table:table-cell>
              <table:table-cell office:value-type="float" office:value="12.40964">
                <text:p>12.409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0">
                <text:p>420</text:p>
              </table:table-cell>
              <table:table-cell office:value-type="float" office:value="14.00174">
                <text:p>14.001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5">
                <text:p>425</text:p>
              </table:table-cell>
              <table:table-cell office:value-type="float" office:value="12.76662">
                <text:p>12.766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0">
                <text:p>430</text:p>
              </table:table-cell>
              <table:table-cell office:value-type="float" office:value="14.74122">
                <text:p>14.741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5">
                <text:p>435</text:p>
              </table:table-cell>
              <table:table-cell office:value-type="float" office:value="14.35774">
                <text:p>14.357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0">
                <text:p>440</text:p>
              </table:table-cell>
              <table:table-cell office:value-type="float" office:value="13.80746">
                <text:p>13.807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5">
                <text:p>445</text:p>
              </table:table-cell>
              <table:table-cell office:value-type="float" office:value="13.84112">
                <text:p>13.841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0">
                <text:p>450</text:p>
              </table:table-cell>
              <table:table-cell office:value-type="float" office:value="14.14338">
                <text:p>14.143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5">
                <text:p>455</text:p>
              </table:table-cell>
              <table:table-cell office:value-type="float" office:value="14.85854">
                <text:p>14.858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0">
                <text:p>460</text:p>
              </table:table-cell>
              <table:table-cell office:value-type="float" office:value="15.01208">
                <text:p>15.012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65">
                <text:p>465</text:p>
              </table:table-cell>
              <table:table-cell office:value-type="float" office:value="15.39578">
                <text:p>15.395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70">
                <text:p>470</text:p>
              </table:table-cell>
              <table:table-cell office:value-type="float" office:value="15.78442">
                <text:p>15.784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75">
                <text:p>475</text:p>
              </table:table-cell>
              <table:table-cell office:value-type="float" office:value="15.04752">
                <text:p>15.047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80">
                <text:p>480</text:p>
              </table:table-cell>
              <table:table-cell office:value-type="float" office:value="14.959">
                <text:p>14.9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5">
                <text:p>485</text:p>
              </table:table-cell>
              <table:table-cell office:value-type="float" office:value="15.3127">
                <text:p>15.31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0">
                <text:p>490</text:p>
              </table:table-cell>
              <table:table-cell office:value-type="float" office:value="15.42874">
                <text:p>15.428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5">
                <text:p>495</text:p>
              </table:table-cell>
              <table:table-cell office:value-type="float" office:value="14.6129">
                <text:p>14.61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0">
                <text:p>500</text:p>
              </table:table-cell>
              <table:table-cell office:value-type="float" office:value="18.59846">
                <text:p>18.598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5">
                <text:p>505</text:p>
              </table:table-cell>
              <table:table-cell office:value-type="float" office:value="16.17">
                <text:p>16.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10">
                <text:p>510</text:p>
              </table:table-cell>
              <table:table-cell office:value-type="float" office:value="16.83674">
                <text:p>16.836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5">
                <text:p>515</text:p>
              </table:table-cell>
              <table:table-cell office:value-type="float" office:value="17.51332">
                <text:p>17.513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20">
                <text:p>520</text:p>
              </table:table-cell>
              <table:table-cell office:value-type="float" office:value="17.40346">
                <text:p>17.403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5">
                <text:p>525</text:p>
              </table:table-cell>
              <table:table-cell office:value-type="float" office:value="17.7053">
                <text:p>17.70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30">
                <text:p>530</text:p>
              </table:table-cell>
              <table:table-cell office:value-type="float" office:value="16.58882">
                <text:p>16.588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5">
                <text:p>535</text:p>
              </table:table-cell>
              <table:table-cell office:value-type="float" office:value="16.8257">
                <text:p>16.82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0">
                <text:p>540</text:p>
              </table:table-cell>
              <table:table-cell office:value-type="float" office:value="17.23456">
                <text:p>17.234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45">
                <text:p>545</text:p>
              </table:table-cell>
              <table:table-cell office:value-type="float" office:value="16.8513">
                <text:p>16.85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50">
                <text:p>550</text:p>
              </table:table-cell>
              <table:table-cell office:value-type="float" office:value="19.82426">
                <text:p>19.824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55">
                <text:p>555</text:p>
              </table:table-cell>
              <table:table-cell office:value-type="float" office:value="17.4587">
                <text:p>17.45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60">
                <text:p>560</text:p>
              </table:table-cell>
              <table:table-cell office:value-type="float" office:value="17.75736">
                <text:p>17.757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65">
                <text:p>565</text:p>
              </table:table-cell>
              <table:table-cell office:value-type="float" office:value="18.68638">
                <text:p>18.686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0">
                <text:p>570</text:p>
              </table:table-cell>
              <table:table-cell office:value-type="float" office:value="20.58412">
                <text:p>20.584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5">
                <text:p>575</text:p>
              </table:table-cell>
              <table:table-cell office:value-type="float" office:value="18.51218">
                <text:p>18.512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80">
                <text:p>580</text:p>
              </table:table-cell>
              <table:table-cell office:value-type="float" office:value="18.95078">
                <text:p>18.950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85">
                <text:p>585</text:p>
              </table:table-cell>
              <table:table-cell office:value-type="float" office:value="19.2161">
                <text:p>19.21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90">
                <text:p>590</text:p>
              </table:table-cell>
              <table:table-cell office:value-type="float" office:value="19.69784">
                <text:p>19.697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5">
                <text:p>595</text:p>
              </table:table-cell>
              <table:table-cell office:value-type="float" office:value="19.73916">
                <text:p>19.739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0">
                <text:p>600</text:p>
              </table:table-cell>
              <table:table-cell office:value-type="float" office:value="18.84548">
                <text:p>18.845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5">
                <text:p>605</text:p>
              </table:table-cell>
              <table:table-cell office:value-type="float" office:value="21.44458">
                <text:p>21.444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10">
                <text:p>610</text:p>
              </table:table-cell>
              <table:table-cell office:value-type="float" office:value="19.1528">
                <text:p>19.15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15">
                <text:p>615</text:p>
              </table:table-cell>
              <table:table-cell office:value-type="float" office:value="19.36886">
                <text:p>19.368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20">
                <text:p>620</text:p>
              </table:table-cell>
              <table:table-cell office:value-type="float" office:value="19.82438">
                <text:p>19.824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25">
                <text:p>625</text:p>
              </table:table-cell>
              <table:table-cell office:value-type="float" office:value="18.63512">
                <text:p>18.635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30">
                <text:p>630</text:p>
              </table:table-cell>
              <table:table-cell office:value-type="float" office:value="19.50996">
                <text:p>19.509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35">
                <text:p>635</text:p>
              </table:table-cell>
              <table:table-cell office:value-type="float" office:value="19.5868">
                <text:p>19.58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40">
                <text:p>640</text:p>
              </table:table-cell>
              <table:table-cell office:value-type="float" office:value="23.87886">
                <text:p>23.878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45">
                <text:p>645</text:p>
              </table:table-cell>
              <table:table-cell office:value-type="float" office:value="23.43074">
                <text:p>23.430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50">
                <text:p>650</text:p>
              </table:table-cell>
              <table:table-cell office:value-type="float" office:value="24.7918">
                <text:p>24.7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55">
                <text:p>655</text:p>
              </table:table-cell>
              <table:table-cell office:value-type="float" office:value="25.87612">
                <text:p>25.876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60">
                <text:p>660</text:p>
              </table:table-cell>
              <table:table-cell office:value-type="float" office:value="24.11642">
                <text:p>24.116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65">
                <text:p>665</text:p>
              </table:table-cell>
              <table:table-cell office:value-type="float" office:value="25.2604">
                <text:p>25.26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70">
                <text:p>670</text:p>
              </table:table-cell>
              <table:table-cell office:value-type="float" office:value="26.4859">
                <text:p>26.48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75">
                <text:p>675</text:p>
              </table:table-cell>
              <table:table-cell office:value-type="float" office:value="25.24458">
                <text:p>25.244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80">
                <text:p>680</text:p>
              </table:table-cell>
              <table:table-cell office:value-type="float" office:value="26.04154">
                <text:p>26.041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85">
                <text:p>685</text:p>
              </table:table-cell>
              <table:table-cell office:value-type="float" office:value="25.2361">
                <text:p>25.23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90">
                <text:p>690</text:p>
              </table:table-cell>
              <table:table-cell office:value-type="float" office:value="26.4282">
                <text:p>26.42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95">
                <text:p>695</text:p>
              </table:table-cell>
              <table:table-cell office:value-type="float" office:value="25.5251">
                <text:p>25.52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00">
                <text:p>700</text:p>
              </table:table-cell>
              <table:table-cell office:value-type="float" office:value="26.206">
                <text:p>26.2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05">
                <text:p>705</text:p>
              </table:table-cell>
              <table:table-cell office:value-type="float" office:value="26.52088">
                <text:p>26.520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10">
                <text:p>710</text:p>
              </table:table-cell>
              <table:table-cell office:value-type="float" office:value="26.08722">
                <text:p>26.087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15">
                <text:p>715</text:p>
              </table:table-cell>
              <table:table-cell office:value-type="float" office:value="26.36626">
                <text:p>26.366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20">
                <text:p>720</text:p>
              </table:table-cell>
              <table:table-cell office:value-type="float" office:value="25.77512">
                <text:p>25.775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25">
                <text:p>725</text:p>
              </table:table-cell>
              <table:table-cell office:value-type="float" office:value="28.31112">
                <text:p>28.311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30">
                <text:p>730</text:p>
              </table:table-cell>
              <table:table-cell office:value-type="float" office:value="29.59686">
                <text:p>29.596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35">
                <text:p>735</text:p>
              </table:table-cell>
              <table:table-cell office:value-type="float" office:value="28.75838">
                <text:p>28.758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40">
                <text:p>740</text:p>
              </table:table-cell>
              <table:table-cell office:value-type="float" office:value="28.59754">
                <text:p>28.597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45">
                <text:p>745</text:p>
              </table:table-cell>
              <table:table-cell office:value-type="float" office:value="28.53338">
                <text:p>28.533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50">
                <text:p>750</text:p>
              </table:table-cell>
              <table:table-cell office:value-type="float" office:value="28.86562">
                <text:p>28.865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55">
                <text:p>755</text:p>
              </table:table-cell>
              <table:table-cell office:value-type="float" office:value="32.20642">
                <text:p>32.206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60">
                <text:p>760</text:p>
              </table:table-cell>
              <table:table-cell office:value-type="float" office:value="32.32806">
                <text:p>32.328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65">
                <text:p>765</text:p>
              </table:table-cell>
              <table:table-cell office:value-type="float" office:value="28.16524">
                <text:p>28.165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70">
                <text:p>770</text:p>
              </table:table-cell>
              <table:table-cell office:value-type="float" office:value="28.1677">
                <text:p>28.16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75">
                <text:p>775</text:p>
              </table:table-cell>
              <table:table-cell office:value-type="float" office:value="29.28802">
                <text:p>29.288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80">
                <text:p>780</text:p>
              </table:table-cell>
              <table:table-cell office:value-type="float" office:value="30.64396">
                <text:p>30.643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85">
                <text:p>785</text:p>
              </table:table-cell>
              <table:table-cell office:value-type="float" office:value="28.3515">
                <text:p>28.35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90">
                <text:p>790</text:p>
              </table:table-cell>
              <table:table-cell office:value-type="float" office:value="27.28826">
                <text:p>27.288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95">
                <text:p>795</text:p>
              </table:table-cell>
              <table:table-cell office:value-type="float" office:value="31.99952">
                <text:p>31.999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00">
                <text:p>800</text:p>
              </table:table-cell>
              <table:table-cell office:value-type="float" office:value="31.42488">
                <text:p>31.424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05">
                <text:p>805</text:p>
              </table:table-cell>
              <table:table-cell office:value-type="float" office:value="31.4816">
                <text:p>31.48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10">
                <text:p>810</text:p>
              </table:table-cell>
              <table:table-cell office:value-type="float" office:value="38.25502">
                <text:p>38.255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15">
                <text:p>815</text:p>
              </table:table-cell>
              <table:table-cell office:value-type="float" office:value="41.91008">
                <text:p>41.910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20">
                <text:p>820</text:p>
              </table:table-cell>
              <table:table-cell office:value-type="float" office:value="37.56746">
                <text:p>37.567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25">
                <text:p>825</text:p>
              </table:table-cell>
              <table:table-cell office:value-type="float" office:value="36.02186">
                <text:p>36.021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30">
                <text:p>830</text:p>
              </table:table-cell>
              <table:table-cell office:value-type="float" office:value="36.7358">
                <text:p>36.73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35">
                <text:p>835</text:p>
              </table:table-cell>
              <table:table-cell office:value-type="float" office:value="31.88296">
                <text:p>31.882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40">
                <text:p>840</text:p>
              </table:table-cell>
              <table:table-cell office:value-type="float" office:value="34.76198">
                <text:p>34.761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45">
                <text:p>845</text:p>
              </table:table-cell>
              <table:table-cell office:value-type="float" office:value="34.01434">
                <text:p>34.014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50">
                <text:p>850</text:p>
              </table:table-cell>
              <table:table-cell office:value-type="float" office:value="35.64382">
                <text:p>35.643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55">
                <text:p>855</text:p>
              </table:table-cell>
              <table:table-cell office:value-type="float" office:value="35.15896">
                <text:p>35.158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60">
                <text:p>860</text:p>
              </table:table-cell>
              <table:table-cell office:value-type="float" office:value="35.98066">
                <text:p>35.980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65">
                <text:p>865</text:p>
              </table:table-cell>
              <table:table-cell office:value-type="float" office:value="37.33218">
                <text:p>37.332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70">
                <text:p>870</text:p>
              </table:table-cell>
              <table:table-cell office:value-type="float" office:value="33.3566">
                <text:p>33.35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75">
                <text:p>875</text:p>
              </table:table-cell>
              <table:table-cell office:value-type="float" office:value="35.07566">
                <text:p>35.075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80">
                <text:p>880</text:p>
              </table:table-cell>
              <table:table-cell office:value-type="float" office:value="41.5832">
                <text:p>41.58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85">
                <text:p>885</text:p>
              </table:table-cell>
              <table:table-cell office:value-type="float" office:value="35.29448">
                <text:p>35.294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90">
                <text:p>890</text:p>
              </table:table-cell>
              <table:table-cell office:value-type="float" office:value="39.36476">
                <text:p>39.364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95">
                <text:p>895</text:p>
              </table:table-cell>
              <table:table-cell office:value-type="float" office:value="34.95576">
                <text:p>34.955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00">
                <text:p>900</text:p>
              </table:table-cell>
              <table:table-cell office:value-type="float" office:value="38.64404">
                <text:p>38.644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05">
                <text:p>905</text:p>
              </table:table-cell>
              <table:table-cell office:value-type="float" office:value="40.56238">
                <text:p>40.562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10">
                <text:p>910</text:p>
              </table:table-cell>
              <table:table-cell office:value-type="float" office:value="36.42792">
                <text:p>36.427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15">
                <text:p>915</text:p>
              </table:table-cell>
              <table:table-cell office:value-type="float" office:value="37.33034">
                <text:p>37.330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20">
                <text:p>920</text:p>
              </table:table-cell>
              <table:table-cell office:value-type="float" office:value="36.0995">
                <text:p>36.09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25">
                <text:p>925</text:p>
              </table:table-cell>
              <table:table-cell office:value-type="float" office:value="40.18732">
                <text:p>40.187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30">
                <text:p>930</text:p>
              </table:table-cell>
              <table:table-cell office:value-type="float" office:value="37.29082">
                <text:p>37.290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35">
                <text:p>935</text:p>
              </table:table-cell>
              <table:table-cell office:value-type="float" office:value="38.22704">
                <text:p>38.227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40">
                <text:p>940</text:p>
              </table:table-cell>
              <table:table-cell office:value-type="float" office:value="42.36326">
                <text:p>42.363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45">
                <text:p>945</text:p>
              </table:table-cell>
              <table:table-cell office:value-type="float" office:value="37.67954">
                <text:p>37.679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50">
                <text:p>950</text:p>
              </table:table-cell>
              <table:table-cell office:value-type="float" office:value="40.86184">
                <text:p>40.861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55">
                <text:p>955</text:p>
              </table:table-cell>
              <table:table-cell office:value-type="float" office:value="37.87824">
                <text:p>37.878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60">
                <text:p>960</text:p>
              </table:table-cell>
              <table:table-cell office:value-type="float" office:value="41.39858">
                <text:p>41.398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65">
                <text:p>965</text:p>
              </table:table-cell>
              <table:table-cell office:value-type="float" office:value="37.41352">
                <text:p>37.413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70">
                <text:p>970</text:p>
              </table:table-cell>
              <table:table-cell office:value-type="float" office:value="42.92816">
                <text:p>42.928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75">
                <text:p>975</text:p>
              </table:table-cell>
              <table:table-cell office:value-type="float" office:value="41.29238">
                <text:p>41.292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80">
                <text:p>980</text:p>
              </table:table-cell>
              <table:table-cell office:value-type="float" office:value="41.33676">
                <text:p>41.336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85">
                <text:p>985</text:p>
              </table:table-cell>
              <table:table-cell office:value-type="float" office:value="46.31198">
                <text:p>46.311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90">
                <text:p>990</text:p>
              </table:table-cell>
              <table:table-cell office:value-type="float" office:value="42.6217">
                <text:p>42.62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95">
                <text:p>995</text:p>
              </table:table-cell>
              <table:table-cell office:value-type="float" office:value="45.87984">
                <text:p>45.879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00">
                <text:p>1000</text:p>
              </table:table-cell>
              <table:table-cell office:value-type="float" office:value="42.5341">
                <text:p>42.53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05">
                <text:p>1005</text:p>
              </table:table-cell>
              <table:table-cell office:value-type="float" office:value="47.79506">
                <text:p>47.795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10">
                <text:p>1010</text:p>
              </table:table-cell>
              <table:table-cell office:value-type="float" office:value="47.15962">
                <text:p>47.159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15">
                <text:p>1015</text:p>
              </table:table-cell>
              <table:table-cell office:value-type="float" office:value="45.35256">
                <text:p>45.352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20">
                <text:p>1020</text:p>
              </table:table-cell>
              <table:table-cell office:value-type="float" office:value="46.94846">
                <text:p>46.948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25">
                <text:p>1025</text:p>
              </table:table-cell>
              <table:table-cell office:value-type="float" office:value="50.81854">
                <text:p>50.8185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30">
                <text:p>1030</text:p>
              </table:table-cell>
              <table:table-cell office:value-type="float" office:value="44.77518">
                <text:p>44.775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35">
                <text:p>1035</text:p>
              </table:table-cell>
              <table:table-cell office:value-type="float" office:value="46.75872">
                <text:p>46.758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40">
                <text:p>1040</text:p>
              </table:table-cell>
              <table:table-cell office:value-type="float" office:value="44.77858">
                <text:p>44.778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45">
                <text:p>1045</text:p>
              </table:table-cell>
              <table:table-cell office:value-type="float" office:value="49.14902">
                <text:p>49.149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50">
                <text:p>1050</text:p>
              </table:table-cell>
              <table:table-cell office:value-type="float" office:value="45.7585">
                <text:p>45.75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55">
                <text:p>1055</text:p>
              </table:table-cell>
              <table:table-cell office:value-type="float" office:value="43.44414">
                <text:p>43.444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60">
                <text:p>1060</text:p>
              </table:table-cell>
              <table:table-cell office:value-type="float" office:value="51.51578">
                <text:p>51.5157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65">
                <text:p>1065</text:p>
              </table:table-cell>
              <table:table-cell office:value-type="float" office:value="49.69448">
                <text:p>49.694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70">
                <text:p>1070</text:p>
              </table:table-cell>
              <table:table-cell office:value-type="float" office:value="53.30834">
                <text:p>53.308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75">
                <text:p>1075</text:p>
              </table:table-cell>
              <table:table-cell office:value-type="float" office:value="52.5297">
                <text:p>52.52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80">
                <text:p>1080</text:p>
              </table:table-cell>
              <table:table-cell office:value-type="float" office:value="52.65146">
                <text:p>52.651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85">
                <text:p>1085</text:p>
              </table:table-cell>
              <table:table-cell office:value-type="float" office:value="52.20528">
                <text:p>52.205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90">
                <text:p>1090</text:p>
              </table:table-cell>
              <table:table-cell office:value-type="float" office:value="46.9261">
                <text:p>46.92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95">
                <text:p>1095</text:p>
              </table:table-cell>
              <table:table-cell office:value-type="float" office:value="50.57774">
                <text:p>50.577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00">
                <text:p>1100</text:p>
              </table:table-cell>
              <table:table-cell office:value-type="float" office:value="51.23934">
                <text:p>51.239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05">
                <text:p>1105</text:p>
              </table:table-cell>
              <table:table-cell office:value-type="float" office:value="52.74174">
                <text:p>52.741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10">
                <text:p>1110</text:p>
              </table:table-cell>
              <table:table-cell office:value-type="float" office:value="50.26246">
                <text:p>50.262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15">
                <text:p>1115</text:p>
              </table:table-cell>
              <table:table-cell office:value-type="float" office:value="48.6043">
                <text:p>48.60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20">
                <text:p>1120</text:p>
              </table:table-cell>
              <table:table-cell office:value-type="float" office:value="55.6032">
                <text:p>55.60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25">
                <text:p>1125</text:p>
              </table:table-cell>
              <table:table-cell office:value-type="float" office:value="49.45208">
                <text:p>49.452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30">
                <text:p>1130</text:p>
              </table:table-cell>
              <table:table-cell office:value-type="float" office:value="52.27172">
                <text:p>52.271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35">
                <text:p>1135</text:p>
              </table:table-cell>
              <table:table-cell office:value-type="float" office:value="52.47196">
                <text:p>52.471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40">
                <text:p>1140</text:p>
              </table:table-cell>
              <table:table-cell office:value-type="float" office:value="54.71014">
                <text:p>54.710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45">
                <text:p>1145</text:p>
              </table:table-cell>
              <table:table-cell office:value-type="float" office:value="57.66742">
                <text:p>57.6674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50">
                <text:p>1150</text:p>
              </table:table-cell>
              <table:table-cell office:value-type="float" office:value="54.95432">
                <text:p>54.954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55">
                <text:p>1155</text:p>
              </table:table-cell>
              <table:table-cell office:value-type="float" office:value="55.85544">
                <text:p>55.8554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60">
                <text:p>1160</text:p>
              </table:table-cell>
              <table:table-cell office:value-type="float" office:value="50.203">
                <text:p>50.20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65">
                <text:p>1165</text:p>
              </table:table-cell>
              <table:table-cell office:value-type="float" office:value="57.0034">
                <text:p>57.00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70">
                <text:p>1170</text:p>
              </table:table-cell>
              <table:table-cell office:value-type="float" office:value="57.10734">
                <text:p>57.107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75">
                <text:p>1175</text:p>
              </table:table-cell>
              <table:table-cell office:value-type="float" office:value="54.5513">
                <text:p>54.55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80">
                <text:p>1180</text:p>
              </table:table-cell>
              <table:table-cell office:value-type="float" office:value="57.17266">
                <text:p>57.172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85">
                <text:p>1185</text:p>
              </table:table-cell>
              <table:table-cell office:value-type="float" office:value="58.72786">
                <text:p>58.727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90">
                <text:p>1190</text:p>
              </table:table-cell>
              <table:table-cell office:value-type="float" office:value="60.1505">
                <text:p>60.15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95">
                <text:p>1195</text:p>
              </table:table-cell>
              <table:table-cell office:value-type="float" office:value="55.43288">
                <text:p>55.432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00">
                <text:p>1200</text:p>
              </table:table-cell>
              <table:table-cell office:value-type="float" office:value="55.91632">
                <text:p>55.916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05">
                <text:p>1205</text:p>
              </table:table-cell>
              <table:table-cell office:value-type="float" office:value="60.39772">
                <text:p>60.3977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10">
                <text:p>1210</text:p>
              </table:table-cell>
              <table:table-cell office:value-type="float" office:value="62.70794">
                <text:p>62.707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15">
                <text:p>1215</text:p>
              </table:table-cell>
              <table:table-cell office:value-type="float" office:value="60.17166">
                <text:p>60.171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20">
                <text:p>1220</text:p>
              </table:table-cell>
              <table:table-cell office:value-type="float" office:value="63.15958">
                <text:p>63.159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25">
                <text:p>1225</text:p>
              </table:table-cell>
              <table:table-cell office:value-type="float" office:value="60.49638">
                <text:p>60.496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30">
                <text:p>1230</text:p>
              </table:table-cell>
              <table:table-cell office:value-type="float" office:value="63.70452">
                <text:p>63.704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35">
                <text:p>1235</text:p>
              </table:table-cell>
              <table:table-cell office:value-type="float" office:value="58.83484">
                <text:p>58.834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40">
                <text:p>1240</text:p>
              </table:table-cell>
              <table:table-cell office:value-type="float" office:value="61.53512">
                <text:p>61.535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45">
                <text:p>1245</text:p>
              </table:table-cell>
              <table:table-cell office:value-type="float" office:value="60.71604">
                <text:p>60.7160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50">
                <text:p>1250</text:p>
              </table:table-cell>
              <table:table-cell office:value-type="float" office:value="61.36292">
                <text:p>61.362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55">
                <text:p>1255</text:p>
              </table:table-cell>
              <table:table-cell office:value-type="float" office:value="64.5884">
                <text:p>64.588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60">
                <text:p>1260</text:p>
              </table:table-cell>
              <table:table-cell office:value-type="float" office:value="62.48846">
                <text:p>62.488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65">
                <text:p>1265</text:p>
              </table:table-cell>
              <table:table-cell office:value-type="float" office:value="72.30818">
                <text:p>72.308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70">
                <text:p>1270</text:p>
              </table:table-cell>
              <table:table-cell office:value-type="float" office:value="74.76708">
                <text:p>74.767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75">
                <text:p>1275</text:p>
              </table:table-cell>
              <table:table-cell office:value-type="float" office:value="75.07496">
                <text:p>75.074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80">
                <text:p>1280</text:p>
              </table:table-cell>
              <table:table-cell office:value-type="float" office:value="64.34708">
                <text:p>64.3470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85">
                <text:p>1285</text:p>
              </table:table-cell>
              <table:table-cell office:value-type="float" office:value="58.30662">
                <text:p>58.3066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90">
                <text:p>1290</text:p>
              </table:table-cell>
              <table:table-cell office:value-type="float" office:value="71.10286">
                <text:p>71.1028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95">
                <text:p>1295</text:p>
              </table:table-cell>
              <table:table-cell office:value-type="float" office:value="69.52732">
                <text:p>69.527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00">
                <text:p>1300</text:p>
              </table:table-cell>
              <table:table-cell office:value-type="float" office:value="66.4948">
                <text:p>66.49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05">
                <text:p>1305</text:p>
              </table:table-cell>
              <table:table-cell office:value-type="float" office:value="67.40038">
                <text:p>67.400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10">
                <text:p>1310</text:p>
              </table:table-cell>
              <table:table-cell office:value-type="float" office:value="63.71784">
                <text:p>63.717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15">
                <text:p>1315</text:p>
              </table:table-cell>
              <table:table-cell office:value-type="float" office:value="66.03838">
                <text:p>66.0383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20">
                <text:p>1320</text:p>
              </table:table-cell>
              <table:table-cell office:value-type="float" office:value="62.1048">
                <text:p>62.10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25">
                <text:p>1325</text:p>
              </table:table-cell>
              <table:table-cell office:value-type="float" office:value="73.40926">
                <text:p>73.4092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30">
                <text:p>1330</text:p>
              </table:table-cell>
              <table:table-cell office:value-type="float" office:value="66.9894">
                <text:p>66.98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35">
                <text:p>1335</text:p>
              </table:table-cell>
              <table:table-cell office:value-type="float" office:value="64.09818">
                <text:p>64.0981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40">
                <text:p>1340</text:p>
              </table:table-cell>
              <table:table-cell office:value-type="float" office:value="72.14432">
                <text:p>72.144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45">
                <text:p>1345</text:p>
              </table:table-cell>
              <table:table-cell office:value-type="float" office:value="65.88058">
                <text:p>65.880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50">
                <text:p>1350</text:p>
              </table:table-cell>
              <table:table-cell office:value-type="float" office:value="73.79468">
                <text:p>73.7946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55">
                <text:p>1355</text:p>
              </table:table-cell>
              <table:table-cell office:value-type="float" office:value="65.94834">
                <text:p>65.948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60">
                <text:p>1360</text:p>
              </table:table-cell>
              <table:table-cell office:value-type="float" office:value="66.79866">
                <text:p>66.7986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65">
                <text:p>1365</text:p>
              </table:table-cell>
              <table:table-cell office:value-type="float" office:value="72.9464">
                <text:p>72.94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70">
                <text:p>1370</text:p>
              </table:table-cell>
              <table:table-cell office:value-type="float" office:value="67.51932">
                <text:p>67.519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75">
                <text:p>1375</text:p>
              </table:table-cell>
              <table:table-cell office:value-type="float" office:value="75.03224">
                <text:p>75.032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80">
                <text:p>1380</text:p>
              </table:table-cell>
              <table:table-cell office:value-type="float" office:value="77.0238">
                <text:p>77.02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85">
                <text:p>1385</text:p>
              </table:table-cell>
              <table:table-cell office:value-type="float" office:value="74.74142">
                <text:p>74.7414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90">
                <text:p>1390</text:p>
              </table:table-cell>
              <table:table-cell office:value-type="float" office:value="64.8721">
                <text:p>64.87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95">
                <text:p>1395</text:p>
              </table:table-cell>
              <table:table-cell office:value-type="float" office:value="80.96798">
                <text:p>80.9679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00">
                <text:p>1400</text:p>
              </table:table-cell>
              <table:table-cell office:value-type="float" office:value="76.52718">
                <text:p>76.527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05">
                <text:p>1405</text:p>
              </table:table-cell>
              <table:table-cell office:value-type="float" office:value="76.12218">
                <text:p>76.122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10">
                <text:p>1410</text:p>
              </table:table-cell>
              <table:table-cell office:value-type="float" office:value="72.74752">
                <text:p>72.747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15">
                <text:p>1415</text:p>
              </table:table-cell>
              <table:table-cell office:value-type="float" office:value="87.56466">
                <text:p>87.5646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20">
                <text:p>1420</text:p>
              </table:table-cell>
              <table:table-cell office:value-type="float" office:value="82.8477">
                <text:p>82.847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25">
                <text:p>1425</text:p>
              </table:table-cell>
              <table:table-cell office:value-type="float" office:value="86.99974">
                <text:p>86.9997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30">
                <text:p>1430</text:p>
              </table:table-cell>
              <table:table-cell office:value-type="float" office:value="81.81152">
                <text:p>81.8115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35">
                <text:p>1435</text:p>
              </table:table-cell>
              <table:table-cell office:value-type="float" office:value="80.10224">
                <text:p>80.1022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40">
                <text:p>1440</text:p>
              </table:table-cell>
              <table:table-cell office:value-type="float" office:value="78.40814">
                <text:p>78.4081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45">
                <text:p>1445</text:p>
              </table:table-cell>
              <table:table-cell office:value-type="float" office:value="69.55588">
                <text:p>69.555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50">
                <text:p>1450</text:p>
              </table:table-cell>
              <table:table-cell office:value-type="float" office:value="94.4931">
                <text:p>94.493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55">
                <text:p>1455</text:p>
              </table:table-cell>
              <table:table-cell office:value-type="float" office:value="90.74566">
                <text:p>90.745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60">
                <text:p>1460</text:p>
              </table:table-cell>
              <table:table-cell office:value-type="float" office:value="78.22718">
                <text:p>78.2271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65">
                <text:p>1465</text:p>
              </table:table-cell>
              <table:table-cell office:value-type="float" office:value="88.86246">
                <text:p>88.862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70">
                <text:p>1470</text:p>
              </table:table-cell>
              <table:table-cell office:value-type="float" office:value="81.2961">
                <text:p>81.29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75">
                <text:p>1475</text:p>
              </table:table-cell>
              <table:table-cell office:value-type="float" office:value="83.17908">
                <text:p>83.1790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80">
                <text:p>1480</text:p>
              </table:table-cell>
              <table:table-cell office:value-type="float" office:value="75.9127">
                <text:p>75.912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85">
                <text:p>1485</text:p>
              </table:table-cell>
              <table:table-cell office:value-type="float" office:value="93.45948">
                <text:p>93.459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90">
                <text:p>1490</text:p>
              </table:table-cell>
              <table:table-cell office:value-type="float" office:value="89.00996">
                <text:p>89.0099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95">
                <text:p>1495</text:p>
              </table:table-cell>
              <table:table-cell office:value-type="float" office:value="88.93066">
                <text:p>88.9306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00">
                <text:p>1500</text:p>
              </table:table-cell>
              <table:table-cell office:value-type="float" office:value="80.70254">
                <text:p>80.7025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05">
                <text:p>1505</text:p>
              </table:table-cell>
              <table:table-cell office:value-type="float" office:value="84.46596">
                <text:p>84.4659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10">
                <text:p>1510</text:p>
              </table:table-cell>
              <table:table-cell office:value-type="float" office:value="91.52082">
                <text:p>91.5208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15">
                <text:p>1515</text:p>
              </table:table-cell>
              <table:table-cell office:value-type="float" office:value="82.32718">
                <text:p>82.327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20">
                <text:p>1520</text:p>
              </table:table-cell>
              <table:table-cell office:value-type="float" office:value="96.74782">
                <text:p>96.7478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25">
                <text:p>1525</text:p>
              </table:table-cell>
              <table:table-cell office:value-type="float" office:value="87.88806">
                <text:p>87.888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30">
                <text:p>1530</text:p>
              </table:table-cell>
              <table:table-cell office:value-type="float" office:value="96.85642">
                <text:p>96.856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35">
                <text:p>1535</text:p>
              </table:table-cell>
              <table:table-cell office:value-type="float" office:value="87.73332">
                <text:p>87.733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40">
                <text:p>1540</text:p>
              </table:table-cell>
              <table:table-cell office:value-type="float" office:value="90.06776">
                <text:p>90.0677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45">
                <text:p>1545</text:p>
              </table:table-cell>
              <table:table-cell office:value-type="float" office:value="98.37576">
                <text:p>98.3757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50">
                <text:p>1550</text:p>
              </table:table-cell>
              <table:table-cell office:value-type="float" office:value="99.82786">
                <text:p>99.8278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55">
                <text:p>1555</text:p>
              </table:table-cell>
              <table:table-cell office:value-type="float" office:value="89.33418">
                <text:p>89.334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60">
                <text:p>1560</text:p>
              </table:table-cell>
              <table:table-cell office:value-type="float" office:value="94.14892">
                <text:p>94.1489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65">
                <text:p>1565</text:p>
              </table:table-cell>
              <table:table-cell office:value-type="float" office:value="89.5668">
                <text:p>89.56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70">
                <text:p>1570</text:p>
              </table:table-cell>
              <table:table-cell office:value-type="float" office:value="93.37426">
                <text:p>93.3742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75">
                <text:p>1575</text:p>
              </table:table-cell>
              <table:table-cell office:value-type="float" office:value="89.05504">
                <text:p>89.0550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80">
                <text:p>1580</text:p>
              </table:table-cell>
              <table:table-cell office:value-type="float" office:value="85.28368">
                <text:p>85.2836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85">
                <text:p>1585</text:p>
              </table:table-cell>
              <table:table-cell office:value-type="float" office:value="104.38414">
                <text:p>104.384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90">
                <text:p>1590</text:p>
              </table:table-cell>
              <table:table-cell office:value-type="float" office:value="105.75278">
                <text:p>105.7527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95">
                <text:p>1595</text:p>
              </table:table-cell>
              <table:table-cell office:value-type="float" office:value="92.32472">
                <text:p>92.3247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00">
                <text:p>1600</text:p>
              </table:table-cell>
              <table:table-cell office:value-type="float" office:value="90.92742">
                <text:p>90.9274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05">
                <text:p>1605</text:p>
              </table:table-cell>
              <table:table-cell office:value-type="float" office:value="96.59598">
                <text:p>96.5959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10">
                <text:p>1610</text:p>
              </table:table-cell>
              <table:table-cell office:value-type="float" office:value="77.16052">
                <text:p>77.160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15">
                <text:p>1615</text:p>
              </table:table-cell>
              <table:table-cell office:value-type="float" office:value="90.03584">
                <text:p>90.035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20">
                <text:p>1620</text:p>
              </table:table-cell>
              <table:table-cell office:value-type="float" office:value="80.07594">
                <text:p>80.0759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25">
                <text:p>1625</text:p>
              </table:table-cell>
              <table:table-cell office:value-type="float" office:value="104.36664">
                <text:p>104.3666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30">
                <text:p>1630</text:p>
              </table:table-cell>
              <table:table-cell office:value-type="float" office:value="81.33856">
                <text:p>81.338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35">
                <text:p>1635</text:p>
              </table:table-cell>
              <table:table-cell office:value-type="float" office:value="105.98658">
                <text:p>105.9865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40">
                <text:p>1640</text:p>
              </table:table-cell>
              <table:table-cell office:value-type="float" office:value="93.8123">
                <text:p>93.81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45">
                <text:p>1645</text:p>
              </table:table-cell>
              <table:table-cell office:value-type="float" office:value="92.10268">
                <text:p>92.1026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50">
                <text:p>1650</text:p>
              </table:table-cell>
              <table:table-cell office:value-type="float" office:value="94.3305">
                <text:p>94.33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55">
                <text:p>1655</text:p>
              </table:table-cell>
              <table:table-cell office:value-type="float" office:value="82.09716">
                <text:p>82.097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60">
                <text:p>1660</text:p>
              </table:table-cell>
              <table:table-cell office:value-type="float" office:value="87.56248">
                <text:p>87.5624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65">
                <text:p>1665</text:p>
              </table:table-cell>
              <table:table-cell office:value-type="float" office:value="104.94848">
                <text:p>104.9484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70">
                <text:p>1670</text:p>
              </table:table-cell>
              <table:table-cell office:value-type="float" office:value="85.16718">
                <text:p>85.167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75">
                <text:p>1675</text:p>
              </table:table-cell>
              <table:table-cell office:value-type="float" office:value="90.85698">
                <text:p>90.8569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80">
                <text:p>1680</text:p>
              </table:table-cell>
              <table:table-cell office:value-type="float" office:value="98.31518">
                <text:p>98.3151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85">
                <text:p>1685</text:p>
              </table:table-cell>
              <table:table-cell office:value-type="float" office:value="82.32502">
                <text:p>82.325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90">
                <text:p>1690</text:p>
              </table:table-cell>
              <table:table-cell office:value-type="float" office:value="103.84302">
                <text:p>103.843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95">
                <text:p>1695</text:p>
              </table:table-cell>
              <table:table-cell office:value-type="float" office:value="93.09642">
                <text:p>93.0964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00">
                <text:p>1700</text:p>
              </table:table-cell>
              <table:table-cell office:value-type="float" office:value="94.27738">
                <text:p>94.2773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05">
                <text:p>1705</text:p>
              </table:table-cell>
              <table:table-cell office:value-type="float" office:value="99.30818">
                <text:p>99.3081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10">
                <text:p>1710</text:p>
              </table:table-cell>
              <table:table-cell office:value-type="float" office:value="99.70792">
                <text:p>99.7079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15">
                <text:p>1715</text:p>
              </table:table-cell>
              <table:table-cell office:value-type="float" office:value="97.92788">
                <text:p>97.9278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20">
                <text:p>1720</text:p>
              </table:table-cell>
              <table:table-cell office:value-type="float" office:value="90.21318">
                <text:p>90.213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25">
                <text:p>1725</text:p>
              </table:table-cell>
              <table:table-cell office:value-type="float" office:value="92.36238">
                <text:p>92.3623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30">
                <text:p>1730</text:p>
              </table:table-cell>
              <table:table-cell office:value-type="float" office:value="98.64628">
                <text:p>98.6462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735">
                <text:p>1735</text:p>
              </table:table-cell>
              <table:table-cell office:value-type="float" office:value="105.34266">
                <text:p>105.3426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40">
                <text:p>1740</text:p>
              </table:table-cell>
              <table:table-cell office:value-type="float" office:value="98.97692">
                <text:p>98.9769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45">
                <text:p>1745</text:p>
              </table:table-cell>
              <table:table-cell office:value-type="float" office:value="95.57438">
                <text:p>95.5743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750">
                <text:p>1750</text:p>
              </table:table-cell>
              <table:table-cell office:value-type="float" office:value="101.26322">
                <text:p>101.2632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55">
                <text:p>1755</text:p>
              </table:table-cell>
              <table:table-cell office:value-type="float" office:value="104.68828">
                <text:p>104.6882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760">
                <text:p>1760</text:p>
              </table:table-cell>
              <table:table-cell office:value-type="float" office:value="105.1171">
                <text:p>105.117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765">
                <text:p>1765</text:p>
              </table:table-cell>
              <table:table-cell office:value-type="float" office:value="108.35392">
                <text:p>108.3539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770">
                <text:p>1770</text:p>
              </table:table-cell>
              <table:table-cell office:value-type="float" office:value="118.10206">
                <text:p>118.1020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775">
                <text:p>1775</text:p>
              </table:table-cell>
              <table:table-cell office:value-type="float" office:value="115.72592">
                <text:p>115.7259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780">
                <text:p>1780</text:p>
              </table:table-cell>
              <table:table-cell office:value-type="float" office:value="115.01232">
                <text:p>115.0123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85">
                <text:p>1785</text:p>
              </table:table-cell>
              <table:table-cell office:value-type="float" office:value="105.76746">
                <text:p>105.7674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790">
                <text:p>1790</text:p>
              </table:table-cell>
              <table:table-cell office:value-type="float" office:value="97.82246">
                <text:p>97.8224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795">
                <text:p>1795</text:p>
              </table:table-cell>
              <table:table-cell office:value-type="float" office:value="108.9649">
                <text:p>108.964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00">
                <text:p>1800</text:p>
              </table:table-cell>
              <table:table-cell office:value-type="float" office:value="109.42388">
                <text:p>109.4238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05">
                <text:p>1805</text:p>
              </table:table-cell>
              <table:table-cell office:value-type="float" office:value="111.0067">
                <text:p>111.00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10">
                <text:p>1810</text:p>
              </table:table-cell>
              <table:table-cell office:value-type="float" office:value="110.74068">
                <text:p>110.7406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15">
                <text:p>1815</text:p>
              </table:table-cell>
              <table:table-cell office:value-type="float" office:value="112.17854">
                <text:p>112.1785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20">
                <text:p>1820</text:p>
              </table:table-cell>
              <table:table-cell office:value-type="float" office:value="113.86354">
                <text:p>113.8635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25">
                <text:p>1825</text:p>
              </table:table-cell>
              <table:table-cell office:value-type="float" office:value="118.59022">
                <text:p>118.5902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30">
                <text:p>1830</text:p>
              </table:table-cell>
              <table:table-cell office:value-type="float" office:value="104.2801">
                <text:p>104.280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35">
                <text:p>1835</text:p>
              </table:table-cell>
              <table:table-cell office:value-type="float" office:value="103.04764">
                <text:p>103.0476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40">
                <text:p>1840</text:p>
              </table:table-cell>
              <table:table-cell office:value-type="float" office:value="125.60082">
                <text:p>125.6008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45">
                <text:p>1845</text:p>
              </table:table-cell>
              <table:table-cell office:value-type="float" office:value="105.99296">
                <text:p>105.9929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850">
                <text:p>1850</text:p>
              </table:table-cell>
              <table:table-cell office:value-type="float" office:value="109.61304">
                <text:p>109.613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855">
                <text:p>1855</text:p>
              </table:table-cell>
              <table:table-cell office:value-type="float" office:value="108.29576">
                <text:p>108.2957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60">
                <text:p>1860</text:p>
              </table:table-cell>
              <table:table-cell office:value-type="float" office:value="114.36196">
                <text:p>114.361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65">
                <text:p>1865</text:p>
              </table:table-cell>
              <table:table-cell office:value-type="float" office:value="118.00734">
                <text:p>118.0073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70">
                <text:p>1870</text:p>
              </table:table-cell>
              <table:table-cell office:value-type="float" office:value="120.16166">
                <text:p>120.161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75">
                <text:p>1875</text:p>
              </table:table-cell>
              <table:table-cell office:value-type="float" office:value="130.66274">
                <text:p>130.6627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80">
                <text:p>1880</text:p>
              </table:table-cell>
              <table:table-cell office:value-type="float" office:value="110.43086">
                <text:p>110.4308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885">
                <text:p>1885</text:p>
              </table:table-cell>
              <table:table-cell office:value-type="float" office:value="107.39608">
                <text:p>107.3960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890">
                <text:p>1890</text:p>
              </table:table-cell>
              <table:table-cell office:value-type="float" office:value="117.9621">
                <text:p>117.962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895">
                <text:p>1895</text:p>
              </table:table-cell>
              <table:table-cell office:value-type="float" office:value="108.60086">
                <text:p>108.6008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00">
                <text:p>1900</text:p>
              </table:table-cell>
              <table:table-cell office:value-type="float" office:value="114.59582">
                <text:p>114.5958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05">
                <text:p>1905</text:p>
              </table:table-cell>
              <table:table-cell office:value-type="float" office:value="109.24178">
                <text:p>109.2417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10">
                <text:p>1910</text:p>
              </table:table-cell>
              <table:table-cell office:value-type="float" office:value="119.93616">
                <text:p>119.9361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15">
                <text:p>1915</text:p>
              </table:table-cell>
              <table:table-cell office:value-type="float" office:value="119.63282">
                <text:p>119.6328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20">
                <text:p>1920</text:p>
              </table:table-cell>
              <table:table-cell office:value-type="float" office:value="120.7413">
                <text:p>120.74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25">
                <text:p>1925</text:p>
              </table:table-cell>
              <table:table-cell office:value-type="float" office:value="123.8706">
                <text:p>123.870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30">
                <text:p>1930</text:p>
              </table:table-cell>
              <table:table-cell office:value-type="float" office:value="124.00514">
                <text:p>124.005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35">
                <text:p>1935</text:p>
              </table:table-cell>
              <table:table-cell office:value-type="float" office:value="112.58382">
                <text:p>112.5838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40">
                <text:p>1940</text:p>
              </table:table-cell>
              <table:table-cell office:value-type="float" office:value="114.28948">
                <text:p>114.2894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45">
                <text:p>1945</text:p>
              </table:table-cell>
              <table:table-cell office:value-type="float" office:value="114.31382">
                <text:p>114.3138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50">
                <text:p>1950</text:p>
              </table:table-cell>
              <table:table-cell office:value-type="float" office:value="107.73546">
                <text:p>107.735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955">
                <text:p>1955</text:p>
              </table:table-cell>
              <table:table-cell office:value-type="float" office:value="137.43536">
                <text:p>137.4353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960">
                <text:p>1960</text:p>
              </table:table-cell>
              <table:table-cell office:value-type="float" office:value="112.34586">
                <text:p>112.3458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965">
                <text:p>1965</text:p>
              </table:table-cell>
              <table:table-cell office:value-type="float" office:value="145.71282">
                <text:p>145.7128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70">
                <text:p>1970</text:p>
              </table:table-cell>
              <table:table-cell office:value-type="float" office:value="131.95144">
                <text:p>131.9514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975">
                <text:p>1975</text:p>
              </table:table-cell>
              <table:table-cell office:value-type="float" office:value="133.66528">
                <text:p>133.6652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80">
                <text:p>1980</text:p>
              </table:table-cell>
              <table:table-cell office:value-type="float" office:value="133.79778">
                <text:p>133.7977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985">
                <text:p>1985</text:p>
              </table:table-cell>
              <table:table-cell office:value-type="float" office:value="131.42874">
                <text:p>131.4287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990">
                <text:p>1990</text:p>
              </table:table-cell>
              <table:table-cell office:value-type="float" office:value="135.24822">
                <text:p>135.2482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995">
                <text:p>1995</text:p>
              </table:table-cell>
              <table:table-cell office:value-type="float" office:value="136.80448">
                <text:p>136.8044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00">
                <text:p>2000</text:p>
              </table:table-cell>
              <table:table-cell office:value-type="float" office:value="135.4405">
                <text:p>135.440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05">
                <text:p>2005</text:p>
              </table:table-cell>
              <table:table-cell office:value-type="float" office:value="136.3468">
                <text:p>136.346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10">
                <text:p>2010</text:p>
              </table:table-cell>
              <table:table-cell office:value-type="float" office:value="134.87912">
                <text:p>134.879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15">
                <text:p>2015</text:p>
              </table:table-cell>
              <table:table-cell office:value-type="float" office:value="123.96572">
                <text:p>123.9657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20">
                <text:p>2020</text:p>
              </table:table-cell>
              <table:table-cell office:value-type="float" office:value="116.03484">
                <text:p>116.0348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25">
                <text:p>2025</text:p>
              </table:table-cell>
              <table:table-cell office:value-type="float" office:value="135.92144">
                <text:p>135.9214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30">
                <text:p>2030</text:p>
              </table:table-cell>
              <table:table-cell office:value-type="float" office:value="112.97352">
                <text:p>112.9735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35">
                <text:p>2035</text:p>
              </table:table-cell>
              <table:table-cell office:value-type="float" office:value="131.91338">
                <text:p>131.9133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40">
                <text:p>2040</text:p>
              </table:table-cell>
              <table:table-cell office:value-type="float" office:value="115.00992">
                <text:p>115.0099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045">
                <text:p>2045</text:p>
              </table:table-cell>
              <table:table-cell office:value-type="float" office:value="117.92776">
                <text:p>117.927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50">
                <text:p>2050</text:p>
              </table:table-cell>
              <table:table-cell office:value-type="float" office:value="143.14194">
                <text:p>143.1419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55">
                <text:p>2055</text:p>
              </table:table-cell>
              <table:table-cell office:value-type="float" office:value="115.99222">
                <text:p>115.9922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60">
                <text:p>2060</text:p>
              </table:table-cell>
              <table:table-cell office:value-type="float" office:value="123.70078">
                <text:p>123.7007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65">
                <text:p>2065</text:p>
              </table:table-cell>
              <table:table-cell office:value-type="float" office:value="135.8893">
                <text:p>135.889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70">
                <text:p>2070</text:p>
              </table:table-cell>
              <table:table-cell office:value-type="float" office:value="123.63258">
                <text:p>123.6325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75">
                <text:p>2075</text:p>
              </table:table-cell>
              <table:table-cell office:value-type="float" office:value="130.62502">
                <text:p>130.6250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80">
                <text:p>2080</text:p>
              </table:table-cell>
              <table:table-cell office:value-type="float" office:value="120.4897">
                <text:p>120.489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085">
                <text:p>2085</text:p>
              </table:table-cell>
              <table:table-cell office:value-type="float" office:value="121.81576">
                <text:p>121.8157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090">
                <text:p>2090</text:p>
              </table:table-cell>
              <table:table-cell office:value-type="float" office:value="132.6661">
                <text:p>132.666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095">
                <text:p>2095</text:p>
              </table:table-cell>
              <table:table-cell office:value-type="float" office:value="126.42894">
                <text:p>126.4289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100">
                <text:p>2100</text:p>
              </table:table-cell>
              <table:table-cell office:value-type="float" office:value="133.67758">
                <text:p>133.6775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105">
                <text:p>2105</text:p>
              </table:table-cell>
              <table:table-cell office:value-type="float" office:value="133.36906">
                <text:p>133.3690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110">
                <text:p>2110</text:p>
              </table:table-cell>
              <table:table-cell office:value-type="float" office:value="119.33814">
                <text:p>119.3381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115">
                <text:p>2115</text:p>
              </table:table-cell>
              <table:table-cell office:value-type="float" office:value="142.7559">
                <text:p>142.755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120">
                <text:p>2120</text:p>
              </table:table-cell>
              <table:table-cell office:value-type="float" office:value="105.45474">
                <text:p>105.4547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125">
                <text:p>2125</text:p>
              </table:table-cell>
              <table:table-cell office:value-type="float" office:value="138.09096">
                <text:p>138.090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130">
                <text:p>2130</text:p>
              </table:table-cell>
              <table:table-cell office:value-type="float" office:value="122.44592">
                <text:p>122.4459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135">
                <text:p>2135</text:p>
              </table:table-cell>
              <table:table-cell office:value-type="float" office:value="147.94924">
                <text:p>147.9492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140">
                <text:p>2140</text:p>
              </table:table-cell>
              <table:table-cell office:value-type="float" office:value="138.23528">
                <text:p>138.2352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145">
                <text:p>2145</text:p>
              </table:table-cell>
              <table:table-cell office:value-type="float" office:value="129.76014">
                <text:p>129.7601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150">
                <text:p>2150</text:p>
              </table:table-cell>
              <table:table-cell office:value-type="float" office:value="119.98088">
                <text:p>119.980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155">
                <text:p>2155</text:p>
              </table:table-cell>
              <table:table-cell office:value-type="float" office:value="150.16954">
                <text:p>150.1695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160">
                <text:p>2160</text:p>
              </table:table-cell>
              <table:table-cell office:value-type="float" office:value="123.8338">
                <text:p>123.833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165">
                <text:p>2165</text:p>
              </table:table-cell>
              <table:table-cell office:value-type="float" office:value="134.83668">
                <text:p>134.8366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170">
                <text:p>2170</text:p>
              </table:table-cell>
              <table:table-cell office:value-type="float" office:value="144.62328">
                <text:p>144.623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175">
                <text:p>2175</text:p>
              </table:table-cell>
              <table:table-cell office:value-type="float" office:value="115.58564">
                <text:p>115.5856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180">
                <text:p>2180</text:p>
              </table:table-cell>
              <table:table-cell office:value-type="float" office:value="146.0566">
                <text:p>146.056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185">
                <text:p>2185</text:p>
              </table:table-cell>
              <table:table-cell office:value-type="float" office:value="114.28896">
                <text:p>114.2889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190">
                <text:p>2190</text:p>
              </table:table-cell>
              <table:table-cell office:value-type="float" office:value="146.5925">
                <text:p>146.59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195">
                <text:p>2195</text:p>
              </table:table-cell>
              <table:table-cell office:value-type="float" office:value="136.3401">
                <text:p>136.340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200">
                <text:p>2200</text:p>
              </table:table-cell>
              <table:table-cell office:value-type="float" office:value="137.07668">
                <text:p>137.0766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205">
                <text:p>2205</text:p>
              </table:table-cell>
              <table:table-cell office:value-type="float" office:value="134.71072">
                <text:p>134.7107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210">
                <text:p>2210</text:p>
              </table:table-cell>
              <table:table-cell office:value-type="float" office:value="137.7118">
                <text:p>137.711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215">
                <text:p>2215</text:p>
              </table:table-cell>
              <table:table-cell office:value-type="float" office:value="147.58838">
                <text:p>147.588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220">
                <text:p>2220</text:p>
              </table:table-cell>
              <table:table-cell office:value-type="float" office:value="148.31082">
                <text:p>148.3108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225">
                <text:p>2225</text:p>
              </table:table-cell>
              <table:table-cell office:value-type="float" office:value="139.7999">
                <text:p>139.799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230">
                <text:p>2230</text:p>
              </table:table-cell>
              <table:table-cell office:value-type="float" office:value="144.64962">
                <text:p>144.6496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235">
                <text:p>2235</text:p>
              </table:table-cell>
              <table:table-cell office:value-type="float" office:value="156.76042">
                <text:p>156.7604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240">
                <text:p>2240</text:p>
              </table:table-cell>
              <table:table-cell office:value-type="float" office:value="127.07406">
                <text:p>127.0740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245">
                <text:p>2245</text:p>
              </table:table-cell>
              <table:table-cell office:value-type="float" office:value="160.0965">
                <text:p>160.096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250">
                <text:p>2250</text:p>
              </table:table-cell>
              <table:table-cell office:value-type="float" office:value="139.93824">
                <text:p>139.9382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255">
                <text:p>2255</text:p>
              </table:table-cell>
              <table:table-cell office:value-type="float" office:value="130.06178">
                <text:p>130.0617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260">
                <text:p>2260</text:p>
              </table:table-cell>
              <table:table-cell office:value-type="float" office:value="141.87816">
                <text:p>141.8781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265">
                <text:p>2265</text:p>
              </table:table-cell>
              <table:table-cell office:value-type="float" office:value="142.1981">
                <text:p>142.198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270">
                <text:p>2270</text:p>
              </table:table-cell>
              <table:table-cell office:value-type="float" office:value="156.64096">
                <text:p>156.6409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275">
                <text:p>2275</text:p>
              </table:table-cell>
              <table:table-cell office:value-type="float" office:value="138.81214">
                <text:p>138.8121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280">
                <text:p>2280</text:p>
              </table:table-cell>
              <table:table-cell office:value-type="float" office:value="143.85796">
                <text:p>143.8579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285">
                <text:p>2285</text:p>
              </table:table-cell>
              <table:table-cell office:value-type="float" office:value="147.10904">
                <text:p>147.1090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290">
                <text:p>2290</text:p>
              </table:table-cell>
              <table:table-cell office:value-type="float" office:value="170.81152">
                <text:p>170.8115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295">
                <text:p>2295</text:p>
              </table:table-cell>
              <table:table-cell office:value-type="float" office:value="144.68382">
                <text:p>144.6838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300">
                <text:p>2300</text:p>
              </table:table-cell>
              <table:table-cell office:value-type="float" office:value="174.21866">
                <text:p>174.2186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305">
                <text:p>2305</text:p>
              </table:table-cell>
              <table:table-cell office:value-type="float" office:value="141.71506">
                <text:p>141.7150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310">
                <text:p>2310</text:p>
              </table:table-cell>
              <table:table-cell office:value-type="float" office:value="153.32804">
                <text:p>153.3280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315">
                <text:p>2315</text:p>
              </table:table-cell>
              <table:table-cell office:value-type="float" office:value="148.62816">
                <text:p>148.628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320">
                <text:p>2320</text:p>
              </table:table-cell>
              <table:table-cell office:value-type="float" office:value="166.36674">
                <text:p>166.3667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325">
                <text:p>2325</text:p>
              </table:table-cell>
              <table:table-cell office:value-type="float" office:value="173.04794">
                <text:p>173.0479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330">
                <text:p>2330</text:p>
              </table:table-cell>
              <table:table-cell office:value-type="float" office:value="156.61154">
                <text:p>156.6115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335">
                <text:p>2335</text:p>
              </table:table-cell>
              <table:table-cell office:value-type="float" office:value="148.34274">
                <text:p>148.3427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340">
                <text:p>2340</text:p>
              </table:table-cell>
              <table:table-cell office:value-type="float" office:value="142.9007">
                <text:p>142.900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345">
                <text:p>2345</text:p>
              </table:table-cell>
              <table:table-cell office:value-type="float" office:value="159.4865">
                <text:p>159.486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350">
                <text:p>2350</text:p>
              </table:table-cell>
              <table:table-cell office:value-type="float" office:value="177.025">
                <text:p>177.02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355">
                <text:p>2355</text:p>
              </table:table-cell>
              <table:table-cell office:value-type="float" office:value="181.4033">
                <text:p>181.403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360">
                <text:p>2360</text:p>
              </table:table-cell>
              <table:table-cell office:value-type="float" office:value="158.77606">
                <text:p>158.7760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365">
                <text:p>2365</text:p>
              </table:table-cell>
              <table:table-cell office:value-type="float" office:value="143.0155">
                <text:p>143.015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370">
                <text:p>2370</text:p>
              </table:table-cell>
              <table:table-cell office:value-type="float" office:value="166.10302">
                <text:p>166.1030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375">
                <text:p>2375</text:p>
              </table:table-cell>
              <table:table-cell office:value-type="float" office:value="142.3174">
                <text:p>142.317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380">
                <text:p>2380</text:p>
              </table:table-cell>
              <table:table-cell office:value-type="float" office:value="167.54024">
                <text:p>167.5402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385">
                <text:p>2385</text:p>
              </table:table-cell>
              <table:table-cell office:value-type="float" office:value="144.84116">
                <text:p>144.841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390">
                <text:p>2390</text:p>
              </table:table-cell>
              <table:table-cell office:value-type="float" office:value="165.19882">
                <text:p>165.1988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395">
                <text:p>2395</text:p>
              </table:table-cell>
              <table:table-cell office:value-type="float" office:value="146.1594">
                <text:p>146.159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400">
                <text:p>2400</text:p>
              </table:table-cell>
              <table:table-cell office:value-type="float" office:value="143.20692">
                <text:p>143.2069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405">
                <text:p>2405</text:p>
              </table:table-cell>
              <table:table-cell office:value-type="float" office:value="177.2037">
                <text:p>177.203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410">
                <text:p>2410</text:p>
              </table:table-cell>
              <table:table-cell office:value-type="float" office:value="158.22384">
                <text:p>158.2238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415">
                <text:p>2415</text:p>
              </table:table-cell>
              <table:table-cell office:value-type="float" office:value="163.38508">
                <text:p>163.3850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420">
                <text:p>2420</text:p>
              </table:table-cell>
              <table:table-cell office:value-type="float" office:value="168.51522">
                <text:p>168.5152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425">
                <text:p>2425</text:p>
              </table:table-cell>
              <table:table-cell office:value-type="float" office:value="175.48182">
                <text:p>175.4818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430">
                <text:p>2430</text:p>
              </table:table-cell>
              <table:table-cell office:value-type="float" office:value="157.0017">
                <text:p>157.001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435">
                <text:p>2435</text:p>
              </table:table-cell>
              <table:table-cell office:value-type="float" office:value="151.32584">
                <text:p>151.3258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440">
                <text:p>2440</text:p>
              </table:table-cell>
              <table:table-cell office:value-type="float" office:value="166.28016">
                <text:p>166.2801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445">
                <text:p>2445</text:p>
              </table:table-cell>
              <table:table-cell office:value-type="float" office:value="155.00598">
                <text:p>155.0059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450">
                <text:p>2450</text:p>
              </table:table-cell>
              <table:table-cell office:value-type="float" office:value="155.32114">
                <text:p>155.3211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455">
                <text:p>2455</text:p>
              </table:table-cell>
              <table:table-cell office:value-type="float" office:value="175.1501">
                <text:p>175.150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460">
                <text:p>2460</text:p>
              </table:table-cell>
              <table:table-cell office:value-type="float" office:value="146.57004">
                <text:p>146.5700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465">
                <text:p>2465</text:p>
              </table:table-cell>
              <table:table-cell office:value-type="float" office:value="159.72656">
                <text:p>159.7265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470">
                <text:p>2470</text:p>
              </table:table-cell>
              <table:table-cell office:value-type="float" office:value="170.20248">
                <text:p>170.2024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475">
                <text:p>2475</text:p>
              </table:table-cell>
              <table:table-cell office:value-type="float" office:value="175.63292">
                <text:p>175.6329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480">
                <text:p>2480</text:p>
              </table:table-cell>
              <table:table-cell office:value-type="float" office:value="151.58616">
                <text:p>151.5861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485">
                <text:p>2485</text:p>
              </table:table-cell>
              <table:table-cell office:value-type="float" office:value="173.0722">
                <text:p>173.072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490">
                <text:p>2490</text:p>
              </table:table-cell>
              <table:table-cell office:value-type="float" office:value="168.92396">
                <text:p>168.9239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495">
                <text:p>2495</text:p>
              </table:table-cell>
              <table:table-cell office:value-type="float" office:value="184.12202">
                <text:p>184.1220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500">
                <text:p>2500</text:p>
              </table:table-cell>
              <table:table-cell office:value-type="float" office:value="153.55418">
                <text:p>153.5541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505">
                <text:p>2505</text:p>
              </table:table-cell>
              <table:table-cell office:value-type="float" office:value="165.33046">
                <text:p>165.3304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510">
                <text:p>2510</text:p>
              </table:table-cell>
              <table:table-cell office:value-type="float" office:value="157.82762">
                <text:p>157.8276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515">
                <text:p>2515</text:p>
              </table:table-cell>
              <table:table-cell office:value-type="float" office:value="164.25572">
                <text:p>164.2557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520">
                <text:p>2520</text:p>
              </table:table-cell>
              <table:table-cell office:value-type="float" office:value="171.05764">
                <text:p>171.0576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525">
                <text:p>2525</text:p>
              </table:table-cell>
              <table:table-cell office:value-type="float" office:value="161.51366">
                <text:p>161.5136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530">
                <text:p>2530</text:p>
              </table:table-cell>
              <table:table-cell office:value-type="float" office:value="171.66914">
                <text:p>171.6691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535">
                <text:p>2535</text:p>
              </table:table-cell>
              <table:table-cell office:value-type="float" office:value="151.5247">
                <text:p>151.524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540">
                <text:p>2540</text:p>
              </table:table-cell>
              <table:table-cell office:value-type="float" office:value="183.64604">
                <text:p>183.6460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545">
                <text:p>2545</text:p>
              </table:table-cell>
              <table:table-cell office:value-type="float" office:value="194.14572">
                <text:p>194.1457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550">
                <text:p>2550</text:p>
              </table:table-cell>
              <table:table-cell office:value-type="float" office:value="166.57434">
                <text:p>166.5743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555">
                <text:p>2555</text:p>
              </table:table-cell>
              <table:table-cell office:value-type="float" office:value="168.80768">
                <text:p>168.8076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560">
                <text:p>2560</text:p>
              </table:table-cell>
              <table:table-cell office:value-type="float" office:value="196.71694">
                <text:p>196.7169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565">
                <text:p>2565</text:p>
              </table:table-cell>
              <table:table-cell office:value-type="float" office:value="176.42322">
                <text:p>176.4232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570">
                <text:p>2570</text:p>
              </table:table-cell>
              <table:table-cell office:value-type="float" office:value="162.78046">
                <text:p>162.7804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575">
                <text:p>2575</text:p>
              </table:table-cell>
              <table:table-cell office:value-type="float" office:value="210.57332">
                <text:p>210.5733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580">
                <text:p>2580</text:p>
              </table:table-cell>
              <table:table-cell office:value-type="float" office:value="172.72978">
                <text:p>172.7297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585">
                <text:p>2585</text:p>
              </table:table-cell>
              <table:table-cell office:value-type="float" office:value="160.71376">
                <text:p>160.7137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590">
                <text:p>2590</text:p>
              </table:table-cell>
              <table:table-cell office:value-type="float" office:value="219.51694">
                <text:p>219.5169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595">
                <text:p>2595</text:p>
              </table:table-cell>
              <table:table-cell office:value-type="float" office:value="174.47802">
                <text:p>174.4780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600">
                <text:p>2600</text:p>
              </table:table-cell>
              <table:table-cell office:value-type="float" office:value="198.54684">
                <text:p>198.5468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605">
                <text:p>2605</text:p>
              </table:table-cell>
              <table:table-cell office:value-type="float" office:value="161.17632">
                <text:p>161.1763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610">
                <text:p>2610</text:p>
              </table:table-cell>
              <table:table-cell office:value-type="float" office:value="158.65858">
                <text:p>158.6585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615">
                <text:p>2615</text:p>
              </table:table-cell>
              <table:table-cell office:value-type="float" office:value="175.84986">
                <text:p>175.8498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620">
                <text:p>2620</text:p>
              </table:table-cell>
              <table:table-cell office:value-type="float" office:value="184.71804">
                <text:p>184.7180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625">
                <text:p>2625</text:p>
              </table:table-cell>
              <table:table-cell office:value-type="float" office:value="168.31064">
                <text:p>168.3106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630">
                <text:p>2630</text:p>
              </table:table-cell>
              <table:table-cell office:value-type="float" office:value="198.57324">
                <text:p>198.5732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635">
                <text:p>2635</text:p>
              </table:table-cell>
              <table:table-cell office:value-type="float" office:value="174.9456">
                <text:p>174.945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640">
                <text:p>2640</text:p>
              </table:table-cell>
              <table:table-cell office:value-type="float" office:value="156.69024">
                <text:p>156.6902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645">
                <text:p>2645</text:p>
              </table:table-cell>
              <table:table-cell office:value-type="float" office:value="183.38734">
                <text:p>183.3873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650">
                <text:p>2650</text:p>
              </table:table-cell>
              <table:table-cell office:value-type="float" office:value="182.33012">
                <text:p>182.3301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655">
                <text:p>2655</text:p>
              </table:table-cell>
              <table:table-cell office:value-type="float" office:value="193.22822">
                <text:p>193.2282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660">
                <text:p>2660</text:p>
              </table:table-cell>
              <table:table-cell office:value-type="float" office:value="193.44008">
                <text:p>193.4400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665">
                <text:p>2665</text:p>
              </table:table-cell>
              <table:table-cell office:value-type="float" office:value="188.24118">
                <text:p>188.2411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670">
                <text:p>2670</text:p>
              </table:table-cell>
              <table:table-cell office:value-type="float" office:value="197.39916">
                <text:p>197.3991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675">
                <text:p>2675</text:p>
              </table:table-cell>
              <table:table-cell office:value-type="float" office:value="186.88544">
                <text:p>186.8854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680">
                <text:p>2680</text:p>
              </table:table-cell>
              <table:table-cell office:value-type="float" office:value="210.52918">
                <text:p>210.5291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685">
                <text:p>2685</text:p>
              </table:table-cell>
              <table:table-cell office:value-type="float" office:value="211.28558">
                <text:p>211.2855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690">
                <text:p>2690</text:p>
              </table:table-cell>
              <table:table-cell office:value-type="float" office:value="165.99418">
                <text:p>165.9941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695">
                <text:p>2695</text:p>
              </table:table-cell>
              <table:table-cell office:value-type="float" office:value="180.99864">
                <text:p>180.9986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700">
                <text:p>2700</text:p>
              </table:table-cell>
              <table:table-cell office:value-type="float" office:value="190.9497">
                <text:p>190.949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705">
                <text:p>2705</text:p>
              </table:table-cell>
              <table:table-cell office:value-type="float" office:value="218.806">
                <text:p>218.80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710">
                <text:p>2710</text:p>
              </table:table-cell>
              <table:table-cell office:value-type="float" office:value="257.31248">
                <text:p>257.3124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715">
                <text:p>2715</text:p>
              </table:table-cell>
              <table:table-cell office:value-type="float" office:value="186.38948">
                <text:p>186.3894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720">
                <text:p>2720</text:p>
              </table:table-cell>
              <table:table-cell office:value-type="float" office:value="190.03488">
                <text:p>190.0348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725">
                <text:p>2725</text:p>
              </table:table-cell>
              <table:table-cell office:value-type="float" office:value="234.38736">
                <text:p>234.3873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730">
                <text:p>2730</text:p>
              </table:table-cell>
              <table:table-cell office:value-type="float" office:value="185.85668">
                <text:p>185.8566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735">
                <text:p>2735</text:p>
              </table:table-cell>
              <table:table-cell office:value-type="float" office:value="223.21036">
                <text:p>223.2103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740">
                <text:p>2740</text:p>
              </table:table-cell>
              <table:table-cell office:value-type="float" office:value="174.24486">
                <text:p>174.2448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745">
                <text:p>2745</text:p>
              </table:table-cell>
              <table:table-cell office:value-type="float" office:value="242.56732">
                <text:p>242.5673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750">
                <text:p>2750</text:p>
              </table:table-cell>
              <table:table-cell office:value-type="float" office:value="204.77958">
                <text:p>204.7795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755">
                <text:p>2755</text:p>
              </table:table-cell>
              <table:table-cell office:value-type="float" office:value="191.89686">
                <text:p>191.8968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760">
                <text:p>2760</text:p>
              </table:table-cell>
              <table:table-cell office:value-type="float" office:value="189.58722">
                <text:p>189.5872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765">
                <text:p>2765</text:p>
              </table:table-cell>
              <table:table-cell office:value-type="float" office:value="229.0157">
                <text:p>229.015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770">
                <text:p>2770</text:p>
              </table:table-cell>
              <table:table-cell office:value-type="float" office:value="184.15944">
                <text:p>184.1594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775">
                <text:p>2775</text:p>
              </table:table-cell>
              <table:table-cell office:value-type="float" office:value="210.25008">
                <text:p>210.2500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780">
                <text:p>2780</text:p>
              </table:table-cell>
              <table:table-cell office:value-type="float" office:value="196.9289">
                <text:p>196.928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785">
                <text:p>2785</text:p>
              </table:table-cell>
              <table:table-cell office:value-type="float" office:value="238.97956">
                <text:p>238.9795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790">
                <text:p>2790</text:p>
              </table:table-cell>
              <table:table-cell office:value-type="float" office:value="241.42362">
                <text:p>241.4236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795">
                <text:p>2795</text:p>
              </table:table-cell>
              <table:table-cell office:value-type="float" office:value="208.64602">
                <text:p>208.6460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800">
                <text:p>2800</text:p>
              </table:table-cell>
              <table:table-cell office:value-type="float" office:value="261.32986">
                <text:p>261.3298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805">
                <text:p>2805</text:p>
              </table:table-cell>
              <table:table-cell office:value-type="float" office:value="187.85012">
                <text:p>187.8501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810">
                <text:p>2810</text:p>
              </table:table-cell>
              <table:table-cell office:value-type="float" office:value="197.32228">
                <text:p>197.3222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815">
                <text:p>2815</text:p>
              </table:table-cell>
              <table:table-cell office:value-type="float" office:value="208.66986">
                <text:p>208.6698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820">
                <text:p>2820</text:p>
              </table:table-cell>
              <table:table-cell office:value-type="float" office:value="205.64014">
                <text:p>205.6401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825">
                <text:p>2825</text:p>
              </table:table-cell>
              <table:table-cell office:value-type="float" office:value="211.65244">
                <text:p>211.6524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830">
                <text:p>2830</text:p>
              </table:table-cell>
              <table:table-cell office:value-type="float" office:value="208.85028">
                <text:p>208.8502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835">
                <text:p>2835</text:p>
              </table:table-cell>
              <table:table-cell office:value-type="float" office:value="224.23126">
                <text:p>224.2312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840">
                <text:p>2840</text:p>
              </table:table-cell>
              <table:table-cell office:value-type="float" office:value="260.04298">
                <text:p>260.0429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845">
                <text:p>2845</text:p>
              </table:table-cell>
              <table:table-cell office:value-type="float" office:value="233.43436">
                <text:p>233.4343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850">
                <text:p>2850</text:p>
              </table:table-cell>
              <table:table-cell office:value-type="float" office:value="268.58848">
                <text:p>268.5884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855">
                <text:p>2855</text:p>
              </table:table-cell>
              <table:table-cell office:value-type="float" office:value="208.51444">
                <text:p>208.5144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860">
                <text:p>2860</text:p>
              </table:table-cell>
              <table:table-cell office:value-type="float" office:value="217.01504">
                <text:p>217.0150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865">
                <text:p>2865</text:p>
              </table:table-cell>
              <table:table-cell office:value-type="float" office:value="244.40476">
                <text:p>244.4047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870">
                <text:p>2870</text:p>
              </table:table-cell>
              <table:table-cell office:value-type="float" office:value="208.55814">
                <text:p>208.5581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875">
                <text:p>2875</text:p>
              </table:table-cell>
              <table:table-cell office:value-type="float" office:value="230.80638">
                <text:p>230.8063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880">
                <text:p>2880</text:p>
              </table:table-cell>
              <table:table-cell office:value-type="float" office:value="220.24444">
                <text:p>220.2444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885">
                <text:p>2885</text:p>
              </table:table-cell>
              <table:table-cell office:value-type="float" office:value="202.12866">
                <text:p>202.1286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890">
                <text:p>2890</text:p>
              </table:table-cell>
              <table:table-cell office:value-type="float" office:value="218.23496">
                <text:p>218.2349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895">
                <text:p>2895</text:p>
              </table:table-cell>
              <table:table-cell office:value-type="float" office:value="234.55752">
                <text:p>234.5575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900">
                <text:p>2900</text:p>
              </table:table-cell>
              <table:table-cell office:value-type="float" office:value="236.01832">
                <text:p>236.0183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905">
                <text:p>2905</text:p>
              </table:table-cell>
              <table:table-cell office:value-type="float" office:value="210.24654">
                <text:p>210.2465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910">
                <text:p>2910</text:p>
              </table:table-cell>
              <table:table-cell office:value-type="float" office:value="245.44284">
                <text:p>245.4428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915">
                <text:p>2915</text:p>
              </table:table-cell>
              <table:table-cell office:value-type="float" office:value="244.9595">
                <text:p>244.959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920">
                <text:p>2920</text:p>
              </table:table-cell>
              <table:table-cell office:value-type="float" office:value="262.84686">
                <text:p>262.8468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925">
                <text:p>2925</text:p>
              </table:table-cell>
              <table:table-cell office:value-type="float" office:value="243.47116">
                <text:p>243.4711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930">
                <text:p>2930</text:p>
              </table:table-cell>
              <table:table-cell office:value-type="float" office:value="271.8823">
                <text:p>271.882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935">
                <text:p>2935</text:p>
              </table:table-cell>
              <table:table-cell office:value-type="float" office:value="238.44116">
                <text:p>238.4411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940">
                <text:p>2940</text:p>
              </table:table-cell>
              <table:table-cell office:value-type="float" office:value="265.43468">
                <text:p>265.4346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945">
                <text:p>2945</text:p>
              </table:table-cell>
              <table:table-cell office:value-type="float" office:value="269.0906">
                <text:p>269.090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950">
                <text:p>2950</text:p>
              </table:table-cell>
              <table:table-cell office:value-type="float" office:value="265.30076">
                <text:p>265.3007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955">
                <text:p>2955</text:p>
              </table:table-cell>
              <table:table-cell office:value-type="float" office:value="211.9732">
                <text:p>211.973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960">
                <text:p>2960</text:p>
              </table:table-cell>
              <table:table-cell office:value-type="float" office:value="239.77104">
                <text:p>239.7710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965">
                <text:p>2965</text:p>
              </table:table-cell>
              <table:table-cell office:value-type="float" office:value="241.08116">
                <text:p>241.0811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970">
                <text:p>2970</text:p>
              </table:table-cell>
              <table:table-cell office:value-type="float" office:value="251.61756">
                <text:p>251.6175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975">
                <text:p>2975</text:p>
              </table:table-cell>
              <table:table-cell office:value-type="float" office:value="219.53538">
                <text:p>219.5353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980">
                <text:p>2980</text:p>
              </table:table-cell>
              <table:table-cell office:value-type="float" office:value="246.3676">
                <text:p>246.367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985">
                <text:p>2985</text:p>
              </table:table-cell>
              <table:table-cell office:value-type="float" office:value="218.47576">
                <text:p>218.4757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990">
                <text:p>2990</text:p>
              </table:table-cell>
              <table:table-cell office:value-type="float" office:value="242.07408">
                <text:p>242.0740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995">
                <text:p>2995</text:p>
              </table:table-cell>
              <table:table-cell office:value-type="float" office:value="222.97096">
                <text:p>222.9709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000">
                <text:p>3000</text:p>
              </table:table-cell>
              <table:table-cell office:value-type="float" office:value="242.64378">
                <text:p>242.6437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005">
                <text:p>3005</text:p>
              </table:table-cell>
              <table:table-cell office:value-type="float" office:value="226.04206">
                <text:p>226.0420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010">
                <text:p>3010</text:p>
              </table:table-cell>
              <table:table-cell office:value-type="float" office:value="250.06686">
                <text:p>250.0668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015">
                <text:p>3015</text:p>
              </table:table-cell>
              <table:table-cell office:value-type="float" office:value="215.43796">
                <text:p>215.4379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020">
                <text:p>3020</text:p>
              </table:table-cell>
              <table:table-cell office:value-type="float" office:value="247.34718">
                <text:p>247.3471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025">
                <text:p>3025</text:p>
              </table:table-cell>
              <table:table-cell office:value-type="float" office:value="219.30226">
                <text:p>219.3022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030">
                <text:p>3030</text:p>
              </table:table-cell>
              <table:table-cell office:value-type="float" office:value="251.21086">
                <text:p>251.2108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035">
                <text:p>3035</text:p>
              </table:table-cell>
              <table:table-cell office:value-type="float" office:value="219.37836">
                <text:p>219.3783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040">
                <text:p>3040</text:p>
              </table:table-cell>
              <table:table-cell office:value-type="float" office:value="249.07968">
                <text:p>249.0796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045">
                <text:p>3045</text:p>
              </table:table-cell>
              <table:table-cell office:value-type="float" office:value="220.47984">
                <text:p>220.4798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050">
                <text:p>3050</text:p>
              </table:table-cell>
              <table:table-cell office:value-type="float" office:value="248.85332">
                <text:p>248.8533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055">
                <text:p>3055</text:p>
              </table:table-cell>
              <table:table-cell office:value-type="float" office:value="217.08404">
                <text:p>217.0840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060">
                <text:p>3060</text:p>
              </table:table-cell>
              <table:table-cell office:value-type="float" office:value="234.2042">
                <text:p>234.204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065">
                <text:p>3065</text:p>
              </table:table-cell>
              <table:table-cell office:value-type="float" office:value="235.82234">
                <text:p>235.8223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070">
                <text:p>3070</text:p>
              </table:table-cell>
              <table:table-cell office:value-type="float" office:value="264.832">
                <text:p>264.83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075">
                <text:p>3075</text:p>
              </table:table-cell>
              <table:table-cell office:value-type="float" office:value="221.93808">
                <text:p>221.9380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080">
                <text:p>3080</text:p>
              </table:table-cell>
              <table:table-cell office:value-type="float" office:value="252.58136">
                <text:p>252.5813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085">
                <text:p>3085</text:p>
              </table:table-cell>
              <table:table-cell office:value-type="float" office:value="223.8814">
                <text:p>223.881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090">
                <text:p>3090</text:p>
              </table:table-cell>
              <table:table-cell office:value-type="float" office:value="261.08416">
                <text:p>261.0841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095">
                <text:p>3095</text:p>
              </table:table-cell>
              <table:table-cell office:value-type="float" office:value="227.45306">
                <text:p>227.4530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100">
                <text:p>3100</text:p>
              </table:table-cell>
              <table:table-cell office:value-type="float" office:value="253.29258">
                <text:p>253.2925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105">
                <text:p>3105</text:p>
              </table:table-cell>
              <table:table-cell office:value-type="float" office:value="229.65592">
                <text:p>229.6559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110">
                <text:p>3110</text:p>
              </table:table-cell>
              <table:table-cell office:value-type="float" office:value="259.96674">
                <text:p>259.9667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115">
                <text:p>3115</text:p>
              </table:table-cell>
              <table:table-cell office:value-type="float" office:value="239.52148">
                <text:p>239.5214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120">
                <text:p>3120</text:p>
              </table:table-cell>
              <table:table-cell office:value-type="float" office:value="252.90552">
                <text:p>252.9055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125">
                <text:p>3125</text:p>
              </table:table-cell>
              <table:table-cell office:value-type="float" office:value="226.11806">
                <text:p>226.1180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130">
                <text:p>3130</text:p>
              </table:table-cell>
              <table:table-cell office:value-type="float" office:value="253.74582">
                <text:p>253.7458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135">
                <text:p>3135</text:p>
              </table:table-cell>
              <table:table-cell office:value-type="float" office:value="228.70264">
                <text:p>228.7026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140">
                <text:p>3140</text:p>
              </table:table-cell>
              <table:table-cell office:value-type="float" office:value="256.22094">
                <text:p>256.2209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145">
                <text:p>3145</text:p>
              </table:table-cell>
              <table:table-cell office:value-type="float" office:value="228.4091">
                <text:p>228.409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150">
                <text:p>3150</text:p>
              </table:table-cell>
              <table:table-cell office:value-type="float" office:value="256.88416">
                <text:p>256.8841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155">
                <text:p>3155</text:p>
              </table:table-cell>
              <table:table-cell office:value-type="float" office:value="231.29858">
                <text:p>231.2985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160">
                <text:p>3160</text:p>
              </table:table-cell>
              <table:table-cell office:value-type="float" office:value="264.4493">
                <text:p>264.449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165">
                <text:p>3165</text:p>
              </table:table-cell>
              <table:table-cell office:value-type="float" office:value="232.43932">
                <text:p>232.4393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170">
                <text:p>3170</text:p>
              </table:table-cell>
              <table:table-cell office:value-type="float" office:value="256.63476">
                <text:p>256.6347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175">
                <text:p>3175</text:p>
              </table:table-cell>
              <table:table-cell office:value-type="float" office:value="228.20986">
                <text:p>228.2098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180">
                <text:p>3180</text:p>
              </table:table-cell>
              <table:table-cell office:value-type="float" office:value="264.29878">
                <text:p>264.2987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185">
                <text:p>3185</text:p>
              </table:table-cell>
              <table:table-cell office:value-type="float" office:value="243.24464">
                <text:p>243.2446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190">
                <text:p>3190</text:p>
              </table:table-cell>
              <table:table-cell office:value-type="float" office:value="255.29246">
                <text:p>255.2924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195">
                <text:p>3195</text:p>
              </table:table-cell>
              <table:table-cell office:value-type="float" office:value="235.72858">
                <text:p>235.7285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200">
                <text:p>3200</text:p>
              </table:table-cell>
              <table:table-cell office:value-type="float" office:value="261.44626">
                <text:p>261.4462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205">
                <text:p>3205</text:p>
              </table:table-cell>
              <table:table-cell office:value-type="float" office:value="245.66402">
                <text:p>245.6640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210">
                <text:p>3210</text:p>
              </table:table-cell>
              <table:table-cell office:value-type="float" office:value="293.52878">
                <text:p>293.5287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215">
                <text:p>3215</text:p>
              </table:table-cell>
              <table:table-cell office:value-type="float" office:value="270.62584">
                <text:p>270.6258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220">
                <text:p>3220</text:p>
              </table:table-cell>
              <table:table-cell office:value-type="float" office:value="228.86254">
                <text:p>228.8625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225">
                <text:p>3225</text:p>
              </table:table-cell>
              <table:table-cell office:value-type="float" office:value="269.49228">
                <text:p>269.4922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230">
                <text:p>3230</text:p>
              </table:table-cell>
              <table:table-cell office:value-type="float" office:value="250.87424">
                <text:p>250.8742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235">
                <text:p>3235</text:p>
              </table:table-cell>
              <table:table-cell office:value-type="float" office:value="268.91058">
                <text:p>268.9105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240">
                <text:p>3240</text:p>
              </table:table-cell>
              <table:table-cell office:value-type="float" office:value="301.57474">
                <text:p>301.5747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245">
                <text:p>3245</text:p>
              </table:table-cell>
              <table:table-cell office:value-type="float" office:value="233.08336">
                <text:p>233.0833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250">
                <text:p>3250</text:p>
              </table:table-cell>
              <table:table-cell office:value-type="float" office:value="257.807">
                <text:p>257.80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255">
                <text:p>3255</text:p>
              </table:table-cell>
              <table:table-cell office:value-type="float" office:value="236.6181">
                <text:p>236.618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260">
                <text:p>3260</text:p>
              </table:table-cell>
              <table:table-cell office:value-type="float" office:value="272.5973">
                <text:p>272.597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265">
                <text:p>3265</text:p>
              </table:table-cell>
              <table:table-cell office:value-type="float" office:value="247.7606">
                <text:p>247.760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270">
                <text:p>3270</text:p>
              </table:table-cell>
              <table:table-cell office:value-type="float" office:value="296.34666">
                <text:p>296.3466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275">
                <text:p>3275</text:p>
              </table:table-cell>
              <table:table-cell office:value-type="float" office:value="275.92022">
                <text:p>275.9202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280">
                <text:p>3280</text:p>
              </table:table-cell>
              <table:table-cell office:value-type="float" office:value="250.88084">
                <text:p>250.8808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285">
                <text:p>3285</text:p>
              </table:table-cell>
              <table:table-cell office:value-type="float" office:value="299.36756">
                <text:p>299.3675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290">
                <text:p>3290</text:p>
              </table:table-cell>
              <table:table-cell office:value-type="float" office:value="276.50424">
                <text:p>276.5042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295">
                <text:p>3295</text:p>
              </table:table-cell>
              <table:table-cell office:value-type="float" office:value="310.01148">
                <text:p>310.0114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300">
                <text:p>3300</text:p>
              </table:table-cell>
              <table:table-cell office:value-type="float" office:value="309.18956">
                <text:p>309.1895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305">
                <text:p>3305</text:p>
              </table:table-cell>
              <table:table-cell office:value-type="float" office:value="247.23808">
                <text:p>247.2380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310">
                <text:p>3310</text:p>
              </table:table-cell>
              <table:table-cell office:value-type="float" office:value="272.204">
                <text:p>272.20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315">
                <text:p>3315</text:p>
              </table:table-cell>
              <table:table-cell office:value-type="float" office:value="285.44974">
                <text:p>285.4497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320">
                <text:p>3320</text:p>
              </table:table-cell>
              <table:table-cell office:value-type="float" office:value="247.7878">
                <text:p>247.787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325">
                <text:p>3325</text:p>
              </table:table-cell>
              <table:table-cell office:value-type="float" office:value="273.65906">
                <text:p>273.6590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330">
                <text:p>3330</text:p>
              </table:table-cell>
              <table:table-cell office:value-type="float" office:value="289.38696">
                <text:p>289.3869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335">
                <text:p>3335</text:p>
              </table:table-cell>
              <table:table-cell office:value-type="float" office:value="255.04886">
                <text:p>255.0488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340">
                <text:p>3340</text:p>
              </table:table-cell>
              <table:table-cell office:value-type="float" office:value="275.22708">
                <text:p>275.2270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345">
                <text:p>3345</text:p>
              </table:table-cell>
              <table:table-cell office:value-type="float" office:value="261.27116">
                <text:p>261.2711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350">
                <text:p>3350</text:p>
              </table:table-cell>
              <table:table-cell office:value-type="float" office:value="272.56598">
                <text:p>272.5659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355">
                <text:p>3355</text:p>
              </table:table-cell>
              <table:table-cell office:value-type="float" office:value="254.69696">
                <text:p>254.6969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360">
                <text:p>3360</text:p>
              </table:table-cell>
              <table:table-cell office:value-type="float" office:value="286.13332">
                <text:p>286.1333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365">
                <text:p>3365</text:p>
              </table:table-cell>
              <table:table-cell office:value-type="float" office:value="270.06066">
                <text:p>270.0606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370">
                <text:p>3370</text:p>
              </table:table-cell>
              <table:table-cell office:value-type="float" office:value="273.05922">
                <text:p>273.0592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375">
                <text:p>3375</text:p>
              </table:table-cell>
              <table:table-cell office:value-type="float" office:value="267.81814">
                <text:p>267.8181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380">
                <text:p>3380</text:p>
              </table:table-cell>
              <table:table-cell office:value-type="float" office:value="278.21228">
                <text:p>278.2122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385">
                <text:p>3385</text:p>
              </table:table-cell>
              <table:table-cell office:value-type="float" office:value="289.8632">
                <text:p>289.863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390">
                <text:p>3390</text:p>
              </table:table-cell>
              <table:table-cell office:value-type="float" office:value="284.27862">
                <text:p>284.2786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395">
                <text:p>3395</text:p>
              </table:table-cell>
              <table:table-cell office:value-type="float" office:value="330.96612">
                <text:p>330.9661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400">
                <text:p>3400</text:p>
              </table:table-cell>
              <table:table-cell office:value-type="float" office:value="288.24332">
                <text:p>288.2433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405">
                <text:p>3405</text:p>
              </table:table-cell>
              <table:table-cell office:value-type="float" office:value="308.45108">
                <text:p>308.4510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410">
                <text:p>3410</text:p>
              </table:table-cell>
              <table:table-cell office:value-type="float" office:value="338.6058">
                <text:p>338.605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415">
                <text:p>3415</text:p>
              </table:table-cell>
              <table:table-cell office:value-type="float" office:value="327.57924">
                <text:p>327.5792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420">
                <text:p>3420</text:p>
              </table:table-cell>
              <table:table-cell office:value-type="float" office:value="294.3916">
                <text:p>294.391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425">
                <text:p>3425</text:p>
              </table:table-cell>
              <table:table-cell office:value-type="float" office:value="259.14344">
                <text:p>259.1434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430">
                <text:p>3430</text:p>
              </table:table-cell>
              <table:table-cell office:value-type="float" office:value="292.98634">
                <text:p>292.9863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435">
                <text:p>3435</text:p>
              </table:table-cell>
              <table:table-cell office:value-type="float" office:value="300.0537">
                <text:p>300.053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1cm" svg:y="4.201cm" style:legend-expansion="high" chart:style-name="ch2"/>
        <chart:plot-area chart:style-name="ch3" table:cell-range-address="Sheet1.AC175:Sheet1.AD250" svg:x="0.77cm" svg:y="0.855cm" svg:width="11.5cm" svg:height="7.545cm">
          <chartooo:coordinate-region svg:x="1.577cm" svg:y="1.054cm" svg:width="10.321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D175:Sheet1.AD250" chart:class="chart:scatter">
            <chart:domain table:cell-range-address="Sheet1.AC175:Sheet1.AC250"/>
            <chart:data-point chart:repeated="7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Sheet1.AC175:Sheet1.AC250</svg:desc>
                </draw:g>
              </table:table-cell>
              <table:table-cell office:value-type="float" office:value="7.49642">
                <text:p>7.49642</text:p>
                <draw:g>
                  <svg:desc>Sheet1.AD175:Sheet1.AD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7.93504">
                <text:p>7.935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">
                <text:p>350</text:p>
              </table:table-cell>
              <table:table-cell office:value-type="float" office:value="9.40102">
                <text:p>9.40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2.63698">
                <text:p>12.636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">
                <text:p>450</text:p>
              </table:table-cell>
              <table:table-cell office:value-type="float" office:value="14.26212">
                <text:p>14.26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17.92068">
                <text:p>17.920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0">
                <text:p>550</text:p>
              </table:table-cell>
              <table:table-cell office:value-type="float" office:value="17.7485">
                <text:p>17.74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">
                <text:p>600</text:p>
              </table:table-cell>
              <table:table-cell office:value-type="float" office:value="18.38434">
                <text:p>18.384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0">
                <text:p>650</text:p>
              </table:table-cell>
              <table:table-cell office:value-type="float" office:value="22.8524">
                <text:p>22.85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0">
                <text:p>700</text:p>
              </table:table-cell>
              <table:table-cell office:value-type="float" office:value="23.67484">
                <text:p>23.674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0">
                <text:p>750</text:p>
              </table:table-cell>
              <table:table-cell office:value-type="float" office:value="28.58526">
                <text:p>28.585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">
                <text:p>800</text:p>
              </table:table-cell>
              <table:table-cell office:value-type="float" office:value="29.3365">
                <text:p>29.33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0">
                <text:p>850</text:p>
              </table:table-cell>
              <table:table-cell office:value-type="float" office:value="35.54916">
                <text:p>35.549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">
                <text:p>900</text:p>
              </table:table-cell>
              <table:table-cell office:value-type="float" office:value="38.41962">
                <text:p>38.419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0">
                <text:p>950</text:p>
              </table:table-cell>
              <table:table-cell office:value-type="float" office:value="39.97682">
                <text:p>39.97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">
                <text:p>1000</text:p>
              </table:table-cell>
              <table:table-cell office:value-type="float" office:value="45.28502">
                <text:p>45.285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50">
                <text:p>1050</text:p>
              </table:table-cell>
              <table:table-cell office:value-type="float" office:value="46.57914">
                <text:p>46.579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00">
                <text:p>1100</text:p>
              </table:table-cell>
              <table:table-cell office:value-type="float" office:value="54.5871">
                <text:p>54.58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50">
                <text:p>1150</text:p>
              </table:table-cell>
              <table:table-cell office:value-type="float" office:value="57.6999">
                <text:p>57.6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0">
                <text:p>1200</text:p>
              </table:table-cell>
              <table:table-cell office:value-type="float" office:value="64.3724">
                <text:p>64.37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50">
                <text:p>1250</text:p>
              </table:table-cell>
              <table:table-cell office:value-type="float" office:value="61.76848">
                <text:p>61.768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00">
                <text:p>1300</text:p>
              </table:table-cell>
              <table:table-cell office:value-type="float" office:value="66.99832">
                <text:p>66.998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50">
                <text:p>1350</text:p>
              </table:table-cell>
              <table:table-cell office:value-type="float" office:value="66.7412">
                <text:p>66.74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00">
                <text:p>1400</text:p>
              </table:table-cell>
              <table:table-cell office:value-type="float" office:value="76.21404">
                <text:p>76.214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50">
                <text:p>1450</text:p>
              </table:table-cell>
              <table:table-cell office:value-type="float" office:value="75.48776">
                <text:p>75.487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00">
                <text:p>1500</text:p>
              </table:table-cell>
              <table:table-cell office:value-type="float" office:value="91.94372">
                <text:p>91.943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50">
                <text:p>1550</text:p>
              </table:table-cell>
              <table:table-cell office:value-type="float" office:value="89.24578">
                <text:p>89.245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00">
                <text:p>1600</text:p>
              </table:table-cell>
              <table:table-cell office:value-type="float" office:value="94.58622">
                <text:p>94.586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50">
                <text:p>1650</text:p>
              </table:table-cell>
              <table:table-cell office:value-type="float" office:value="85.10328">
                <text:p>85.103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00">
                <text:p>1700</text:p>
              </table:table-cell>
              <table:table-cell office:value-type="float" office:value="96.00692">
                <text:p>96.006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50">
                <text:p>1750</text:p>
              </table:table-cell>
              <table:table-cell office:value-type="float" office:value="95.23856">
                <text:p>95.238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00">
                <text:p>1800</text:p>
              </table:table-cell>
              <table:table-cell office:value-type="float" office:value="104.14566">
                <text:p>104.145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50">
                <text:p>1850</text:p>
              </table:table-cell>
              <table:table-cell office:value-type="float" office:value="110.0253">
                <text:p>110.02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00">
                <text:p>1900</text:p>
              </table:table-cell>
              <table:table-cell office:value-type="float" office:value="116.39876">
                <text:p>116.398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0">
                <text:p>1950</text:p>
              </table:table-cell>
              <table:table-cell office:value-type="float" office:value="123.08172">
                <text:p>123.081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">
                <text:p>2000</text:p>
              </table:table-cell>
              <table:table-cell office:value-type="float" office:value="122.1856">
                <text:p>122.18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50">
                <text:p>2050</text:p>
              </table:table-cell>
              <table:table-cell office:value-type="float" office:value="113.52956">
                <text:p>113.529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00">
                <text:p>2100</text:p>
              </table:table-cell>
              <table:table-cell office:value-type="float" office:value="136.64876">
                <text:p>136.648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50">
                <text:p>2150</text:p>
              </table:table-cell>
              <table:table-cell office:value-type="float" office:value="131.76838">
                <text:p>131.76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00">
                <text:p>2200</text:p>
              </table:table-cell>
              <table:table-cell office:value-type="float" office:value="145.48458">
                <text:p>145.484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50">
                <text:p>2250</text:p>
              </table:table-cell>
              <table:table-cell office:value-type="float" office:value="177.19412">
                <text:p>177.194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00">
                <text:p>2300</text:p>
              </table:table-cell>
              <table:table-cell office:value-type="float" office:value="152.41012">
                <text:p>152.410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50">
                <text:p>2350</text:p>
              </table:table-cell>
              <table:table-cell office:value-type="float" office:value="147.0187">
                <text:p>147.01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00">
                <text:p>2400</text:p>
              </table:table-cell>
              <table:table-cell office:value-type="float" office:value="180.66924">
                <text:p>180.669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50">
                <text:p>2450</text:p>
              </table:table-cell>
              <table:table-cell office:value-type="float" office:value="165.27266">
                <text:p>165.272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00">
                <text:p>2500</text:p>
              </table:table-cell>
              <table:table-cell office:value-type="float" office:value="185.43576">
                <text:p>185.435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50">
                <text:p>2550</text:p>
              </table:table-cell>
              <table:table-cell office:value-type="float" office:value="180.4306">
                <text:p>180.43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00">
                <text:p>2600</text:p>
              </table:table-cell>
              <table:table-cell office:value-type="float" office:value="176.61222">
                <text:p>176.612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50">
                <text:p>2650</text:p>
              </table:table-cell>
              <table:table-cell office:value-type="float" office:value="158.3198">
                <text:p>158.31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00">
                <text:p>2700</text:p>
              </table:table-cell>
              <table:table-cell office:value-type="float" office:value="181.7783">
                <text:p>181.77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50">
                <text:p>2750</text:p>
              </table:table-cell>
              <table:table-cell office:value-type="float" office:value="198.0586">
                <text:p>198.05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00">
                <text:p>2800</text:p>
              </table:table-cell>
              <table:table-cell office:value-type="float" office:value="210.97268">
                <text:p>210.972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50">
                <text:p>2850</text:p>
              </table:table-cell>
              <table:table-cell office:value-type="float" office:value="267.76258">
                <text:p>267.762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00">
                <text:p>2900</text:p>
              </table:table-cell>
              <table:table-cell office:value-type="float" office:value="231.3226">
                <text:p>231.32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50">
                <text:p>2950</text:p>
              </table:table-cell>
              <table:table-cell office:value-type="float" office:value="252.20834">
                <text:p>252.208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00">
                <text:p>3000</text:p>
              </table:table-cell>
              <table:table-cell office:value-type="float" office:value="264.01012">
                <text:p>264.010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50">
                <text:p>3050</text:p>
              </table:table-cell>
              <table:table-cell office:value-type="float" office:value="222.45622">
                <text:p>222.456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00">
                <text:p>3100</text:p>
              </table:table-cell>
              <table:table-cell office:value-type="float" office:value="268.89604">
                <text:p>268.896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50">
                <text:p>3150</text:p>
              </table:table-cell>
              <table:table-cell office:value-type="float" office:value="212.42938">
                <text:p>212.429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00">
                <text:p>3200</text:p>
              </table:table-cell>
              <table:table-cell office:value-type="float" office:value="250.51584">
                <text:p>250.515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50">
                <text:p>3250</text:p>
              </table:table-cell>
              <table:table-cell office:value-type="float" office:value="234.9583">
                <text:p>234.95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00">
                <text:p>3300</text:p>
              </table:table-cell>
              <table:table-cell office:value-type="float" office:value="262.50752">
                <text:p>262.507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50">
                <text:p>3350</text:p>
              </table:table-cell>
              <table:table-cell office:value-type="float" office:value="276.25302">
                <text:p>276.253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00">
                <text:p>3400</text:p>
              </table:table-cell>
              <table:table-cell office:value-type="float" office:value="278.08486">
                <text:p>278.084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50">
                <text:p>3450</text:p>
              </table:table-cell>
              <table:table-cell office:value-type="float" office:value="264.04864">
                <text:p>264.048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500">
                <text:p>3500</text:p>
              </table:table-cell>
              <table:table-cell office:value-type="float" office:value="262.60808">
                <text:p>262.608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50">
                <text:p>3550</text:p>
              </table:table-cell>
              <table:table-cell office:value-type="float" office:value="289.22818">
                <text:p>289.228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00">
                <text:p>3600</text:p>
              </table:table-cell>
              <table:table-cell office:value-type="float" office:value="291.9857">
                <text:p>291.98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50">
                <text:p>3650</text:p>
              </table:table-cell>
              <table:table-cell office:value-type="float" office:value="296.58256">
                <text:p>296.582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00">
                <text:p>3700</text:p>
              </table:table-cell>
              <table:table-cell office:value-type="float" office:value="322.09066">
                <text:p>322.090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50">
                <text:p>3750</text:p>
              </table:table-cell>
              <table:table-cell office:value-type="float" office:value="301.20354">
                <text:p>301.203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00">
                <text:p>3800</text:p>
              </table:table-cell>
              <table:table-cell office:value-type="float" office:value="338.38422">
                <text:p>338.384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50">
                <text:p>3850</text:p>
              </table:table-cell>
              <table:table-cell office:value-type="float" office:value="333.98482">
                <text:p>333.984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00">
                <text:p>3900</text:p>
              </table:table-cell>
              <table:table-cell office:value-type="float" office:value="288.24608">
                <text:p>288.246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50">
                <text:p>3950</text:p>
              </table:table-cell>
              <table:table-cell office:value-type="float" office:value="394.40612">
                <text:p>394.406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00">
                <text:p>4000</text:p>
              </table:table-cell>
              <table:table-cell office:value-type="float" office:value="342.16562">
                <text:p>342.1656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24cm" svg:y="3.703cm" style:legend-expansion="high" chart:style-name="ch2"/>
        <chart:plot-area chart:style-name="ch3" table:cell-range-address="Sheet2.F1:Sheet2.I39" chart:data-source-has-labels="row" svg:x="0.77cm" svg:y="0.855cm" svg:width="12.214cm" svg:height="7.545cm">
          <chartooo:coordinate-region svg:x="1.762cm" svg:y="1.054cm" svg:width="11.036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G2:Sheet2.G39" chart:label-cell-address="Sheet2.G1:Sheet2.G1" chart:class="chart:scatter">
            <chart:domain table:cell-range-address="Sheet2.F2:Sheet2.F39"/>
            <chart:data-point chart:repeated="38"/>
          </chart:series>
          <chart:series chart:style-name="ch7" chart:values-cell-range-address="Sheet2.H2:Sheet2.H39" chart:label-cell-address="Sheet2.H1:Sheet2.H1" chart:class="chart:scatter">
            <chart:data-point chart:repeated="38"/>
          </chart:series>
          <chart:series chart:style-name="ch8" chart:values-cell-range-address="Sheet2.I2:Sheet2.I39" chart:label-cell-address="Sheet2.I1:Sheet2.I1" chart:class="chart:scatter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bad</text:p>
                <draw:g>
                  <svg:desc>Sheet2.G1:Sheet2.G1</svg:desc>
                </draw:g>
              </table:table-cell>
              <table:table-cell office:value-type="string">
                <text:p>unamb</text:p>
                <draw:g>
                  <svg:desc>Sheet2.H1:Sheet2.H1</svg:desc>
                </draw:g>
              </table:table-cell>
              <table:table-cell office:value-type="string">
                <text:p>amb</text:p>
                <draw:g>
                  <svg:desc>Sheet2.I1:Sheet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2.F2:Sheet2.F39</svg:desc>
                </draw:g>
              </table:table-cell>
              <table:table-cell office:value-type="float" office:value="2.5057">
                <text:p>2.5057</text:p>
                <draw:g>
                  <svg:desc>Sheet2.G2:Sheet2.G39</svg:desc>
                </draw:g>
              </table:table-cell>
              <table:table-cell office:value-type="float" office:value="0.5006">
                <text:p>0.5006</text:p>
                <draw:g>
                  <svg:desc>Sheet2.H2:Sheet2.H39</svg:desc>
                </draw:g>
              </table:table-cell>
              <table:table-cell office:value-type="float" office:value="3.5035">
                <text:p>3.5035</text:p>
                <draw:g>
                  <svg:desc>Sheet2.I2:Sheet2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0029">
                <text:p>3.0029</text:p>
              </table:table-cell>
              <table:table-cell office:value-type="float" office:value="0.5">
                <text:p>0.5</text:p>
              </table:table-cell>
              <table:table-cell office:value-type="float" office:value="1.5016">
                <text:p>1.5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.0041">
                <text:p>4.0041</text:p>
              </table:table-cell>
              <table:table-cell office:value-type="float" office:value="0.5006">
                <text:p>0.5006</text:p>
              </table:table-cell>
              <table:table-cell office:value-type="float" office:value="2.504">
                <text:p>2.5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.5064">
                <text:p>6.5064</text:p>
              </table:table-cell>
              <table:table-cell office:value-type="float" office:value="4.5021">
                <text:p>4.5021</text:p>
              </table:table-cell>
              <table:table-cell office:value-type="float" office:value="5.5065">
                <text:p>5.5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1.514">
                <text:p>11.514</text:p>
              </table:table-cell>
              <table:table-cell office:value-type="float" office:value="2.0184">
                <text:p>2.0184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6.0153">
                <text:p>16.0153</text:p>
              </table:table-cell>
              <table:table-cell office:value-type="float" office:value="7.5074">
                <text:p>7.5074</text:p>
              </table:table-cell>
              <table:table-cell office:value-type="float" office:value="13.013">
                <text:p>13.0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23.022">
                <text:p>23.022</text:p>
              </table:table-cell>
              <table:table-cell office:value-type="float" office:value="6.5038">
                <text:p>6.5038</text:p>
              </table:table-cell>
              <table:table-cell office:value-type="float" office:value="20.0201">
                <text:p>20.02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9.0347">
                <text:p>29.0347</text:p>
              </table:table-cell>
              <table:table-cell office:value-type="float" office:value="11.0296">
                <text:p>11.0296</text:p>
              </table:table-cell>
              <table:table-cell office:value-type="float" office:value="29.0324">
                <text:p>29.03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42.0463">
                <text:p>42.0463</text:p>
              </table:table-cell>
              <table:table-cell office:value-type="float" office:value="12.2757">
                <text:p>12.2757</text:p>
              </table:table-cell>
              <table:table-cell office:value-type="float" office:value="40.421">
                <text:p>40.4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53.5611">
                <text:p>53.5611</text:p>
              </table:table-cell>
              <table:table-cell office:value-type="float" office:value="18.5529">
                <text:p>18.5529</text:p>
              </table:table-cell>
              <table:table-cell office:value-type="float" office:value="57.9425">
                <text:p>57.94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72.0817">
                <text:p>72.0817</text:p>
              </table:table-cell>
              <table:table-cell office:value-type="float" office:value="22.5252">
                <text:p>22.5252</text:p>
              </table:table-cell>
              <table:table-cell office:value-type="float" office:value="76.9371">
                <text:p>76.93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80.5991">
                <text:p>80.5991</text:p>
              </table:table-cell>
              <table:table-cell office:value-type="float" office:value="32.033">
                <text:p>32.033</text:p>
              </table:table-cell>
              <table:table-cell office:value-type="float" office:value="103.1285">
                <text:p>103.12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97.0934">
                <text:p>97.0934</text:p>
              </table:table-cell>
              <table:table-cell office:value-type="float" office:value="42.8448">
                <text:p>42.8448</text:p>
              </table:table-cell>
              <table:table-cell office:value-type="float" office:value="130.1937">
                <text:p>130.19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14.76">
                <text:p>114.76</text:p>
              </table:table-cell>
              <table:table-cell office:value-type="float" office:value="45.0466">
                <text:p>45.0466</text:p>
              </table:table-cell>
              <table:table-cell office:value-type="float" office:value="164.5165">
                <text:p>164.51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36.9074">
                <text:p>136.9074</text:p>
              </table:table-cell>
              <table:table-cell office:value-type="float" office:value="57.1765">
                <text:p>57.1765</text:p>
              </table:table-cell>
              <table:table-cell office:value-type="float" office:value="204.9474">
                <text:p>204.94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69.9261">
                <text:p>169.9261</text:p>
              </table:table-cell>
              <table:table-cell office:value-type="float" office:value="70.038">
                <text:p>70.038</text:p>
              </table:table-cell>
              <table:table-cell office:value-type="float" office:value="261.4748">
                <text:p>261.4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93.8347">
                <text:p>193.8347</text:p>
              </table:table-cell>
              <table:table-cell office:value-type="float" office:value="87.6467">
                <text:p>87.6467</text:p>
              </table:table-cell>
              <table:table-cell office:value-type="float" office:value="314.7297">
                <text:p>314.72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32.4484">
                <text:p>232.4484</text:p>
              </table:table-cell>
              <table:table-cell office:value-type="float" office:value="107.5081">
                <text:p>107.5081</text:p>
              </table:table-cell>
              <table:table-cell office:value-type="float" office:value="387.4101">
                <text:p>387.41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251.0249">
                <text:p>251.0249</text:p>
              </table:table-cell>
              <table:table-cell office:value-type="float" office:value="124.8122">
                <text:p>124.8122</text:p>
              </table:table-cell>
              <table:table-cell office:value-type="float" office:value="464.0744">
                <text:p>464.07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87.3356">
                <text:p>287.3356</text:p>
              </table:table-cell>
              <table:table-cell office:value-type="float" office:value="150.7124">
                <text:p>150.7124</text:p>
              </table:table-cell>
              <table:table-cell office:value-type="float" office:value="547.6279">
                <text:p>547.62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333.2305">
                <text:p>333.2305</text:p>
              </table:table-cell>
              <table:table-cell office:value-type="float" office:value="178.6915">
                <text:p>178.6915</text:p>
              </table:table-cell>
              <table:table-cell office:value-type="float" office:value="645.2129">
                <text:p>645.21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383.2617">
                <text:p>383.2617</text:p>
              </table:table-cell>
              <table:table-cell office:value-type="float" office:value="209.1438">
                <text:p>209.1438</text:p>
              </table:table-cell>
              <table:table-cell office:value-type="float" office:value="762.2169">
                <text:p>762.21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415.8107">
                <text:p>415.8107</text:p>
              </table:table-cell>
              <table:table-cell office:value-type="float" office:value="241.3059">
                <text:p>241.3059</text:p>
              </table:table-cell>
              <table:table-cell office:value-type="float" office:value="894.0333">
                <text:p>894.0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473.8638">
                <text:p>473.8638</text:p>
              </table:table-cell>
              <table:table-cell office:value-type="float" office:value="285.5843">
                <text:p>285.5843</text:p>
              </table:table-cell>
              <table:table-cell office:value-type="float" office:value="1040.6107">
                <text:p>1040.61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535.7737">
                <text:p>535.7737</text:p>
              </table:table-cell>
              <table:table-cell office:value-type="float" office:value="328.0579">
                <text:p>328.0579</text:p>
              </table:table-cell>
              <table:table-cell office:value-type="float" office:value="1189.5254">
                <text:p>1189.52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592.0346">
                <text:p>592.0346</text:p>
              </table:table-cell>
              <table:table-cell office:value-type="float" office:value="369.7531">
                <text:p>369.7531</text:p>
              </table:table-cell>
              <table:table-cell office:value-type="float" office:value="1356.6633">
                <text:p>1356.66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663.5582">
                <text:p>663.5582</text:p>
              </table:table-cell>
              <table:table-cell office:value-type="float" office:value="426.2105">
                <text:p>426.2105</text:p>
              </table:table-cell>
              <table:table-cell office:value-type="float" office:value="1548.1849">
                <text:p>1548.18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731.2875">
                <text:p>731.2875</text:p>
              </table:table-cell>
              <table:table-cell office:value-type="float" office:value="482.5934">
                <text:p>482.5934</text:p>
              </table:table-cell>
              <table:table-cell office:value-type="float" office:value="1783.1634">
                <text:p>1783.16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790.6798">
                <text:p>790.6798</text:p>
              </table:table-cell>
              <table:table-cell office:value-type="float" office:value="531.267">
                <text:p>531.267</text:p>
              </table:table-cell>
              <table:table-cell office:value-type="float" office:value="1992.8525">
                <text:p>1992.85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873.1869">
                <text:p>873.1869</text:p>
              </table:table-cell>
              <table:table-cell office:value-type="float" office:value="607.4">
                <text:p>607.4</text:p>
              </table:table-cell>
              <table:table-cell office:value-type="float" office:value="2225.4629">
                <text:p>2225.46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966.3983">
                <text:p>966.3983</text:p>
              </table:table-cell>
              <table:table-cell office:value-type="float" office:value="678.3922">
                <text:p>678.3922</text:p>
              </table:table-cell>
              <table:table-cell office:value-type="float" office:value="2511.0731">
                <text:p>2511.07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1049.7849">
                <text:p>1049.7849</text:p>
              </table:table-cell>
              <table:table-cell office:value-type="float" office:value="749.3429">
                <text:p>749.3429</text:p>
              </table:table-cell>
              <table:table-cell office:value-type="float" office:value="2842.065">
                <text:p>2842.0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1161.5921">
                <text:p>1161.5921</text:p>
              </table:table-cell>
              <table:table-cell office:value-type="float" office:value="838.8565">
                <text:p>838.8565</text:p>
              </table:table-cell>
              <table:table-cell office:value-type="float" office:value="3179.6586">
                <text:p>3179.65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1247.7828">
                <text:p>1247.7828</text:p>
              </table:table-cell>
              <table:table-cell office:value-type="float" office:value="938.7876">
                <text:p>938.7876</text:p>
              </table:table-cell>
              <table:table-cell office:value-type="float" office:value="3613.7508">
                <text:p>3613.75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1364.9173">
                <text:p>1364.9173</text:p>
              </table:table-cell>
              <table:table-cell office:value-type="float" office:value="1048.2051">
                <text:p>1048.2051</text:p>
              </table:table-cell>
              <table:table-cell office:value-type="float" office:value="3924.9132">
                <text:p>3924.91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1508.3635">
                <text:p>1508.3635</text:p>
              </table:table-cell>
              <table:table-cell office:value-type="float" office:value="1165.4645">
                <text:p>1165.4645</text:p>
              </table:table-cell>
              <table:table-cell office:value-type="float" office:value="4357.7493">
                <text:p>4357.74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1617.8147">
                <text:p>1617.8147</text:p>
              </table:table-cell>
              <table:table-cell office:value-type="float" office:value="1281.8885">
                <text:p>1281.8885</text:p>
              </table:table-cell>
              <table:table-cell office:value-type="float" office:value="4843.2523">
                <text:p>4843.25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1755.8647">
                <text:p>1755.8647</text:p>
              </table:table-cell>
              <table:table-cell office:value-type="float" office:value="1426.3678">
                <text:p>1426.3678</text:p>
              </table:table-cell>
              <table:table-cell office:value-type="float" office:value="5389.7027">
                <text:p>5389.702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4.201cm" style:legend-expansion="high" chart:style-name="ch2"/>
        <chart:plot-area chart:style-name="ch3" table:cell-range-address="Sheet3.F2:Sheet3.G31" svg:x="0.77cm" svg:y="0.855cm" svg:width="11.711cm" svg:height="7.545cm">
          <chartooo:coordinate-region svg:x="1.762cm" svg:y="1.054cm" svg:width="10.532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G2:Sheet3.G31" chart:class="chart:scatter">
            <chart:domain table:cell-range-address="Sheet3.F2:Sheet3.F31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F2:Sheet3.F31</svg:desc>
                </draw:g>
              </table:table-cell>
              <table:table-cell office:value-type="float" office:value="2">
                <text:p>2</text:p>
                <draw:g>
                  <svg:desc>Sheet3.G2:Sheet3.G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79">
                <text:p>22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74">
                <text:p>24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812">
                <text:p>381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6cm" svg:y="4.201cm" style:legend-expansion="high" chart:style-name="ch2"/>
        <chart:plot-area chart:style-name="ch3" table:cell-range-address="Sheet1.N25:Sheet1.O49 Sheet1.O24:Sheet1.O24" chart:data-source-has-labels="row" svg:x="0.77cm" svg:y="0.855cm" svg:width="13.65cm" svg:height="7.545cm">
          <chartooo:coordinate-region svg:x="1.948cm" svg:y="1.054cm" svg:width="12.101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O25:Sheet1.O49" chart:label-cell-address="Sheet1.O24:Sheet1.O24" chart:class="chart:scatter">
            <chart:domain table:cell-range-address="Sheet1.N25:Sheet1.N49"/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y</text:p>
                <draw:g>
                  <svg:desc>Sheet1.O24:Sheet1.O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0">
                <text:p>1250</text:p>
                <draw:g>
                  <svg:desc>Sheet1.N25:Sheet1.N49</svg:desc>
                </draw:g>
              </table:table-cell>
              <table:table-cell office:value-type="float" office:value="1.5013">
                <text:p>1.5013</text:p>
                <draw:g>
                  <svg:desc>Sheet1.O25:Sheet1.O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60">
                <text:p>1260</text:p>
              </table:table-cell>
              <table:table-cell office:value-type="float" office:value="2.0019">
                <text:p>2.0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70">
                <text:p>1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0">
                <text:p>1280</text:p>
              </table:table-cell>
              <table:table-cell office:value-type="float" office:value="1.5016">
                <text:p>1.5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90">
                <text:p>1290</text:p>
              </table:table-cell>
              <table:table-cell office:value-type="float" office:value="1.0012">
                <text:p>1.0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6730.1643">
                <text:p>6730.16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0">
                <text:p>1310</text:p>
              </table:table-cell>
              <table:table-cell office:value-type="float" office:value="7454.6591">
                <text:p>7454.65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20">
                <text:p>1320</text:p>
              </table:table-cell>
              <table:table-cell office:value-type="float" office:value="8242.2699">
                <text:p>8242.26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30">
                <text:p>1330</text:p>
              </table:table-cell>
              <table:table-cell office:value-type="float" office:value="9083.6995">
                <text:p>9083.69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40">
                <text:p>1340</text:p>
              </table:table-cell>
              <table:table-cell office:value-type="float" office:value="9374.5891">
                <text:p>9374.58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50">
                <text:p>1350</text:p>
              </table:table-cell>
              <table:table-cell office:value-type="float" office:value="10331.3676">
                <text:p>10331.36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0">
                <text:p>1360</text:p>
              </table:table-cell>
              <table:table-cell office:value-type="float" office:value="11269.3157">
                <text:p>11269.31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70">
                <text:p>1370</text:p>
              </table:table-cell>
              <table:table-cell office:value-type="float" office:value="12265.5816">
                <text:p>12265.58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80">
                <text:p>1380</text:p>
              </table:table-cell>
              <table:table-cell office:value-type="float" office:value="14533.9315">
                <text:p>14533.93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90">
                <text:p>1390</text:p>
              </table:table-cell>
              <table:table-cell office:value-type="float" office:value="17498.2053">
                <text:p>17498.20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00">
                <text:p>1400</text:p>
              </table:table-cell>
              <table:table-cell office:value-type="float" office:value="20357.8532">
                <text:p>20357.85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10">
                <text:p>1410</text:p>
              </table:table-cell>
              <table:table-cell office:value-type="float" office:value="24137.529">
                <text:p>24137.5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20">
                <text:p>1420</text:p>
              </table:table-cell>
              <table:table-cell office:value-type="float" office:value="25323.5898">
                <text:p>25323.58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30">
                <text:p>1430</text:p>
              </table:table-cell>
              <table:table-cell office:value-type="float" office:value="31096.5815">
                <text:p>31096.58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40">
                <text:p>1440</text:p>
              </table:table-cell>
              <table:table-cell office:value-type="float" office:value="34954.4356">
                <text:p>34954.43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50">
                <text:p>1450</text:p>
              </table:table-cell>
              <table:table-cell office:value-type="float" office:value="36619.4732">
                <text:p>36619.47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60">
                <text:p>1460</text:p>
              </table:table-cell>
              <table:table-cell office:value-type="float" office:value="47602.8875">
                <text:p>47602.8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70">
                <text:p>1470</text:p>
              </table:table-cell>
              <table:table-cell office:value-type="float" office:value="50182.851">
                <text:p>50182.8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80">
                <text:p>1480</text:p>
              </table:table-cell>
              <table:table-cell office:value-type="float" office:value="49768.0012">
                <text:p>49768.00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90">
                <text:p>1490</text:p>
              </table:table-cell>
              <table:table-cell office:value-type="float" office:value="57689.7743">
                <text:p>57689.77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749cm" svg:height="9.005cm" xlink:href=".." xlink:type="simple" chart:class="chart:scatter" chart:style-name="ch1">
        <chart:legend chart:legend-position="end" svg:x="29.486cm" svg:y="4.203cm" style:legend-expansion="high" chart:style-name="ch2"/>
        <chart:plot-area chart:style-name="ch3" table:cell-range-address="Sheet1.B52:Sheet1.C91" svg:x="1.084cm" svg:y="0.855cm" svg:width="27.134cm" svg:height="7.55cm">
          <chartooo:coordinate-region svg:x="2.076cm" svg:y="1.055cm" svg:width="25.77cm" svg:height="6.7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52:Sheet1.C91" chart:class="chart:scatter">
            <chart:domain table:cell-range-address="Sheet1.B52:Sheet1.B91"/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81">
                <text:p>4181</text:p>
                <draw:g>
                  <svg:desc>Sheet1.B52:Sheet1.B91</svg:desc>
                </draw:g>
              </table:table-cell>
              <table:table-cell office:value-type="float" office:value="26.3404">
                <text:p>26.3404</text:p>
                <draw:g>
                  <svg:desc>Sheet1.C52:Sheet1.C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91">
                <text:p>4191</text:p>
              </table:table-cell>
              <table:table-cell office:value-type="float" office:value="1.0007">
                <text:p>1.00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01">
                <text:p>4201</text:p>
              </table:table-cell>
              <table:table-cell office:value-type="float" office:value="22.5098">
                <text:p>22.5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11">
                <text:p>4211</text:p>
              </table:table-cell>
              <table:table-cell office:value-type="float" office:value="2.0022">
                <text:p>2.00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21">
                <text:p>4221</text:p>
              </table:table-cell>
              <table:table-cell office:value-type="float" office:value="35.7587">
                <text:p>35.75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31">
                <text:p>4231</text:p>
              </table:table-cell>
              <table:table-cell office:value-type="float" office:value="3.0125">
                <text:p>3.0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41">
                <text:p>4241</text:p>
              </table:table-cell>
              <table:table-cell office:value-type="float" office:value="1.5318">
                <text:p>1.53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51">
                <text:p>4251</text:p>
              </table:table-cell>
              <table:table-cell office:value-type="float" office:value="20.3526">
                <text:p>20.35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61">
                <text:p>4261</text:p>
              </table:table-cell>
              <table:table-cell office:value-type="float" office:value="7.9963">
                <text:p>7.99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71">
                <text:p>4271</text:p>
              </table:table-cell>
              <table:table-cell office:value-type="float" office:value="1.5067">
                <text:p>1.50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81">
                <text:p>4281</text:p>
              </table:table-cell>
              <table:table-cell office:value-type="float" office:value="1.5025">
                <text:p>1.5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91">
                <text:p>4291</text:p>
              </table:table-cell>
              <table:table-cell office:value-type="float" office:value="4.9959">
                <text:p>4.99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01">
                <text:p>4301</text:p>
              </table:table-cell>
              <table:table-cell office:value-type="float" office:value="42.7094">
                <text:p>42.70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11">
                <text:p>4311</text:p>
              </table:table-cell>
              <table:table-cell office:value-type="float" office:value="11.2367">
                <text:p>11.23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21">
                <text:p>4321</text:p>
              </table:table-cell>
              <table:table-cell office:value-type="float" office:value="170.0453">
                <text:p>170.04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31">
                <text:p>4331</text:p>
              </table:table-cell>
              <table:table-cell office:value-type="float" office:value="178.6117">
                <text:p>178.61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41">
                <text:p>4341</text:p>
              </table:table-cell>
              <table:table-cell office:value-type="float" office:value="247.6526">
                <text:p>247.65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51">
                <text:p>4351</text:p>
              </table:table-cell>
              <table:table-cell office:value-type="float" office:value="414.0116">
                <text:p>414.01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61">
                <text:p>4361</text:p>
              </table:table-cell>
              <table:table-cell office:value-type="float" office:value="389.8884">
                <text:p>389.88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71">
                <text:p>4371</text:p>
              </table:table-cell>
              <table:table-cell office:value-type="float" office:value="427.1809">
                <text:p>427.18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81">
                <text:p>4381</text:p>
              </table:table-cell>
              <table:table-cell office:value-type="float" office:value="515.3693">
                <text:p>515.36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">
                <text:p>4391</text:p>
              </table:table-cell>
              <table:table-cell office:value-type="float" office:value="589.2367">
                <text:p>589.23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1">
                <text:p>4401</text:p>
              </table:table-cell>
              <table:table-cell office:value-type="float" office:value="545.8384">
                <text:p>545.83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11">
                <text:p>4411</text:p>
              </table:table-cell>
              <table:table-cell office:value-type="float" office:value="987.9825">
                <text:p>987.98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21">
                <text:p>4421</text:p>
              </table:table-cell>
              <table:table-cell office:value-type="float" office:value="1321.1643">
                <text:p>1321.16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31">
                <text:p>4431</text:p>
              </table:table-cell>
              <table:table-cell office:value-type="float" office:value="1474.7017">
                <text:p>1474.7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41">
                <text:p>4441</text:p>
              </table:table-cell>
              <table:table-cell office:value-type="float" office:value="1856.8105">
                <text:p>1856.81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51">
                <text:p>4451</text:p>
              </table:table-cell>
              <table:table-cell office:value-type="float" office:value="2139.7716">
                <text:p>2139.77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61">
                <text:p>4461</text:p>
              </table:table-cell>
              <table:table-cell office:value-type="float" office:value="2192.2861">
                <text:p>2192.28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71">
                <text:p>4471</text:p>
              </table:table-cell>
              <table:table-cell office:value-type="float" office:value="2214.8556">
                <text:p>2214.85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81">
                <text:p>4481</text:p>
              </table:table-cell>
              <table:table-cell office:value-type="float" office:value="2409.9222">
                <text:p>2409.92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91">
                <text:p>4491</text:p>
              </table:table-cell>
              <table:table-cell office:value-type="float" office:value="2349.5528">
                <text:p>2349.55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01">
                <text:p>4501</text:p>
              </table:table-cell>
              <table:table-cell office:value-type="float" office:value="2719.1654">
                <text:p>2719.16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11">
                <text:p>4511</text:p>
              </table:table-cell>
              <table:table-cell office:value-type="float" office:value="3013.2289">
                <text:p>3013.22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21">
                <text:p>4521</text:p>
              </table:table-cell>
              <table:table-cell office:value-type="float" office:value="3438.0023">
                <text:p>3438.00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31">
                <text:p>4531</text:p>
              </table:table-cell>
              <table:table-cell office:value-type="float" office:value="3476.3904">
                <text:p>3476.39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41">
                <text:p>4541</text:p>
              </table:table-cell>
              <table:table-cell office:value-type="float" office:value="4070.8361">
                <text:p>4070.83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51">
                <text:p>4551</text:p>
              </table:table-cell>
              <table:table-cell office:value-type="float" office:value="4103.7535">
                <text:p>4103.75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61">
                <text:p>4561</text:p>
              </table:table-cell>
              <table:table-cell office:value-type="float" office:value="4467.7518">
                <text:p>4467.75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71">
                <text:p>4571</text:p>
              </table:table-cell>
              <table:table-cell office:value-type="float" office:value="4800.8372">
                <text:p>4800.83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B99:Sheet1.C155" svg:x="0.77cm" svg:y="0.855cm" svg:width="12.327cm" svg:height="7.545cm">
          <chartooo:coordinate-region svg:x="1.762cm" svg:y="1.054cm" svg:width="10.963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99:Sheet1.C155" chart:class="chart:scatter">
            <chart:domain table:cell-range-address="Sheet1.B99:Sheet1.B155"/>
            <chart:data-point chart:repeated="5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91">
                <text:p>5491</text:p>
                <draw:g>
                  <svg:desc>Sheet1.B99:Sheet1.B155</svg:desc>
                </draw:g>
              </table:table-cell>
              <table:table-cell office:value-type="float" office:value="8.6983">
                <text:p>8.6983</text:p>
                <draw:g>
                  <svg:desc>Sheet1.C99:Sheet1.C1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01">
                <text:p>5501</text:p>
              </table:table-cell>
              <table:table-cell office:value-type="float" office:value="15.1794">
                <text:p>15.17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11">
                <text:p>5511</text:p>
              </table:table-cell>
              <table:table-cell office:value-type="float" office:value="17.51876667">
                <text:p>17.5187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21">
                <text:p>5521</text:p>
              </table:table-cell>
              <table:table-cell office:value-type="float" office:value="15.6695">
                <text:p>15.6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31">
                <text:p>5531</text:p>
              </table:table-cell>
              <table:table-cell office:value-type="float" office:value="46.8108">
                <text:p>46.8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41">
                <text:p>5541</text:p>
              </table:table-cell>
              <table:table-cell office:value-type="float" office:value="46.23926667">
                <text:p>46.2392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51">
                <text:p>5551</text:p>
              </table:table-cell>
              <table:table-cell office:value-type="float" office:value="44.424">
                <text:p>44.4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61">
                <text:p>5561</text:p>
              </table:table-cell>
              <table:table-cell office:value-type="float" office:value="48.04876667">
                <text:p>48.0487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71">
                <text:p>5571</text:p>
              </table:table-cell>
              <table:table-cell office:value-type="float" office:value="79.25656667">
                <text:p>79.2565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81">
                <text:p>5581</text:p>
              </table:table-cell>
              <table:table-cell office:value-type="float" office:value="84.64666667">
                <text:p>84.64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91">
                <text:p>5591</text:p>
              </table:table-cell>
              <table:table-cell office:value-type="float" office:value="75.67813333">
                <text:p>75.6781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01">
                <text:p>5601</text:p>
              </table:table-cell>
              <table:table-cell office:value-type="float" office:value="78.4471">
                <text:p>78.44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11">
                <text:p>5611</text:p>
              </table:table-cell>
              <table:table-cell office:value-type="float" office:value="95.1793">
                <text:p>95.17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21">
                <text:p>5621</text:p>
              </table:table-cell>
              <table:table-cell office:value-type="float" office:value="92.2128">
                <text:p>92.21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31">
                <text:p>5631</text:p>
              </table:table-cell>
              <table:table-cell office:value-type="float" office:value="93.88783333">
                <text:p>93.8878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41">
                <text:p>5641</text:p>
              </table:table-cell>
              <table:table-cell office:value-type="float" office:value="98.21393333">
                <text:p>98.2139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51">
                <text:p>5651</text:p>
              </table:table-cell>
              <table:table-cell office:value-type="float" office:value="105.1253">
                <text:p>105.12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61">
                <text:p>5661</text:p>
              </table:table-cell>
              <table:table-cell office:value-type="float" office:value="133.9695">
                <text:p>133.96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71">
                <text:p>5671</text:p>
              </table:table-cell>
              <table:table-cell office:value-type="float" office:value="156.0075333">
                <text:p>156.0075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81">
                <text:p>5681</text:p>
              </table:table-cell>
              <table:table-cell office:value-type="float" office:value="155.1238667">
                <text:p>155.1238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91">
                <text:p>5691</text:p>
              </table:table-cell>
              <table:table-cell office:value-type="float" office:value="172.5145">
                <text:p>172.51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01">
                <text:p>5701</text:p>
              </table:table-cell>
              <table:table-cell office:value-type="float" office:value="159.4665667">
                <text:p>159.4665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11">
                <text:p>5711</text:p>
              </table:table-cell>
              <table:table-cell office:value-type="float" office:value="176.2057667">
                <text:p>176.2057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21">
                <text:p>5721</text:p>
              </table:table-cell>
              <table:table-cell office:value-type="float" office:value="171.8835333">
                <text:p>171.8835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31">
                <text:p>5731</text:p>
              </table:table-cell>
              <table:table-cell office:value-type="float" office:value="185.2964333">
                <text:p>185.2964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41">
                <text:p>5741</text:p>
              </table:table-cell>
              <table:table-cell office:value-type="float" office:value="192.4752333">
                <text:p>192.4752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51">
                <text:p>5751</text:p>
              </table:table-cell>
              <table:table-cell office:value-type="float" office:value="223.652">
                <text:p>223.6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61">
                <text:p>5761</text:p>
              </table:table-cell>
              <table:table-cell office:value-type="float" office:value="222.352">
                <text:p>222.3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71">
                <text:p>5771</text:p>
              </table:table-cell>
              <table:table-cell office:value-type="float" office:value="277.9320333">
                <text:p>277.9320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81">
                <text:p>5781</text:p>
              </table:table-cell>
              <table:table-cell office:value-type="float" office:value="271.5891">
                <text:p>271.58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91">
                <text:p>5791</text:p>
              </table:table-cell>
              <table:table-cell office:value-type="float" office:value="269.3531667">
                <text:p>269.3531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01">
                <text:p>5801</text:p>
              </table:table-cell>
              <table:table-cell office:value-type="float" office:value="559.2956667">
                <text:p>559.295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811">
                <text:p>5811</text:p>
              </table:table-cell>
              <table:table-cell office:value-type="float" office:value="730.9971667">
                <text:p>730.9971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21">
                <text:p>5821</text:p>
              </table:table-cell>
              <table:table-cell office:value-type="float" office:value="695.2015">
                <text:p>695.20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831">
                <text:p>5831</text:p>
              </table:table-cell>
              <table:table-cell office:value-type="float" office:value="744.2499333">
                <text:p>744.2499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41">
                <text:p>5841</text:p>
              </table:table-cell>
              <table:table-cell office:value-type="float" office:value="855.9816333">
                <text:p>855.9816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851">
                <text:p>5851</text:p>
              </table:table-cell>
              <table:table-cell office:value-type="float" office:value="834.7141667">
                <text:p>834.7141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61">
                <text:p>5861</text:p>
              </table:table-cell>
              <table:table-cell office:value-type="float" office:value="867.1980333">
                <text:p>867.1980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71">
                <text:p>5871</text:p>
              </table:table-cell>
              <table:table-cell office:value-type="float" office:value="941.4930333">
                <text:p>941.4930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81">
                <text:p>5881</text:p>
              </table:table-cell>
              <table:table-cell office:value-type="float" office:value="943.6237">
                <text:p>943.62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91">
                <text:p>5891</text:p>
              </table:table-cell>
              <table:table-cell office:value-type="float" office:value="1064.8427">
                <text:p>1064.84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01">
                <text:p>5901</text:p>
              </table:table-cell>
              <table:table-cell office:value-type="float" office:value="1117.421167">
                <text:p>1117.4211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11">
                <text:p>5911</text:p>
              </table:table-cell>
              <table:table-cell office:value-type="float" office:value="1167.854367">
                <text:p>1167.8543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21">
                <text:p>5921</text:p>
              </table:table-cell>
              <table:table-cell office:value-type="float" office:value="1420.9537">
                <text:p>1420.95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31">
                <text:p>5931</text:p>
              </table:table-cell>
              <table:table-cell office:value-type="float" office:value="1410.7412">
                <text:p>1410.74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41">
                <text:p>5941</text:p>
              </table:table-cell>
              <table:table-cell office:value-type="float" office:value="1439.7392">
                <text:p>1439.73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951">
                <text:p>5951</text:p>
              </table:table-cell>
              <table:table-cell office:value-type="float" office:value="1583.4968">
                <text:p>1583.49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61">
                <text:p>5961</text:p>
              </table:table-cell>
              <table:table-cell office:value-type="float" office:value="1559.5368">
                <text:p>1559.53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71">
                <text:p>5971</text:p>
              </table:table-cell>
              <table:table-cell office:value-type="float" office:value="1571.611767">
                <text:p>1571.6117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81">
                <text:p>5981</text:p>
              </table:table-cell>
              <table:table-cell office:value-type="float" office:value="1826.5997">
                <text:p>1826.59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91">
                <text:p>5991</text:p>
              </table:table-cell>
              <table:table-cell office:value-type="float" office:value="1934.8318">
                <text:p>1934.83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01">
                <text:p>6001</text:p>
              </table:table-cell>
              <table:table-cell office:value-type="float" office:value="1940.044367">
                <text:p>1940.0443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11">
                <text:p>6011</text:p>
              </table:table-cell>
              <table:table-cell office:value-type="float" office:value="2769.059033">
                <text:p>2769.0590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21">
                <text:p>6021</text:p>
              </table:table-cell>
              <table:table-cell office:value-type="float" office:value="2748.523733">
                <text:p>2748.5237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31">
                <text:p>6031</text:p>
              </table:table-cell>
              <table:table-cell office:value-type="float" office:value="2967.846367">
                <text:p>2967.8463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41">
                <text:p>6041</text:p>
              </table:table-cell>
              <table:table-cell office:value-type="float" office:value="3384.5315">
                <text:p>3384.53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51">
                <text:p>6051</text:p>
              </table:table-cell>
              <table:table-cell office:value-type="float" office:value="3298.955133">
                <text:p>3298.9551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84cm" svg:y="4.201cm" style:legend-expansion="high" chart:style-name="ch2"/>
        <chart:plot-area chart:style-name="ch3" table:cell-range-address="Sheet1.L98:Sheet1.M129" svg:x="0.77cm" svg:y="0.855cm" svg:width="12.274cm" svg:height="7.545cm">
          <chartooo:coordinate-region svg:x="1.947cm" svg:y="1.054cm" svg:width="10.725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M98:Sheet1.M129" chart:class="chart:scatter">
            <chart:domain table:cell-range-address="Sheet1.L98:Sheet1.L129"/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20">
                <text:p>5820</text:p>
                <draw:g>
                  <svg:desc>Sheet1.L98:Sheet1.L129</svg:desc>
                </draw:g>
              </table:table-cell>
              <table:table-cell office:value-type="float" office:value="5.0193">
                <text:p>5.0193</text:p>
                <draw:g>
                  <svg:desc>Sheet1.M98:Sheet1.M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40">
                <text:p>5840</text:p>
              </table:table-cell>
              <table:table-cell office:value-type="float" office:value="45.9546">
                <text:p>45.95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60">
                <text:p>5860</text:p>
              </table:table-cell>
              <table:table-cell office:value-type="float" office:value="143.3579">
                <text:p>143.35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0">
                <text:p>5880</text:p>
              </table:table-cell>
              <table:table-cell office:value-type="float" office:value="211.7868">
                <text:p>211.7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00">
                <text:p>5900</text:p>
              </table:table-cell>
              <table:table-cell office:value-type="float" office:value="189.3685">
                <text:p>189.36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20">
                <text:p>5920</text:p>
              </table:table-cell>
              <table:table-cell office:value-type="float" office:value="196.3787">
                <text:p>196.37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40">
                <text:p>5940</text:p>
              </table:table-cell>
              <table:table-cell office:value-type="float" office:value="494.6273">
                <text:p>494.62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60">
                <text:p>5960</text:p>
              </table:table-cell>
              <table:table-cell office:value-type="float" office:value="518.8437">
                <text:p>518.84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80">
                <text:p>5980</text:p>
              </table:table-cell>
              <table:table-cell office:value-type="float" office:value="594.1786">
                <text:p>594.17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0">
                <text:p>6000</text:p>
              </table:table-cell>
              <table:table-cell office:value-type="float" office:value="671.2086">
                <text:p>671.20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20">
                <text:p>6020</text:p>
              </table:table-cell>
              <table:table-cell office:value-type="float" office:value="687.4552">
                <text:p>687.45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40">
                <text:p>6040</text:p>
              </table:table-cell>
              <table:table-cell office:value-type="float" office:value="874.1676">
                <text:p>874.16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60">
                <text:p>6060</text:p>
              </table:table-cell>
              <table:table-cell office:value-type="float" office:value="994.5619">
                <text:p>994.5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80">
                <text:p>6080</text:p>
              </table:table-cell>
              <table:table-cell office:value-type="float" office:value="1737.0135">
                <text:p>1737.01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00">
                <text:p>6100</text:p>
              </table:table-cell>
              <table:table-cell office:value-type="float" office:value="1677.1771">
                <text:p>1677.17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20">
                <text:p>6120</text:p>
              </table:table-cell>
              <table:table-cell office:value-type="float" office:value="1693.1523">
                <text:p>1693.15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40">
                <text:p>6140</text:p>
              </table:table-cell>
              <table:table-cell office:value-type="float" office:value="2529.7519">
                <text:p>2529.75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60">
                <text:p>6160</text:p>
              </table:table-cell>
              <table:table-cell office:value-type="float" office:value="3106.4128">
                <text:p>3106.41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80">
                <text:p>6180</text:p>
              </table:table-cell>
              <table:table-cell office:value-type="float" office:value="3624.6828">
                <text:p>3624.68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00">
                <text:p>6200</text:p>
              </table:table-cell>
              <table:table-cell office:value-type="float" office:value="4038.0687">
                <text:p>4038.06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20">
                <text:p>6220</text:p>
              </table:table-cell>
              <table:table-cell office:value-type="float" office:value="4477.4403">
                <text:p>4477.44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40">
                <text:p>6240</text:p>
              </table:table-cell>
              <table:table-cell office:value-type="float" office:value="7061.4067">
                <text:p>7061.40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260">
                <text:p>6260</text:p>
              </table:table-cell>
              <table:table-cell office:value-type="float" office:value="8072.7516">
                <text:p>8072.75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280">
                <text:p>6280</text:p>
              </table:table-cell>
              <table:table-cell office:value-type="float" office:value="9980.4812">
                <text:p>9980.48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00">
                <text:p>6300</text:p>
              </table:table-cell>
              <table:table-cell office:value-type="float" office:value="12459.2697">
                <text:p>12459.26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320">
                <text:p>6320</text:p>
              </table:table-cell>
              <table:table-cell office:value-type="float" office:value="13993.1824">
                <text:p>13993.18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340">
                <text:p>6340</text:p>
              </table:table-cell>
              <table:table-cell office:value-type="float" office:value="14884.8687">
                <text:p>14884.86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60">
                <text:p>6360</text:p>
              </table:table-cell>
              <table:table-cell office:value-type="float" office:value="17405.53">
                <text:p>17405.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80">
                <text:p>6380</text:p>
              </table:table-cell>
              <table:table-cell office:value-type="float" office:value="20961.4822">
                <text:p>20961.48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400">
                <text:p>6400</text:p>
              </table:table-cell>
              <table:table-cell office:value-type="float" office:value="22128.6868">
                <text:p>22128.68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20">
                <text:p>6420</text:p>
              </table:table-cell>
              <table:table-cell office:value-type="float" office:value="25924.3562">
                <text:p>25924.35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40">
                <text:p>6440</text:p>
              </table:table-cell>
              <table:table-cell office:value-type="float" office:value="28384.7198">
                <text:p>28384.71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84cm" svg:y="4.201cm" style:legend-expansion="high" chart:style-name="ch2"/>
        <chart:plot-area chart:style-name="ch3" table:cell-range-address="Sheet1.L134:Sheet1.M147" svg:x="0.77cm" svg:y="0.855cm" svg:width="12.274cm" svg:height="7.545cm">
          <chartooo:coordinate-region svg:x="2.133cm" svg:y="1.054cm" svg:width="10.54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M134:Sheet1.M147" chart:class="chart:scatter">
            <chart:domain table:cell-range-address="Sheet1.L134:Sheet1.L147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80">
                <text:p>4980</text:p>
                <draw:g>
                  <svg:desc>Sheet1.L134:Sheet1.L147</svg:desc>
                </draw:g>
              </table:table-cell>
              <table:table-cell office:value-type="float" office:value="29586.4104">
                <text:p>29586.4104</text:p>
                <draw:g>
                  <svg:desc>Sheet1.M134:Sheet1.M1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34855.2296">
                <text:p>34855.22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20">
                <text:p>5020</text:p>
              </table:table-cell>
              <table:table-cell office:value-type="float" office:value="36637.9055">
                <text:p>36637.9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40">
                <text:p>5040</text:p>
              </table:table-cell>
              <table:table-cell office:value-type="float" office:value="43447.2382">
                <text:p>43447.2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60">
                <text:p>5060</text:p>
              </table:table-cell>
              <table:table-cell office:value-type="float" office:value="50146.5931">
                <text:p>50146.59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80">
                <text:p>5080</text:p>
              </table:table-cell>
              <table:table-cell office:value-type="float" office:value="53547.5684">
                <text:p>53547.56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00">
                <text:p>5100</text:p>
              </table:table-cell>
              <table:table-cell office:value-type="float" office:value="60711.4621">
                <text:p>60711.46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0">
                <text:p>5120</text:p>
              </table:table-cell>
              <table:table-cell office:value-type="float" office:value="69378.2615">
                <text:p>69378.26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40">
                <text:p>5140</text:p>
              </table:table-cell>
              <table:table-cell office:value-type="float" office:value="78842.1502">
                <text:p>78842.15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60">
                <text:p>5160</text:p>
              </table:table-cell>
              <table:table-cell office:value-type="float" office:value="90737.8227">
                <text:p>90737.82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80">
                <text:p>5180</text:p>
              </table:table-cell>
              <table:table-cell office:value-type="float" office:value="100347.6085">
                <text:p>100347.60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00">
                <text:p>5200</text:p>
              </table:table-cell>
              <table:table-cell office:value-type="float" office:value="120444.053">
                <text:p>120444.0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20">
                <text:p>5220</text:p>
              </table:table-cell>
              <table:table-cell office:value-type="float" office:value="127286.1384">
                <text:p>127286.13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40">
                <text:p>5240</text:p>
              </table:table-cell>
              <table:table-cell office:value-type="float" office:value="142546.5305">
                <text:p>142546.530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B168:Sheet1.C668" svg:x="0.77cm" svg:y="0.855cm" svg:width="11.738cm" svg:height="7.545cm">
          <chartooo:coordinate-region svg:x="1.577cm" svg:y="1.054cm" svg:width="10.559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68:Sheet1.C668" chart:class="chart:scatter">
            <chart:domain table:cell-range-address="Sheet1.B168:Sheet1.B668"/>
            <chart:data-point chart:repeated="5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B168:Sheet1.B668</svg:desc>
                </draw:g>
              </table:table-cell>
              <table:table-cell office:value-type="float" office:value="305.54686">
                <text:p>305.54686</text:p>
                <draw:g>
                  <svg:desc>Sheet1.C168:Sheet1.C6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1">
                <text:p>501</text:p>
              </table:table-cell>
              <table:table-cell office:value-type="float" office:value="283.55226">
                <text:p>283.552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2">
                <text:p>502</text:p>
              </table:table-cell>
              <table:table-cell office:value-type="float" office:value="290.36774">
                <text:p>290.367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3">
                <text:p>503</text:p>
              </table:table-cell>
              <table:table-cell office:value-type="float" office:value="299.69012">
                <text:p>299.69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4">
                <text:p>504</text:p>
              </table:table-cell>
              <table:table-cell office:value-type="float" office:value="293.05158">
                <text:p>293.05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5">
                <text:p>505</text:p>
              </table:table-cell>
              <table:table-cell office:value-type="float" office:value="308.78432">
                <text:p>308.784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6">
                <text:p>506</text:p>
              </table:table-cell>
              <table:table-cell office:value-type="float" office:value="309.61104">
                <text:p>309.61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7">
                <text:p>507</text:p>
              </table:table-cell>
              <table:table-cell office:value-type="float" office:value="327.70634">
                <text:p>327.706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8">
                <text:p>508</text:p>
              </table:table-cell>
              <table:table-cell office:value-type="float" office:value="304.73818">
                <text:p>304.738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9">
                <text:p>509</text:p>
              </table:table-cell>
              <table:table-cell office:value-type="float" office:value="296.36564">
                <text:p>296.365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0">
                <text:p>510</text:p>
              </table:table-cell>
              <table:table-cell office:value-type="float" office:value="303.27908">
                <text:p>303.279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1">
                <text:p>511</text:p>
              </table:table-cell>
              <table:table-cell office:value-type="float" office:value="302.33574">
                <text:p>302.335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2">
                <text:p>512</text:p>
              </table:table-cell>
              <table:table-cell office:value-type="float" office:value="304.93318">
                <text:p>304.933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3">
                <text:p>513</text:p>
              </table:table-cell>
              <table:table-cell office:value-type="float" office:value="303.40658">
                <text:p>303.406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4">
                <text:p>514</text:p>
              </table:table-cell>
              <table:table-cell office:value-type="float" office:value="296.24818">
                <text:p>296.248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5">
                <text:p>515</text:p>
              </table:table-cell>
              <table:table-cell office:value-type="float" office:value="297.81028">
                <text:p>297.810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6">
                <text:p>516</text:p>
              </table:table-cell>
              <table:table-cell office:value-type="float" office:value="297.06652">
                <text:p>297.066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7">
                <text:p>517</text:p>
              </table:table-cell>
              <table:table-cell office:value-type="float" office:value="298.5033">
                <text:p>298.50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8">
                <text:p>518</text:p>
              </table:table-cell>
              <table:table-cell office:value-type="float" office:value="315.4211">
                <text:p>315.42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9">
                <text:p>519</text:p>
              </table:table-cell>
              <table:table-cell office:value-type="float" office:value="291.27">
                <text:p>291.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0">
                <text:p>520</text:p>
              </table:table-cell>
              <table:table-cell office:value-type="float" office:value="304.07182">
                <text:p>304.071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1">
                <text:p>521</text:p>
              </table:table-cell>
              <table:table-cell office:value-type="float" office:value="301.34434">
                <text:p>301.34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2">
                <text:p>522</text:p>
              </table:table-cell>
              <table:table-cell office:value-type="float" office:value="305.55236">
                <text:p>305.552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3">
                <text:p>523</text:p>
              </table:table-cell>
              <table:table-cell office:value-type="float" office:value="297.2971">
                <text:p>297.29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4">
                <text:p>524</text:p>
              </table:table-cell>
              <table:table-cell office:value-type="float" office:value="305.6811">
                <text:p>305.68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5">
                <text:p>525</text:p>
              </table:table-cell>
              <table:table-cell office:value-type="float" office:value="317.98368">
                <text:p>317.983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6">
                <text:p>526</text:p>
              </table:table-cell>
              <table:table-cell office:value-type="float" office:value="304.05874">
                <text:p>304.058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7">
                <text:p>527</text:p>
              </table:table-cell>
              <table:table-cell office:value-type="float" office:value="313.40508">
                <text:p>313.405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8">
                <text:p>528</text:p>
              </table:table-cell>
              <table:table-cell office:value-type="float" office:value="309.19576">
                <text:p>309.195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9">
                <text:p>529</text:p>
              </table:table-cell>
              <table:table-cell office:value-type="float" office:value="309.18864">
                <text:p>309.188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0">
                <text:p>530</text:p>
              </table:table-cell>
              <table:table-cell office:value-type="float" office:value="301.99954">
                <text:p>301.999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1">
                <text:p>531</text:p>
              </table:table-cell>
              <table:table-cell office:value-type="float" office:value="306.02532">
                <text:p>306.025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32">
                <text:p>532</text:p>
              </table:table-cell>
              <table:table-cell office:value-type="float" office:value="321.88336">
                <text:p>321.883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3">
                <text:p>533</text:p>
              </table:table-cell>
              <table:table-cell office:value-type="float" office:value="310.09808">
                <text:p>310.098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34">
                <text:p>534</text:p>
              </table:table-cell>
              <table:table-cell office:value-type="float" office:value="307.90984">
                <text:p>307.909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5">
                <text:p>535</text:p>
              </table:table-cell>
              <table:table-cell office:value-type="float" office:value="307.1984">
                <text:p>307.19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36">
                <text:p>536</text:p>
              </table:table-cell>
              <table:table-cell office:value-type="float" office:value="314.6315">
                <text:p>314.63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7">
                <text:p>537</text:p>
              </table:table-cell>
              <table:table-cell office:value-type="float" office:value="310.41784">
                <text:p>310.417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8">
                <text:p>538</text:p>
              </table:table-cell>
              <table:table-cell office:value-type="float" office:value="317.2044">
                <text:p>317.20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9">
                <text:p>539</text:p>
              </table:table-cell>
              <table:table-cell office:value-type="float" office:value="326.29334">
                <text:p>326.293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0">
                <text:p>540</text:p>
              </table:table-cell>
              <table:table-cell office:value-type="float" office:value="322.37938">
                <text:p>322.379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1">
                <text:p>541</text:p>
              </table:table-cell>
              <table:table-cell office:value-type="float" office:value="314.72918">
                <text:p>314.729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2">
                <text:p>542</text:p>
              </table:table-cell>
              <table:table-cell office:value-type="float" office:value="315.26034">
                <text:p>315.260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3">
                <text:p>543</text:p>
              </table:table-cell>
              <table:table-cell office:value-type="float" office:value="317.52354">
                <text:p>317.523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4">
                <text:p>544</text:p>
              </table:table-cell>
              <table:table-cell office:value-type="float" office:value="329.20592">
                <text:p>329.205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5">
                <text:p>545</text:p>
              </table:table-cell>
              <table:table-cell office:value-type="float" office:value="332.19242">
                <text:p>332.192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6">
                <text:p>546</text:p>
              </table:table-cell>
              <table:table-cell office:value-type="float" office:value="328.39208">
                <text:p>328.392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7">
                <text:p>547</text:p>
              </table:table-cell>
              <table:table-cell office:value-type="float" office:value="311.70462">
                <text:p>311.704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8">
                <text:p>548</text:p>
              </table:table-cell>
              <table:table-cell office:value-type="float" office:value="312.10124">
                <text:p>312.101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9">
                <text:p>549</text:p>
              </table:table-cell>
              <table:table-cell office:value-type="float" office:value="315.7399">
                <text:p>315.73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0">
                <text:p>550</text:p>
              </table:table-cell>
              <table:table-cell office:value-type="float" office:value="312.79216">
                <text:p>312.792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1">
                <text:p>551</text:p>
              </table:table-cell>
              <table:table-cell office:value-type="float" office:value="322.76718">
                <text:p>322.767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2">
                <text:p>552</text:p>
              </table:table-cell>
              <table:table-cell office:value-type="float" office:value="326.74576">
                <text:p>326.745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3">
                <text:p>553</text:p>
              </table:table-cell>
              <table:table-cell office:value-type="float" office:value="331.04042">
                <text:p>331.040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4">
                <text:p>554</text:p>
              </table:table-cell>
              <table:table-cell office:value-type="float" office:value="324.80916">
                <text:p>324.809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5">
                <text:p>555</text:p>
              </table:table-cell>
              <table:table-cell office:value-type="float" office:value="332.42662">
                <text:p>332.426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6">
                <text:p>556</text:p>
              </table:table-cell>
              <table:table-cell office:value-type="float" office:value="329.59772">
                <text:p>329.597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7">
                <text:p>557</text:p>
              </table:table-cell>
              <table:table-cell office:value-type="float" office:value="319.4439">
                <text:p>319.44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8">
                <text:p>558</text:p>
              </table:table-cell>
              <table:table-cell office:value-type="float" office:value="321.4927">
                <text:p>321.49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9">
                <text:p>559</text:p>
              </table:table-cell>
              <table:table-cell office:value-type="float" office:value="329.43604">
                <text:p>329.436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0">
                <text:p>560</text:p>
              </table:table-cell>
              <table:table-cell office:value-type="float" office:value="336.40562">
                <text:p>336.405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61">
                <text:p>561</text:p>
              </table:table-cell>
              <table:table-cell office:value-type="float" office:value="332.40234">
                <text:p>332.402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62">
                <text:p>562</text:p>
              </table:table-cell>
              <table:table-cell office:value-type="float" office:value="330.81434">
                <text:p>330.814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63">
                <text:p>563</text:p>
              </table:table-cell>
              <table:table-cell office:value-type="float" office:value="334.26774">
                <text:p>334.267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4">
                <text:p>564</text:p>
              </table:table-cell>
              <table:table-cell office:value-type="float" office:value="326.68756">
                <text:p>326.687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5">
                <text:p>565</text:p>
              </table:table-cell>
              <table:table-cell office:value-type="float" office:value="338.03254">
                <text:p>338.032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66">
                <text:p>566</text:p>
              </table:table-cell>
              <table:table-cell office:value-type="float" office:value="338.34634">
                <text:p>338.346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7">
                <text:p>567</text:p>
              </table:table-cell>
              <table:table-cell office:value-type="float" office:value="372.22928">
                <text:p>372.229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8">
                <text:p>568</text:p>
              </table:table-cell>
              <table:table-cell office:value-type="float" office:value="357.619">
                <text:p>357.6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69">
                <text:p>569</text:p>
              </table:table-cell>
              <table:table-cell office:value-type="float" office:value="352.52386">
                <text:p>352.523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0">
                <text:p>570</text:p>
              </table:table-cell>
              <table:table-cell office:value-type="float" office:value="371.56372">
                <text:p>371.563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1">
                <text:p>571</text:p>
              </table:table-cell>
              <table:table-cell office:value-type="float" office:value="346.70964">
                <text:p>346.709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2">
                <text:p>572</text:p>
              </table:table-cell>
              <table:table-cell office:value-type="float" office:value="371.20226">
                <text:p>371.202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3">
                <text:p>573</text:p>
              </table:table-cell>
              <table:table-cell office:value-type="float" office:value="421.37046">
                <text:p>421.370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4">
                <text:p>574</text:p>
              </table:table-cell>
              <table:table-cell office:value-type="float" office:value="390.54864">
                <text:p>390.548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5">
                <text:p>575</text:p>
              </table:table-cell>
              <table:table-cell office:value-type="float" office:value="366.4369">
                <text:p>366.43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6">
                <text:p>576</text:p>
              </table:table-cell>
              <table:table-cell office:value-type="float" office:value="388.39046">
                <text:p>388.390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7">
                <text:p>577</text:p>
              </table:table-cell>
              <table:table-cell office:value-type="float" office:value="379.04638">
                <text:p>379.046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78">
                <text:p>578</text:p>
              </table:table-cell>
              <table:table-cell office:value-type="float" office:value="454.9435">
                <text:p>454.94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79">
                <text:p>579</text:p>
              </table:table-cell>
              <table:table-cell office:value-type="float" office:value="353.6763">
                <text:p>353.67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80">
                <text:p>580</text:p>
              </table:table-cell>
              <table:table-cell office:value-type="float" office:value="353.03954">
                <text:p>353.039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81">
                <text:p>581</text:p>
              </table:table-cell>
              <table:table-cell office:value-type="float" office:value="337.3902">
                <text:p>337.39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82">
                <text:p>582</text:p>
              </table:table-cell>
              <table:table-cell office:value-type="float" office:value="344.07846">
                <text:p>344.078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83">
                <text:p>583</text:p>
              </table:table-cell>
              <table:table-cell office:value-type="float" office:value="355.505">
                <text:p>355.5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84">
                <text:p>584</text:p>
              </table:table-cell>
              <table:table-cell office:value-type="float" office:value="354.18586">
                <text:p>354.185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85">
                <text:p>585</text:p>
              </table:table-cell>
              <table:table-cell office:value-type="float" office:value="353.7775">
                <text:p>353.77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86">
                <text:p>586</text:p>
              </table:table-cell>
              <table:table-cell office:value-type="float" office:value="350.47972">
                <text:p>350.479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87">
                <text:p>587</text:p>
              </table:table-cell>
              <table:table-cell office:value-type="float" office:value="346.30106">
                <text:p>346.301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88">
                <text:p>588</text:p>
              </table:table-cell>
              <table:table-cell office:value-type="float" office:value="344.44954">
                <text:p>344.449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9">
                <text:p>589</text:p>
              </table:table-cell>
              <table:table-cell office:value-type="float" office:value="349.21404">
                <text:p>349.214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90">
                <text:p>590</text:p>
              </table:table-cell>
              <table:table-cell office:value-type="float" office:value="359.50172">
                <text:p>359.501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91">
                <text:p>591</text:p>
              </table:table-cell>
              <table:table-cell office:value-type="float" office:value="359.61232">
                <text:p>359.612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92">
                <text:p>592</text:p>
              </table:table-cell>
              <table:table-cell office:value-type="float" office:value="357.41682">
                <text:p>357.416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93">
                <text:p>593</text:p>
              </table:table-cell>
              <table:table-cell office:value-type="float" office:value="356.10752">
                <text:p>356.107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94">
                <text:p>594</text:p>
              </table:table-cell>
              <table:table-cell office:value-type="float" office:value="357.6669">
                <text:p>357.66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95">
                <text:p>595</text:p>
              </table:table-cell>
              <table:table-cell office:value-type="float" office:value="340.18776">
                <text:p>340.187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96">
                <text:p>596</text:p>
              </table:table-cell>
              <table:table-cell office:value-type="float" office:value="386.22252">
                <text:p>386.222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97">
                <text:p>597</text:p>
              </table:table-cell>
              <table:table-cell office:value-type="float" office:value="358.1353">
                <text:p>358.13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98">
                <text:p>598</text:p>
              </table:table-cell>
              <table:table-cell office:value-type="float" office:value="365.85662">
                <text:p>365.856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99">
                <text:p>599</text:p>
              </table:table-cell>
              <table:table-cell office:value-type="float" office:value="357.56302">
                <text:p>357.563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00">
                <text:p>600</text:p>
              </table:table-cell>
              <table:table-cell office:value-type="float" office:value="348.50654">
                <text:p>348.506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01">
                <text:p>601</text:p>
              </table:table-cell>
              <table:table-cell office:value-type="float" office:value="354.4285">
                <text:p>354.42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02">
                <text:p>602</text:p>
              </table:table-cell>
              <table:table-cell office:value-type="float" office:value="354.77598">
                <text:p>354.775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03">
                <text:p>603</text:p>
              </table:table-cell>
              <table:table-cell office:value-type="float" office:value="356.41716">
                <text:p>356.417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04">
                <text:p>604</text:p>
              </table:table-cell>
              <table:table-cell office:value-type="float" office:value="360.478">
                <text:p>360.4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05">
                <text:p>605</text:p>
              </table:table-cell>
              <table:table-cell office:value-type="float" office:value="365.1177">
                <text:p>365.11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06">
                <text:p>606</text:p>
              </table:table-cell>
              <table:table-cell office:value-type="float" office:value="360.32838">
                <text:p>360.328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07">
                <text:p>607</text:p>
              </table:table-cell>
              <table:table-cell office:value-type="float" office:value="348.98696">
                <text:p>348.986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08">
                <text:p>608</text:p>
              </table:table-cell>
              <table:table-cell office:value-type="float" office:value="357.9886">
                <text:p>357.98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09">
                <text:p>609</text:p>
              </table:table-cell>
              <table:table-cell office:value-type="float" office:value="367.3928">
                <text:p>367.39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10">
                <text:p>610</text:p>
              </table:table-cell>
              <table:table-cell office:value-type="float" office:value="358.81868">
                <text:p>358.818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11">
                <text:p>611</text:p>
              </table:table-cell>
              <table:table-cell office:value-type="float" office:value="369.91452">
                <text:p>369.914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12">
                <text:p>612</text:p>
              </table:table-cell>
              <table:table-cell office:value-type="float" office:value="368.10794">
                <text:p>368.107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13">
                <text:p>613</text:p>
              </table:table-cell>
              <table:table-cell office:value-type="float" office:value="372.95102">
                <text:p>372.951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14">
                <text:p>614</text:p>
              </table:table-cell>
              <table:table-cell office:value-type="float" office:value="360.22628">
                <text:p>360.226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15">
                <text:p>615</text:p>
              </table:table-cell>
              <table:table-cell office:value-type="float" office:value="376.49156">
                <text:p>376.491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16">
                <text:p>616</text:p>
              </table:table-cell>
              <table:table-cell office:value-type="float" office:value="364.71856">
                <text:p>364.718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17">
                <text:p>617</text:p>
              </table:table-cell>
              <table:table-cell office:value-type="float" office:value="385.7309">
                <text:p>385.73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18">
                <text:p>618</text:p>
              </table:table-cell>
              <table:table-cell office:value-type="float" office:value="388.1988">
                <text:p>388.19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19">
                <text:p>619</text:p>
              </table:table-cell>
              <table:table-cell office:value-type="float" office:value="385.33498">
                <text:p>385.334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20">
                <text:p>620</text:p>
              </table:table-cell>
              <table:table-cell office:value-type="float" office:value="382.37536">
                <text:p>382.375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21">
                <text:p>621</text:p>
              </table:table-cell>
              <table:table-cell office:value-type="float" office:value="385.14824">
                <text:p>385.148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22">
                <text:p>622</text:p>
              </table:table-cell>
              <table:table-cell office:value-type="float" office:value="368.87554">
                <text:p>368.875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3">
                <text:p>623</text:p>
              </table:table-cell>
              <table:table-cell office:value-type="float" office:value="380.2064">
                <text:p>380.20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4">
                <text:p>624</text:p>
              </table:table-cell>
              <table:table-cell office:value-type="float" office:value="357.6418">
                <text:p>357.64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">
                <text:p>625</text:p>
              </table:table-cell>
              <table:table-cell office:value-type="float" office:value="363.64608">
                <text:p>363.646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26">
                <text:p>626</text:p>
              </table:table-cell>
              <table:table-cell office:value-type="float" office:value="372.7804">
                <text:p>372.78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27">
                <text:p>627</text:p>
              </table:table-cell>
              <table:table-cell office:value-type="float" office:value="371.89346">
                <text:p>371.893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28">
                <text:p>628</text:p>
              </table:table-cell>
              <table:table-cell office:value-type="float" office:value="370.084">
                <text:p>370.0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29">
                <text:p>629</text:p>
              </table:table-cell>
              <table:table-cell office:value-type="float" office:value="365.46386">
                <text:p>365.463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30">
                <text:p>630</text:p>
              </table:table-cell>
              <table:table-cell office:value-type="float" office:value="371.19194">
                <text:p>371.191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31">
                <text:p>631</text:p>
              </table:table-cell>
              <table:table-cell office:value-type="float" office:value="382.23968">
                <text:p>382.239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32">
                <text:p>632</text:p>
              </table:table-cell>
              <table:table-cell office:value-type="float" office:value="388.28994">
                <text:p>388.289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33">
                <text:p>633</text:p>
              </table:table-cell>
              <table:table-cell office:value-type="float" office:value="380.5879">
                <text:p>380.58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34">
                <text:p>634</text:p>
              </table:table-cell>
              <table:table-cell office:value-type="float" office:value="373.1078">
                <text:p>373.10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35">
                <text:p>635</text:p>
              </table:table-cell>
              <table:table-cell office:value-type="float" office:value="365.91814">
                <text:p>365.918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36">
                <text:p>636</text:p>
              </table:table-cell>
              <table:table-cell office:value-type="float" office:value="382.90886">
                <text:p>382.908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37">
                <text:p>637</text:p>
              </table:table-cell>
              <table:table-cell office:value-type="float" office:value="370.83486">
                <text:p>370.834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38">
                <text:p>638</text:p>
              </table:table-cell>
              <table:table-cell office:value-type="float" office:value="379.67596">
                <text:p>379.675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39">
                <text:p>639</text:p>
              </table:table-cell>
              <table:table-cell office:value-type="float" office:value="382.96888">
                <text:p>382.968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40">
                <text:p>640</text:p>
              </table:table-cell>
              <table:table-cell office:value-type="float" office:value="376.9027">
                <text:p>376.90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41">
                <text:p>641</text:p>
              </table:table-cell>
              <table:table-cell office:value-type="float" office:value="386.88528">
                <text:p>386.885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42">
                <text:p>642</text:p>
              </table:table-cell>
              <table:table-cell office:value-type="float" office:value="387.10804">
                <text:p>387.108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43">
                <text:p>643</text:p>
              </table:table-cell>
              <table:table-cell office:value-type="float" office:value="369.56766">
                <text:p>369.567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44">
                <text:p>644</text:p>
              </table:table-cell>
              <table:table-cell office:value-type="float" office:value="399.20912">
                <text:p>399.209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45">
                <text:p>645</text:p>
              </table:table-cell>
              <table:table-cell office:value-type="float" office:value="370.13582">
                <text:p>370.135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46">
                <text:p>646</text:p>
              </table:table-cell>
              <table:table-cell office:value-type="float" office:value="396.8034">
                <text:p>396.80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47">
                <text:p>647</text:p>
              </table:table-cell>
              <table:table-cell office:value-type="float" office:value="396.36258">
                <text:p>396.362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48">
                <text:p>648</text:p>
              </table:table-cell>
              <table:table-cell office:value-type="float" office:value="392.51564">
                <text:p>392.515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49">
                <text:p>649</text:p>
              </table:table-cell>
              <table:table-cell office:value-type="float" office:value="384.20256">
                <text:p>384.202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50">
                <text:p>650</text:p>
              </table:table-cell>
              <table:table-cell office:value-type="float" office:value="390.81728">
                <text:p>390.817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51">
                <text:p>651</text:p>
              </table:table-cell>
              <table:table-cell office:value-type="float" office:value="372.64756">
                <text:p>372.647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52">
                <text:p>652</text:p>
              </table:table-cell>
              <table:table-cell office:value-type="float" office:value="379.26334">
                <text:p>379.263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53">
                <text:p>653</text:p>
              </table:table-cell>
              <table:table-cell office:value-type="float" office:value="398.98432">
                <text:p>398.984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54">
                <text:p>654</text:p>
              </table:table-cell>
              <table:table-cell office:value-type="float" office:value="393.98706">
                <text:p>393.987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55">
                <text:p>655</text:p>
              </table:table-cell>
              <table:table-cell office:value-type="float" office:value="395.0035">
                <text:p>395.00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56">
                <text:p>656</text:p>
              </table:table-cell>
              <table:table-cell office:value-type="float" office:value="395.17188">
                <text:p>395.171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57">
                <text:p>657</text:p>
              </table:table-cell>
              <table:table-cell office:value-type="float" office:value="399.14598">
                <text:p>399.145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58">
                <text:p>658</text:p>
              </table:table-cell>
              <table:table-cell office:value-type="float" office:value="388.08114">
                <text:p>388.081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59">
                <text:p>659</text:p>
              </table:table-cell>
              <table:table-cell office:value-type="float" office:value="411.83198">
                <text:p>411.831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60">
                <text:p>660</text:p>
              </table:table-cell>
              <table:table-cell office:value-type="float" office:value="391.45226">
                <text:p>391.452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61">
                <text:p>661</text:p>
              </table:table-cell>
              <table:table-cell office:value-type="float" office:value="397.89938">
                <text:p>397.899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62">
                <text:p>662</text:p>
              </table:table-cell>
              <table:table-cell office:value-type="float" office:value="409.2453">
                <text:p>409.24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63">
                <text:p>663</text:p>
              </table:table-cell>
              <table:table-cell office:value-type="float" office:value="394.8731">
                <text:p>394.87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64">
                <text:p>664</text:p>
              </table:table-cell>
              <table:table-cell office:value-type="float" office:value="403.27948">
                <text:p>403.2794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65">
                <text:p>665</text:p>
              </table:table-cell>
              <table:table-cell office:value-type="float" office:value="395.80268">
                <text:p>395.802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6">
                <text:p>666</text:p>
              </table:table-cell>
              <table:table-cell office:value-type="float" office:value="428.5901">
                <text:p>428.59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67">
                <text:p>667</text:p>
              </table:table-cell>
              <table:table-cell office:value-type="float" office:value="395.42306">
                <text:p>395.423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68">
                <text:p>668</text:p>
              </table:table-cell>
              <table:table-cell office:value-type="float" office:value="389.19952">
                <text:p>389.199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69">
                <text:p>669</text:p>
              </table:table-cell>
              <table:table-cell office:value-type="float" office:value="386.05982">
                <text:p>386.059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70">
                <text:p>670</text:p>
              </table:table-cell>
              <table:table-cell office:value-type="float" office:value="411.9613">
                <text:p>411.96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71">
                <text:p>671</text:p>
              </table:table-cell>
              <table:table-cell office:value-type="float" office:value="393.45464">
                <text:p>393.454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72">
                <text:p>672</text:p>
              </table:table-cell>
              <table:table-cell office:value-type="float" office:value="411.28494">
                <text:p>411.284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73">
                <text:p>673</text:p>
              </table:table-cell>
              <table:table-cell office:value-type="float" office:value="417.5557">
                <text:p>417.55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74">
                <text:p>674</text:p>
              </table:table-cell>
              <table:table-cell office:value-type="float" office:value="399.79786">
                <text:p>399.797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75">
                <text:p>675</text:p>
              </table:table-cell>
              <table:table-cell office:value-type="float" office:value="408.69462">
                <text:p>408.694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76">
                <text:p>676</text:p>
              </table:table-cell>
              <table:table-cell office:value-type="float" office:value="406.5998">
                <text:p>406.59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77">
                <text:p>677</text:p>
              </table:table-cell>
              <table:table-cell office:value-type="float" office:value="441.9726">
                <text:p>441.97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78">
                <text:p>678</text:p>
              </table:table-cell>
              <table:table-cell office:value-type="float" office:value="404.43484">
                <text:p>404.434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79">
                <text:p>679</text:p>
              </table:table-cell>
              <table:table-cell office:value-type="float" office:value="425.71164">
                <text:p>425.711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80">
                <text:p>680</text:p>
              </table:table-cell>
              <table:table-cell office:value-type="float" office:value="412.82418">
                <text:p>412.824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81">
                <text:p>681</text:p>
              </table:table-cell>
              <table:table-cell office:value-type="float" office:value="424.68656">
                <text:p>424.6865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82">
                <text:p>682</text:p>
              </table:table-cell>
              <table:table-cell office:value-type="float" office:value="423.09344">
                <text:p>423.093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83">
                <text:p>683</text:p>
              </table:table-cell>
              <table:table-cell office:value-type="float" office:value="426.01336">
                <text:p>426.013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84">
                <text:p>684</text:p>
              </table:table-cell>
              <table:table-cell office:value-type="float" office:value="426.63138">
                <text:p>426.631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85">
                <text:p>685</text:p>
              </table:table-cell>
              <table:table-cell office:value-type="float" office:value="409.10398">
                <text:p>409.103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86">
                <text:p>686</text:p>
              </table:table-cell>
              <table:table-cell office:value-type="float" office:value="436.98958">
                <text:p>436.989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87">
                <text:p>687</text:p>
              </table:table-cell>
              <table:table-cell office:value-type="float" office:value="445.14922">
                <text:p>445.149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88">
                <text:p>688</text:p>
              </table:table-cell>
              <table:table-cell office:value-type="float" office:value="415.277">
                <text:p>415.2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89">
                <text:p>689</text:p>
              </table:table-cell>
              <table:table-cell office:value-type="float" office:value="419.72526">
                <text:p>419.725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90">
                <text:p>690</text:p>
              </table:table-cell>
              <table:table-cell office:value-type="float" office:value="419.62772">
                <text:p>419.627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91">
                <text:p>691</text:p>
              </table:table-cell>
              <table:table-cell office:value-type="float" office:value="434.55394">
                <text:p>434.553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92">
                <text:p>692</text:p>
              </table:table-cell>
              <table:table-cell office:value-type="float" office:value="427.10666">
                <text:p>427.106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93">
                <text:p>693</text:p>
              </table:table-cell>
              <table:table-cell office:value-type="float" office:value="434.0552">
                <text:p>434.05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94">
                <text:p>694</text:p>
              </table:table-cell>
              <table:table-cell office:value-type="float" office:value="424.40878">
                <text:p>424.408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95">
                <text:p>695</text:p>
              </table:table-cell>
              <table:table-cell office:value-type="float" office:value="417.32666">
                <text:p>417.326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96">
                <text:p>696</text:p>
              </table:table-cell>
              <table:table-cell office:value-type="float" office:value="423.04402">
                <text:p>423.044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97">
                <text:p>697</text:p>
              </table:table-cell>
              <table:table-cell office:value-type="float" office:value="426.796">
                <text:p>426.7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98">
                <text:p>698</text:p>
              </table:table-cell>
              <table:table-cell office:value-type="float" office:value="434.12664">
                <text:p>434.126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99">
                <text:p>699</text:p>
              </table:table-cell>
              <table:table-cell office:value-type="float" office:value="404.81194">
                <text:p>404.811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00">
                <text:p>700</text:p>
              </table:table-cell>
              <table:table-cell office:value-type="float" office:value="433.92186">
                <text:p>433.9218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01">
                <text:p>701</text:p>
              </table:table-cell>
              <table:table-cell office:value-type="float" office:value="424.24096">
                <text:p>424.240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02">
                <text:p>702</text:p>
              </table:table-cell>
              <table:table-cell office:value-type="float" office:value="433.59816">
                <text:p>433.598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03">
                <text:p>703</text:p>
              </table:table-cell>
              <table:table-cell office:value-type="float" office:value="455.4079">
                <text:p>455.407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04">
                <text:p>704</text:p>
              </table:table-cell>
              <table:table-cell office:value-type="float" office:value="437.97472">
                <text:p>437.9747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05">
                <text:p>705</text:p>
              </table:table-cell>
              <table:table-cell office:value-type="float" office:value="425.37446">
                <text:p>425.374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06">
                <text:p>706</text:p>
              </table:table-cell>
              <table:table-cell office:value-type="float" office:value="421.73976">
                <text:p>421.739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07">
                <text:p>707</text:p>
              </table:table-cell>
              <table:table-cell office:value-type="float" office:value="428.65366">
                <text:p>428.653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08">
                <text:p>708</text:p>
              </table:table-cell>
              <table:table-cell office:value-type="float" office:value="440.04328">
                <text:p>440.0432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09">
                <text:p>709</text:p>
              </table:table-cell>
              <table:table-cell office:value-type="float" office:value="440.91544">
                <text:p>440.915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10">
                <text:p>710</text:p>
              </table:table-cell>
              <table:table-cell office:value-type="float" office:value="432.87372">
                <text:p>432.873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11">
                <text:p>711</text:p>
              </table:table-cell>
              <table:table-cell office:value-type="float" office:value="449.7892">
                <text:p>449.78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12">
                <text:p>712</text:p>
              </table:table-cell>
              <table:table-cell office:value-type="float" office:value="420.20438">
                <text:p>420.2043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13">
                <text:p>713</text:p>
              </table:table-cell>
              <table:table-cell office:value-type="float" office:value="474.74568">
                <text:p>474.7456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14">
                <text:p>714</text:p>
              </table:table-cell>
              <table:table-cell office:value-type="float" office:value="467.53542">
                <text:p>467.5354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15">
                <text:p>715</text:p>
              </table:table-cell>
              <table:table-cell office:value-type="float" office:value="430.22732">
                <text:p>430.227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16">
                <text:p>716</text:p>
              </table:table-cell>
              <table:table-cell office:value-type="float" office:value="414.3107">
                <text:p>414.31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17">
                <text:p>717</text:p>
              </table:table-cell>
              <table:table-cell office:value-type="float" office:value="443.42862">
                <text:p>443.428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18">
                <text:p>718</text:p>
              </table:table-cell>
              <table:table-cell office:value-type="float" office:value="479.2534">
                <text:p>479.25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19">
                <text:p>719</text:p>
              </table:table-cell>
              <table:table-cell office:value-type="float" office:value="441.97902">
                <text:p>441.979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20">
                <text:p>720</text:p>
              </table:table-cell>
              <table:table-cell office:value-type="float" office:value="432.3994">
                <text:p>432.39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21">
                <text:p>721</text:p>
              </table:table-cell>
              <table:table-cell office:value-type="float" office:value="427.51724">
                <text:p>427.517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22">
                <text:p>722</text:p>
              </table:table-cell>
              <table:table-cell office:value-type="float" office:value="460.79368">
                <text:p>460.793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23">
                <text:p>723</text:p>
              </table:table-cell>
              <table:table-cell office:value-type="float" office:value="442.71506">
                <text:p>442.7150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24">
                <text:p>724</text:p>
              </table:table-cell>
              <table:table-cell office:value-type="float" office:value="437.57958">
                <text:p>437.579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25">
                <text:p>725</text:p>
              </table:table-cell>
              <table:table-cell office:value-type="float" office:value="448.04458">
                <text:p>448.044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26">
                <text:p>726</text:p>
              </table:table-cell>
              <table:table-cell office:value-type="float" office:value="438.75672">
                <text:p>438.756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27">
                <text:p>727</text:p>
              </table:table-cell>
              <table:table-cell office:value-type="float" office:value="467.19078">
                <text:p>467.190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28">
                <text:p>728</text:p>
              </table:table-cell>
              <table:table-cell office:value-type="float" office:value="466.33336">
                <text:p>466.333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29">
                <text:p>729</text:p>
              </table:table-cell>
              <table:table-cell office:value-type="float" office:value="449.91002">
                <text:p>449.910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30">
                <text:p>730</text:p>
              </table:table-cell>
              <table:table-cell office:value-type="float" office:value="445.52412">
                <text:p>445.524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31">
                <text:p>731</text:p>
              </table:table-cell>
              <table:table-cell office:value-type="float" office:value="459.10868">
                <text:p>459.1086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32">
                <text:p>732</text:p>
              </table:table-cell>
              <table:table-cell office:value-type="float" office:value="452.3128">
                <text:p>452.31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33">
                <text:p>733</text:p>
              </table:table-cell>
              <table:table-cell office:value-type="float" office:value="471.29636">
                <text:p>471.296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34">
                <text:p>734</text:p>
              </table:table-cell>
              <table:table-cell office:value-type="float" office:value="459.61562">
                <text:p>459.6156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35">
                <text:p>735</text:p>
              </table:table-cell>
              <table:table-cell office:value-type="float" office:value="441.66882">
                <text:p>441.6688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36">
                <text:p>736</text:p>
              </table:table-cell>
              <table:table-cell office:value-type="float" office:value="457.1703">
                <text:p>457.17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37">
                <text:p>737</text:p>
              </table:table-cell>
              <table:table-cell office:value-type="float" office:value="450.68942">
                <text:p>450.689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38">
                <text:p>738</text:p>
              </table:table-cell>
              <table:table-cell office:value-type="float" office:value="450.2716">
                <text:p>450.27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39">
                <text:p>739</text:p>
              </table:table-cell>
              <table:table-cell office:value-type="float" office:value="448.59634">
                <text:p>448.596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40">
                <text:p>740</text:p>
              </table:table-cell>
              <table:table-cell office:value-type="float" office:value="430.74262">
                <text:p>430.742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41">
                <text:p>741</text:p>
              </table:table-cell>
              <table:table-cell office:value-type="float" office:value="465.54858">
                <text:p>465.5485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42">
                <text:p>742</text:p>
              </table:table-cell>
              <table:table-cell office:value-type="float" office:value="473.8658">
                <text:p>473.865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43">
                <text:p>743</text:p>
              </table:table-cell>
              <table:table-cell office:value-type="float" office:value="466.02558">
                <text:p>466.025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44">
                <text:p>744</text:p>
              </table:table-cell>
              <table:table-cell office:value-type="float" office:value="443.779">
                <text:p>443.7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45">
                <text:p>745</text:p>
              </table:table-cell>
              <table:table-cell office:value-type="float" office:value="463.6218">
                <text:p>463.62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46">
                <text:p>746</text:p>
              </table:table-cell>
              <table:table-cell office:value-type="float" office:value="453.19992">
                <text:p>453.1999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47">
                <text:p>747</text:p>
              </table:table-cell>
              <table:table-cell office:value-type="float" office:value="480.1655">
                <text:p>480.16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48">
                <text:p>748</text:p>
              </table:table-cell>
              <table:table-cell office:value-type="float" office:value="436.15282">
                <text:p>436.152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49">
                <text:p>749</text:p>
              </table:table-cell>
              <table:table-cell office:value-type="float" office:value="474.44264">
                <text:p>474.442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50">
                <text:p>750</text:p>
              </table:table-cell>
              <table:table-cell office:value-type="float" office:value="472.4967">
                <text:p>472.49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51">
                <text:p>751</text:p>
              </table:table-cell>
              <table:table-cell office:value-type="float" office:value="472.81784">
                <text:p>472.8178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52">
                <text:p>752</text:p>
              </table:table-cell>
              <table:table-cell office:value-type="float" office:value="467.69084">
                <text:p>467.6908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53">
                <text:p>753</text:p>
              </table:table-cell>
              <table:table-cell office:value-type="float" office:value="456.3358">
                <text:p>456.335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54">
                <text:p>754</text:p>
              </table:table-cell>
              <table:table-cell office:value-type="float" office:value="473.42222">
                <text:p>473.4222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55">
                <text:p>755</text:p>
              </table:table-cell>
              <table:table-cell office:value-type="float" office:value="477.83794">
                <text:p>477.837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56">
                <text:p>756</text:p>
              </table:table-cell>
              <table:table-cell office:value-type="float" office:value="481.04632">
                <text:p>481.0463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57">
                <text:p>757</text:p>
              </table:table-cell>
              <table:table-cell office:value-type="float" office:value="468.48514">
                <text:p>468.485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58">
                <text:p>758</text:p>
              </table:table-cell>
              <table:table-cell office:value-type="float" office:value="474.49002">
                <text:p>474.4900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59">
                <text:p>759</text:p>
              </table:table-cell>
              <table:table-cell office:value-type="float" office:value="471.10372">
                <text:p>471.1037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60">
                <text:p>760</text:p>
              </table:table-cell>
              <table:table-cell office:value-type="float" office:value="462.80862">
                <text:p>462.8086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61">
                <text:p>761</text:p>
              </table:table-cell>
              <table:table-cell office:value-type="float" office:value="497.83914">
                <text:p>497.839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62">
                <text:p>762</text:p>
              </table:table-cell>
              <table:table-cell office:value-type="float" office:value="484.07564">
                <text:p>484.075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63">
                <text:p>763</text:p>
              </table:table-cell>
              <table:table-cell office:value-type="float" office:value="465.19984">
                <text:p>465.1998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64">
                <text:p>764</text:p>
              </table:table-cell>
              <table:table-cell office:value-type="float" office:value="482.19808">
                <text:p>482.1980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65">
                <text:p>765</text:p>
              </table:table-cell>
              <table:table-cell office:value-type="float" office:value="487.44154">
                <text:p>487.4415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66">
                <text:p>766</text:p>
              </table:table-cell>
              <table:table-cell office:value-type="float" office:value="498.42832">
                <text:p>498.428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67">
                <text:p>767</text:p>
              </table:table-cell>
              <table:table-cell office:value-type="float" office:value="486.17366">
                <text:p>486.1736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68">
                <text:p>768</text:p>
              </table:table-cell>
              <table:table-cell office:value-type="float" office:value="470.39944">
                <text:p>470.399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69">
                <text:p>769</text:p>
              </table:table-cell>
              <table:table-cell office:value-type="float" office:value="490.91916">
                <text:p>490.919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70">
                <text:p>770</text:p>
              </table:table-cell>
              <table:table-cell office:value-type="float" office:value="503.35856">
                <text:p>503.358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71">
                <text:p>771</text:p>
              </table:table-cell>
              <table:table-cell office:value-type="float" office:value="491.8985">
                <text:p>491.89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72">
                <text:p>772</text:p>
              </table:table-cell>
              <table:table-cell office:value-type="float" office:value="497.94414">
                <text:p>497.944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73">
                <text:p>773</text:p>
              </table:table-cell>
              <table:table-cell office:value-type="float" office:value="488.81752">
                <text:p>488.8175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74">
                <text:p>774</text:p>
              </table:table-cell>
              <table:table-cell office:value-type="float" office:value="507.0838">
                <text:p>507.083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75">
                <text:p>775</text:p>
              </table:table-cell>
              <table:table-cell office:value-type="float" office:value="479.48648">
                <text:p>479.4864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76">
                <text:p>776</text:p>
              </table:table-cell>
              <table:table-cell office:value-type="float" office:value="480.9091">
                <text:p>480.909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77">
                <text:p>777</text:p>
              </table:table-cell>
              <table:table-cell office:value-type="float" office:value="487.19646">
                <text:p>487.1964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78">
                <text:p>778</text:p>
              </table:table-cell>
              <table:table-cell office:value-type="float" office:value="481.51758">
                <text:p>481.5175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79">
                <text:p>779</text:p>
              </table:table-cell>
              <table:table-cell office:value-type="float" office:value="499.7349">
                <text:p>499.734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80">
                <text:p>780</text:p>
              </table:table-cell>
              <table:table-cell office:value-type="float" office:value="492.76994">
                <text:p>492.7699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81">
                <text:p>781</text:p>
              </table:table-cell>
              <table:table-cell office:value-type="float" office:value="473.08938">
                <text:p>473.0893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82">
                <text:p>782</text:p>
              </table:table-cell>
              <table:table-cell office:value-type="float" office:value="489.18688">
                <text:p>489.1868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83">
                <text:p>783</text:p>
              </table:table-cell>
              <table:table-cell office:value-type="float" office:value="489.59638">
                <text:p>489.5963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84">
                <text:p>784</text:p>
              </table:table-cell>
              <table:table-cell office:value-type="float" office:value="507.14268">
                <text:p>507.1426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85">
                <text:p>785</text:p>
              </table:table-cell>
              <table:table-cell office:value-type="float" office:value="489.14554">
                <text:p>489.1455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86">
                <text:p>786</text:p>
              </table:table-cell>
              <table:table-cell office:value-type="float" office:value="488.03374">
                <text:p>488.0337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87">
                <text:p>787</text:p>
              </table:table-cell>
              <table:table-cell office:value-type="float" office:value="489.27838">
                <text:p>489.2783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88">
                <text:p>788</text:p>
              </table:table-cell>
              <table:table-cell office:value-type="float" office:value="499.31972">
                <text:p>499.3197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89">
                <text:p>789</text:p>
              </table:table-cell>
              <table:table-cell office:value-type="float" office:value="524.73918">
                <text:p>524.7391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90">
                <text:p>790</text:p>
              </table:table-cell>
              <table:table-cell office:value-type="float" office:value="524.4722">
                <text:p>524.47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91">
                <text:p>791</text:p>
              </table:table-cell>
              <table:table-cell office:value-type="float" office:value="522.72236">
                <text:p>522.7223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92">
                <text:p>792</text:p>
              </table:table-cell>
              <table:table-cell office:value-type="float" office:value="519.94628">
                <text:p>519.9462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93">
                <text:p>793</text:p>
              </table:table-cell>
              <table:table-cell office:value-type="float" office:value="540.95618">
                <text:p>540.956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94">
                <text:p>794</text:p>
              </table:table-cell>
              <table:table-cell office:value-type="float" office:value="554.7804">
                <text:p>554.78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95">
                <text:p>795</text:p>
              </table:table-cell>
              <table:table-cell office:value-type="float" office:value="570.99792">
                <text:p>570.9979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96">
                <text:p>796</text:p>
              </table:table-cell>
              <table:table-cell office:value-type="float" office:value="547.984">
                <text:p>547.98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97">
                <text:p>797</text:p>
              </table:table-cell>
              <table:table-cell office:value-type="float" office:value="494.69152">
                <text:p>494.6915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98">
                <text:p>798</text:p>
              </table:table-cell>
              <table:table-cell office:value-type="float" office:value="514.34312">
                <text:p>514.3431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99">
                <text:p>799</text:p>
              </table:table-cell>
              <table:table-cell office:value-type="float" office:value="536.97302">
                <text:p>536.973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00">
                <text:p>800</text:p>
              </table:table-cell>
              <table:table-cell office:value-type="float" office:value="532.17502">
                <text:p>532.175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01">
                <text:p>801</text:p>
              </table:table-cell>
              <table:table-cell office:value-type="float" office:value="550.22828">
                <text:p>550.2282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02">
                <text:p>802</text:p>
              </table:table-cell>
              <table:table-cell office:value-type="float" office:value="544.93238">
                <text:p>544.9323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03">
                <text:p>803</text:p>
              </table:table-cell>
              <table:table-cell office:value-type="float" office:value="537.00698">
                <text:p>537.0069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04">
                <text:p>804</text:p>
              </table:table-cell>
              <table:table-cell office:value-type="float" office:value="547.08412">
                <text:p>547.0841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05">
                <text:p>805</text:p>
              </table:table-cell>
              <table:table-cell office:value-type="float" office:value="523.44558">
                <text:p>523.4455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06">
                <text:p>806</text:p>
              </table:table-cell>
              <table:table-cell office:value-type="float" office:value="509.62704">
                <text:p>509.6270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07">
                <text:p>807</text:p>
              </table:table-cell>
              <table:table-cell office:value-type="float" office:value="539.7446">
                <text:p>539.744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08">
                <text:p>808</text:p>
              </table:table-cell>
              <table:table-cell office:value-type="float" office:value="540.7161">
                <text:p>540.716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09">
                <text:p>809</text:p>
              </table:table-cell>
              <table:table-cell office:value-type="float" office:value="544.46626">
                <text:p>544.4662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10">
                <text:p>810</text:p>
              </table:table-cell>
              <table:table-cell office:value-type="float" office:value="544.36354">
                <text:p>544.3635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11">
                <text:p>811</text:p>
              </table:table-cell>
              <table:table-cell office:value-type="float" office:value="551.45546">
                <text:p>551.4554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12">
                <text:p>812</text:p>
              </table:table-cell>
              <table:table-cell office:value-type="float" office:value="564.7065">
                <text:p>564.706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13">
                <text:p>813</text:p>
              </table:table-cell>
              <table:table-cell office:value-type="float" office:value="543.43448">
                <text:p>543.434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14">
                <text:p>814</text:p>
              </table:table-cell>
              <table:table-cell office:value-type="float" office:value="524.37868">
                <text:p>524.3786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15">
                <text:p>815</text:p>
              </table:table-cell>
              <table:table-cell office:value-type="float" office:value="523.68308">
                <text:p>523.6830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16">
                <text:p>816</text:p>
              </table:table-cell>
              <table:table-cell office:value-type="float" office:value="522.39864">
                <text:p>522.398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17">
                <text:p>817</text:p>
              </table:table-cell>
              <table:table-cell office:value-type="float" office:value="534.38526">
                <text:p>534.3852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18">
                <text:p>818</text:p>
              </table:table-cell>
              <table:table-cell office:value-type="float" office:value="519.07234">
                <text:p>519.0723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19">
                <text:p>819</text:p>
              </table:table-cell>
              <table:table-cell office:value-type="float" office:value="528.86572">
                <text:p>528.8657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20">
                <text:p>820</text:p>
              </table:table-cell>
              <table:table-cell office:value-type="float" office:value="531.20864">
                <text:p>531.2086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21">
                <text:p>821</text:p>
              </table:table-cell>
              <table:table-cell office:value-type="float" office:value="557.85366">
                <text:p>557.8536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22">
                <text:p>822</text:p>
              </table:table-cell>
              <table:table-cell office:value-type="float" office:value="533.00828">
                <text:p>533.0082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23">
                <text:p>823</text:p>
              </table:table-cell>
              <table:table-cell office:value-type="float" office:value="538.11566">
                <text:p>538.1156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24">
                <text:p>824</text:p>
              </table:table-cell>
              <table:table-cell office:value-type="float" office:value="549.87334">
                <text:p>549.8733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25">
                <text:p>825</text:p>
              </table:table-cell>
              <table:table-cell office:value-type="float" office:value="539.91466">
                <text:p>539.9146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26">
                <text:p>826</text:p>
              </table:table-cell>
              <table:table-cell office:value-type="float" office:value="527.4782">
                <text:p>527.478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27">
                <text:p>827</text:p>
              </table:table-cell>
              <table:table-cell office:value-type="float" office:value="563.43606">
                <text:p>563.4360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28">
                <text:p>828</text:p>
              </table:table-cell>
              <table:table-cell office:value-type="float" office:value="530.78756">
                <text:p>530.7875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29">
                <text:p>829</text:p>
              </table:table-cell>
              <table:table-cell office:value-type="float" office:value="550.641">
                <text:p>550.64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30">
                <text:p>830</text:p>
              </table:table-cell>
              <table:table-cell office:value-type="float" office:value="531.88982">
                <text:p>531.8898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31">
                <text:p>831</text:p>
              </table:table-cell>
              <table:table-cell office:value-type="float" office:value="540.64948">
                <text:p>540.6494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32">
                <text:p>832</text:p>
              </table:table-cell>
              <table:table-cell office:value-type="float" office:value="533.99664">
                <text:p>533.9966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33">
                <text:p>833</text:p>
              </table:table-cell>
              <table:table-cell office:value-type="float" office:value="555.59626">
                <text:p>555.5962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34">
                <text:p>834</text:p>
              </table:table-cell>
              <table:table-cell office:value-type="float" office:value="546.89982">
                <text:p>546.8998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35">
                <text:p>835</text:p>
              </table:table-cell>
              <table:table-cell office:value-type="float" office:value="545.79082">
                <text:p>545.7908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36">
                <text:p>836</text:p>
              </table:table-cell>
              <table:table-cell office:value-type="float" office:value="538.24006">
                <text:p>538.2400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37">
                <text:p>837</text:p>
              </table:table-cell>
              <table:table-cell office:value-type="float" office:value="558.15858">
                <text:p>558.1585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38">
                <text:p>838</text:p>
              </table:table-cell>
              <table:table-cell office:value-type="float" office:value="565.6896">
                <text:p>565.689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39">
                <text:p>839</text:p>
              </table:table-cell>
              <table:table-cell office:value-type="float" office:value="549.98614">
                <text:p>549.986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40">
                <text:p>840</text:p>
              </table:table-cell>
              <table:table-cell office:value-type="float" office:value="542.79408">
                <text:p>542.7940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41">
                <text:p>841</text:p>
              </table:table-cell>
              <table:table-cell office:value-type="float" office:value="588.11612">
                <text:p>588.1161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42">
                <text:p>842</text:p>
              </table:table-cell>
              <table:table-cell office:value-type="float" office:value="561.72512">
                <text:p>561.7251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43">
                <text:p>843</text:p>
              </table:table-cell>
              <table:table-cell office:value-type="float" office:value="551.0258">
                <text:p>551.025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44">
                <text:p>844</text:p>
              </table:table-cell>
              <table:table-cell office:value-type="float" office:value="550.86224">
                <text:p>550.8622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45">
                <text:p>845</text:p>
              </table:table-cell>
              <table:table-cell office:value-type="float" office:value="584.56244">
                <text:p>584.5624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46">
                <text:p>846</text:p>
              </table:table-cell>
              <table:table-cell office:value-type="float" office:value="561.95978">
                <text:p>561.9597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47">
                <text:p>847</text:p>
              </table:table-cell>
              <table:table-cell office:value-type="float" office:value="574.9059">
                <text:p>574.905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48">
                <text:p>848</text:p>
              </table:table-cell>
              <table:table-cell office:value-type="float" office:value="550.99412">
                <text:p>550.994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49">
                <text:p>849</text:p>
              </table:table-cell>
              <table:table-cell office:value-type="float" office:value="605.72438">
                <text:p>605.7243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50">
                <text:p>850</text:p>
              </table:table-cell>
              <table:table-cell office:value-type="float" office:value="544.5363">
                <text:p>544.536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51">
                <text:p>851</text:p>
              </table:table-cell>
              <table:table-cell office:value-type="float" office:value="556.783">
                <text:p>556.78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52">
                <text:p>852</text:p>
              </table:table-cell>
              <table:table-cell office:value-type="float" office:value="585.11508">
                <text:p>585.1150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53">
                <text:p>853</text:p>
              </table:table-cell>
              <table:table-cell office:value-type="float" office:value="597.38654">
                <text:p>597.3865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54">
                <text:p>854</text:p>
              </table:table-cell>
              <table:table-cell office:value-type="float" office:value="569.22638">
                <text:p>569.2263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55">
                <text:p>855</text:p>
              </table:table-cell>
              <table:table-cell office:value-type="float" office:value="554.34538">
                <text:p>554.3453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56">
                <text:p>856</text:p>
              </table:table-cell>
              <table:table-cell office:value-type="float" office:value="605.10572">
                <text:p>605.1057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57">
                <text:p>857</text:p>
              </table:table-cell>
              <table:table-cell office:value-type="float" office:value="551.26842">
                <text:p>551.2684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58">
                <text:p>858</text:p>
              </table:table-cell>
              <table:table-cell office:value-type="float" office:value="594.0129">
                <text:p>594.012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59">
                <text:p>859</text:p>
              </table:table-cell>
              <table:table-cell office:value-type="float" office:value="575.90884">
                <text:p>575.9088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60">
                <text:p>860</text:p>
              </table:table-cell>
              <table:table-cell office:value-type="float" office:value="584.8833">
                <text:p>584.88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61">
                <text:p>861</text:p>
              </table:table-cell>
              <table:table-cell office:value-type="float" office:value="575.76048">
                <text:p>575.7604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62">
                <text:p>862</text:p>
              </table:table-cell>
              <table:table-cell office:value-type="float" office:value="555.49016">
                <text:p>555.490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63">
                <text:p>863</text:p>
              </table:table-cell>
              <table:table-cell office:value-type="float" office:value="575.54892">
                <text:p>575.5489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64">
                <text:p>864</text:p>
              </table:table-cell>
              <table:table-cell office:value-type="float" office:value="595.3488">
                <text:p>595.348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65">
                <text:p>865</text:p>
              </table:table-cell>
              <table:table-cell office:value-type="float" office:value="607.51298">
                <text:p>607.5129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66">
                <text:p>866</text:p>
              </table:table-cell>
              <table:table-cell office:value-type="float" office:value="632.03582">
                <text:p>632.0358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67">
                <text:p>867</text:p>
              </table:table-cell>
              <table:table-cell office:value-type="float" office:value="617.31706">
                <text:p>617.3170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68">
                <text:p>868</text:p>
              </table:table-cell>
              <table:table-cell office:value-type="float" office:value="604.2191">
                <text:p>604.219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69">
                <text:p>869</text:p>
              </table:table-cell>
              <table:table-cell office:value-type="float" office:value="580.46452">
                <text:p>580.4645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70">
                <text:p>870</text:p>
              </table:table-cell>
              <table:table-cell office:value-type="float" office:value="587.40956">
                <text:p>587.4095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71">
                <text:p>871</text:p>
              </table:table-cell>
              <table:table-cell office:value-type="float" office:value="585.22064">
                <text:p>585.2206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72">
                <text:p>872</text:p>
              </table:table-cell>
              <table:table-cell office:value-type="float" office:value="601.75088">
                <text:p>601.7508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73">
                <text:p>873</text:p>
              </table:table-cell>
              <table:table-cell office:value-type="float" office:value="573.88786">
                <text:p>573.8878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74">
                <text:p>874</text:p>
              </table:table-cell>
              <table:table-cell office:value-type="float" office:value="595.28566">
                <text:p>595.2856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75">
                <text:p>875</text:p>
              </table:table-cell>
              <table:table-cell office:value-type="float" office:value="558.65932">
                <text:p>558.6593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76">
                <text:p>876</text:p>
              </table:table-cell>
              <table:table-cell office:value-type="float" office:value="604.65624">
                <text:p>604.6562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77">
                <text:p>877</text:p>
              </table:table-cell>
              <table:table-cell office:value-type="float" office:value="595.66996">
                <text:p>595.6699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78">
                <text:p>878</text:p>
              </table:table-cell>
              <table:table-cell office:value-type="float" office:value="572.01046">
                <text:p>572.0104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79">
                <text:p>879</text:p>
              </table:table-cell>
              <table:table-cell office:value-type="float" office:value="582.32774">
                <text:p>582.3277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80">
                <text:p>880</text:p>
              </table:table-cell>
              <table:table-cell office:value-type="float" office:value="596.48074">
                <text:p>596.4807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81">
                <text:p>881</text:p>
              </table:table-cell>
              <table:table-cell office:value-type="float" office:value="594.67678">
                <text:p>594.6767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82">
                <text:p>882</text:p>
              </table:table-cell>
              <table:table-cell office:value-type="float" office:value="576.75222">
                <text:p>576.7522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83">
                <text:p>883</text:p>
              </table:table-cell>
              <table:table-cell office:value-type="float" office:value="604.4295">
                <text:p>604.429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84">
                <text:p>884</text:p>
              </table:table-cell>
              <table:table-cell office:value-type="float" office:value="595.94518">
                <text:p>595.9451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85">
                <text:p>885</text:p>
              </table:table-cell>
              <table:table-cell office:value-type="float" office:value="588.55178">
                <text:p>588.5517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86">
                <text:p>886</text:p>
              </table:table-cell>
              <table:table-cell office:value-type="float" office:value="606.78106">
                <text:p>606.7810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87">
                <text:p>887</text:p>
              </table:table-cell>
              <table:table-cell office:value-type="float" office:value="587.90836">
                <text:p>587.9083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88">
                <text:p>888</text:p>
              </table:table-cell>
              <table:table-cell office:value-type="float" office:value="586.57882">
                <text:p>586.5788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89">
                <text:p>889</text:p>
              </table:table-cell>
              <table:table-cell office:value-type="float" office:value="582.42666">
                <text:p>582.4266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90">
                <text:p>890</text:p>
              </table:table-cell>
              <table:table-cell office:value-type="float" office:value="606.77718">
                <text:p>606.7771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91">
                <text:p>891</text:p>
              </table:table-cell>
              <table:table-cell office:value-type="float" office:value="605.24936">
                <text:p>605.2493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92">
                <text:p>892</text:p>
              </table:table-cell>
              <table:table-cell office:value-type="float" office:value="604.70642">
                <text:p>604.7064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93">
                <text:p>893</text:p>
              </table:table-cell>
              <table:table-cell office:value-type="float" office:value="601.00416">
                <text:p>601.0041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94">
                <text:p>894</text:p>
              </table:table-cell>
              <table:table-cell office:value-type="float" office:value="610.72022">
                <text:p>610.7202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95">
                <text:p>895</text:p>
              </table:table-cell>
              <table:table-cell office:value-type="float" office:value="618.30764">
                <text:p>618.3076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96">
                <text:p>896</text:p>
              </table:table-cell>
              <table:table-cell office:value-type="float" office:value="608.83736">
                <text:p>608.8373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97">
                <text:p>897</text:p>
              </table:table-cell>
              <table:table-cell office:value-type="float" office:value="596.53438">
                <text:p>596.5343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98">
                <text:p>898</text:p>
              </table:table-cell>
              <table:table-cell office:value-type="float" office:value="595.6554">
                <text:p>595.655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99">
                <text:p>899</text:p>
              </table:table-cell>
              <table:table-cell office:value-type="float" office:value="592.24968">
                <text:p>592.2496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00">
                <text:p>900</text:p>
              </table:table-cell>
              <table:table-cell office:value-type="float" office:value="610.23824">
                <text:p>610.2382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01">
                <text:p>901</text:p>
              </table:table-cell>
              <table:table-cell office:value-type="float" office:value="594.01602">
                <text:p>594.0160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02">
                <text:p>902</text:p>
              </table:table-cell>
              <table:table-cell office:value-type="float" office:value="591.23416">
                <text:p>591.2341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03">
                <text:p>903</text:p>
              </table:table-cell>
              <table:table-cell office:value-type="float" office:value="594.27078">
                <text:p>594.2707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04">
                <text:p>904</text:p>
              </table:table-cell>
              <table:table-cell office:value-type="float" office:value="624.68178">
                <text:p>624.6817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05">
                <text:p>905</text:p>
              </table:table-cell>
              <table:table-cell office:value-type="float" office:value="601.65092">
                <text:p>601.6509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06">
                <text:p>906</text:p>
              </table:table-cell>
              <table:table-cell office:value-type="float" office:value="620.21308">
                <text:p>620.2130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07">
                <text:p>907</text:p>
              </table:table-cell>
              <table:table-cell office:value-type="float" office:value="583.64836">
                <text:p>583.648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08">
                <text:p>908</text:p>
              </table:table-cell>
              <table:table-cell office:value-type="float" office:value="609.49368">
                <text:p>609.4936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09">
                <text:p>909</text:p>
              </table:table-cell>
              <table:table-cell office:value-type="float" office:value="595.6877">
                <text:p>595.687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10">
                <text:p>910</text:p>
              </table:table-cell>
              <table:table-cell office:value-type="float" office:value="601.41734">
                <text:p>601.4173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11">
                <text:p>911</text:p>
              </table:table-cell>
              <table:table-cell office:value-type="float" office:value="591.69268">
                <text:p>591.6926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12">
                <text:p>912</text:p>
              </table:table-cell>
              <table:table-cell office:value-type="float" office:value="639.74102">
                <text:p>639.7410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13">
                <text:p>913</text:p>
              </table:table-cell>
              <table:table-cell office:value-type="float" office:value="618.74842">
                <text:p>618.7484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14">
                <text:p>914</text:p>
              </table:table-cell>
              <table:table-cell office:value-type="float" office:value="584.875">
                <text:p>584.87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15">
                <text:p>915</text:p>
              </table:table-cell>
              <table:table-cell office:value-type="float" office:value="626.80454">
                <text:p>626.8045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16">
                <text:p>916</text:p>
              </table:table-cell>
              <table:table-cell office:value-type="float" office:value="606.59412">
                <text:p>606.5941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17">
                <text:p>917</text:p>
              </table:table-cell>
              <table:table-cell office:value-type="float" office:value="606.81864">
                <text:p>606.8186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18">
                <text:p>918</text:p>
              </table:table-cell>
              <table:table-cell office:value-type="float" office:value="604.2306">
                <text:p>604.230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19">
                <text:p>919</text:p>
              </table:table-cell>
              <table:table-cell office:value-type="float" office:value="622.55396">
                <text:p>622.5539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20">
                <text:p>920</text:p>
              </table:table-cell>
              <table:table-cell office:value-type="float" office:value="616.58388">
                <text:p>616.5838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21">
                <text:p>921</text:p>
              </table:table-cell>
              <table:table-cell office:value-type="float" office:value="614.28474">
                <text:p>614.2847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22">
                <text:p>922</text:p>
              </table:table-cell>
              <table:table-cell office:value-type="float" office:value="596.59008">
                <text:p>596.5900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23">
                <text:p>923</text:p>
              </table:table-cell>
              <table:table-cell office:value-type="float" office:value="658.10706">
                <text:p>658.1070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24">
                <text:p>924</text:p>
              </table:table-cell>
              <table:table-cell office:value-type="float" office:value="640.96486">
                <text:p>640.9648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25">
                <text:p>925</text:p>
              </table:table-cell>
              <table:table-cell office:value-type="float" office:value="607.3978">
                <text:p>607.397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26">
                <text:p>926</text:p>
              </table:table-cell>
              <table:table-cell office:value-type="float" office:value="639.29848">
                <text:p>639.2984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27">
                <text:p>927</text:p>
              </table:table-cell>
              <table:table-cell office:value-type="float" office:value="632.3686">
                <text:p>632.368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28">
                <text:p>928</text:p>
              </table:table-cell>
              <table:table-cell office:value-type="float" office:value="618.27494">
                <text:p>618.2749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29">
                <text:p>929</text:p>
              </table:table-cell>
              <table:table-cell office:value-type="float" office:value="621.69438">
                <text:p>621.6943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30">
                <text:p>930</text:p>
              </table:table-cell>
              <table:table-cell office:value-type="float" office:value="613.43084">
                <text:p>613.4308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31">
                <text:p>931</text:p>
              </table:table-cell>
              <table:table-cell office:value-type="float" office:value="609.53294">
                <text:p>609.5329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32">
                <text:p>932</text:p>
              </table:table-cell>
              <table:table-cell office:value-type="float" office:value="616.77962">
                <text:p>616.7796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33">
                <text:p>933</text:p>
              </table:table-cell>
              <table:table-cell office:value-type="float" office:value="656.57076">
                <text:p>656.5707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34">
                <text:p>934</text:p>
              </table:table-cell>
              <table:table-cell office:value-type="float" office:value="647.23078">
                <text:p>647.2307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35">
                <text:p>935</text:p>
              </table:table-cell>
              <table:table-cell office:value-type="float" office:value="652.33958">
                <text:p>652.3395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36">
                <text:p>936</text:p>
              </table:table-cell>
              <table:table-cell office:value-type="float" office:value="659.44318">
                <text:p>659.4431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37">
                <text:p>937</text:p>
              </table:table-cell>
              <table:table-cell office:value-type="float" office:value="667.95402">
                <text:p>667.9540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38">
                <text:p>938</text:p>
              </table:table-cell>
              <table:table-cell office:value-type="float" office:value="659.89068">
                <text:p>659.8906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39">
                <text:p>939</text:p>
              </table:table-cell>
              <table:table-cell office:value-type="float" office:value="651.23482">
                <text:p>651.2348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40">
                <text:p>940</text:p>
              </table:table-cell>
              <table:table-cell office:value-type="float" office:value="667.54394">
                <text:p>667.5439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41">
                <text:p>941</text:p>
              </table:table-cell>
              <table:table-cell office:value-type="float" office:value="655.75958">
                <text:p>655.7595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42">
                <text:p>942</text:p>
              </table:table-cell>
              <table:table-cell office:value-type="float" office:value="660.01118">
                <text:p>660.0111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43">
                <text:p>943</text:p>
              </table:table-cell>
              <table:table-cell office:value-type="float" office:value="670.20476">
                <text:p>670.2047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44">
                <text:p>944</text:p>
              </table:table-cell>
              <table:table-cell office:value-type="float" office:value="663.09172">
                <text:p>663.0917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45">
                <text:p>945</text:p>
              </table:table-cell>
              <table:table-cell office:value-type="float" office:value="663.11424">
                <text:p>663.1142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46">
                <text:p>946</text:p>
              </table:table-cell>
              <table:table-cell office:value-type="float" office:value="669.71654">
                <text:p>669.7165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47">
                <text:p>947</text:p>
              </table:table-cell>
              <table:table-cell office:value-type="float" office:value="675.02576">
                <text:p>675.0257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48">
                <text:p>948</text:p>
              </table:table-cell>
              <table:table-cell office:value-type="float" office:value="674.65358">
                <text:p>674.6535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49">
                <text:p>949</text:p>
              </table:table-cell>
              <table:table-cell office:value-type="float" office:value="670.02112">
                <text:p>670.021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50">
                <text:p>950</text:p>
              </table:table-cell>
              <table:table-cell office:value-type="float" office:value="680.21072">
                <text:p>680.2107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51">
                <text:p>951</text:p>
              </table:table-cell>
              <table:table-cell office:value-type="float" office:value="676.83106">
                <text:p>676.8310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52">
                <text:p>952</text:p>
              </table:table-cell>
              <table:table-cell office:value-type="float" office:value="672.0268">
                <text:p>672.026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53">
                <text:p>953</text:p>
              </table:table-cell>
              <table:table-cell office:value-type="float" office:value="682.09574">
                <text:p>682.0957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54">
                <text:p>954</text:p>
              </table:table-cell>
              <table:table-cell office:value-type="float" office:value="673.64232">
                <text:p>673.6423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55">
                <text:p>955</text:p>
              </table:table-cell>
              <table:table-cell office:value-type="float" office:value="681.07368">
                <text:p>681.0736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56">
                <text:p>956</text:p>
              </table:table-cell>
              <table:table-cell office:value-type="float" office:value="680.11724">
                <text:p>680.1172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57">
                <text:p>957</text:p>
              </table:table-cell>
              <table:table-cell office:value-type="float" office:value="672.88372">
                <text:p>672.8837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58">
                <text:p>958</text:p>
              </table:table-cell>
              <table:table-cell office:value-type="float" office:value="663.45528">
                <text:p>663.4552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59">
                <text:p>959</text:p>
              </table:table-cell>
              <table:table-cell office:value-type="float" office:value="678.91156">
                <text:p>678.9115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60">
                <text:p>960</text:p>
              </table:table-cell>
              <table:table-cell office:value-type="float" office:value="683.79314">
                <text:p>683.7931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61">
                <text:p>961</text:p>
              </table:table-cell>
              <table:table-cell office:value-type="float" office:value="676.28482">
                <text:p>676.2848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62">
                <text:p>962</text:p>
              </table:table-cell>
              <table:table-cell office:value-type="float" office:value="677.33642">
                <text:p>677.3364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63">
                <text:p>963</text:p>
              </table:table-cell>
              <table:table-cell office:value-type="float" office:value="683.34946">
                <text:p>683.3494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64">
                <text:p>964</text:p>
              </table:table-cell>
              <table:table-cell office:value-type="float" office:value="628.85448">
                <text:p>628.8544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65">
                <text:p>965</text:p>
              </table:table-cell>
              <table:table-cell office:value-type="float" office:value="664.0859">
                <text:p>664.085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66">
                <text:p>966</text:p>
              </table:table-cell>
              <table:table-cell office:value-type="float" office:value="660.48314">
                <text:p>660.4831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67">
                <text:p>967</text:p>
              </table:table-cell>
              <table:table-cell office:value-type="float" office:value="683.78922">
                <text:p>683.7892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68">
                <text:p>968</text:p>
              </table:table-cell>
              <table:table-cell office:value-type="float" office:value="687.90062">
                <text:p>687.9006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69">
                <text:p>969</text:p>
              </table:table-cell>
              <table:table-cell office:value-type="float" office:value="650.85444">
                <text:p>650.8544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70">
                <text:p>970</text:p>
              </table:table-cell>
              <table:table-cell office:value-type="float" office:value="673.07332">
                <text:p>673.0733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71">
                <text:p>971</text:p>
              </table:table-cell>
              <table:table-cell office:value-type="float" office:value="654.0771">
                <text:p>654.077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72">
                <text:p>972</text:p>
              </table:table-cell>
              <table:table-cell office:value-type="float" office:value="670.98014">
                <text:p>670.9801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73">
                <text:p>973</text:p>
              </table:table-cell>
              <table:table-cell office:value-type="float" office:value="668.71416">
                <text:p>668.714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74">
                <text:p>974</text:p>
              </table:table-cell>
              <table:table-cell office:value-type="float" office:value="669.35762">
                <text:p>669.3576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75">
                <text:p>975</text:p>
              </table:table-cell>
              <table:table-cell office:value-type="float" office:value="651.46412">
                <text:p>651.4641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76">
                <text:p>976</text:p>
              </table:table-cell>
              <table:table-cell office:value-type="float" office:value="652.10004">
                <text:p>652.1000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77">
                <text:p>977</text:p>
              </table:table-cell>
              <table:table-cell office:value-type="float" office:value="593.58912">
                <text:p>593.5891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78">
                <text:p>978</text:p>
              </table:table-cell>
              <table:table-cell office:value-type="float" office:value="624.20408">
                <text:p>624.2040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79">
                <text:p>979</text:p>
              </table:table-cell>
              <table:table-cell office:value-type="float" office:value="606.3819">
                <text:p>606.381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80">
                <text:p>980</text:p>
              </table:table-cell>
              <table:table-cell office:value-type="float" office:value="649.50374">
                <text:p>649.5037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81">
                <text:p>981</text:p>
              </table:table-cell>
              <table:table-cell office:value-type="float" office:value="618.9158">
                <text:p>618.915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82">
                <text:p>982</text:p>
              </table:table-cell>
              <table:table-cell office:value-type="float" office:value="610.98484">
                <text:p>610.9848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83">
                <text:p>983</text:p>
              </table:table-cell>
              <table:table-cell office:value-type="float" office:value="637.62596">
                <text:p>637.6259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84">
                <text:p>984</text:p>
              </table:table-cell>
              <table:table-cell office:value-type="float" office:value="633.52266">
                <text:p>633.5226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85">
                <text:p>985</text:p>
              </table:table-cell>
              <table:table-cell office:value-type="float" office:value="613.45492">
                <text:p>613.4549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86">
                <text:p>986</text:p>
              </table:table-cell>
              <table:table-cell office:value-type="float" office:value="639.26958">
                <text:p>639.2695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87">
                <text:p>987</text:p>
              </table:table-cell>
              <table:table-cell office:value-type="float" office:value="656.3341">
                <text:p>656.334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88">
                <text:p>988</text:p>
              </table:table-cell>
              <table:table-cell office:value-type="float" office:value="650.959">
                <text:p>650.95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89">
                <text:p>989</text:p>
              </table:table-cell>
              <table:table-cell office:value-type="float" office:value="658.52602">
                <text:p>658.5260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90">
                <text:p>990</text:p>
              </table:table-cell>
              <table:table-cell office:value-type="float" office:value="660.62262">
                <text:p>660.6226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91">
                <text:p>991</text:p>
              </table:table-cell>
              <table:table-cell office:value-type="float" office:value="649.82696">
                <text:p>649.8269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92">
                <text:p>992</text:p>
              </table:table-cell>
              <table:table-cell office:value-type="float" office:value="644.20878">
                <text:p>644.2087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93">
                <text:p>993</text:p>
              </table:table-cell>
              <table:table-cell office:value-type="float" office:value="676.16228">
                <text:p>676.1622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94">
                <text:p>994</text:p>
              </table:table-cell>
              <table:table-cell office:value-type="float" office:value="630.86952">
                <text:p>630.8695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5">
                <text:p>995</text:p>
              </table:table-cell>
              <table:table-cell office:value-type="float" office:value="623.5183">
                <text:p>623.518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6">
                <text:p>996</text:p>
              </table:table-cell>
              <table:table-cell office:value-type="float" office:value="659.35274">
                <text:p>659.3527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7">
                <text:p>997</text:p>
              </table:table-cell>
              <table:table-cell office:value-type="float" office:value="680.06538">
                <text:p>680.0653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8">
                <text:p>998</text:p>
              </table:table-cell>
              <table:table-cell office:value-type="float" office:value="626.77022">
                <text:p>626.7702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99">
                <text:p>999</text:p>
              </table:table-cell>
              <table:table-cell office:value-type="float" office:value="637.09944">
                <text:p>637.0994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0">
                <text:p>1000</text:p>
              </table:table-cell>
              <table:table-cell office:value-type="float" office:value="678.0745">
                <text:p>678.07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19cm" svg:y="3.454cm" style:legend-expansion="high" chart:style-name="ch2"/>
        <chart:plot-area chart:style-name="ch3" table:cell-range-address="Sheet1.M171:Sheet1.Q189 Sheet1.N170:Sheet1.Q170" chart:data-source-has-labels="row" svg:x="0.77cm" svg:y="0.855cm" svg:width="11.209cm" svg:height="7.545cm">
          <chartooo:coordinate-region svg:x="1.762cm" svg:y="1.054cm" svg:width="9.845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171:Sheet1.N189" chart:label-cell-address="Sheet1.N170:Sheet1.N170" chart:class="chart:scatter">
            <chart:domain table:cell-range-address="Sheet1.M171:Sheet1.M189"/>
            <chart:data-point chart:repeated="19"/>
          </chart:series>
          <chart:series chart:style-name="ch7" chart:values-cell-range-address="Sheet1.O171:Sheet1.O189" chart:label-cell-address="Sheet1.O170:Sheet1.O170" chart:class="chart:scatter">
            <chart:data-point chart:repeated="19"/>
          </chart:series>
          <chart:series chart:style-name="ch8" chart:values-cell-range-address="Sheet1.P171:Sheet1.P189" chart:label-cell-address="Sheet1.P170:Sheet1.P170" chart:class="chart:scatter">
            <chart:data-point chart:repeated="19"/>
          </chart:series>
          <chart:series chart:style-name="ch9" chart:values-cell-range-address="Sheet1.Q171:Sheet1.Q189" chart:label-cell-address="Sheet1.Q170:Sheet1.Q170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all amb</text:p>
                <draw:g>
                  <svg:desc>Sheet1.N170:Sheet1.N170</svg:desc>
                </draw:g>
              </table:table-cell>
              <table:table-cell office:value-type="string">
                <text:p>all unamb</text:p>
                <draw:g>
                  <svg:desc>Sheet1.O170:Sheet1.O170</svg:desc>
                </draw:g>
              </table:table-cell>
              <table:table-cell office:value-type="string">
                <text:p>single unamb</text:p>
                <draw:g>
                  <svg:desc>Sheet1.P170:Sheet1.P170</svg:desc>
                </draw:g>
              </table:table-cell>
              <table:table-cell office:value-type="string">
                <text:p>single amb</text:p>
                <draw:g>
                  <svg:desc>Sheet1.Q170:Sheet1.Q1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Sheet1.M171:Sheet1.M189</svg:desc>
                </draw:g>
              </table:table-cell>
              <table:table-cell office:value-type="float" office:value="110.24086">
                <text:p>110.24086</text:p>
                <draw:g>
                  <svg:desc>Sheet1.N171:Sheet1.N189</svg:desc>
                </draw:g>
              </table:table-cell>
              <table:table-cell office:value-type="float" office:value="42.99222">
                <text:p>42.99222</text:p>
                <draw:g>
                  <svg:desc>Sheet1.O171:Sheet1.O189</svg:desc>
                </draw:g>
              </table:table-cell>
              <table:table-cell office:value-type="float" office:value="46.78">
                <text:p>46.78</text:p>
                <draw:g>
                  <svg:desc>Sheet1.P171:Sheet1.P189</svg:desc>
                </draw:g>
              </table:table-cell>
              <table:table-cell office:value-type="float" office:value="117.20562">
                <text:p>117.20562</text:p>
                <draw:g>
                  <svg:desc>Sheet1.Q171:Sheet1.Q1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138.11314">
                <text:p>138.11314</text:p>
              </table:table-cell>
              <table:table-cell office:value-type="float" office:value="35.15462">
                <text:p>35.15462</text:p>
              </table:table-cell>
              <table:table-cell office:value-type="float" office:value="36.9645">
                <text:p>36.9645</text:p>
              </table:table-cell>
              <table:table-cell office:value-type="float" office:value="140.9214">
                <text:p>140.92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198.92434">
                <text:p>198.92434</text:p>
              </table:table-cell>
              <table:table-cell office:value-type="float" office:value="57.71456">
                <text:p>57.71456</text:p>
              </table:table-cell>
              <table:table-cell office:value-type="float" office:value="61.03706">
                <text:p>61.03706</text:p>
              </table:table-cell>
              <table:table-cell office:value-type="float" office:value="194.51744">
                <text:p>194.517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67.67786">
                <text:p>267.67786</text:p>
              </table:table-cell>
              <table:table-cell office:value-type="float" office:value="64.65696">
                <text:p>64.65696</text:p>
              </table:table-cell>
              <table:table-cell office:value-type="float" office:value="62.88116">
                <text:p>62.88116</text:p>
              </table:table-cell>
              <table:table-cell office:value-type="float" office:value="267.48456">
                <text:p>267.484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">
                <text:p>600</text:p>
              </table:table-cell>
              <table:table-cell office:value-type="float" office:value="327.50438">
                <text:p>327.50438</text:p>
              </table:table-cell>
              <table:table-cell office:value-type="float" office:value="96.79566">
                <text:p>96.79566</text:p>
              </table:table-cell>
              <table:table-cell office:value-type="float" office:value="95.80752">
                <text:p>95.80752</text:p>
              </table:table-cell>
              <table:table-cell office:value-type="float" office:value="320.2391">
                <text:p>320.23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0">
                <text:p>700</text:p>
              </table:table-cell>
              <table:table-cell office:value-type="float" office:value="417.74138">
                <text:p>417.74138</text:p>
              </table:table-cell>
              <table:table-cell office:value-type="float" office:value="116.95074">
                <text:p>116.95074</text:p>
              </table:table-cell>
              <table:table-cell office:value-type="float" office:value="115.39404">
                <text:p>115.39404</text:p>
              </table:table-cell>
              <table:table-cell office:value-type="float" office:value="426.43606">
                <text:p>426.436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">
                <text:p>800</text:p>
              </table:table-cell>
              <table:table-cell office:value-type="float" office:value="494.80946">
                <text:p>494.80946</text:p>
              </table:table-cell>
              <table:table-cell office:value-type="float" office:value="145.90336">
                <text:p>145.90336</text:p>
              </table:table-cell>
              <table:table-cell office:value-type="float" office:value="148.85638">
                <text:p>148.85638</text:p>
              </table:table-cell>
              <table:table-cell office:value-type="float" office:value="474.29866">
                <text:p>474.298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">
                <text:p>900</text:p>
              </table:table-cell>
              <table:table-cell office:value-type="float" office:value="567.45212">
                <text:p>567.45212</text:p>
              </table:table-cell>
              <table:table-cell office:value-type="float" office:value="176.26946">
                <text:p>176.26946</text:p>
              </table:table-cell>
              <table:table-cell office:value-type="float" office:value="165.9188">
                <text:p>165.9188</text:p>
              </table:table-cell>
              <table:table-cell office:value-type="float" office:value="564.64388">
                <text:p>564.643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633.8203">
                <text:p>633.8203</text:p>
              </table:table-cell>
              <table:table-cell office:value-type="float" office:value="177.89346">
                <text:p>177.89346</text:p>
              </table:table-cell>
              <table:table-cell office:value-type="float" office:value="185.61398">
                <text:p>185.61398</text:p>
              </table:table-cell>
              <table:table-cell office:value-type="float" office:value="630.37954">
                <text:p>630.379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0">
                <text:p>1100</text:p>
              </table:table-cell>
              <table:table-cell office:value-type="float" office:value="721.38256">
                <text:p>721.38256</text:p>
              </table:table-cell>
              <table:table-cell office:value-type="float" office:value="217.77386">
                <text:p>217.77386</text:p>
              </table:table-cell>
              <table:table-cell office:value-type="float" office:value="213.75308">
                <text:p>213.75308</text:p>
              </table:table-cell>
              <table:table-cell office:value-type="float" office:value="752.41252">
                <text:p>752.412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">
                <text:p>1200</text:p>
              </table:table-cell>
              <table:table-cell office:value-type="float" office:value="803.79586">
                <text:p>803.79586</text:p>
              </table:table-cell>
              <table:table-cell office:value-type="float" office:value="257.2339">
                <text:p>257.2339</text:p>
              </table:table-cell>
              <table:table-cell office:value-type="float" office:value="251.13338">
                <text:p>251.13338</text:p>
              </table:table-cell>
              <table:table-cell office:value-type="float" office:value="822.03956">
                <text:p>822.039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0">
                <text:p>1300</text:p>
              </table:table-cell>
              <table:table-cell office:value-type="float" office:value="907.91586">
                <text:p>907.91586</text:p>
              </table:table-cell>
              <table:table-cell office:value-type="float" office:value="270.32286">
                <text:p>270.32286</text:p>
              </table:table-cell>
              <table:table-cell office:value-type="float" office:value="268.2223">
                <text:p>268.2223</text:p>
              </table:table-cell>
              <table:table-cell office:value-type="float" office:value="899.75862">
                <text:p>899.758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0">
                <text:p>1400</text:p>
              </table:table-cell>
              <table:table-cell office:value-type="float" office:value="991.2007">
                <text:p>991.2007</text:p>
              </table:table-cell>
              <table:table-cell office:value-type="float" office:value="310.37756">
                <text:p>310.37756</text:p>
              </table:table-cell>
              <table:table-cell office:value-type="float" office:value="325.2806">
                <text:p>325.2806</text:p>
              </table:table-cell>
              <table:table-cell office:value-type="float" office:value="1022.712">
                <text:p>1022.7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0">
                <text:p>1500</text:p>
              </table:table-cell>
              <table:table-cell office:value-type="float" office:value="1126.67328">
                <text:p>1126.67328</text:p>
              </table:table-cell>
              <table:table-cell office:value-type="float" office:value="337.37712">
                <text:p>337.37712</text:p>
              </table:table-cell>
              <table:table-cell office:value-type="float" office:value="348.90258">
                <text:p>348.90258</text:p>
              </table:table-cell>
              <table:table-cell office:value-type="float" office:value="1150.65486">
                <text:p>1150.654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0">
                <text:p>1600</text:p>
              </table:table-cell>
              <table:table-cell office:value-type="float" office:value="1255.98622">
                <text:p>1255.98622</text:p>
              </table:table-cell>
              <table:table-cell office:value-type="float" office:value="406.27258">
                <text:p>406.27258</text:p>
              </table:table-cell>
              <table:table-cell office:value-type="float" office:value="359.23986">
                <text:p>359.23986</text:p>
              </table:table-cell>
              <table:table-cell office:value-type="float" office:value="1192.06866">
                <text:p>1192.068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00">
                <text:p>1700</text:p>
              </table:table-cell>
              <table:table-cell office:value-type="float" office:value="1322.90598">
                <text:p>1322.90598</text:p>
              </table:table-cell>
              <table:table-cell office:value-type="float" office:value="382.68268">
                <text:p>382.68268</text:p>
              </table:table-cell>
              <table:table-cell office:value-type="float" office:value="397.81114">
                <text:p>397.81114</text:p>
              </table:table-cell>
              <table:table-cell office:value-type="float" office:value="1373.29754">
                <text:p>1373.297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0">
                <text:p>1800</text:p>
              </table:table-cell>
              <table:table-cell office:value-type="float" office:value="1430.61166">
                <text:p>1430.61166</text:p>
              </table:table-cell>
              <table:table-cell office:value-type="float" office:value="426.84874">
                <text:p>426.84874</text:p>
              </table:table-cell>
              <table:table-cell office:value-type="float" office:value="426.91586">
                <text:p>426.91586</text:p>
              </table:table-cell>
              <table:table-cell office:value-type="float" office:value="1445.02054">
                <text:p>1445.020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0">
                <text:p>1900</text:p>
              </table:table-cell>
              <table:table-cell office:value-type="float" office:value="1578.80046">
                <text:p>1578.80046</text:p>
              </table:table-cell>
              <table:table-cell office:value-type="float" office:value="480.74986">
                <text:p>480.74986</text:p>
              </table:table-cell>
              <table:table-cell office:value-type="float" office:value="460.74406">
                <text:p>460.74406</text:p>
              </table:table-cell>
              <table:table-cell office:value-type="float" office:value="1533.16038">
                <text:p>1533.160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1663.04218">
                <text:p>1663.04218</text:p>
              </table:table-cell>
              <table:table-cell office:value-type="float" office:value="550.94774">
                <text:p>550.94774</text:p>
              </table:table-cell>
              <table:table-cell office:value-type="float" office:value="545.81994">
                <text:p>545.81994</text:p>
              </table:table-cell>
              <table:table-cell office:value-type="float" office:value="1639.35092">
                <text:p>1639.350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4.201cm" style:legend-expansion="high" chart:style-name="ch2"/>
        <chart:plot-area chart:style-name="ch3" table:cell-range-address="Sheet1.N202:Sheet1.O240" svg:x="0.77cm" svg:y="0.855cm" svg:width="11.711cm" svg:height="7.545cm">
          <chartooo:coordinate-region svg:x="1.577cm" svg:y="1.054cm" svg:width="10.532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O202:Sheet1.O240" chart:class="chart:scatter">
            <chart:domain table:cell-range-address="Sheet1.N202:Sheet1.N240"/>
            <chart:data-point chart:repeated="3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Sheet1.N202:Sheet1.N240</svg:desc>
                </draw:g>
              </table:table-cell>
              <table:table-cell office:value-type="float" office:value="29.35112">
                <text:p>29.35112</text:p>
                <draw:g>
                  <svg:desc>Sheet1.O202:Sheet1.O2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8.27558">
                <text:p>8.275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13.4177">
                <text:p>13.41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9.56558">
                <text:p>19.565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">
                <text:p>600</text:p>
              </table:table-cell>
              <table:table-cell office:value-type="float" office:value="21.7475">
                <text:p>21.74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0">
                <text:p>700</text:p>
              </table:table-cell>
              <table:table-cell office:value-type="float" office:value="24.38504">
                <text:p>24.38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">
                <text:p>800</text:p>
              </table:table-cell>
              <table:table-cell office:value-type="float" office:value="30.45208">
                <text:p>30.452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">
                <text:p>900</text:p>
              </table:table-cell>
              <table:table-cell office:value-type="float" office:value="39.05186">
                <text:p>39.051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50.02512">
                <text:p>50.02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0">
                <text:p>1100</text:p>
              </table:table-cell>
              <table:table-cell office:value-type="float" office:value="49.12444">
                <text:p>49.124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">
                <text:p>1200</text:p>
              </table:table-cell>
              <table:table-cell office:value-type="float" office:value="56.87706">
                <text:p>56.877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0">
                <text:p>1300</text:p>
              </table:table-cell>
              <table:table-cell office:value-type="float" office:value="63.99118">
                <text:p>63.991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0">
                <text:p>1400</text:p>
              </table:table-cell>
              <table:table-cell office:value-type="float" office:value="70.05804">
                <text:p>70.058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0">
                <text:p>1500</text:p>
              </table:table-cell>
              <table:table-cell office:value-type="float" office:value="82.16214">
                <text:p>82.162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0">
                <text:p>1600</text:p>
              </table:table-cell>
              <table:table-cell office:value-type="float" office:value="84.36146">
                <text:p>84.361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00">
                <text:p>1700</text:p>
              </table:table-cell>
              <table:table-cell office:value-type="float" office:value="95.9878">
                <text:p>95.98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0">
                <text:p>1800</text:p>
              </table:table-cell>
              <table:table-cell office:value-type="float" office:value="99.50472">
                <text:p>99.504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0">
                <text:p>1900</text:p>
              </table:table-cell>
              <table:table-cell office:value-type="float" office:value="121.89616">
                <text:p>121.896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120.15148">
                <text:p>120.151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00">
                <text:p>2100</text:p>
              </table:table-cell>
              <table:table-cell office:value-type="float" office:value="115.17832">
                <text:p>115.178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00">
                <text:p>2200</text:p>
              </table:table-cell>
              <table:table-cell office:value-type="float" office:value="134.13756">
                <text:p>134.137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00">
                <text:p>2300</text:p>
              </table:table-cell>
              <table:table-cell office:value-type="float" office:value="157.49192">
                <text:p>157.491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00">
                <text:p>2400</text:p>
              </table:table-cell>
              <table:table-cell office:value-type="float" office:value="135.3653">
                <text:p>135.36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00">
                <text:p>2500</text:p>
              </table:table-cell>
              <table:table-cell office:value-type="float" office:value="175.12458">
                <text:p>175.124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00">
                <text:p>2600</text:p>
              </table:table-cell>
              <table:table-cell office:value-type="float" office:value="180.16146">
                <text:p>180.161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00">
                <text:p>2700</text:p>
              </table:table-cell>
              <table:table-cell office:value-type="float" office:value="194.05516">
                <text:p>194.055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00">
                <text:p>2800</text:p>
              </table:table-cell>
              <table:table-cell office:value-type="float" office:value="185.23908">
                <text:p>185.239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00">
                <text:p>2900</text:p>
              </table:table-cell>
              <table:table-cell office:value-type="float" office:value="217.84388">
                <text:p>217.843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">
                <text:p>3000</text:p>
              </table:table-cell>
              <table:table-cell office:value-type="float" office:value="193.96728">
                <text:p>193.967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00">
                <text:p>3100</text:p>
              </table:table-cell>
              <table:table-cell office:value-type="float" office:value="234.11498">
                <text:p>234.114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00">
                <text:p>3200</text:p>
              </table:table-cell>
              <table:table-cell office:value-type="float" office:value="222.62576">
                <text:p>222.625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00">
                <text:p>3300</text:p>
              </table:table-cell>
              <table:table-cell office:value-type="float" office:value="263.4467">
                <text:p>263.44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00">
                <text:p>3400</text:p>
              </table:table-cell>
              <table:table-cell office:value-type="float" office:value="250.9487">
                <text:p>250.94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00">
                <text:p>3500</text:p>
              </table:table-cell>
              <table:table-cell office:value-type="float" office:value="274.93714">
                <text:p>274.937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00">
                <text:p>3600</text:p>
              </table:table-cell>
              <table:table-cell office:value-type="float" office:value="301.6775">
                <text:p>301.67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00">
                <text:p>3700</text:p>
              </table:table-cell>
              <table:table-cell office:value-type="float" office:value="311.42854">
                <text:p>311.428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00">
                <text:p>3800</text:p>
              </table:table-cell>
              <table:table-cell office:value-type="float" office:value="400.76494">
                <text:p>400.764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00">
                <text:p>3900</text:p>
              </table:table-cell>
              <table:table-cell office:value-type="float" office:value="334.7187">
                <text:p>334.71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0">
                <text:p>4000</text:p>
              </table:table-cell>
              <table:table-cell office:value-type="float" office:value="427.96044">
                <text:p>427.9604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